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UDA 1D POW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table:style-name="Default"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table:style-name="Default"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table:style-name="Default"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table:style-name="Default" office:value-type="string" calcext:value-type="string">
            <text:p>FFT3DRCUDA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0000399488" calcext:value-type="float">
            <text:p>3.99E-05</text:p>
          </table:table-cell>
          <table:table-cell office:value-type="float" office:value="0.00000125357247718" calcext:value-type="float">
            <text:p>1.25E-06</text:p>
          </table:table-cell>
          <table:table-cell table:style-name="ce1" office:value-type="float" office:value="0.0000605225" calcext:value-type="float">
            <text:p>6.05E-05</text:p>
          </table:table-cell>
          <table:table-cell office:value-type="float" office:value="0.00000360570619528" calcext:value-type="float">
            <text:p>3.61E-06</text:p>
          </table:table-cell>
          <table:table-cell table:style-name="ce1" office:value-type="float" office:value="0.0000365147" calcext:value-type="float">
            <text:p>3.65E-05</text:p>
          </table:table-cell>
          <table:table-cell office:value-type="float" office:value="0.000000809250414478" calcext:value-type="float">
            <text:p>8.09E-07</text:p>
          </table:table-cell>
          <table:table-cell table:style-name="ce1" office:value-type="float" office:value="0.0000534341" calcext:value-type="float">
            <text:p>5.34E-05</text:p>
          </table:table-cell>
          <table:table-cell office:value-type="float" office:value="0.000000920458635681" calcext:value-type="float">
            <text:p>9.20E-07</text:p>
          </table:table-cell>
          <table:table-cell table:style-name="ce1" office:value-type="float" office:value="0.0000262252" calcext:value-type="float">
            <text:p>2.62E-05</text:p>
          </table:table-cell>
          <table:table-cell office:value-type="float" office:value="0.000000271569839595" calcext:value-type="float">
            <text:p>2.72E-07</text:p>
          </table:table-cell>
          <table:table-cell table:style-name="ce1" office:value-type="float" office:value="0.0000524166" calcext:value-type="float">
            <text:p>5.24E-05</text:p>
          </table:table-cell>
          <table:table-cell office:value-type="float" office:value="0.00000506531918924" calcext:value-type="float">
            <text:p>5.07E-06</text:p>
          </table:table-cell>
          <table:table-cell table:style-name="ce1" office:value-type="float" office:value="0.00000217" calcext:value-type="float">
            <text:p>2.17E-06</text:p>
          </table:table-cell>
          <table:table-cell table:style-name="ce1" office:value-type="float" office:value="0.000000121855105214" calcext:value-type="float">
            <text:p>1.22E-07</text:p>
          </table:table-cell>
          <table:table-cell office:value-type="float" office:value="0.000266412" calcext:value-type="float">
            <text:p>0.000266412</text:p>
          </table:table-cell>
          <table:table-cell table:style-name="ce1" office:value-type="float" office:value="0.0000106084977992" calcext:value-type="float">
            <text:p>1.06E-05</text:p>
          </table:table-cell>
          <table:table-cell office:value-type="float" office:value="0.007195511" calcext:value-type="float">
            <text:p>0.007195511</text:p>
          </table:table-cell>
          <table:table-cell office:value-type="float" office:value="0.000407671671445" calcext:value-type="float">
            <text:p>0.000407671671445</text:p>
          </table:table-cell>
          <table:table-cell table:style-name="ce1" office:value-type="float" office:value="0.0000005897" calcext:value-type="float">
            <text:p>5.90E-07</text:p>
          </table:table-cell>
          <table:table-cell office:value-type="float" office:value="0.000000115034342698" calcext:value-type="float">
            <text:p>1.15E-07</text:p>
          </table:table-cell>
          <table:table-cell table:style-name="ce1" office:value-type="float" office:value="0.0000004754" calcext:value-type="float">
            <text:p>4.75E-07</text:p>
          </table:table-cell>
          <table:table-cell office:value-type="float" office:value="0.00000000738165895236" calcext:value-type="float">
            <text:p>7.38E-09</text:p>
          </table:table-cell>
          <table:table-cell table:style-name="ce1" office:value-type="float" office:value="0.0000048029" calcext:value-type="float">
            <text:p>4.80E-06</text:p>
          </table:table-cell>
          <table:table-cell table:style-name="ce1" office:value-type="float" office:value="0.00000140193782157" calcext:value-type="float">
            <text:p>1.40E-06</text:p>
          </table:table-cell>
          <table:table-cell office:value-type="float" office:value="0.10372064" calcext:value-type="float">
            <text:p>0.10372064</text:p>
          </table:table-cell>
          <table:table-cell office:value-type="float" office:value="0.00934187367766" calcext:value-type="float">
            <text:p>0.00934187367766</text:p>
          </table:table-cell>
          <table:table-cell office:value-type="float" office:value="0.006126576" calcext:value-type="float">
            <text:p>0.006126576</text:p>
          </table:table-cell>
          <table:table-cell office:value-type="float" office:value="0.00053871242995" calcext:value-type="float">
            <text:p>0.00053871242995</text:p>
          </table:table-cell>
          <table:table-cell table:style-name="ce1" office:value-type="float" office:value="0.0000008625" calcext:value-type="float">
            <text:p>8.63E-07</text:p>
          </table:table-cell>
          <table:table-cell office:value-type="float" office:value="0.000000281486628852" calcext:value-type="float">
            <text:p>2.81E-07</text:p>
          </table:table-cell>
          <table:table-cell table:style-name="ce1" office:value-type="float" office:value="0.0000007155" calcext:value-type="float">
            <text:p>7.16E-07</text:p>
          </table:table-cell>
          <table:table-cell office:value-type="float" office:value="0.000000210175720133" calcext:value-type="float">
            <text:p>2.10E-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503623" calcext:value-type="float">
            <text:p>5.04E-05</text:p>
          </table:table-cell>
          <table:table-cell office:value-type="float" office:value="0.00000370206032876" calcext:value-type="float">
            <text:p>3.70E-06</text:p>
          </table:table-cell>
          <table:table-cell table:style-name="ce1" office:value-type="float" office:value="0.0000705013" calcext:value-type="float">
            <text:p>7.05E-05</text:p>
          </table:table-cell>
          <table:table-cell office:value-type="float" office:value="0.00000260090006002" calcext:value-type="float">
            <text:p>2.60E-06</text:p>
          </table:table-cell>
          <table:table-cell table:style-name="ce1" office:value-type="float" office:value="0.0000494518" calcext:value-type="float">
            <text:p>4.95E-05</text:p>
          </table:table-cell>
          <table:table-cell office:value-type="float" office:value="0.00000542968523336" calcext:value-type="float">
            <text:p>5.43E-06</text:p>
          </table:table-cell>
          <table:table-cell table:style-name="ce1" office:value-type="float" office:value="0.0000589659" calcext:value-type="float">
            <text:p>5.90E-05</text:p>
          </table:table-cell>
          <table:table-cell office:value-type="float" office:value="0.00000153427387458" calcext:value-type="float">
            <text:p>1.53E-06</text:p>
          </table:table-cell>
          <table:table-cell table:style-name="ce1" office:value-type="float" office:value="0.0000410985" calcext:value-type="float">
            <text:p>4.11E-05</text:p>
          </table:table-cell>
          <table:table-cell office:value-type="float" office:value="0.00000695946382433" calcext:value-type="float">
            <text:p>6.96E-06</text:p>
          </table:table-cell>
          <table:table-cell table:style-name="ce1" office:value-type="float" office:value="0.0000584103" calcext:value-type="float">
            <text:p>5.84E-05</text:p>
          </table:table-cell>
          <table:table-cell office:value-type="float" office:value="0.00000302598916977" calcext:value-type="float">
            <text:p>3.03E-06</text:p>
          </table:table-cell>
          <table:table-cell table:style-name="ce1" office:value-type="float" office:value="0.0000057816" calcext:value-type="float">
            <text:p>5.78E-06</text:p>
          </table:table-cell>
          <table:table-cell table:style-name="ce1" office:value-type="float" office:value="0.000000252651362773" calcext:value-type="float">
            <text:p>2.53E-07</text:p>
          </table:table-cell>
          <table:table-cell office:value-type="float" office:value="0.0002774625" calcext:value-type="float">
            <text:p>0.0002774625</text:p>
          </table:table-cell>
          <table:table-cell table:style-name="ce1" office:value-type="float" office:value="0.0000105894156827" calcext:value-type="float">
            <text:p>1.06E-05</text:p>
          </table:table-cell>
          <table:table-cell office:value-type="float" office:value="0.007400313" calcext:value-type="float">
            <text:p>0.007400313</text:p>
          </table:table-cell>
          <table:table-cell office:value-type="float" office:value="0.000514534846915" calcext:value-type="float">
            <text:p>0.000514534846915</text:p>
          </table:table-cell>
          <table:table-cell table:style-name="ce1" office:value-type="float" office:value="0.0000019549" calcext:value-type="float">
            <text:p>1.95E-06</text:p>
          </table:table-cell>
          <table:table-cell office:value-type="float" office:value="0.0000000072640668132" calcext:value-type="float">
            <text:p>7.26E-09</text:p>
          </table:table-cell>
          <table:table-cell table:style-name="ce1" office:value-type="float" office:value="0.0000021235" calcext:value-type="float">
            <text:p>2.12E-06</text:p>
          </table:table-cell>
          <table:table-cell office:value-type="float" office:value="0.00000144571007159" calcext:value-type="float">
            <text:p>1.45E-06</text:p>
          </table:table-cell>
          <table:table-cell table:style-name="ce1" office:value-type="float" office:value="0.000008966" calcext:value-type="float">
            <text:p>8.97E-06</text:p>
          </table:table-cell>
          <table:table-cell table:style-name="ce1" office:value-type="float" office:value="0.00000162047859871" calcext:value-type="float">
            <text:p>1.62E-06</text:p>
          </table:table-cell>
          <table:table-cell office:value-type="float" office:value="0.10091351" calcext:value-type="float">
            <text:p>0.10091351</text:p>
          </table:table-cell>
          <table:table-cell office:value-type="float" office:value="0.0090612053951" calcext:value-type="float">
            <text:p>0.0090612053951</text:p>
          </table:table-cell>
          <table:table-cell office:value-type="float" office:value="0.006060438" calcext:value-type="float">
            <text:p>0.006060438</text:p>
          </table:table-cell>
          <table:table-cell office:value-type="float" office:value="0.000382528338117" calcext:value-type="float">
            <text:p>0.000382528338117</text:p>
          </table:table-cell>
          <table:table-cell table:style-name="ce1" office:value-type="float" office:value="0.0000020584" calcext:value-type="float">
            <text:p>2.06E-06</text:p>
          </table:table-cell>
          <table:table-cell office:value-type="float" office:value="0.000000426896604708" calcext:value-type="float">
            <text:p>4.27E-07</text:p>
          </table:table-cell>
          <table:table-cell table:style-name="ce1" office:value-type="float" office:value="0.0000019788" calcext:value-type="float">
            <text:p>1.98E-06</text:p>
          </table:table-cell>
          <table:table-cell office:value-type="float" office:value="0.000000398014460932" calcext:value-type="float">
            <text:p>3.98E-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0.0000853793" calcext:value-type="float">
            <text:p>8.54E-05</text:p>
          </table:table-cell>
          <table:table-cell office:value-type="float" office:value="0.00000669458115942" calcext:value-type="float">
            <text:p>6.69E-06</text:p>
          </table:table-cell>
          <table:table-cell table:style-name="ce1" office:value-type="float" office:value="0.0000967459" calcext:value-type="float">
            <text:p>9.67E-05</text:p>
          </table:table-cell>
          <table:table-cell office:value-type="float" office:value="0.00000702993816078" calcext:value-type="float">
            <text:p>7.03E-06</text:p>
          </table:table-cell>
          <table:table-cell table:style-name="ce1" office:value-type="float" office:value="0.0000921376" calcext:value-type="float">
            <text:p>9.21E-05</text:p>
          </table:table-cell>
          <table:table-cell office:value-type="float" office:value="0.0000204539481611" calcext:value-type="float">
            <text:p>2.05E-05</text:p>
          </table:table-cell>
          <table:table-cell table:style-name="ce1" office:value-type="float" office:value="0.0000984665" calcext:value-type="float">
            <text:p>9.85E-05</text:p>
          </table:table-cell>
          <table:table-cell office:value-type="float" office:value="0.00000668521237509" calcext:value-type="float">
            <text:p>6.69E-06</text:p>
          </table:table-cell>
          <table:table-cell table:style-name="ce1" office:value-type="float" office:value="0.0000791047" calcext:value-type="float">
            <text:p>7.91E-05</text:p>
          </table:table-cell>
          <table:table-cell office:value-type="float" office:value="0.00000139307900789" calcext:value-type="float">
            <text:p>1.39E-06</text:p>
          </table:table-cell>
          <table:table-cell table:style-name="ce1" office:value-type="float" office:value="0.000095905" calcext:value-type="float">
            <text:p>9.59E-05</text:p>
          </table:table-cell>
          <table:table-cell office:value-type="float" office:value="0.0000027100129151" calcext:value-type="float">
            <text:p>2.71E-06</text:p>
          </table:table-cell>
          <table:table-cell table:style-name="ce1" office:value-type="float" office:value="0.0000248242" calcext:value-type="float">
            <text:p>2.48E-05</text:p>
          </table:table-cell>
          <table:table-cell table:style-name="ce1" office:value-type="float" office:value="0.00000865159660024" calcext:value-type="float">
            <text:p>8.65E-06</text:p>
          </table:table-cell>
          <table:table-cell office:value-type="float" office:value="0.0003265376" calcext:value-type="float">
            <text:p>0.0003265376</text:p>
          </table:table-cell>
          <table:table-cell table:style-name="ce1" office:value-type="float" office:value="0.00000834334115328" calcext:value-type="float">
            <text:p>8.34E-06</text:p>
          </table:table-cell>
          <table:table-cell office:value-type="float" office:value="0.006734488" calcext:value-type="float">
            <text:p>0.006734488</text:p>
          </table:table-cell>
          <table:table-cell office:value-type="float" office:value="0.000341487118508" calcext:value-type="float">
            <text:p>0.000341487118508</text:p>
          </table:table-cell>
          <table:table-cell table:style-name="ce1" office:value-type="float" office:value="0.000007485" calcext:value-type="float">
            <text:p>7.49E-06</text:p>
          </table:table-cell>
          <table:table-cell office:value-type="float" office:value="0.0000000166599986661" calcext:value-type="float">
            <text:p>1.67E-08</text:p>
          </table:table-cell>
          <table:table-cell table:style-name="ce1" office:value-type="float" office:value="0.0000064286" calcext:value-type="float">
            <text:p>6.43E-06</text:p>
          </table:table-cell>
          <table:table-cell office:value-type="float" office:value="0.0000000134759044223" calcext:value-type="float">
            <text:p>1.35E-08</text:p>
          </table:table-cell>
          <table:table-cell table:style-name="ce1" office:value-type="float" office:value="0.000043763" calcext:value-type="float">
            <text:p>4.38E-05</text:p>
          </table:table-cell>
          <table:table-cell table:style-name="ce1" office:value-type="float" office:value="0.0000127890016898" calcext:value-type="float">
            <text:p>1.28E-05</text:p>
          </table:table-cell>
          <table:table-cell office:value-type="float" office:value="0.09861397" calcext:value-type="float">
            <text:p>0.09861397</text:p>
          </table:table-cell>
          <table:table-cell office:value-type="float" office:value="0.00276000654711" calcext:value-type="float">
            <text:p>0.00276000654711</text:p>
          </table:table-cell>
          <table:table-cell office:value-type="float" office:value="0.005915795" calcext:value-type="float">
            <text:p>0.005915795</text:p>
          </table:table-cell>
          <table:table-cell office:value-type="float" office:value="0.000318215190686" calcext:value-type="float">
            <text:p>0.000318215190686</text:p>
          </table:table-cell>
          <table:table-cell table:style-name="ce1" office:value-type="float" office:value="0.0000088703" calcext:value-type="float">
            <text:p>8.87E-06</text:p>
          </table:table-cell>
          <table:table-cell office:value-type="float" office:value="0.00000201696730817" calcext:value-type="float">
            <text:p>2.02E-06</text:p>
          </table:table-cell>
          <table:table-cell table:style-name="ce1" office:value-type="float" office:value="0.0000087028" calcext:value-type="float">
            <text:p>8.70E-06</text:p>
          </table:table-cell>
          <table:table-cell office:value-type="float" office:value="0.00000205549906349" calcext:value-type="float">
            <text:p>2.06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082095" calcext:value-type="float">
            <text:p>0.0002082095</text:p>
          </table:table-cell>
          <table:table-cell office:value-type="float" office:value="0.00000340436106748" calcext:value-type="float">
            <text:p>3.40E-06</text:p>
          </table:table-cell>
          <table:table-cell office:value-type="float" office:value="0.000155537" calcext:value-type="float">
            <text:p>0.000155537</text:p>
          </table:table-cell>
          <table:table-cell office:value-type="float" office:value="0.00000336154673394" calcext:value-type="float">
            <text:p>3.36E-06</text:p>
          </table:table-cell>
          <table:table-cell office:value-type="float" office:value="0.0001949606" calcext:value-type="float">
            <text:p>0.0001949606</text:p>
          </table:table-cell>
          <table:table-cell office:value-type="float" office:value="0.00000445069712892" calcext:value-type="float">
            <text:p>4.45E-06</text:p>
          </table:table-cell>
          <table:table-cell office:value-type="float" office:value="0.0002065315" calcext:value-type="float">
            <text:p>0.0002065315</text:p>
          </table:table-cell>
          <table:table-cell office:value-type="float" office:value="0.00000468647041434" calcext:value-type="float">
            <text:p>4.69E-06</text:p>
          </table:table-cell>
          <table:table-cell office:value-type="float" office:value="0.0002032171" calcext:value-type="float">
            <text:p>0.0002032171</text:p>
          </table:table-cell>
          <table:table-cell office:value-type="float" office:value="0.00000274406148498" calcext:value-type="float">
            <text:p>2.74E-06</text:p>
          </table:table-cell>
          <table:table-cell office:value-type="float" office:value="0.0002034389" calcext:value-type="float">
            <text:p>0.0002034389</text:p>
          </table:table-cell>
          <table:table-cell office:value-type="float" office:value="0.00000376784637721" calcext:value-type="float">
            <text:p>3.77E-06</text:p>
          </table:table-cell>
          <table:table-cell office:value-type="float" office:value="0.0001022954" calcext:value-type="float">
            <text:p>0.0001022954</text:p>
          </table:table-cell>
          <table:table-cell table:style-name="ce1" office:value-type="float" office:value="0.0000139807324256" calcext:value-type="float">
            <text:p>1.40E-05</text:p>
          </table:table-cell>
          <table:table-cell office:value-type="float" office:value="0.0006662019" calcext:value-type="float">
            <text:p>0.0006662019</text:p>
          </table:table-cell>
          <table:table-cell office:value-type="float" office:value="0.000446872975648" calcext:value-type="float">
            <text:p>0.000446872975648</text:p>
          </table:table-cell>
          <table:table-cell office:value-type="float" office:value="0.006995277" calcext:value-type="float">
            <text:p>0.006995277</text:p>
          </table:table-cell>
          <table:table-cell office:value-type="float" office:value="0.000499918101271" calcext:value-type="float">
            <text:p>0.000499918101271</text:p>
          </table:table-cell>
          <table:table-cell table:style-name="ce1" office:value-type="float" office:value="0.000030435" calcext:value-type="float">
            <text:p>3.04E-05</text:p>
          </table:table-cell>
          <table:table-cell office:value-type="float" office:value="0.000000467506625027" calcext:value-type="float">
            <text:p>4.68E-07</text:p>
          </table:table-cell>
          <table:table-cell table:style-name="ce1" office:value-type="float" office:value="0.0000257692" calcext:value-type="float">
            <text:p>2.58E-05</text:p>
          </table:table-cell>
          <table:table-cell office:value-type="float" office:value="0.000000310557849326" calcext:value-type="float">
            <text:p>3.11E-07</text:p>
          </table:table-cell>
          <table:table-cell office:value-type="float" office:value="0.0001926537" calcext:value-type="float">
            <text:p>0.0001926537</text:p>
          </table:table-cell>
          <table:table-cell table:style-name="ce1" office:value-type="float" office:value="0.0000337885339988" calcext:value-type="float">
            <text:p>3.38E-05</text:p>
          </table:table-cell>
          <table:table-cell office:value-type="float" office:value="0.09999023" calcext:value-type="float">
            <text:p>0.09999023</text:p>
          </table:table-cell>
          <table:table-cell office:value-type="float" office:value="0.0036033461184" calcext:value-type="float">
            <text:p>0.0036033461184</text:p>
          </table:table-cell>
          <table:table-cell office:value-type="float" office:value="0.006018608" calcext:value-type="float">
            <text:p>0.006018608</text:p>
          </table:table-cell>
          <table:table-cell office:value-type="float" office:value="0.000321771600598" calcext:value-type="float">
            <text:p>0.000321771600598</text:p>
          </table:table-cell>
          <table:table-cell table:style-name="ce1" office:value-type="float" office:value="0.0000406671" calcext:value-type="float">
            <text:p>4.07E-05</text:p>
          </table:table-cell>
          <table:table-cell office:value-type="float" office:value="0.00000819512286465" calcext:value-type="float">
            <text:p>8.20E-06</text:p>
          </table:table-cell>
          <table:table-cell table:style-name="ce1" office:value-type="float" office:value="0.0000403076" calcext:value-type="float">
            <text:p>4.03E-05</text:p>
          </table:table-cell>
          <table:table-cell office:value-type="float" office:value="0.00000798959522268" calcext:value-type="float">
            <text:p>7.99E-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705927" calcext:value-type="float">
            <text:p>0.000705927</text:p>
          </table:table-cell>
          <table:table-cell office:value-type="float" office:value="0.0000110473820227" calcext:value-type="float">
            <text:p>1.10E-05</text:p>
          </table:table-cell>
          <table:table-cell office:value-type="float" office:value="0.0004328297" calcext:value-type="float">
            <text:p>0.0004328297</text:p>
          </table:table-cell>
          <table:table-cell office:value-type="float" office:value="0.00000431185064805" calcext:value-type="float">
            <text:p>4.31E-06</text:p>
          </table:table-cell>
          <table:table-cell office:value-type="float" office:value="0.0007231469" calcext:value-type="float">
            <text:p>0.0007231469</text:p>
          </table:table-cell>
          <table:table-cell office:value-type="float" office:value="0.0000104312734969" calcext:value-type="float">
            <text:p>1.04E-05</text:p>
          </table:table-cell>
          <table:table-cell office:value-type="float" office:value="0.0006652888" calcext:value-type="float">
            <text:p>0.0006652888</text:p>
          </table:table-cell>
          <table:table-cell office:value-type="float" office:value="0.00000947084722011" calcext:value-type="float">
            <text:p>9.47E-06</text:p>
          </table:table-cell>
          <table:table-cell office:value-type="float" office:value="0.0007302628" calcext:value-type="float">
            <text:p>0.0007302628</text:p>
          </table:table-cell>
          <table:table-cell office:value-type="float" office:value="0.0000158544029202" calcext:value-type="float">
            <text:p>1.59E-05</text:p>
          </table:table-cell>
          <table:table-cell office:value-type="float" office:value="0.0006844357" calcext:value-type="float">
            <text:p>0.0006844357</text:p>
          </table:table-cell>
          <table:table-cell office:value-type="float" office:value="0.0000093217648788" calcext:value-type="float">
            <text:p>9.32E-06</text:p>
          </table:table-cell>
          <table:table-cell office:value-type="float" office:value="0.0004350366" calcext:value-type="float">
            <text:p>0.0004350366</text:p>
          </table:table-cell>
          <table:table-cell table:style-name="ce1" office:value-type="float" office:value="0.000096102874204" calcext:value-type="float">
            <text:p>9.61E-05</text:p>
          </table:table-cell>
          <table:table-cell office:value-type="float" office:value="0.001465437" calcext:value-type="float">
            <text:p>0.001465437</text:p>
          </table:table-cell>
          <table:table-cell office:value-type="float" office:value="0.000367719342375" calcext:value-type="float">
            <text:p>0.000367719342375</text:p>
          </table:table-cell>
          <table:table-cell office:value-type="float" office:value="0.007626081" calcext:value-type="float">
            <text:p>0.007626081</text:p>
          </table:table-cell>
          <table:table-cell office:value-type="float" office:value="0.000453810708175" calcext:value-type="float">
            <text:p>0.000453810708175</text:p>
          </table:table-cell>
          <table:table-cell office:value-type="float" office:value="0.0001308811" calcext:value-type="float">
            <text:p>0.0001308811</text:p>
          </table:table-cell>
          <table:table-cell office:value-type="float" office:value="0.00000617808397932" calcext:value-type="float">
            <text:p>6.18E-06</text:p>
          </table:table-cell>
          <table:table-cell office:value-type="float" office:value="0.0001128359" calcext:value-type="float">
            <text:p>0.0001128359</text:p>
          </table:table-cell>
          <table:table-cell office:value-type="float" office:value="0.00000468043038026" calcext:value-type="float">
            <text:p>4.68E-06</text:p>
          </table:table-cell>
          <table:table-cell office:value-type="float" office:value="0.0007131824" calcext:value-type="float">
            <text:p>0.0007131824</text:p>
          </table:table-cell>
          <table:table-cell office:value-type="float" office:value="0.000108254872515" calcext:value-type="float">
            <text:p>0.000108254872515</text:p>
          </table:table-cell>
          <table:table-cell office:value-type="float" office:value="0.10264535" calcext:value-type="float">
            <text:p>0.10264535</text:p>
          </table:table-cell>
          <table:table-cell office:value-type="float" office:value="0.00629944146611" calcext:value-type="float">
            <text:p>0.00629944146611</text:p>
          </table:table-cell>
          <table:table-cell office:value-type="float" office:value="0.006571149" calcext:value-type="float">
            <text:p>0.006571149</text:p>
          </table:table-cell>
          <table:table-cell office:value-type="float" office:value="0.000434248092414" calcext:value-type="float">
            <text:p>0.000434248092414</text:p>
          </table:table-cell>
          <table:table-cell office:value-type="float" office:value="0.0001568974" calcext:value-type="float">
            <text:p>0.0001568974</text:p>
          </table:table-cell>
          <table:table-cell office:value-type="float" office:value="0.0000280450058228" calcext:value-type="float">
            <text:p>2.80E-05</text:p>
          </table:table-cell>
          <table:table-cell office:value-type="float" office:value="0.000162261" calcext:value-type="float">
            <text:p>0.000162261</text:p>
          </table:table-cell>
          <table:table-cell office:value-type="float" office:value="0.0000254121540344" calcext:value-type="float">
            <text:p>2.54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2460691" calcext:value-type="float">
            <text:p>0.002460691</text:p>
          </table:table-cell>
          <table:table-cell office:value-type="float" office:value="0.0000248115700833" calcext:value-type="float">
            <text:p>2.48E-05</text:p>
          </table:table-cell>
          <table:table-cell office:value-type="float" office:value="0.001476954" calcext:value-type="float">
            <text:p>0.001476954</text:p>
          </table:table-cell>
          <table:table-cell office:value-type="float" office:value="0.0000189357622855" calcext:value-type="float">
            <text:p>1.89E-05</text:p>
          </table:table-cell>
          <table:table-cell office:value-type="float" office:value="0.002505734" calcext:value-type="float">
            <text:p>0.002505734</text:p>
          </table:table-cell>
          <table:table-cell office:value-type="float" office:value="0.0000407108689282" calcext:value-type="float">
            <text:p>4.07E-05</text:p>
          </table:table-cell>
          <table:table-cell office:value-type="float" office:value="0.002389317" calcext:value-type="float">
            <text:p>0.002389317</text:p>
          </table:table-cell>
          <table:table-cell office:value-type="float" office:value="0.0000290653742259" calcext:value-type="float">
            <text:p>2.91E-05</text:p>
          </table:table-cell>
          <table:table-cell office:value-type="float" office:value="0.002546723" calcext:value-type="float">
            <text:p>0.002546723</text:p>
          </table:table-cell>
          <table:table-cell office:value-type="float" office:value="0.0000412882471978" calcext:value-type="float">
            <text:p>4.13E-05</text:p>
          </table:table-cell>
          <table:table-cell office:value-type="float" office:value="0.002484922" calcext:value-type="float">
            <text:p>0.002484922</text:p>
          </table:table-cell>
          <table:table-cell office:value-type="float" office:value="0.0000428907847652" calcext:value-type="float">
            <text:p>4.29E-05</text:p>
          </table:table-cell>
          <table:table-cell office:value-type="float" office:value="0.00247142" calcext:value-type="float">
            <text:p>0.00247142</text:p>
          </table:table-cell>
          <table:table-cell office:value-type="float" office:value="0.000378181672686" calcext:value-type="float">
            <text:p>0.000378181672686</text:p>
          </table:table-cell>
          <table:table-cell office:value-type="float" office:value="0.006250958" calcext:value-type="float">
            <text:p>0.006250958</text:p>
          </table:table-cell>
          <table:table-cell office:value-type="float" office:value="0.000674726721303" calcext:value-type="float">
            <text:p>0.000674726721303</text:p>
          </table:table-cell>
          <table:table-cell office:value-type="float" office:value="0.01048587" calcext:value-type="float">
            <text:p>0.01048587</text:p>
          </table:table-cell>
          <table:table-cell office:value-type="float" office:value="0.000108775947607" calcext:value-type="float">
            <text:p>0.000108775947607</text:p>
          </table:table-cell>
          <table:table-cell office:value-type="float" office:value="0.0006965022" calcext:value-type="float">
            <text:p>0.0006965022</text:p>
          </table:table-cell>
          <table:table-cell office:value-type="float" office:value="0.0000227531183006" calcext:value-type="float">
            <text:p>2.28E-05</text:p>
          </table:table-cell>
          <table:table-cell office:value-type="float" office:value="0.0006531022" calcext:value-type="float">
            <text:p>0.0006531022</text:p>
          </table:table-cell>
          <table:table-cell office:value-type="float" office:value="0.0000128145029712" calcext:value-type="float">
            <text:p>1.28E-05</text:p>
          </table:table-cell>
          <table:table-cell office:value-type="float" office:value="0.002923677" calcext:value-type="float">
            <text:p>0.002923677</text:p>
          </table:table-cell>
          <table:table-cell office:value-type="float" office:value="0.000109913339404" calcext:value-type="float">
            <text:p>0.000109913339404</text:p>
          </table:table-cell>
          <table:table-cell office:value-type="float" office:value="0.10060699" calcext:value-type="float">
            <text:p>0.10060699</text:p>
          </table:table-cell>
          <table:table-cell office:value-type="float" office:value="0.00361400304632" calcext:value-type="float">
            <text:p>0.00361400304632</text:p>
          </table:table-cell>
          <table:table-cell office:value-type="float" office:value="0.008549715" calcext:value-type="float">
            <text:p>0.008549715</text:p>
          </table:table-cell>
          <table:table-cell office:value-type="float" office:value="0.000478610391103" calcext:value-type="float">
            <text:p>0.000478610391103</text:p>
          </table:table-cell>
          <table:table-cell office:value-type="float" office:value="0.0006549364" calcext:value-type="float">
            <text:p>0.0006549364</text:p>
          </table:table-cell>
          <table:table-cell office:value-type="float" office:value="0.0000536962045756" calcext:value-type="float">
            <text:p>5.37E-05</text:p>
          </table:table-cell>
          <table:table-cell office:value-type="float" office:value="0.0006024836" calcext:value-type="float">
            <text:p>0.0006024836</text:p>
          </table:table-cell>
          <table:table-cell office:value-type="float" office:value="0.0000520753009896" calcext:value-type="float">
            <text:p>5.21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9800929" calcext:value-type="float">
            <text:p>0.009800929</text:p>
          </table:table-cell>
          <table:table-cell office:value-type="float" office:value="0.0000855718440779" calcext:value-type="float">
            <text:p>8.56E-05</text:p>
          </table:table-cell>
          <table:table-cell office:value-type="float" office:value="0.005159021" calcext:value-type="float">
            <text:p>0.005159021</text:p>
          </table:table-cell>
          <table:table-cell office:value-type="float" office:value="0.0000714275792441" calcext:value-type="float">
            <text:p>7.14E-05</text:p>
          </table:table-cell>
          <table:table-cell office:value-type="float" office:value="0.009919076" calcext:value-type="float">
            <text:p>0.009919076</text:p>
          </table:table-cell>
          <table:table-cell office:value-type="float" office:value="0.0000827611550319" calcext:value-type="float">
            <text:p>8.28E-05</text:p>
          </table:table-cell>
          <table:table-cell office:value-type="float" office:value="0.009150246" calcext:value-type="float">
            <text:p>0.009150246</text:p>
          </table:table-cell>
          <table:table-cell office:value-type="float" office:value="0.0000762583291189" calcext:value-type="float">
            <text:p>7.63E-05</text:p>
          </table:table-cell>
          <table:table-cell office:value-type="float" office:value="0.01011262" calcext:value-type="float">
            <text:p>0.01011262</text:p>
          </table:table-cell>
          <table:table-cell office:value-type="float" office:value="0.000085354434891" calcext:value-type="float">
            <text:p>8.54E-05</text:p>
          </table:table-cell>
          <table:table-cell office:value-type="float" office:value="0.009537139" calcext:value-type="float">
            <text:p>0.009537139</text:p>
          </table:table-cell>
          <table:table-cell office:value-type="float" office:value="0.0000992845986098" calcext:value-type="float">
            <text:p>9.93E-05</text:p>
          </table:table-cell>
          <table:table-cell office:value-type="float" office:value="0.01183391" calcext:value-type="float">
            <text:p>0.01183391</text:p>
          </table:table-cell>
          <table:table-cell office:value-type="float" office:value="0.00010847076872" calcext:value-type="float">
            <text:p>0.00010847076872</text:p>
          </table:table-cell>
          <table:table-cell office:value-type="float" office:value="0.02232822" calcext:value-type="float">
            <text:p>0.02232822</text:p>
          </table:table-cell>
          <table:table-cell office:value-type="float" office:value="0.000256920765131" calcext:value-type="float">
            <text:p>0.000256920765131</text:p>
          </table:table-cell>
          <table:table-cell office:value-type="float" office:value="0.02073827" calcext:value-type="float">
            <text:p>0.02073827</text:p>
          </table:table-cell>
          <table:table-cell office:value-type="float" office:value="0.00110882222205" calcext:value-type="float">
            <text:p>0.00110882222205</text:p>
          </table:table-cell>
          <table:table-cell office:value-type="float" office:value="0.003131767" calcext:value-type="float">
            <text:p>0.003131767</text:p>
          </table:table-cell>
          <table:table-cell office:value-type="float" office:value="0.0000806879915408" calcext:value-type="float">
            <text:p>8.07E-05</text:p>
          </table:table-cell>
          <table:table-cell office:value-type="float" office:value="0.003092802" calcext:value-type="float">
            <text:p>0.003092802</text:p>
          </table:table-cell>
          <table:table-cell office:value-type="float" office:value="0.0000845072088707" calcext:value-type="float">
            <text:p>8.45E-05</text:p>
          </table:table-cell>
          <table:table-cell office:value-type="float" office:value="0.008509609" calcext:value-type="float">
            <text:p>0.008509609</text:p>
          </table:table-cell>
          <table:table-cell table:style-name="ce1" office:value-type="float" office:value="0.0000822347181953" calcext:value-type="float">
            <text:p>8.22E-05</text:p>
          </table:table-cell>
          <table:table-cell office:value-type="float" office:value="0.1089954" calcext:value-type="float">
            <text:p>0.1089954</text:p>
          </table:table-cell>
          <table:table-cell office:value-type="float" office:value="0.00337092806871" calcext:value-type="float">
            <text:p>0.00337092806871</text:p>
          </table:table-cell>
          <table:table-cell office:value-type="float" office:value="0.01406421" calcext:value-type="float">
            <text:p>0.01406421</text:p>
          </table:table-cell>
          <table:table-cell office:value-type="float" office:value="0.000801043478429" calcext:value-type="float">
            <text:p>0.000801043478429</text:p>
          </table:table-cell>
          <table:table-cell office:value-type="float" office:value="0.002243341" calcext:value-type="float">
            <text:p>0.002243341</text:p>
          </table:table-cell>
          <table:table-cell office:value-type="float" office:value="0.0000202025671911" calcext:value-type="float">
            <text:p>2.02E-05</text:p>
          </table:table-cell>
          <table:table-cell office:value-type="float" office:value="0.002189682" calcext:value-type="float">
            <text:p>0.002189682</text:p>
          </table:table-cell>
          <table:table-cell office:value-type="float" office:value="0.0000238980667744" calcext:value-type="float">
            <text:p>2.39E-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76303" calcext:value-type="float">
            <text:p>0.076303</text:p>
          </table:table-cell>
          <table:table-cell table:style-name="Default" office:value-type="float" office:value="0.000265899479754" calcext:value-type="float">
            <text:p>0.000265899479754</text:p>
          </table:table-cell>
          <table:table-cell office:value-type="float" office:value="0.04052065" calcext:value-type="float">
            <text:p>0.04052065</text:p>
          </table:table-cell>
          <table:table-cell table:style-name="Default" office:value-type="float" office:value="0.000142691316017" calcext:value-type="float">
            <text:p>0.000142691316017</text:p>
          </table:table-cell>
          <table:table-cell office:value-type="float" office:value="0.07719894" calcext:value-type="float">
            <text:p>0.07719894</text:p>
          </table:table-cell>
          <table:table-cell table:style-name="Default" office:value-type="float" office:value="0.000581047070574" calcext:value-type="float">
            <text:p>0.000581047070574</text:p>
          </table:table-cell>
          <table:table-cell office:value-type="float" office:value="0.06812881" calcext:value-type="float">
            <text:p>0.06812881</text:p>
          </table:table-cell>
          <table:table-cell table:style-name="Default" office:value-type="float" office:value="0.00029810128946" calcext:value-type="float">
            <text:p>0.00029810128946</text:p>
          </table:table-cell>
          <table:table-cell office:value-type="float" office:value="0.07815102" calcext:value-type="float">
            <text:p>0.07815102</text:p>
          </table:table-cell>
          <table:table-cell table:style-name="Default" office:value-type="float" office:value="0.000253766921932" calcext:value-type="float">
            <text:p>0.000253766921932</text:p>
          </table:table-cell>
          <table:table-cell office:value-type="float" office:value="0.06996057" calcext:value-type="float">
            <text:p>0.06996057</text:p>
          </table:table-cell>
          <table:table-cell table:style-name="Default" office:value-type="float" office:value="0.000231910155257" calcext:value-type="float">
            <text:p>0.000231910155257</text:p>
          </table:table-cell>
          <table:table-cell office:value-type="float" office:value="0.06638868" calcext:value-type="float">
            <text:p>0.06638868</text:p>
          </table:table-cell>
          <table:table-cell office:value-type="float" office:value="0.000204086369516" calcext:value-type="float">
            <text:p>0.000204086369516</text:p>
          </table:table-cell>
          <table:table-cell office:value-type="float" office:value="0.09743023" calcext:value-type="float">
            <text:p>0.09743023</text:p>
          </table:table-cell>
          <table:table-cell office:value-type="float" office:value="0.000258277030639" calcext:value-type="float">
            <text:p>0.000258277030639</text:p>
          </table:table-cell>
          <table:table-cell office:value-type="float" office:value="0.07025981" calcext:value-type="float">
            <text:p>0.07025981</text:p>
          </table:table-cell>
          <table:table-cell office:value-type="float" office:value="0.00218917126656" calcext:value-type="float">
            <text:p>0.00218917126656</text:p>
          </table:table-cell>
          <table:table-cell office:value-type="float" office:value="0.01339313" calcext:value-type="float">
            <text:p>0.01339313</text:p>
          </table:table-cell>
          <table:table-cell office:value-type="float" office:value="0.0000506986971123" calcext:value-type="float">
            <text:p>5.07E-05</text:p>
          </table:table-cell>
          <table:table-cell office:value-type="float" office:value="0.01325431" calcext:value-type="float">
            <text:p>0.01325431</text:p>
          </table:table-cell>
          <table:table-cell table:style-name="Default" office:value-type="float" office:value="0.000131165107572" calcext:value-type="float">
            <text:p>0.000131165107572</text:p>
          </table:table-cell>
          <table:table-cell office:value-type="float" office:value="0.0335932" calcext:value-type="float">
            <text:p>0.0335932</text:p>
          </table:table-cell>
          <table:table-cell office:value-type="float" office:value="0.000135734462995" calcext:value-type="float">
            <text:p>0.000135734462995</text:p>
          </table:table-cell>
          <table:table-cell office:value-type="float" office:value="0.1528222" calcext:value-type="float">
            <text:p>0.1528222</text:p>
          </table:table-cell>
          <table:table-cell office:value-type="float" office:value="0.00555699424749" calcext:value-type="float">
            <text:p>0.00555699424749</text:p>
          </table:table-cell>
          <table:table-cell office:value-type="float" office:value="0.04335832" calcext:value-type="float">
            <text:p>0.04335832</text:p>
          </table:table-cell>
          <table:table-cell office:value-type="float" office:value="0.00243253783563" calcext:value-type="float">
            <text:p>0.00243253783563</text:p>
          </table:table-cell>
          <table:table-cell office:value-type="float" office:value="0.009175631" calcext:value-type="float">
            <text:p>0.009175631</text:p>
          </table:table-cell>
          <table:table-cell office:value-type="float" office:value="0.0000623104103038" calcext:value-type="float">
            <text:p>6.23E-05</text:p>
          </table:table-cell>
          <table:table-cell office:value-type="float" office:value="0.009124365" calcext:value-type="float">
            <text:p>0.009124365</text:p>
          </table:table-cell>
          <table:table-cell office:value-type="float" office:value="0.0000414054768922" calcext:value-type="float">
            <text:p>4.14E-0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3025625" calcext:value-type="float">
            <text:p>0.3025625</text:p>
          </table:table-cell>
          <table:table-cell table:style-name="Default" office:value-type="float" office:value="0.000551770131285" calcext:value-type="float">
            <text:p>0.000551770131285</text:p>
          </table:table-cell>
          <table:table-cell office:value-type="float" office:value="0.1606723" calcext:value-type="float">
            <text:p>0.1606723</text:p>
          </table:table-cell>
          <table:table-cell table:style-name="Default" office:value-type="float" office:value="0.000553425303602" calcext:value-type="float">
            <text:p>0.000553425303602</text:p>
          </table:table-cell>
          <table:table-cell office:value-type="float" office:value="0.3048087" calcext:value-type="float">
            <text:p>0.3048087</text:p>
          </table:table-cell>
          <table:table-cell table:style-name="Default" office:value-type="float" office:value="0.000737243220835" calcext:value-type="float">
            <text:p>0.000737243220835</text:p>
          </table:table-cell>
          <table:table-cell office:value-type="float" office:value="0.2728358" calcext:value-type="float">
            <text:p>0.2728358</text:p>
          </table:table-cell>
          <table:table-cell table:style-name="Default" office:value-type="float" office:value="0.000665507291888" calcext:value-type="float">
            <text:p>0.000665507291888</text:p>
          </table:table-cell>
          <table:table-cell office:value-type="float" office:value="0.3110406" calcext:value-type="float">
            <text:p>0.3110406</text:p>
          </table:table-cell>
          <table:table-cell table:style-name="Default" office:value-type="float" office:value="0.000644634814794" calcext:value-type="float">
            <text:p>0.000644634814794</text:p>
          </table:table-cell>
          <table:table-cell office:value-type="float" office:value="0.2801882" calcext:value-type="float">
            <text:p>0.2801882</text:p>
          </table:table-cell>
          <table:table-cell table:style-name="Default" office:value-type="float" office:value="0.000536997992961" calcext:value-type="float">
            <text:p>0.000536997992961</text:p>
          </table:table-cell>
          <table:table-cell office:value-type="float" office:value="0.2587513" calcext:value-type="float">
            <text:p>0.2587513</text:p>
          </table:table-cell>
          <table:table-cell office:value-type="float" office:value="0.000687582407182" calcext:value-type="float">
            <text:p>0.000687582407182</text:p>
          </table:table-cell>
          <table:table-cell office:value-type="float" office:value="0.381412" calcext:value-type="float">
            <text:p>0.381412</text:p>
          </table:table-cell>
          <table:table-cell office:value-type="float" office:value="0.00119450770892" calcext:value-type="float">
            <text:p>0.00119450770892</text:p>
          </table:table-cell>
          <table:table-cell office:value-type="float" office:value="0.2164889" calcext:value-type="float">
            <text:p>0.2164889</text:p>
          </table:table-cell>
          <table:table-cell office:value-type="float" office:value="0.00215584479188" calcext:value-type="float">
            <text:p>0.00215584479188</text:p>
          </table:table-cell>
          <table:table-cell office:value-type="float" office:value="0.05455223" calcext:value-type="float">
            <text:p>0.05455223</text:p>
          </table:table-cell>
          <table:table-cell office:value-type="float" office:value="0.0000952760556372" calcext:value-type="float">
            <text:p>9.53E-05</text:p>
          </table:table-cell>
          <table:table-cell office:value-type="float" office:value="0.05405248" calcext:value-type="float">
            <text:p>0.05405248</text:p>
          </table:table-cell>
          <table:table-cell table:style-name="Default" office:value-type="float" office:value="0.000186169002074" calcext:value-type="float">
            <text:p>0.000186169002074</text:p>
          </table:table-cell>
          <table:table-cell office:value-type="float" office:value="0.1320403" calcext:value-type="float">
            <text:p>0.1320403</text:p>
          </table:table-cell>
          <table:table-cell office:value-type="float" office:value="0.000505750937825" calcext:value-type="float">
            <text:p>0.000505750937825</text:p>
          </table:table-cell>
          <table:table-cell office:value-type="float" office:value="0.313714" calcext:value-type="float">
            <text:p>0.313714</text:p>
          </table:table-cell>
          <table:table-cell office:value-type="float" office:value="0.00556104536536" calcext:value-type="float">
            <text:p>0.00556104536536</text:p>
          </table:table-cell>
          <table:table-cell office:value-type="float" office:value="0.132857" calcext:value-type="float">
            <text:p>0.132857</text:p>
          </table:table-cell>
          <table:table-cell office:value-type="float" office:value="0.00145630476053" calcext:value-type="float">
            <text:p>0.00145630476053</text:p>
          </table:table-cell>
          <table:table-cell office:value-type="float" office:value="0.03708996" calcext:value-type="float">
            <text:p>0.03708996</text:p>
          </table:table-cell>
          <table:table-cell table:style-name="Default" office:value-type="float" office:value="0.000150418166752" calcext:value-type="float">
            <text:p>0.000150418166752</text:p>
          </table:table-cell>
          <table:table-cell office:value-type="float" office:value="0.03687844" calcext:value-type="float">
            <text:p>0.03687844</text:p>
          </table:table-cell>
          <table:table-cell table:style-name="Default" office:value-type="float" office:value="0.000165207117146" calcext:value-type="float">
            <text:p>0.00016520711714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.216628" calcext:value-type="float">
            <text:p>1.216628</text:p>
          </table:table-cell>
          <table:table-cell table:style-name="Default" office:value-type="float" office:value="0.00338704328615" calcext:value-type="float">
            <text:p>0.00338704328615</text:p>
          </table:table-cell>
          <table:table-cell office:value-type="float" office:value="0.6435723" calcext:value-type="float">
            <text:p>0.6435723</text:p>
          </table:table-cell>
          <table:table-cell table:style-name="Default" office:value-type="float" office:value="0.00302630486274" calcext:value-type="float">
            <text:p>0.00302630486274</text:p>
          </table:table-cell>
          <table:table-cell office:value-type="float" office:value="1.222996" calcext:value-type="float">
            <text:p>1.222996</text:p>
          </table:table-cell>
          <table:table-cell table:style-name="Default" office:value-type="float" office:value="0.00381845867683" calcext:value-type="float">
            <text:p>0.00381845867683</text:p>
          </table:table-cell>
          <table:table-cell office:value-type="float" office:value="1.0861" calcext:value-type="float">
            <text:p>1.0861</text:p>
          </table:table-cell>
          <table:table-cell table:style-name="Default" office:value-type="float" office:value="0.00213172335082" calcext:value-type="float">
            <text:p>0.00213172335082</text:p>
          </table:table-cell>
          <table:table-cell office:value-type="float" office:value="1.247538" calcext:value-type="float">
            <text:p>1.247538</text:p>
          </table:table-cell>
          <table:table-cell table:style-name="Default" office:value-type="float" office:value="0.00378624645556" calcext:value-type="float">
            <text:p>0.00378624645556</text:p>
          </table:table-cell>
          <table:table-cell office:value-type="float" office:value="1.115853" calcext:value-type="float">
            <text:p>1.115853</text:p>
          </table:table-cell>
          <table:table-cell table:style-name="Default" office:value-type="float" office:value="0.00225966098736" calcext:value-type="float">
            <text:p>0.00225966098736</text:p>
          </table:table-cell>
          <table:table-cell office:value-type="float" office:value="1.033814" calcext:value-type="float">
            <text:p>1.033814</text:p>
          </table:table-cell>
          <table:table-cell office:value-type="float" office:value="0.00543165863761" calcext:value-type="float">
            <text:p>0.00543165863761</text:p>
          </table:table-cell>
          <table:table-cell office:value-type="float" office:value="1.521123" calcext:value-type="float">
            <text:p>1.521123</text:p>
          </table:table-cell>
          <table:table-cell office:value-type="float" office:value="0.00159284546227" calcext:value-type="float">
            <text:p>0.00159284546227</text:p>
          </table:table-cell>
          <table:table-cell office:value-type="float" office:value="1.526656" calcext:value-type="float">
            <text:p>1.526656</text:p>
          </table:table-cell>
          <table:table-cell office:value-type="float" office:value="0.0644024157932" calcext:value-type="float">
            <text:p>0.0644024157932</text:p>
          </table:table-cell>
          <table:table-cell office:value-type="float" office:value="0.2203905" calcext:value-type="float">
            <text:p>0.2203905</text:p>
          </table:table-cell>
          <table:table-cell table:style-name="Default" office:value-type="float" office:value="0.000884006567346" calcext:value-type="float">
            <text:p>0.000884006567346</text:p>
          </table:table-cell>
          <table:table-cell office:value-type="float" office:value="0.2179995" calcext:value-type="float">
            <text:p>0.2179995</text:p>
          </table:table-cell>
          <table:table-cell table:style-name="Default" office:value-type="float" office:value="0.000869781996952" calcext:value-type="float">
            <text:p>0.000869781996952</text:p>
          </table:table-cell>
          <table:table-cell office:value-type="float" office:value="0.5270483" calcext:value-type="float">
            <text:p>0.5270483</text:p>
          </table:table-cell>
          <table:table-cell office:value-type="float" office:value="0.00264035094679" calcext:value-type="float">
            <text:p>0.00264035094679</text:p>
          </table:table-cell>
          <table:table-cell office:value-type="float" office:value="0.9571043" calcext:value-type="float">
            <text:p>0.9571043</text:p>
          </table:table-cell>
          <table:table-cell office:value-type="float" office:value="0.00703654258615" calcext:value-type="float">
            <text:p>0.00703654258615</text:p>
          </table:table-cell>
          <table:table-cell office:value-type="float" office:value="0.4589778" calcext:value-type="float">
            <text:p>0.4589778</text:p>
          </table:table-cell>
          <table:table-cell office:value-type="float" office:value="0.00252264384239" calcext:value-type="float">
            <text:p>0.00252264384239</text:p>
          </table:table-cell>
          <table:table-cell office:value-type="float" office:value="0.1496504" calcext:value-type="float">
            <text:p>0.1496504</text:p>
          </table:table-cell>
          <table:table-cell table:style-name="Default" office:value-type="float" office:value="0.000555052590101" calcext:value-type="float">
            <text:p>0.000555052590101</text:p>
          </table:table-cell>
          <table:table-cell office:value-type="float" office:value="0.1489927" calcext:value-type="float">
            <text:p>0.1489927</text:p>
          </table:table-cell>
          <table:table-cell table:style-name="Default" office:value-type="float" office:value="0.000336978749742" calcext:value-type="float">
            <text:p>0.000336978749742</text:p>
          </table:table-cell>
        </table:table-row>
      </table:table>
      <table:table table:name="CUDA 1D PROD I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table:style-name="Default"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table:style-name="Default"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table:style-name="Default" office:value-type="string" calcext:value-type="string">
            <text:p>FFT3DRCUDA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float" office:value="0.0000387531" calcext:value-type="float">
            <text:p>3.88E-05</text:p>
          </table:table-cell>
          <table:table-cell office:value-type="float" office:value="0.00000104797863104" calcext:value-type="float">
            <text:p>1.05E-06</text:p>
          </table:table-cell>
          <table:table-cell table:style-name="ce1" office:value-type="float" office:value="0.0000631692" calcext:value-type="float">
            <text:p>6.32E-05</text:p>
          </table:table-cell>
          <table:table-cell office:value-type="float" office:value="0.00000764068010062" calcext:value-type="float">
            <text:p>7.64E-06</text:p>
          </table:table-cell>
          <table:table-cell table:style-name="ce1" office:value-type="float" office:value="0.00002842" calcext:value-type="float">
            <text:p>2.84E-05</text:p>
          </table:table-cell>
          <table:table-cell office:value-type="float" office:value="0.00000301820840897" calcext:value-type="float">
            <text:p>3.02E-06</text:p>
          </table:table-cell>
          <table:table-cell table:style-name="ce1" office:value-type="float" office:value="0.0000471257" calcext:value-type="float">
            <text:p>4.71E-05</text:p>
          </table:table-cell>
          <table:table-cell office:value-type="float" office:value="0.00000505037433266" calcext:value-type="float">
            <text:p>5.05E-06</text:p>
          </table:table-cell>
          <table:table-cell table:style-name="ce1" office:value-type="float" office:value="0.0000257474" calcext:value-type="float">
            <text:p>2.57E-05</text:p>
          </table:table-cell>
          <table:table-cell table:style-name="ce1" office:value-type="float" office:value="0.00000059297595979" calcext:value-type="float">
            <text:p>5.93E-07</text:p>
          </table:table-cell>
          <table:table-cell table:style-name="ce1" office:value-type="float" office:value="0.0000434886" calcext:value-type="float">
            <text:p>4.35E-05</text:p>
          </table:table-cell>
          <table:table-cell office:value-type="float" office:value="0.00000131873737593" calcext:value-type="float">
            <text:p>1.32E-06</text:p>
          </table:table-cell>
          <table:table-cell table:style-name="ce1" office:value-type="float" office:value="0.0000019071" calcext:value-type="float">
            <text:p>1.91E-06</text:p>
          </table:table-cell>
          <table:table-cell table:style-name="ce1" office:value-type="float" office:value="0.000000119583025551" calcext:value-type="float">
            <text:p>1.20E-07</text:p>
          </table:table-cell>
          <table:table-cell office:value-type="float" office:value="0.0002786787" calcext:value-type="float">
            <text:p>0.0002786787</text:p>
          </table:table-cell>
          <table:table-cell table:style-name="ce1" office:value-type="float" office:value="0.00000787398421032" calcext:value-type="float">
            <text:p>7.87E-06</text:p>
          </table:table-cell>
          <table:table-cell office:value-type="float" office:value="0.007284404" calcext:value-type="float">
            <text:p>0.007284404</text:p>
          </table:table-cell>
          <table:table-cell office:value-type="float" office:value="0.000826043711101" calcext:value-type="float">
            <text:p>0.000826043711101</text:p>
          </table:table-cell>
          <table:table-cell table:style-name="ce1" office:value-type="float" office:value="0.0000004947" calcext:value-type="float">
            <text:p>4.95E-07</text:p>
          </table:table-cell>
          <table:table-cell office:value-type="float" office:value="0.0000000650146137418" calcext:value-type="float">
            <text:p>6.50E-08</text:p>
          </table:table-cell>
          <table:table-cell table:style-name="ce1" office:value-type="float" office:value="0.0000004076" calcext:value-type="float">
            <text:p>4.08E-07</text:p>
          </table:table-cell>
          <table:table-cell office:value-type="float" office:value="0.0000000222470971889" calcext:value-type="float">
            <text:p>2.22E-08</text:p>
          </table:table-cell>
          <table:table-cell table:style-name="ce1" office:value-type="float" office:value="0.0000026114" calcext:value-type="float">
            <text:p>2.61E-06</text:p>
          </table:table-cell>
          <table:table-cell office:value-type="float" office:value="0.000000378531724782" calcext:value-type="float">
            <text:p>3.79E-07</text:p>
          </table:table-cell>
          <table:table-cell office:value-type="float" office:value="0.0992871" calcext:value-type="float">
            <text:p>0.0992871</text:p>
          </table:table-cell>
          <table:table-cell office:value-type="float" office:value="0.0025001871721" calcext:value-type="float">
            <text:p>0.0025001871721</text:p>
          </table:table-cell>
          <table:table-cell office:value-type="float" office:value="0.006110188" calcext:value-type="float">
            <text:p>0.006110188</text:p>
          </table:table-cell>
          <table:table-cell office:value-type="float" office:value="0.000608652904824" calcext:value-type="float">
            <text:p>0.000608652904824</text:p>
          </table:table-cell>
          <table:table-cell table:style-name="ce1" office:value-type="float" office:value="0.0000005922" calcext:value-type="float">
            <text:p>5.92E-07</text:p>
          </table:table-cell>
          <table:table-cell office:value-type="float" office:value="0.000000159462848338" calcext:value-type="float">
            <text:p>1.59E-07</text:p>
          </table:table-cell>
          <table:table-cell table:style-name="ce1" office:value-type="float" office:value="0.0000005081" calcext:value-type="float">
            <text:p>5.08E-07</text:p>
          </table:table-cell>
          <table:table-cell office:value-type="float" office:value="0.0000000875258057185" calcext:value-type="float">
            <text:p>8.75E-0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 office:value-type="float" office:value="0.0000640834" calcext:value-type="float">
            <text:p>6.41E-05</text:p>
          </table:table-cell>
          <table:table-cell office:value-type="float" office:value="0.0000040786975372" calcext:value-type="float">
            <text:p>4.08E-06</text:p>
          </table:table-cell>
          <table:table-cell table:style-name="ce1" office:value-type="float" office:value="0.000074717" calcext:value-type="float">
            <text:p>7.47E-05</text:p>
          </table:table-cell>
          <table:table-cell office:value-type="float" office:value="0.00000331934581908" calcext:value-type="float">
            <text:p>3.32E-06</text:p>
          </table:table-cell>
          <table:table-cell table:style-name="ce1" office:value-type="float" office:value="0.0000528627" calcext:value-type="float">
            <text:p>5.29E-05</text:p>
          </table:table-cell>
          <table:table-cell office:value-type="float" office:value="0.00000432260628813" calcext:value-type="float">
            <text:p>4.32E-06</text:p>
          </table:table-cell>
          <table:table-cell office:value-type="float" office:value="0.0001000496" calcext:value-type="float">
            <text:p>0.0001000496</text:p>
          </table:table-cell>
          <table:table-cell office:value-type="float" office:value="0.00000198456086382" calcext:value-type="float">
            <text:p>1.98E-06</text:p>
          </table:table-cell>
          <table:table-cell table:style-name="ce1" office:value-type="float" office:value="0.0000526942" calcext:value-type="float">
            <text:p>5.27E-05</text:p>
          </table:table-cell>
          <table:table-cell table:style-name="ce1" office:value-type="float" office:value="0.000000714404305076" calcext:value-type="float">
            <text:p>7.14E-07</text:p>
          </table:table-cell>
          <table:table-cell table:style-name="ce1" office:value-type="float" office:value="0.0000975424" calcext:value-type="float">
            <text:p>9.75E-05</text:p>
          </table:table-cell>
          <table:table-cell office:value-type="float" office:value="0.00000181026463382" calcext:value-type="float">
            <text:p>1.81E-06</text:p>
          </table:table-cell>
          <table:table-cell table:style-name="ce1" office:value-type="float" office:value="0.0000068279" calcext:value-type="float">
            <text:p>6.83E-06</text:p>
          </table:table-cell>
          <table:table-cell table:style-name="ce1" office:value-type="float" office:value="0.000000275146607385" calcext:value-type="float">
            <text:p>2.75E-07</text:p>
          </table:table-cell>
          <table:table-cell office:value-type="float" office:value="0.0002907675" calcext:value-type="float">
            <text:p>0.0002907675</text:p>
          </table:table-cell>
          <table:table-cell table:style-name="ce1" office:value-type="float" office:value="0.0000120426349668" calcext:value-type="float">
            <text:p>1.20E-05</text:p>
          </table:table-cell>
          <table:table-cell office:value-type="float" office:value="0.007441718" calcext:value-type="float">
            <text:p>0.007441718</text:p>
          </table:table-cell>
          <table:table-cell office:value-type="float" office:value="0.000982165198424" calcext:value-type="float">
            <text:p>0.000982165198424</text:p>
          </table:table-cell>
          <table:table-cell table:style-name="ce1" office:value-type="float" office:value="0.0000023999" calcext:value-type="float">
            <text:p>2.40E-06</text:p>
          </table:table-cell>
          <table:table-cell office:value-type="float" office:value="0.0000000516192255312" calcext:value-type="float">
            <text:p>5.16E-08</text:p>
          </table:table-cell>
          <table:table-cell table:style-name="ce1" office:value-type="float" office:value="0.0000025266" calcext:value-type="float">
            <text:p>2.53E-06</text:p>
          </table:table-cell>
          <table:table-cell office:value-type="float" office:value="0.00000153455851052" calcext:value-type="float">
            <text:p>1.53E-06</text:p>
          </table:table-cell>
          <table:table-cell table:style-name="ce1" office:value-type="float" office:value="0.0000151145" calcext:value-type="float">
            <text:p>1.51E-05</text:p>
          </table:table-cell>
          <table:table-cell office:value-type="float" office:value="0.00000280482648503" calcext:value-type="float">
            <text:p>2.80E-06</text:p>
          </table:table-cell>
          <table:table-cell office:value-type="float" office:value="0.10180748" calcext:value-type="float">
            <text:p>0.10180748</text:p>
          </table:table-cell>
          <table:table-cell office:value-type="float" office:value="0.00607592730496" calcext:value-type="float">
            <text:p>0.00607592730496</text:p>
          </table:table-cell>
          <table:table-cell office:value-type="float" office:value="0.006170555" calcext:value-type="float">
            <text:p>0.006170555</text:p>
          </table:table-cell>
          <table:table-cell office:value-type="float" office:value="0.00066423301521" calcext:value-type="float">
            <text:p>0.00066423301521</text:p>
          </table:table-cell>
          <table:table-cell table:style-name="ce1" office:value-type="float" office:value="0.000003214" calcext:value-type="float">
            <text:p>3.21E-06</text:p>
          </table:table-cell>
          <table:table-cell office:value-type="float" office:value="0.000000651355509687" calcext:value-type="float">
            <text:p>6.51E-07</text:p>
          </table:table-cell>
          <table:table-cell table:style-name="ce1" office:value-type="float" office:value="0.0000031971" calcext:value-type="float">
            <text:p>3.20E-06</text:p>
          </table:table-cell>
          <table:table-cell office:value-type="float" office:value="0.000000742121800425" calcext:value-type="float">
            <text:p>7.42E-0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table:style-name="ce1" office:value-type="float" office:value="0.0000991047" calcext:value-type="float">
            <text:p>9.91E-05</text:p>
          </table:table-cell>
          <table:table-cell office:value-type="float" office:value="0.00000541648631597" calcext:value-type="float">
            <text:p>5.42E-06</text:p>
          </table:table-cell>
          <table:table-cell office:value-type="float" office:value="0.0001045152" calcext:value-type="float">
            <text:p>0.0001045152</text:p>
          </table:table-cell>
          <table:table-cell office:value-type="float" office:value="0.00000474308063979" calcext:value-type="float">
            <text:p>4.74E-06</text:p>
          </table:table-cell>
          <table:table-cell table:style-name="ce1" office:value-type="float" office:value="0.0000923246" calcext:value-type="float">
            <text:p>9.23E-05</text:p>
          </table:table-cell>
          <table:table-cell office:value-type="float" office:value="0.0000160361605144" calcext:value-type="float">
            <text:p>1.60E-05</text:p>
          </table:table-cell>
          <table:table-cell office:value-type="float" office:value="0.0001268374" calcext:value-type="float">
            <text:p>0.0001268374</text:p>
          </table:table-cell>
          <table:table-cell office:value-type="float" office:value="0.00000307595774426" calcext:value-type="float">
            <text:p>3.08E-06</text:p>
          </table:table-cell>
          <table:table-cell table:style-name="ce1" office:value-type="float" office:value="0.0000836739" calcext:value-type="float">
            <text:p>8.37E-05</text:p>
          </table:table-cell>
          <table:table-cell table:style-name="ce1" office:value-type="float" office:value="0.00000542950817191" calcext:value-type="float">
            <text:p>5.43E-06</text:p>
          </table:table-cell>
          <table:table-cell office:value-type="float" office:value="0.0001248191" calcext:value-type="float">
            <text:p>0.0001248191</text:p>
          </table:table-cell>
          <table:table-cell office:value-type="float" office:value="0.00000205939270714" calcext:value-type="float">
            <text:p>2.06E-06</text:p>
          </table:table-cell>
          <table:table-cell table:style-name="ce1" office:value-type="float" office:value="0.0000237721" calcext:value-type="float">
            <text:p>2.38E-05</text:p>
          </table:table-cell>
          <table:table-cell table:style-name="ce1" office:value-type="float" office:value="0.00000553859140637" calcext:value-type="float">
            <text:p>5.54E-06</text:p>
          </table:table-cell>
          <table:table-cell office:value-type="float" office:value="0.000339136" calcext:value-type="float">
            <text:p>0.000339136</text:p>
          </table:table-cell>
          <table:table-cell table:style-name="ce1" office:value-type="float" office:value="0.0000117962323458" calcext:value-type="float">
            <text:p>1.18E-05</text:p>
          </table:table-cell>
          <table:table-cell office:value-type="float" office:value="0.007731297" calcext:value-type="float">
            <text:p>0.007731297</text:p>
          </table:table-cell>
          <table:table-cell office:value-type="float" office:value="0.000939073564046" calcext:value-type="float">
            <text:p>0.000939073564046</text:p>
          </table:table-cell>
          <table:table-cell table:style-name="ce1" office:value-type="float" office:value="0.0000080912" calcext:value-type="float">
            <text:p>8.09E-06</text:p>
          </table:table-cell>
          <table:table-cell office:value-type="float" office:value="0.0000000755583659608" calcext:value-type="float">
            <text:p>7.56E-08</text:p>
          </table:table-cell>
          <table:table-cell table:style-name="ce1" office:value-type="float" office:value="0.0000069496" calcext:value-type="float">
            <text:p>6.95E-06</text:p>
          </table:table-cell>
          <table:table-cell office:value-type="float" office:value="0.0000000737897915252" calcext:value-type="float">
            <text:p>7.38E-08</text:p>
          </table:table-cell>
          <table:table-cell table:style-name="ce1" office:value-type="float" office:value="0.0000418365" calcext:value-type="float">
            <text:p>4.18E-05</text:p>
          </table:table-cell>
          <table:table-cell office:value-type="float" office:value="0.00000581875643931" calcext:value-type="float">
            <text:p>5.82E-06</text:p>
          </table:table-cell>
          <table:table-cell office:value-type="float" office:value="0.1028661" calcext:value-type="float">
            <text:p>0.1028661</text:p>
          </table:table-cell>
          <table:table-cell office:value-type="float" office:value="0.00590549413174" calcext:value-type="float">
            <text:p>0.00590549413174</text:p>
          </table:table-cell>
          <table:table-cell office:value-type="float" office:value="0.006237206" calcext:value-type="float">
            <text:p>0.006237206</text:p>
          </table:table-cell>
          <table:table-cell office:value-type="float" office:value="0.000781821241436" calcext:value-type="float">
            <text:p>0.000781821241436</text:p>
          </table:table-cell>
          <table:table-cell table:style-name="ce1" office:value-type="float" office:value="0.0000093007" calcext:value-type="float">
            <text:p>9.30E-06</text:p>
          </table:table-cell>
          <table:table-cell office:value-type="float" office:value="0.00000145865189283" calcext:value-type="float">
            <text:p>1.46E-06</text:p>
          </table:table-cell>
          <table:table-cell table:style-name="ce1" office:value-type="float" office:value="0.0000091956" calcext:value-type="float">
            <text:p>9.20E-06</text:p>
          </table:table-cell>
          <table:table-cell office:value-type="float" office:value="0.00000142347401334" calcext:value-type="float">
            <text:p>1.42E-06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1841299" calcext:value-type="float">
            <text:p>0.0001841299</text:p>
          </table:table-cell>
          <table:table-cell office:value-type="float" office:value="0.00000465073252175" calcext:value-type="float">
            <text:p>4.65E-06</text:p>
          </table:table-cell>
          <table:table-cell office:value-type="float" office:value="0.0002024245" calcext:value-type="float">
            <text:p>0.0002024245</text:p>
          </table:table-cell>
          <table:table-cell office:value-type="float" office:value="0.00000407280992955" calcext:value-type="float">
            <text:p>4.07E-06</text:p>
          </table:table-cell>
          <table:table-cell office:value-type="float" office:value="0.0001882672" calcext:value-type="float">
            <text:p>0.0001882672</text:p>
          </table:table-cell>
          <table:table-cell office:value-type="float" office:value="0.00000487985725656" calcext:value-type="float">
            <text:p>4.88E-06</text:p>
          </table:table-cell>
          <table:table-cell office:value-type="float" office:value="0.0002173903" calcext:value-type="float">
            <text:p>0.0002173903</text:p>
          </table:table-cell>
          <table:table-cell office:value-type="float" office:value="0.00000436145781056" calcext:value-type="float">
            <text:p>4.36E-06</text:p>
          </table:table-cell>
          <table:table-cell office:value-type="float" office:value="0.0001887595" calcext:value-type="float">
            <text:p>0.0001887595</text:p>
          </table:table-cell>
          <table:table-cell table:style-name="ce1" office:value-type="float" office:value="0.00000331883420797" calcext:value-type="float">
            <text:p>3.32E-06</text:p>
          </table:table-cell>
          <table:table-cell office:value-type="float" office:value="0.0002185809" calcext:value-type="float">
            <text:p>0.0002185809</text:p>
          </table:table-cell>
          <table:table-cell office:value-type="float" office:value="0.0000021938897192" calcext:value-type="float">
            <text:p>2.19E-06</text:p>
          </table:table-cell>
          <table:table-cell table:style-name="ce1" office:value-type="float" office:value="0.000085677" calcext:value-type="float">
            <text:p>8.57E-05</text:p>
          </table:table-cell>
          <table:table-cell table:style-name="ce1" office:value-type="float" office:value="0.0000121075415249" calcext:value-type="float">
            <text:p>1.21E-05</text:p>
          </table:table-cell>
          <table:table-cell office:value-type="float" office:value="0.000502857" calcext:value-type="float">
            <text:p>0.000502857</text:p>
          </table:table-cell>
          <table:table-cell table:style-name="ce1" office:value-type="float" office:value="0.0000503983111291" calcext:value-type="float">
            <text:p>5.04E-05</text:p>
          </table:table-cell>
          <table:table-cell office:value-type="float" office:value="0.007145338" calcext:value-type="float">
            <text:p>0.007145338</text:p>
          </table:table-cell>
          <table:table-cell office:value-type="float" office:value="0.000361647439083" calcext:value-type="float">
            <text:p>0.000361647439083</text:p>
          </table:table-cell>
          <table:table-cell table:style-name="ce1" office:value-type="float" office:value="0.0000287955" calcext:value-type="float">
            <text:p>2.88E-05</text:p>
          </table:table-cell>
          <table:table-cell office:value-type="float" office:value="0.000000611023049211" calcext:value-type="float">
            <text:p>6.11E-07</text:p>
          </table:table-cell>
          <table:table-cell table:style-name="ce1" office:value-type="float" office:value="0.0000245249" calcext:value-type="float">
            <text:p>2.45E-05</text:p>
          </table:table-cell>
          <table:table-cell office:value-type="float" office:value="0.0000000709137974351" calcext:value-type="float">
            <text:p>7.09E-08</text:p>
          </table:table-cell>
          <table:table-cell office:value-type="float" office:value="0.0001816333" calcext:value-type="float">
            <text:p>0.0001816333</text:p>
          </table:table-cell>
          <table:table-cell office:value-type="float" office:value="0.0000402146435437" calcext:value-type="float">
            <text:p>4.02E-05</text:p>
          </table:table-cell>
          <table:table-cell office:value-type="float" office:value="0.10164501" calcext:value-type="float">
            <text:p>0.10164501</text:p>
          </table:table-cell>
          <table:table-cell office:value-type="float" office:value="0.00502140101642" calcext:value-type="float">
            <text:p>0.00502140101642</text:p>
          </table:table-cell>
          <table:table-cell office:value-type="float" office:value="0.006220744" calcext:value-type="float">
            <text:p>0.006220744</text:p>
          </table:table-cell>
          <table:table-cell office:value-type="float" office:value="0.000580143785055" calcext:value-type="float">
            <text:p>0.000580143785055</text:p>
          </table:table-cell>
          <table:table-cell table:style-name="ce1" office:value-type="float" office:value="0.0000413393" calcext:value-type="float">
            <text:p>4.13E-05</text:p>
          </table:table-cell>
          <table:table-cell office:value-type="float" office:value="0.00000850496572663" calcext:value-type="float">
            <text:p>8.50E-06</text:p>
          </table:table-cell>
          <table:table-cell table:style-name="ce1" office:value-type="float" office:value="0.000042556" calcext:value-type="float">
            <text:p>4.26E-05</text:p>
          </table:table-cell>
          <table:table-cell office:value-type="float" office:value="0.00000747430557161" calcext:value-type="float">
            <text:p>7.47E-06</text:p>
          </table:table-cell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07132331" calcext:value-type="float">
            <text:p>0.0007132331</text:p>
          </table:table-cell>
          <table:table-cell office:value-type="float" office:value="0.0000104561022954" calcext:value-type="float">
            <text:p>1.05E-05</text:p>
          </table:table-cell>
          <table:table-cell office:value-type="float" office:value="0.0004365376" calcext:value-type="float">
            <text:p>0.0004365376</text:p>
          </table:table-cell>
          <table:table-cell office:value-type="float" office:value="0.00000581716871186" calcext:value-type="float">
            <text:p>5.82E-06</text:p>
          </table:table-cell>
          <table:table-cell office:value-type="float" office:value="0.0007242058" calcext:value-type="float">
            <text:p>0.0007242058</text:p>
          </table:table-cell>
          <table:table-cell office:value-type="float" office:value="0.0000102760469896" calcext:value-type="float">
            <text:p>1.03E-05</text:p>
          </table:table-cell>
          <table:table-cell office:value-type="float" office:value="0.0006628904" calcext:value-type="float">
            <text:p>0.0006628904</text:p>
          </table:table-cell>
          <table:table-cell office:value-type="float" office:value="0.00000695448380064" calcext:value-type="float">
            <text:p>6.95E-06</text:p>
          </table:table-cell>
          <table:table-cell office:value-type="float" office:value="0.0007282928" calcext:value-type="float">
            <text:p>0.0007282928</text:p>
          </table:table-cell>
          <table:table-cell table:style-name="ce1" office:value-type="float" office:value="0.0000112802305217" calcext:value-type="float">
            <text:p>1.13E-05</text:p>
          </table:table-cell>
          <table:table-cell office:value-type="float" office:value="0.0006921664" calcext:value-type="float">
            <text:p>0.0006921664</text:p>
          </table:table-cell>
          <table:table-cell office:value-type="float" office:value="0.000013482344234" calcext:value-type="float">
            <text:p>1.35E-05</text:p>
          </table:table-cell>
          <table:table-cell office:value-type="float" office:value="0.000429747" calcext:value-type="float">
            <text:p>0.000429747</text:p>
          </table:table-cell>
          <table:table-cell table:style-name="ce1" office:value-type="float" office:value="0.000083327474378" calcext:value-type="float">
            <text:p>8.33E-05</text:p>
          </table:table-cell>
          <table:table-cell office:value-type="float" office:value="0.001440447" calcext:value-type="float">
            <text:p>0.001440447</text:p>
          </table:table-cell>
          <table:table-cell office:value-type="float" office:value="0.00029995422851" calcext:value-type="float">
            <text:p>0.00029995422851</text:p>
          </table:table-cell>
          <table:table-cell office:value-type="float" office:value="0.009064088" calcext:value-type="float">
            <text:p>0.009064088</text:p>
          </table:table-cell>
          <table:table-cell office:value-type="float" office:value="0.00110453525049" calcext:value-type="float">
            <text:p>0.00110453525049</text:p>
          </table:table-cell>
          <table:table-cell office:value-type="float" office:value="0.0001305011" calcext:value-type="float">
            <text:p>0.0001305011</text:p>
          </table:table-cell>
          <table:table-cell office:value-type="float" office:value="0.00000506558840391" calcext:value-type="float">
            <text:p>5.07E-06</text:p>
          </table:table-cell>
          <table:table-cell office:value-type="float" office:value="0.0001115389" calcext:value-type="float">
            <text:p>0.0001115389</text:p>
          </table:table-cell>
          <table:table-cell office:value-type="float" office:value="0.00000349897211732" calcext:value-type="float">
            <text:p>3.50E-06</text:p>
          </table:table-cell>
          <table:table-cell office:value-type="float" office:value="0.0007171284" calcext:value-type="float">
            <text:p>0.0007171284</text:p>
          </table:table-cell>
          <table:table-cell office:value-type="float" office:value="0.0000956988122128" calcext:value-type="float">
            <text:p>9.57E-05</text:p>
          </table:table-cell>
          <table:table-cell office:value-type="float" office:value="0.10016793" calcext:value-type="float">
            <text:p>0.10016793</text:p>
          </table:table-cell>
          <table:table-cell office:value-type="float" office:value="0.00428433967972" calcext:value-type="float">
            <text:p>0.00428433967972</text:p>
          </table:table-cell>
          <table:table-cell office:value-type="float" office:value="0.006423639" calcext:value-type="float">
            <text:p>0.006423639</text:p>
          </table:table-cell>
          <table:table-cell office:value-type="float" office:value="0.000323345712253" calcext:value-type="float">
            <text:p>0.000323345712253</text:p>
          </table:table-cell>
          <table:table-cell office:value-type="float" office:value="0.0001573043" calcext:value-type="float">
            <text:p>0.0001573043</text:p>
          </table:table-cell>
          <table:table-cell office:value-type="float" office:value="0.0000199268266306" calcext:value-type="float">
            <text:p>1.99E-05</text:p>
          </table:table-cell>
          <table:table-cell office:value-type="float" office:value="0.0001575411" calcext:value-type="float">
            <text:p>0.0001575411</text:p>
          </table:table-cell>
          <table:table-cell office:value-type="float" office:value="0.000016894006797" calcext:value-type="float">
            <text:p>1.69E-05</text:p>
          </table:table-cell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2432897" calcext:value-type="float">
            <text:p>0.002432897</text:p>
          </table:table-cell>
          <table:table-cell office:value-type="float" office:value="0.0000329996973218" calcext:value-type="float">
            <text:p>3.30E-05</text:p>
          </table:table-cell>
          <table:table-cell office:value-type="float" office:value="0.001420478" calcext:value-type="float">
            <text:p>0.001420478</text:p>
          </table:table-cell>
          <table:table-cell office:value-type="float" office:value="0.0000101809525859" calcext:value-type="float">
            <text:p>1.02E-05</text:p>
          </table:table-cell>
          <table:table-cell office:value-type="float" office:value="0.002459936" calcext:value-type="float">
            <text:p>0.002459936</text:p>
          </table:table-cell>
          <table:table-cell office:value-type="float" office:value="0.0000348990051434" calcext:value-type="float">
            <text:p>3.49E-05</text:p>
          </table:table-cell>
          <table:table-cell office:value-type="float" office:value="0.002322834" calcext:value-type="float">
            <text:p>0.002322834</text:p>
          </table:table-cell>
          <table:table-cell office:value-type="float" office:value="0.0000360722553279" calcext:value-type="float">
            <text:p>3.61E-05</text:p>
          </table:table-cell>
          <table:table-cell office:value-type="float" office:value="0.002531257" calcext:value-type="float">
            <text:p>0.002531257</text:p>
          </table:table-cell>
          <table:table-cell office:value-type="float" office:value="0.000119204733691" calcext:value-type="float">
            <text:p>0.000119204733691</text:p>
          </table:table-cell>
          <table:table-cell office:value-type="float" office:value="0.002399131" calcext:value-type="float">
            <text:p>0.002399131</text:p>
          </table:table-cell>
          <table:table-cell office:value-type="float" office:value="0.0000275603976951" calcext:value-type="float">
            <text:p>2.76E-05</text:p>
          </table:table-cell>
          <table:table-cell office:value-type="float" office:value="0.002390212" calcext:value-type="float">
            <text:p>0.002390212</text:p>
          </table:table-cell>
          <table:table-cell office:value-type="float" office:value="0.000379101337868" calcext:value-type="float">
            <text:p>0.000379101337868</text:p>
          </table:table-cell>
          <table:table-cell office:value-type="float" office:value="0.006148516" calcext:value-type="float">
            <text:p>0.006148516</text:p>
          </table:table-cell>
          <table:table-cell office:value-type="float" office:value="0.000360139246656" calcext:value-type="float">
            <text:p>0.000360139246656</text:p>
          </table:table-cell>
          <table:table-cell office:value-type="float" office:value="0.01080717" calcext:value-type="float">
            <text:p>0.01080717</text:p>
          </table:table-cell>
          <table:table-cell office:value-type="float" office:value="0.000683152039447" calcext:value-type="float">
            <text:p>0.000683152039447</text:p>
          </table:table-cell>
          <table:table-cell office:value-type="float" office:value="0.0006877941" calcext:value-type="float">
            <text:p>0.0006877941</text:p>
          </table:table-cell>
          <table:table-cell office:value-type="float" office:value="0.0000197299114232" calcext:value-type="float">
            <text:p>1.97E-05</text:p>
          </table:table-cell>
          <table:table-cell office:value-type="float" office:value="0.0006415851" calcext:value-type="float">
            <text:p>0.0006415851</text:p>
          </table:table-cell>
          <table:table-cell office:value-type="float" office:value="0.0000186275805577" calcext:value-type="float">
            <text:p>1.86E-05</text:p>
          </table:table-cell>
          <table:table-cell office:value-type="float" office:value="0.002784796" calcext:value-type="float">
            <text:p>0.002784796</text:p>
          </table:table-cell>
          <table:table-cell table:style-name="Default" office:value-type="float" office:value="0.000144439008135" calcext:value-type="float">
            <text:p>0.000144439008135</text:p>
          </table:table-cell>
          <table:table-cell office:value-type="float" office:value="0.10399548" calcext:value-type="float">
            <text:p>0.10399548</text:p>
          </table:table-cell>
          <table:table-cell office:value-type="float" office:value="0.0058349086164" calcext:value-type="float">
            <text:p>0.0058349086164</text:p>
          </table:table-cell>
          <table:table-cell office:value-type="float" office:value="0.008441747" calcext:value-type="float">
            <text:p>0.008441747</text:p>
          </table:table-cell>
          <table:table-cell office:value-type="float" office:value="0.00102132810501" calcext:value-type="float">
            <text:p>0.00102132810501</text:p>
          </table:table-cell>
          <table:table-cell office:value-type="float" office:value="0.0006381949" calcext:value-type="float">
            <text:p>0.0006381949</text:p>
          </table:table-cell>
          <table:table-cell office:value-type="float" office:value="0.0000337221287039" calcext:value-type="float">
            <text:p>3.37E-05</text:p>
          </table:table-cell>
          <table:table-cell office:value-type="float" office:value="0.0005993657" calcext:value-type="float">
            <text:p>0.0005993657</text:p>
          </table:table-cell>
          <table:table-cell office:value-type="float" office:value="0.000062932769708" calcext:value-type="float">
            <text:p>6.29E-05</text:p>
          </table:table-cell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09755685" calcext:value-type="float">
            <text:p>0.009755685</text:p>
          </table:table-cell>
          <table:table-cell office:value-type="float" office:value="0.0000669060094046" calcext:value-type="float">
            <text:p>6.69E-05</text:p>
          </table:table-cell>
          <table:table-cell office:value-type="float" office:value="0.005462638" calcext:value-type="float">
            <text:p>0.005462638</text:p>
          </table:table-cell>
          <table:table-cell office:value-type="float" office:value="0.0000346230994825" calcext:value-type="float">
            <text:p>3.46E-05</text:p>
          </table:table-cell>
          <table:table-cell office:value-type="float" office:value="0.009869635" calcext:value-type="float">
            <text:p>0.009869635</text:p>
          </table:table-cell>
          <table:table-cell office:value-type="float" office:value="0.0000365656071709" calcext:value-type="float">
            <text:p>3.66E-05</text:p>
          </table:table-cell>
          <table:table-cell office:value-type="float" office:value="0.009444552" calcext:value-type="float">
            <text:p>0.009444552</text:p>
          </table:table-cell>
          <table:table-cell office:value-type="float" office:value="0.0000825328751737" calcext:value-type="float">
            <text:p>8.25E-05</text:p>
          </table:table-cell>
          <table:table-cell office:value-type="float" office:value="0.010070391" calcext:value-type="float">
            <text:p>0.010070391</text:p>
          </table:table-cell>
          <table:table-cell office:value-type="float" office:value="0.000107865525174" calcext:value-type="float">
            <text:p>0.000107865525174</text:p>
          </table:table-cell>
          <table:table-cell office:value-type="float" office:value="0.009823849" calcext:value-type="float">
            <text:p>0.009823849</text:p>
          </table:table-cell>
          <table:table-cell office:value-type="float" office:value="0.0000775721448359" calcext:value-type="float">
            <text:p>7.76E-05</text:p>
          </table:table-cell>
          <table:table-cell office:value-type="float" office:value="0.01207371" calcext:value-type="float">
            <text:p>0.01207371</text:p>
          </table:table-cell>
          <table:table-cell office:value-type="float" office:value="0.000104351994604" calcext:value-type="float">
            <text:p>0.000104351994604</text:p>
          </table:table-cell>
          <table:table-cell office:value-type="float" office:value="0.02209471" calcext:value-type="float">
            <text:p>0.02209471</text:p>
          </table:table-cell>
          <table:table-cell office:value-type="float" office:value="0.000831363611384" calcext:value-type="float">
            <text:p>0.000831363611384</text:p>
          </table:table-cell>
          <table:table-cell office:value-type="float" office:value="0.02115075" calcext:value-type="float">
            <text:p>0.02115075</text:p>
          </table:table-cell>
          <table:table-cell office:value-type="float" office:value="0.00102627630593" calcext:value-type="float">
            <text:p>0.00102627630593</text:p>
          </table:table-cell>
          <table:table-cell office:value-type="float" office:value="0.003200107" calcext:value-type="float">
            <text:p>0.003200107</text:p>
          </table:table-cell>
          <table:table-cell office:value-type="float" office:value="0.0000770614092858" calcext:value-type="float">
            <text:p>7.71E-05</text:p>
          </table:table-cell>
          <table:table-cell office:value-type="float" office:value="0.003142671" calcext:value-type="float">
            <text:p>0.003142671</text:p>
          </table:table-cell>
          <table:table-cell office:value-type="float" office:value="0.0000614941918576" calcext:value-type="float">
            <text:p>6.15E-05</text:p>
          </table:table-cell>
          <table:table-cell office:value-type="float" office:value="0.008686825" calcext:value-type="float">
            <text:p>0.008686825</text:p>
          </table:table-cell>
          <table:table-cell office:value-type="float" office:value="0.0000880465951452" calcext:value-type="float">
            <text:p>8.80E-05</text:p>
          </table:table-cell>
          <table:table-cell office:value-type="float" office:value="0.1094149" calcext:value-type="float">
            <text:p>0.1094149</text:p>
          </table:table-cell>
          <table:table-cell office:value-type="float" office:value="0.00255347103415" calcext:value-type="float">
            <text:p>0.00255347103415</text:p>
          </table:table-cell>
          <table:table-cell office:value-type="float" office:value="0.01458795" calcext:value-type="float">
            <text:p>0.01458795</text:p>
          </table:table-cell>
          <table:table-cell office:value-type="float" office:value="0.000878264342958" calcext:value-type="float">
            <text:p>0.000878264342958</text:p>
          </table:table-cell>
          <table:table-cell office:value-type="float" office:value="0.002299635" calcext:value-type="float">
            <text:p>0.002299635</text:p>
          </table:table-cell>
          <table:table-cell office:value-type="float" office:value="0.000048561267888" calcext:value-type="float">
            <text:p>4.86E-05</text:p>
          </table:table-cell>
          <table:table-cell office:value-type="float" office:value="0.002247452" calcext:value-type="float">
            <text:p>0.002247452</text:p>
          </table:table-cell>
          <table:table-cell office:value-type="float" office:value="0.0000382269875001" calcext:value-type="float">
            <text:p>3.82E-05</text:p>
          </table:table-cell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7914177" calcext:value-type="float">
            <text:p>0.07914177</text:p>
          </table:table-cell>
          <table:table-cell table:style-name="Default" office:value-type="float" office:value="0.000223872245563" calcext:value-type="float">
            <text:p>0.000223872245563</text:p>
          </table:table-cell>
          <table:table-cell office:value-type="float" office:value="0.04196873" calcext:value-type="float">
            <text:p>0.04196873</text:p>
          </table:table-cell>
          <table:table-cell table:style-name="Default" office:value-type="float" office:value="0.0001159351356" calcext:value-type="float">
            <text:p>0.0001159351356</text:p>
          </table:table-cell>
          <table:table-cell office:value-type="float" office:value="0.07971671" calcext:value-type="float">
            <text:p>0.07971671</text:p>
          </table:table-cell>
          <table:table-cell table:style-name="Default" office:value-type="float" office:value="0.000436215286935" calcext:value-type="float">
            <text:p>0.000436215286935</text:p>
          </table:table-cell>
          <table:table-cell office:value-type="float" office:value="0.07068688" calcext:value-type="float">
            <text:p>0.07068688</text:p>
          </table:table-cell>
          <table:table-cell table:style-name="Default" office:value-type="float" office:value="0.000748132482029" calcext:value-type="float">
            <text:p>0.000748132482029</text:p>
          </table:table-cell>
          <table:table-cell office:value-type="float" office:value="0.08113348" calcext:value-type="float">
            <text:p>0.08113348</text:p>
          </table:table-cell>
          <table:table-cell office:value-type="float" office:value="0.000207441781927" calcext:value-type="float">
            <text:p>0.000207441781927</text:p>
          </table:table-cell>
          <table:table-cell office:value-type="float" office:value="0.07258933" calcext:value-type="float">
            <text:p>0.07258933</text:p>
          </table:table-cell>
          <table:table-cell table:style-name="Default" office:value-type="float" office:value="0.000263783438323" calcext:value-type="float">
            <text:p>0.000263783438323</text:p>
          </table:table-cell>
          <table:table-cell office:value-type="float" office:value="0.06852372" calcext:value-type="float">
            <text:p>0.06852372</text:p>
          </table:table-cell>
          <table:table-cell office:value-type="float" office:value="0.000534254915851" calcext:value-type="float">
            <text:p>0.000534254915851</text:p>
          </table:table-cell>
          <table:table-cell office:value-type="float" office:value="0.1017886" calcext:value-type="float">
            <text:p>0.1017886</text:p>
          </table:table-cell>
          <table:table-cell office:value-type="float" office:value="0.0028421304685" calcext:value-type="float">
            <text:p>0.0028421304685</text:p>
          </table:table-cell>
          <table:table-cell office:value-type="float" office:value="0.08461679" calcext:value-type="float">
            <text:p>0.08461679</text:p>
          </table:table-cell>
          <table:table-cell office:value-type="float" office:value="0.00298229780406" calcext:value-type="float">
            <text:p>0.00298229780406</text:p>
          </table:table-cell>
          <table:table-cell office:value-type="float" office:value="0.01383086" calcext:value-type="float">
            <text:p>0.01383086</text:p>
          </table:table-cell>
          <table:table-cell table:style-name="Default" office:value-type="float" office:value="0.000112561955286" calcext:value-type="float">
            <text:p>0.000112561955286</text:p>
          </table:table-cell>
          <table:table-cell office:value-type="float" office:value="0.01357701" calcext:value-type="float">
            <text:p>0.01357701</text:p>
          </table:table-cell>
          <table:table-cell office:value-type="float" office:value="0.0000599018725361" calcext:value-type="float">
            <text:p>5.99E-05</text:p>
          </table:table-cell>
          <table:table-cell office:value-type="float" office:value="0.03464769" calcext:value-type="float">
            <text:p>0.03464769</text:p>
          </table:table-cell>
          <table:table-cell table:style-name="Default" office:value-type="float" office:value="0.000217503631898" calcext:value-type="float">
            <text:p>0.000217503631898</text:p>
          </table:table-cell>
          <table:table-cell office:value-type="float" office:value="0.1550185" calcext:value-type="float">
            <text:p>0.1550185</text:p>
          </table:table-cell>
          <table:table-cell office:value-type="float" office:value="0.00445672568522" calcext:value-type="float">
            <text:p>0.00445672568522</text:p>
          </table:table-cell>
          <table:table-cell office:value-type="float" office:value="0.05023676" calcext:value-type="float">
            <text:p>0.05023676</text:p>
          </table:table-cell>
          <table:table-cell office:value-type="float" office:value="0.001445225462" calcext:value-type="float">
            <text:p>0.001445225462</text:p>
          </table:table-cell>
          <table:table-cell office:value-type="float" office:value="0.009515919" calcext:value-type="float">
            <text:p>0.009515919</text:p>
          </table:table-cell>
          <table:table-cell table:style-name="Default" office:value-type="float" office:value="0.000104748896621" calcext:value-type="float">
            <text:p>0.000104748896621</text:p>
          </table:table-cell>
          <table:table-cell office:value-type="float" office:value="0.009412116" calcext:value-type="float">
            <text:p>0.009412116</text:p>
          </table:table-cell>
          <table:table-cell office:value-type="float" office:value="0.0000510550986027" calcext:value-type="float">
            <text:p>5.11E-05</text:p>
          </table:table-cell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280357" calcext:value-type="float">
            <text:p>0.280357</text:p>
          </table:table-cell>
          <table:table-cell table:style-name="Default" office:value-type="float" office:value="0.000993636642731" calcext:value-type="float">
            <text:p>0.000993636642731</text:p>
          </table:table-cell>
          <table:table-cell office:value-type="float" office:value="0.1483751" calcext:value-type="float">
            <text:p>0.1483751</text:p>
          </table:table-cell>
          <table:table-cell table:style-name="Default" office:value-type="float" office:value="0.000511155651441" calcext:value-type="float">
            <text:p>0.000511155651441</text:p>
          </table:table-cell>
          <table:table-cell office:value-type="float" office:value="0.2823423" calcext:value-type="float">
            <text:p>0.2823423</text:p>
          </table:table-cell>
          <table:table-cell table:style-name="Default" office:value-type="float" office:value="0.000410265239408" calcext:value-type="float">
            <text:p>0.000410265239408</text:p>
          </table:table-cell>
          <table:table-cell office:value-type="float" office:value="0.2520087" calcext:value-type="float">
            <text:p>0.2520087</text:p>
          </table:table-cell>
          <table:table-cell table:style-name="Default" office:value-type="float" office:value="0.00054630883614" calcext:value-type="float">
            <text:p>0.00054630883614</text:p>
          </table:table-cell>
          <table:table-cell office:value-type="float" office:value="0.2877688" calcext:value-type="float">
            <text:p>0.2877688</text:p>
          </table:table-cell>
          <table:table-cell office:value-type="float" office:value="0.000551364932589" calcext:value-type="float">
            <text:p>0.000551364932589</text:p>
          </table:table-cell>
          <table:table-cell office:value-type="float" office:value="0.2588044" calcext:value-type="float">
            <text:p>0.2588044</text:p>
          </table:table-cell>
          <table:table-cell table:style-name="Default" office:value-type="float" office:value="0.000598552736004" calcext:value-type="float">
            <text:p>0.000598552736004</text:p>
          </table:table-cell>
          <table:table-cell office:value-type="float" office:value="0.2383337" calcext:value-type="float">
            <text:p>0.2383337</text:p>
          </table:table-cell>
          <table:table-cell office:value-type="float" office:value="0.000252809128703" calcext:value-type="float">
            <text:p>0.000252809128703</text:p>
          </table:table-cell>
          <table:table-cell office:value-type="float" office:value="0.3516985" calcext:value-type="float">
            <text:p>0.3516985</text:p>
          </table:table-cell>
          <table:table-cell office:value-type="float" office:value="0.000955725117385" calcext:value-type="float">
            <text:p>0.000955725117385</text:p>
          </table:table-cell>
          <table:table-cell office:value-type="float" office:value="0.2060554" calcext:value-type="float">
            <text:p>0.2060554</text:p>
          </table:table-cell>
          <table:table-cell office:value-type="float" office:value="0.00472778123201" calcext:value-type="float">
            <text:p>0.00472778123201</text:p>
          </table:table-cell>
          <table:table-cell office:value-type="float" office:value="0.05025378" calcext:value-type="float">
            <text:p>0.05025378</text:p>
          </table:table-cell>
          <table:table-cell table:style-name="Default" office:value-type="float" office:value="0.000165862364628" calcext:value-type="float">
            <text:p>0.000165862364628</text:p>
          </table:table-cell>
          <table:table-cell office:value-type="float" office:value="0.04975738" calcext:value-type="float">
            <text:p>0.04975738</text:p>
          </table:table-cell>
          <table:table-cell table:style-name="Default" office:value-type="float" office:value="0.000158742165511" calcext:value-type="float">
            <text:p>0.000158742165511</text:p>
          </table:table-cell>
          <table:table-cell office:value-type="float" office:value="0.1213357" calcext:value-type="float">
            <text:p>0.1213357</text:p>
          </table:table-cell>
          <table:table-cell table:style-name="Default" office:value-type="float" office:value="0.000450364802749" calcext:value-type="float">
            <text:p>0.000450364802749</text:p>
          </table:table-cell>
          <table:table-cell office:value-type="float" office:value="0.2983122" calcext:value-type="float">
            <text:p>0.2983122</text:p>
          </table:table-cell>
          <table:table-cell office:value-type="float" office:value="0.00909492840116" calcext:value-type="float">
            <text:p>0.00909492840116</text:p>
          </table:table-cell>
          <table:table-cell office:value-type="float" office:value="0.1262436" calcext:value-type="float">
            <text:p>0.1262436</text:p>
          </table:table-cell>
          <table:table-cell office:value-type="float" office:value="0.00166252820862" calcext:value-type="float">
            <text:p>0.00166252820862</text:p>
          </table:table-cell>
          <table:table-cell office:value-type="float" office:value="0.03406922" calcext:value-type="float">
            <text:p>0.03406922</text:p>
          </table:table-cell>
          <table:table-cell table:style-name="Default" office:value-type="float" office:value="0.000114195765635" calcext:value-type="float">
            <text:p>0.000114195765635</text:p>
          </table:table-cell>
          <table:table-cell office:value-type="float" office:value="0.03397833" calcext:value-type="float">
            <text:p>0.03397833</text:p>
          </table:table-cell>
          <table:table-cell office:value-type="float" office:value="0.0000828631944834" calcext:value-type="float">
            <text:p>8.29E-05</text:p>
          </table:table-cell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1.178668" calcext:value-type="float">
            <text:p>1.178668</text:p>
          </table:table-cell>
          <table:table-cell table:style-name="Default" office:value-type="float" office:value="0.00511790061125" calcext:value-type="float">
            <text:p>0.00511790061125</text:p>
          </table:table-cell>
          <table:table-cell office:value-type="float" office:value="0.6234378" calcext:value-type="float">
            <text:p>0.6234378</text:p>
          </table:table-cell>
          <table:table-cell table:style-name="Default" office:value-type="float" office:value="0.00204781031023" calcext:value-type="float">
            <text:p>0.00204781031023</text:p>
          </table:table-cell>
          <table:table-cell office:value-type="float" office:value="1.1831" calcext:value-type="float">
            <text:p>1.1831</text:p>
          </table:table-cell>
          <table:table-cell table:style-name="Default" office:value-type="float" office:value="0.00737899270452" calcext:value-type="float">
            <text:p>0.00737899270452</text:p>
          </table:table-cell>
          <table:table-cell office:value-type="float" office:value="1.050415" calcext:value-type="float">
            <text:p>1.050415</text:p>
          </table:table-cell>
          <table:table-cell table:style-name="Default" office:value-type="float" office:value="0.00241894490314" calcext:value-type="float">
            <text:p>0.00241894490314</text:p>
          </table:table-cell>
          <table:table-cell office:value-type="float" office:value="1.204231" calcext:value-type="float">
            <text:p>1.204231</text:p>
          </table:table-cell>
          <table:table-cell office:value-type="float" office:value="0.0032061588302" calcext:value-type="float">
            <text:p>0.0032061588302</text:p>
          </table:table-cell>
          <table:table-cell office:value-type="float" office:value="1.08025" calcext:value-type="float">
            <text:p>1.08025</text:p>
          </table:table-cell>
          <table:table-cell table:style-name="Default" office:value-type="float" office:value="0.00204554257947" calcext:value-type="float">
            <text:p>0.00204554257947</text:p>
          </table:table-cell>
          <table:table-cell office:value-type="float" office:value="0.9966888" calcext:value-type="float">
            <text:p>0.9966888</text:p>
          </table:table-cell>
          <table:table-cell office:value-type="float" office:value="0.00655983381903" calcext:value-type="float">
            <text:p>0.00655983381903</text:p>
          </table:table-cell>
          <table:table-cell office:value-type="float" office:value="1.473289" calcext:value-type="float">
            <text:p>1.473289</text:p>
          </table:table-cell>
          <table:table-cell office:value-type="float" office:value="0.00233464463154" calcext:value-type="float">
            <text:p>0.00233464463154</text:p>
          </table:table-cell>
          <table:table-cell office:value-type="float" office:value="1.421383" calcext:value-type="float">
            <text:p>1.421383</text:p>
          </table:table-cell>
          <table:table-cell office:value-type="float" office:value="0.066813319705" calcext:value-type="float">
            <text:p>0.066813319705</text:p>
          </table:table-cell>
          <table:table-cell office:value-type="float" office:value="0.2105476" calcext:value-type="float">
            <text:p>0.2105476</text:p>
          </table:table-cell>
          <table:table-cell table:style-name="Default" office:value-type="float" office:value="0.000500961786079" calcext:value-type="float">
            <text:p>0.000500961786079</text:p>
          </table:table-cell>
          <table:table-cell office:value-type="float" office:value="0.2080643" calcext:value-type="float">
            <text:p>0.2080643</text:p>
          </table:table-cell>
          <table:table-cell table:style-name="Default" office:value-type="float" office:value="0.000370301093706" calcext:value-type="float">
            <text:p>0.000370301093706</text:p>
          </table:table-cell>
          <table:table-cell office:value-type="float" office:value="0.5067205" calcext:value-type="float">
            <text:p>0.5067205</text:p>
          </table:table-cell>
          <table:table-cell table:style-name="Default" office:value-type="float" office:value="0.00101083422644" calcext:value-type="float">
            <text:p>0.00101083422644</text:p>
          </table:table-cell>
          <table:table-cell office:value-type="float" office:value="0.9316253" calcext:value-type="float">
            <text:p>0.9316253</text:p>
          </table:table-cell>
          <table:table-cell office:value-type="float" office:value="0.00399773091335" calcext:value-type="float">
            <text:p>0.00399773091335</text:p>
          </table:table-cell>
          <table:table-cell office:value-type="float" office:value="0.4532687" calcext:value-type="float">
            <text:p>0.4532687</text:p>
          </table:table-cell>
          <table:table-cell office:value-type="float" office:value="0.00174899463502" calcext:value-type="float">
            <text:p>0.00174899463502</text:p>
          </table:table-cell>
          <table:table-cell office:value-type="float" office:value="0.1469829" calcext:value-type="float">
            <text:p>0.1469829</text:p>
          </table:table-cell>
          <table:table-cell table:style-name="Default" office:value-type="float" office:value="0.000714959897865" calcext:value-type="float">
            <text:p>0.000714959897865</text:p>
          </table:table-cell>
          <table:table-cell office:value-type="float" office:value="0.1466373" calcext:value-type="float">
            <text:p>0.1466373</text:p>
          </table:table-cell>
          <table:table-cell table:style-name="Default" office:value-type="float" office:value="0.000966640580108" calcext:value-type="float">
            <text:p>0.000966640580108</text:p>
          </table:table-cell>
        </table:table-row>
      </table:table>
      <table:table table:name="CUDA 1D PRIM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table:style-name="Default"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table:style-name="Default"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table:style-name="Default"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table:style-name="Default" office:value-type="string" calcext:value-type="string">
            <text:p>FFT3DRCUDA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float" office:value="0.0000508303" calcext:value-type="float">
            <text:p>5.08E-05</text:p>
          </table:table-cell>
          <table:table-cell office:value-type="float" office:value="0.00000134314283596" calcext:value-type="float">
            <text:p>1.34E-06</text:p>
          </table:table-cell>
          <table:table-cell table:style-name="ce1" office:value-type="float" office:value="0.0000555033" calcext:value-type="float">
            <text:p>5.55E-05</text:p>
          </table:table-cell>
          <table:table-cell office:value-type="float" office:value="0.00000709079406382" calcext:value-type="float">
            <text:p>7.09E-06</text:p>
          </table:table-cell>
          <table:table-cell table:style-name="ce1" office:value-type="float" office:value="0.0000342217" calcext:value-type="float">
            <text:p>3.42E-05</text:p>
          </table:table-cell>
          <table:table-cell office:value-type="float" office:value="0.00000420003711756" calcext:value-type="float">
            <text:p>4.20E-06</text:p>
          </table:table-cell>
          <table:table-cell table:style-name="ce1" office:value-type="float" office:value="0.0000622726" calcext:value-type="float">
            <text:p>6.23E-05</text:p>
          </table:table-cell>
          <table:table-cell office:value-type="float" office:value="0.00000127740206844" calcext:value-type="float">
            <text:p>1.28E-06</text:p>
          </table:table-cell>
          <table:table-cell table:style-name="ce1" office:value-type="float" office:value="0.0000326791" calcext:value-type="float">
            <text:p>3.27E-05</text:p>
          </table:table-cell>
          <table:table-cell office:value-type="float" office:value="0.00000469034595857" calcext:value-type="float">
            <text:p>4.69E-06</text:p>
          </table:table-cell>
          <table:table-cell table:style-name="ce1" office:value-type="float" office:value="0.0000609628" calcext:value-type="float">
            <text:p>6.10E-05</text:p>
          </table:table-cell>
          <table:table-cell office:value-type="float" office:value="0.00000106598966015" calcext:value-type="float">
            <text:p>1.07E-06</text:p>
          </table:table-cell>
          <table:table-cell table:style-name="ce1" office:value-type="float" office:value="0.0000026074" calcext:value-type="float">
            <text:p>2.61E-06</text:p>
          </table:table-cell>
          <table:table-cell table:style-name="ce1" office:value-type="float" office:value="0.00000133535764664" calcext:value-type="float">
            <text:p>1.34E-06</text:p>
          </table:table-cell>
          <table:table-cell office:value-type="float" office:value="0.0002763033" calcext:value-type="float">
            <text:p>0.0002763033</text:p>
          </table:table-cell>
          <table:table-cell table:style-name="ce1" office:value-type="float" office:value="0.00000882246333767" calcext:value-type="float">
            <text:p>8.82E-06</text:p>
          </table:table-cell>
          <table:table-cell office:value-type="float" office:value="0.007760423" calcext:value-type="float">
            <text:p>0.007760423</text:p>
          </table:table-cell>
          <table:table-cell office:value-type="float" office:value="0.00101232729179" calcext:value-type="float">
            <text:p>0.00101232729179</text:p>
          </table:table-cell>
          <table:table-cell table:style-name="ce1" office:value-type="float" office:value="0.0000005591" calcext:value-type="float">
            <text:p>5.59E-07</text:p>
          </table:table-cell>
          <table:table-cell office:value-type="float" office:value="0.0000000131356173987" calcext:value-type="float">
            <text:p>1.31E-08</text:p>
          </table:table-cell>
          <table:table-cell table:style-name="ce1" office:value-type="float" office:value="0.0000004678" calcext:value-type="float">
            <text:p>4.68E-07</text:p>
          </table:table-cell>
          <table:table-cell office:value-type="float" office:value="0.00000000557374799095" calcext:value-type="float">
            <text:p>5.57E-09</text:p>
          </table:table-cell>
          <table:table-cell table:style-name="ce1" office:value-type="float" office:value="0.0000042024" calcext:value-type="float">
            <text:p>4.20E-06</text:p>
          </table:table-cell>
          <table:table-cell office:value-type="float" office:value="0.000000781343885025" calcext:value-type="float">
            <text:p>7.81E-07</text:p>
          </table:table-cell>
          <table:table-cell office:value-type="float" office:value="0.104187" calcext:value-type="float">
            <text:p>0.104187</text:p>
          </table:table-cell>
          <table:table-cell office:value-type="float" office:value="0.00649091571626" calcext:value-type="float">
            <text:p>0.00649091571626</text:p>
          </table:table-cell>
          <table:table-cell office:value-type="float" office:value="0.006168292" calcext:value-type="float">
            <text:p>0.006168292</text:p>
          </table:table-cell>
          <table:table-cell office:value-type="float" office:value="0.000820578280967" calcext:value-type="float">
            <text:p>0.000820578280967</text:p>
          </table:table-cell>
          <table:table-cell table:style-name="ce1" office:value-type="float" office:value="0.000000764" calcext:value-type="float">
            <text:p>7.64E-07</text:p>
          </table:table-cell>
          <table:table-cell office:value-type="float" office:value="0.000000162111073033" calcext:value-type="float">
            <text:p>1.62E-07</text:p>
          </table:table-cell>
          <table:table-cell table:style-name="ce1" office:value-type="float" office:value="0.0000006682" calcext:value-type="float">
            <text:p>6.68E-07</text:p>
          </table:table-cell>
          <table:table-cell office:value-type="float" office:value="0.00000016090148815" calcext:value-type="float">
            <text:p>1.61E-0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 office:value-type="float" office:value="0.0000619541" calcext:value-type="float">
            <text:p>6.20E-05</text:p>
          </table:table-cell>
          <table:table-cell office:value-type="float" office:value="0.00000314023061609" calcext:value-type="float">
            <text:p>3.14E-06</text:p>
          </table:table-cell>
          <table:table-cell table:style-name="ce1" office:value-type="float" office:value="0.0000655126" calcext:value-type="float">
            <text:p>6.55E-05</text:p>
          </table:table-cell>
          <table:table-cell office:value-type="float" office:value="0.0000016356732355" calcext:value-type="float">
            <text:p>1.64E-06</text:p>
          </table:table-cell>
          <table:table-cell table:style-name="ce1" office:value-type="float" office:value="0.0000439219" calcext:value-type="float">
            <text:p>4.39E-05</text:p>
          </table:table-cell>
          <table:table-cell office:value-type="float" office:value="0.00000326711134558" calcext:value-type="float">
            <text:p>3.27E-06</text:p>
          </table:table-cell>
          <table:table-cell table:style-name="ce1" office:value-type="float" office:value="0.0000685482" calcext:value-type="float">
            <text:p>6.85E-05</text:p>
          </table:table-cell>
          <table:table-cell office:value-type="float" office:value="0.00000181234150571" calcext:value-type="float">
            <text:p>1.81E-06</text:p>
          </table:table-cell>
          <table:table-cell table:style-name="ce1" office:value-type="float" office:value="0.0000434115" calcext:value-type="float">
            <text:p>4.34E-05</text:p>
          </table:table-cell>
          <table:table-cell office:value-type="float" office:value="0.00000279898022104" calcext:value-type="float">
            <text:p>2.80E-06</text:p>
          </table:table-cell>
          <table:table-cell table:style-name="ce1" office:value-type="float" office:value="0.0000688149" calcext:value-type="float">
            <text:p>6.88E-05</text:p>
          </table:table-cell>
          <table:table-cell office:value-type="float" office:value="0.00000372188382558" calcext:value-type="float">
            <text:p>3.72E-06</text:p>
          </table:table-cell>
          <table:table-cell table:style-name="ce1" office:value-type="float" office:value="0.0000059448" calcext:value-type="float">
            <text:p>5.94E-06</text:p>
          </table:table-cell>
          <table:table-cell table:style-name="ce1" office:value-type="float" office:value="0.000000406067810429" calcext:value-type="float">
            <text:p>4.06E-07</text:p>
          </table:table-cell>
          <table:table-cell office:value-type="float" office:value="0.0002845242" calcext:value-type="float">
            <text:p>0.0002845242</text:p>
          </table:table-cell>
          <table:table-cell table:style-name="ce1" office:value-type="float" office:value="0.00000938169462067" calcext:value-type="float">
            <text:p>9.38E-06</text:p>
          </table:table-cell>
          <table:table-cell office:value-type="float" office:value="0.007106671" calcext:value-type="float">
            <text:p>0.007106671</text:p>
          </table:table-cell>
          <table:table-cell office:value-type="float" office:value="0.000565609060992" calcext:value-type="float">
            <text:p>0.000565609060992</text:p>
          </table:table-cell>
          <table:table-cell table:style-name="ce1" office:value-type="float" office:value="0.000001958" calcext:value-type="float">
            <text:p>1.96E-06</text:p>
          </table:table-cell>
          <table:table-cell office:value-type="float" office:value="0.0000000496588360717" calcext:value-type="float">
            <text:p>4.97E-08</text:p>
          </table:table-cell>
          <table:table-cell table:style-name="ce1" office:value-type="float" office:value="0.0000016954" calcext:value-type="float">
            <text:p>1.70E-06</text:p>
          </table:table-cell>
          <table:table-cell office:value-type="float" office:value="0.000000107013187142" calcext:value-type="float">
            <text:p>1.07E-07</text:p>
          </table:table-cell>
          <table:table-cell table:style-name="ce1" office:value-type="float" office:value="0.0000090073" calcext:value-type="float">
            <text:p>9.01E-06</text:p>
          </table:table-cell>
          <table:table-cell office:value-type="float" office:value="0.00000150702120091" calcext:value-type="float">
            <text:p>1.51E-06</text:p>
          </table:table-cell>
          <table:table-cell office:value-type="float" office:value="0.10105404" calcext:value-type="float">
            <text:p>0.10105404</text:p>
          </table:table-cell>
          <table:table-cell office:value-type="float" office:value="0.00312687192795" calcext:value-type="float">
            <text:p>0.00312687192795</text:p>
          </table:table-cell>
          <table:table-cell office:value-type="float" office:value="0.006211338" calcext:value-type="float">
            <text:p>0.006211338</text:p>
          </table:table-cell>
          <table:table-cell office:value-type="float" office:value="0.000823406291691" calcext:value-type="float">
            <text:p>0.000823406291691</text:p>
          </table:table-cell>
          <table:table-cell table:style-name="ce1" office:value-type="float" office:value="0.0000020433" calcext:value-type="float">
            <text:p>2.04E-06</text:p>
          </table:table-cell>
          <table:table-cell office:value-type="float" office:value="0.00000045606189882" calcext:value-type="float">
            <text:p>4.56E-07</text:p>
          </table:table-cell>
          <table:table-cell table:style-name="ce1" office:value-type="float" office:value="0.0000019446" calcext:value-type="float">
            <text:p>1.94E-06</text:p>
          </table:table-cell>
          <table:table-cell office:value-type="float" office:value="0.000000384734020677" calcext:value-type="float">
            <text:p>3.85E-07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1025508" calcext:value-type="float">
            <text:p>0.0001025508</text:p>
          </table:table-cell>
          <table:table-cell office:value-type="float" office:value="0.00000870892558496" calcext:value-type="float">
            <text:p>8.71E-06</text:p>
          </table:table-cell>
          <table:table-cell office:value-type="float" office:value="0.0001040584" calcext:value-type="float">
            <text:p>0.0001040584</text:p>
          </table:table-cell>
          <table:table-cell office:value-type="float" office:value="0.0000101391183838" calcext:value-type="float">
            <text:p>1.01E-05</text:p>
          </table:table-cell>
          <table:table-cell table:style-name="ce1" office:value-type="float" office:value="0.0000952832" calcext:value-type="float">
            <text:p>9.53E-05</text:p>
          </table:table-cell>
          <table:table-cell office:value-type="float" office:value="0.0000164536795466" calcext:value-type="float">
            <text:p>1.65E-05</text:p>
          </table:table-cell>
          <table:table-cell office:value-type="float" office:value="0.0001089798" calcext:value-type="float">
            <text:p>0.0001089798</text:p>
          </table:table-cell>
          <table:table-cell office:value-type="float" office:value="0.00000238592198811" calcext:value-type="float">
            <text:p>2.39E-06</text:p>
          </table:table-cell>
          <table:table-cell table:style-name="ce1" office:value-type="float" office:value="0.0000888477" calcext:value-type="float">
            <text:p>8.88E-05</text:p>
          </table:table-cell>
          <table:table-cell office:value-type="float" office:value="0.00000525680934175" calcext:value-type="float">
            <text:p>5.26E-06</text:p>
          </table:table-cell>
          <table:table-cell office:value-type="float" office:value="0.0001099057" calcext:value-type="float">
            <text:p>0.0001099057</text:p>
          </table:table-cell>
          <table:table-cell office:value-type="float" office:value="0.00000207825258063" calcext:value-type="float">
            <text:p>2.08E-06</text:p>
          </table:table-cell>
          <table:table-cell table:style-name="ce1" office:value-type="float" office:value="0.0000245742" calcext:value-type="float">
            <text:p>2.46E-05</text:p>
          </table:table-cell>
          <table:table-cell table:style-name="ce1" office:value-type="float" office:value="0.00000763306363133" calcext:value-type="float">
            <text:p>7.63E-06</text:p>
          </table:table-cell>
          <table:table-cell office:value-type="float" office:value="0.0003319163" calcext:value-type="float">
            <text:p>0.0003319163</text:p>
          </table:table-cell>
          <table:table-cell table:style-name="ce1" office:value-type="float" office:value="0.0000115077834052" calcext:value-type="float">
            <text:p>1.15E-05</text:p>
          </table:table-cell>
          <table:table-cell office:value-type="float" office:value="0.007092876" calcext:value-type="float">
            <text:p>0.007092876</text:p>
          </table:table-cell>
          <table:table-cell office:value-type="float" office:value="0.000440859363295" calcext:value-type="float">
            <text:p>0.000440859363295</text:p>
          </table:table-cell>
          <table:table-cell table:style-name="ce1" office:value-type="float" office:value="0.0000080354" calcext:value-type="float">
            <text:p>8.04E-06</text:p>
          </table:table-cell>
          <table:table-cell office:value-type="float" office:value="0.00000170417775547" calcext:value-type="float">
            <text:p>1.70E-06</text:p>
          </table:table-cell>
          <table:table-cell table:style-name="ce1" office:value-type="float" office:value="0.0000064281" calcext:value-type="float">
            <text:p>6.43E-06</text:p>
          </table:table-cell>
          <table:table-cell office:value-type="float" office:value="0.000000053778248391" calcext:value-type="float">
            <text:p>5.38E-08</text:p>
          </table:table-cell>
          <table:table-cell table:style-name="ce1" office:value-type="float" office:value="0.0000335779" calcext:value-type="float">
            <text:p>3.36E-05</text:p>
          </table:table-cell>
          <table:table-cell office:value-type="float" office:value="0.00000405275682441" calcext:value-type="float">
            <text:p>4.05E-06</text:p>
          </table:table-cell>
          <table:table-cell office:value-type="float" office:value="0.09997852" calcext:value-type="float">
            <text:p>0.09997852</text:p>
          </table:table-cell>
          <table:table-cell office:value-type="float" office:value="0.00365021903294" calcext:value-type="float">
            <text:p>0.00365021903294</text:p>
          </table:table-cell>
          <table:table-cell office:value-type="float" office:value="0.005888429" calcext:value-type="float">
            <text:p>0.005888429</text:p>
          </table:table-cell>
          <table:table-cell office:value-type="float" office:value="0.00028134070703" calcext:value-type="float">
            <text:p>0.00028134070703</text:p>
          </table:table-cell>
          <table:table-cell table:style-name="ce1" office:value-type="float" office:value="0.0000072928" calcext:value-type="float">
            <text:p>7.29E-06</text:p>
          </table:table-cell>
          <table:table-cell office:value-type="float" office:value="0.000000926581986539" calcext:value-type="float">
            <text:p>9.27E-07</text:p>
          </table:table-cell>
          <table:table-cell table:style-name="ce1" office:value-type="float" office:value="0.0000072068" calcext:value-type="float">
            <text:p>7.21E-06</text:p>
          </table:table-cell>
          <table:table-cell office:value-type="float" office:value="0.000000932032760511" calcext:value-type="float">
            <text:p>9.32E-07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02220433" calcext:value-type="float">
            <text:p>0.0002220433</text:p>
          </table:table-cell>
          <table:table-cell office:value-type="float" office:value="0.0000184599090045" calcext:value-type="float">
            <text:p>1.85E-05</text:p>
          </table:table-cell>
          <table:table-cell office:value-type="float" office:value="0.0002138592" calcext:value-type="float">
            <text:p>0.0002138592</text:p>
          </table:table-cell>
          <table:table-cell office:value-type="float" office:value="0.00000917231093867" calcext:value-type="float">
            <text:p>9.17E-06</text:p>
          </table:table-cell>
          <table:table-cell office:value-type="float" office:value="0.0002061162" calcext:value-type="float">
            <text:p>0.0002061162</text:p>
          </table:table-cell>
          <table:table-cell office:value-type="float" office:value="0.00000207788780576" calcext:value-type="float">
            <text:p>2.08E-06</text:p>
          </table:table-cell>
          <table:table-cell office:value-type="float" office:value="0.0002115956" calcext:value-type="float">
            <text:p>0.0002115956</text:p>
          </table:table-cell>
          <table:table-cell office:value-type="float" office:value="0.00000950485870139" calcext:value-type="float">
            <text:p>9.50E-06</text:p>
          </table:table-cell>
          <table:table-cell office:value-type="float" office:value="0.0002069584" calcext:value-type="float">
            <text:p>0.0002069584</text:p>
          </table:table-cell>
          <table:table-cell office:value-type="float" office:value="0.00000635652728741" calcext:value-type="float">
            <text:p>6.36E-06</text:p>
          </table:table-cell>
          <table:table-cell office:value-type="float" office:value="0.0002192962" calcext:value-type="float">
            <text:p>0.0002192962</text:p>
          </table:table-cell>
          <table:table-cell office:value-type="float" office:value="0.00000677407028143" calcext:value-type="float">
            <text:p>6.77E-06</text:p>
          </table:table-cell>
          <table:table-cell office:value-type="float" office:value="0.0001031509" calcext:value-type="float">
            <text:p>0.0001031509</text:p>
          </table:table-cell>
          <table:table-cell table:style-name="ce1" office:value-type="float" office:value="0.0000237149716164" calcext:value-type="float">
            <text:p>2.37E-05</text:p>
          </table:table-cell>
          <table:table-cell office:value-type="float" office:value="0.0004907882" calcext:value-type="float">
            <text:p>0.0004907882</text:p>
          </table:table-cell>
          <table:table-cell table:style-name="ce1" office:value-type="float" office:value="0.0000330974418676" calcext:value-type="float">
            <text:p>3.31E-05</text:p>
          </table:table-cell>
          <table:table-cell office:value-type="float" office:value="0.007301556" calcext:value-type="float">
            <text:p>0.007301556</text:p>
          </table:table-cell>
          <table:table-cell office:value-type="float" office:value="0.000692961565732" calcext:value-type="float">
            <text:p>0.000692961565732</text:p>
          </table:table-cell>
          <table:table-cell table:style-name="ce1" office:value-type="float" office:value="0.0000302401" calcext:value-type="float">
            <text:p>3.02E-05</text:p>
          </table:table-cell>
          <table:table-cell office:value-type="float" office:value="0.000000840028101382" calcext:value-type="float">
            <text:p>8.40E-07</text:p>
          </table:table-cell>
          <table:table-cell table:style-name="ce1" office:value-type="float" office:value="0.0000260205" calcext:value-type="float">
            <text:p>2.60E-05</text:p>
          </table:table-cell>
          <table:table-cell office:value-type="float" office:value="0.00000171323691363" calcext:value-type="float">
            <text:p>1.71E-06</text:p>
          </table:table-cell>
          <table:table-cell office:value-type="float" office:value="0.0001680362" calcext:value-type="float">
            <text:p>0.0001680362</text:p>
          </table:table-cell>
          <table:table-cell office:value-type="float" office:value="0.0000366301689862" calcext:value-type="float">
            <text:p>3.66E-05</text:p>
          </table:table-cell>
          <table:table-cell office:value-type="float" office:value="0.0994234" calcext:value-type="float">
            <text:p>0.0994234</text:p>
          </table:table-cell>
          <table:table-cell office:value-type="float" office:value="0.00168734745154" calcext:value-type="float">
            <text:p>0.00168734745154</text:p>
          </table:table-cell>
          <table:table-cell office:value-type="float" office:value="0.006336807" calcext:value-type="float">
            <text:p>0.006336807</text:p>
          </table:table-cell>
          <table:table-cell office:value-type="float" office:value="0.000735737943565" calcext:value-type="float">
            <text:p>0.000735737943565</text:p>
          </table:table-cell>
          <table:table-cell table:style-name="ce1" office:value-type="float" office:value="0.0000355143" calcext:value-type="float">
            <text:p>3.55E-05</text:p>
          </table:table-cell>
          <table:table-cell office:value-type="float" office:value="0.00000999010516072" calcext:value-type="float">
            <text:p>9.99E-06</text:p>
          </table:table-cell>
          <table:table-cell table:style-name="ce1" office:value-type="float" office:value="0.0000363501" calcext:value-type="float">
            <text:p>3.64E-05</text:p>
          </table:table-cell>
          <table:table-cell office:value-type="float" office:value="0.0000121453201088" calcext:value-type="float">
            <text:p>1.21E-05</text:p>
          </table:table-cell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07780319" calcext:value-type="float">
            <text:p>0.0007780319</text:p>
          </table:table-cell>
          <table:table-cell office:value-type="float" office:value="0.000059036991286" calcext:value-type="float">
            <text:p>5.90E-05</text:p>
          </table:table-cell>
          <table:table-cell office:value-type="float" office:value="0.000466367" calcext:value-type="float">
            <text:p>0.000466367</text:p>
          </table:table-cell>
          <table:table-cell office:value-type="float" office:value="0.00000771425672952" calcext:value-type="float">
            <text:p>7.71E-06</text:p>
          </table:table-cell>
          <table:table-cell office:value-type="float" office:value="0.0007517437" calcext:value-type="float">
            <text:p>0.0007517437</text:p>
          </table:table-cell>
          <table:table-cell office:value-type="float" office:value="0.00000815378670108" calcext:value-type="float">
            <text:p>8.15E-06</text:p>
          </table:table-cell>
          <table:table-cell office:value-type="float" office:value="0.0006850581" calcext:value-type="float">
            <text:p>0.0006850581</text:p>
          </table:table-cell>
          <table:table-cell office:value-type="float" office:value="0.00000960655548687" calcext:value-type="float">
            <text:p>9.61E-06</text:p>
          </table:table-cell>
          <table:table-cell office:value-type="float" office:value="0.0007540529" calcext:value-type="float">
            <text:p>0.0007540529</text:p>
          </table:table-cell>
          <table:table-cell office:value-type="float" office:value="0.0000110530328513" calcext:value-type="float">
            <text:p>1.11E-05</text:p>
          </table:table-cell>
          <table:table-cell office:value-type="float" office:value="0.000715276" calcext:value-type="float">
            <text:p>0.000715276</text:p>
          </table:table-cell>
          <table:table-cell office:value-type="float" office:value="0.00000708409031249" calcext:value-type="float">
            <text:p>7.08E-06</text:p>
          </table:table-cell>
          <table:table-cell office:value-type="float" office:value="0.0004780697" calcext:value-type="float">
            <text:p>0.0004780697</text:p>
          </table:table-cell>
          <table:table-cell office:value-type="float" office:value="0.000112266159641" calcext:value-type="float">
            <text:p>0.000112266159641</text:p>
          </table:table-cell>
          <table:table-cell office:value-type="float" office:value="0.001619024" calcext:value-type="float">
            <text:p>0.001619024</text:p>
          </table:table-cell>
          <table:table-cell office:value-type="float" office:value="0.000588071791558" calcext:value-type="float">
            <text:p>0.000588071791558</text:p>
          </table:table-cell>
          <table:table-cell office:value-type="float" office:value="0.007838524" calcext:value-type="float">
            <text:p>0.007838524</text:p>
          </table:table-cell>
          <table:table-cell office:value-type="float" office:value="0.000646223101623" calcext:value-type="float">
            <text:p>0.000646223101623</text:p>
          </table:table-cell>
          <table:table-cell office:value-type="float" office:value="0.0001321604" calcext:value-type="float">
            <text:p>0.0001321604</text:p>
          </table:table-cell>
          <table:table-cell office:value-type="float" office:value="0.00000403556924802" calcext:value-type="float">
            <text:p>4.04E-06</text:p>
          </table:table-cell>
          <table:table-cell office:value-type="float" office:value="0.0001105888" calcext:value-type="float">
            <text:p>0.0001105888</text:p>
          </table:table-cell>
          <table:table-cell office:value-type="float" office:value="0.00000264513871932" calcext:value-type="float">
            <text:p>2.65E-06</text:p>
          </table:table-cell>
          <table:table-cell office:value-type="float" office:value="0.0006522489" calcext:value-type="float">
            <text:p>0.0006522489</text:p>
          </table:table-cell>
          <table:table-cell office:value-type="float" office:value="0.0000330666025653" calcext:value-type="float">
            <text:p>3.31E-05</text:p>
          </table:table-cell>
          <table:table-cell office:value-type="float" office:value="0.10134233" calcext:value-type="float">
            <text:p>0.10134233</text:p>
          </table:table-cell>
          <table:table-cell office:value-type="float" office:value="0.00426185106837" calcext:value-type="float">
            <text:p>0.00426185106837</text:p>
          </table:table-cell>
          <table:table-cell office:value-type="float" office:value="0.006943895" calcext:value-type="float">
            <text:p>0.006943895</text:p>
          </table:table-cell>
          <table:table-cell office:value-type="float" office:value="0.000938878534935" calcext:value-type="float">
            <text:p>0.000938878534935</text:p>
          </table:table-cell>
          <table:table-cell office:value-type="float" office:value="0.0001420433" calcext:value-type="float">
            <text:p>0.0001420433</text:p>
          </table:table-cell>
          <table:table-cell office:value-type="float" office:value="0.0000120381633155" calcext:value-type="float">
            <text:p>1.20E-05</text:p>
          </table:table-cell>
          <table:table-cell office:value-type="float" office:value="0.0001375129" calcext:value-type="float">
            <text:p>0.0001375129</text:p>
          </table:table-cell>
          <table:table-cell office:value-type="float" office:value="0.00000893361893138" calcext:value-type="float">
            <text:p>8.93E-06</text:p>
          </table:table-cell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02703615" calcext:value-type="float">
            <text:p>0.002703615</text:p>
          </table:table-cell>
          <table:table-cell office:value-type="float" office:value="0.0000538058524801" calcext:value-type="float">
            <text:p>5.38E-05</text:p>
          </table:table-cell>
          <table:table-cell office:value-type="float" office:value="0.001667659" calcext:value-type="float">
            <text:p>0.001667659</text:p>
          </table:table-cell>
          <table:table-cell office:value-type="float" office:value="0.0000237386232167" calcext:value-type="float">
            <text:p>2.37E-05</text:p>
          </table:table-cell>
          <table:table-cell office:value-type="float" office:value="0.002743465" calcext:value-type="float">
            <text:p>0.002743465</text:p>
          </table:table-cell>
          <table:table-cell office:value-type="float" office:value="0.0000547325790143" calcext:value-type="float">
            <text:p>5.47E-05</text:p>
          </table:table-cell>
          <table:table-cell office:value-type="float" office:value="0.002557207" calcext:value-type="float">
            <text:p>0.002557207</text:p>
          </table:table-cell>
          <table:table-cell office:value-type="float" office:value="0.0000287980798164" calcext:value-type="float">
            <text:p>2.88E-05</text:p>
          </table:table-cell>
          <table:table-cell office:value-type="float" office:value="0.002776433" calcext:value-type="float">
            <text:p>0.002776433</text:p>
          </table:table-cell>
          <table:table-cell office:value-type="float" office:value="0.0000439991638936" calcext:value-type="float">
            <text:p>4.40E-05</text:p>
          </table:table-cell>
          <table:table-cell office:value-type="float" office:value="0.002675211" calcext:value-type="float">
            <text:p>0.002675211</text:p>
          </table:table-cell>
          <table:table-cell office:value-type="float" office:value="0.0000356161303812" calcext:value-type="float">
            <text:p>3.56E-05</text:p>
          </table:table-cell>
          <table:table-cell office:value-type="float" office:value="0.002697279" calcext:value-type="float">
            <text:p>0.002697279</text:p>
          </table:table-cell>
          <table:table-cell office:value-type="float" office:value="0.000279054655756" calcext:value-type="float">
            <text:p>0.000279054655756</text:p>
          </table:table-cell>
          <table:table-cell office:value-type="float" office:value="0.006029387" calcext:value-type="float">
            <text:p>0.006029387</text:p>
          </table:table-cell>
          <table:table-cell office:value-type="float" office:value="0.00035526174107" calcext:value-type="float">
            <text:p>0.00035526174107</text:p>
          </table:table-cell>
          <table:table-cell office:value-type="float" office:value="0.01073808" calcext:value-type="float">
            <text:p>0.01073808</text:p>
          </table:table-cell>
          <table:table-cell office:value-type="float" office:value="0.000162337130688" calcext:value-type="float">
            <text:p>0.000162337130688</text:p>
          </table:table-cell>
          <table:table-cell office:value-type="float" office:value="0.0007003387" calcext:value-type="float">
            <text:p>0.0007003387</text:p>
          </table:table-cell>
          <table:table-cell office:value-type="float" office:value="0.0000237883540603" calcext:value-type="float">
            <text:p>2.38E-05</text:p>
          </table:table-cell>
          <table:table-cell office:value-type="float" office:value="0.000657647" calcext:value-type="float">
            <text:p>0.000657647</text:p>
          </table:table-cell>
          <table:table-cell office:value-type="float" office:value="0.000018734298783" calcext:value-type="float">
            <text:p>1.87E-05</text:p>
          </table:table-cell>
          <table:table-cell office:value-type="float" office:value="0.002726372" calcext:value-type="float">
            <text:p>0.002726372</text:p>
          </table:table-cell>
          <table:table-cell table:style-name="Default" office:value-type="float" office:value="0.000394356224267" calcext:value-type="float">
            <text:p>0.000394356224267</text:p>
          </table:table-cell>
          <table:table-cell office:value-type="float" office:value="0.1061816" calcext:value-type="float">
            <text:p>0.1061816</text:p>
          </table:table-cell>
          <table:table-cell office:value-type="float" office:value="0.0060372379115" calcext:value-type="float">
            <text:p>0.0060372379115</text:p>
          </table:table-cell>
          <table:table-cell office:value-type="float" office:value="0.008765986" calcext:value-type="float">
            <text:p>0.008765986</text:p>
          </table:table-cell>
          <table:table-cell office:value-type="float" office:value="0.00187305689427" calcext:value-type="float">
            <text:p>0.00187305689427</text:p>
          </table:table-cell>
          <table:table-cell office:value-type="float" office:value="0.0006405347" calcext:value-type="float">
            <text:p>0.0006405347</text:p>
          </table:table-cell>
          <table:table-cell office:value-type="float" office:value="0.000099551700259" calcext:value-type="float">
            <text:p>9.96E-05</text:p>
          </table:table-cell>
          <table:table-cell office:value-type="float" office:value="0.000566052" calcext:value-type="float">
            <text:p>0.000566052</text:p>
          </table:table-cell>
          <table:table-cell office:value-type="float" office:value="0.0000374207003943" calcext:value-type="float">
            <text:p>3.74E-05</text:p>
          </table:table-cell>
        </table:table-row>
        <table:table-row table:style-name="ro1">
          <table:table-cell office:value-type="float" office:value="1048573" calcext:value-type="float">
            <text:p>1048573</text:p>
          </table:table-cell>
          <table:table-cell office:value-type="float" office:value="0.01074369" calcext:value-type="float">
            <text:p>0.01074369</text:p>
          </table:table-cell>
          <table:table-cell office:value-type="float" office:value="0.0000774681217591" calcext:value-type="float">
            <text:p>7.75E-05</text:p>
          </table:table-cell>
          <table:table-cell office:value-type="float" office:value="0.006126989" calcext:value-type="float">
            <text:p>0.006126989</text:p>
          </table:table-cell>
          <table:table-cell office:value-type="float" office:value="0.0000871365124962" calcext:value-type="float">
            <text:p>8.71E-05</text:p>
          </table:table-cell>
          <table:table-cell office:value-type="float" office:value="0.01084615" calcext:value-type="float">
            <text:p>0.01084615</text:p>
          </table:table-cell>
          <table:table-cell office:value-type="float" office:value="0.0000595516815697" calcext:value-type="float">
            <text:p>5.96E-05</text:p>
          </table:table-cell>
          <table:table-cell office:value-type="float" office:value="0.009901104" calcext:value-type="float">
            <text:p>0.009901104</text:p>
          </table:table-cell>
          <table:table-cell office:value-type="float" office:value="0.0000716604853458" calcext:value-type="float">
            <text:p>7.17E-05</text:p>
          </table:table-cell>
          <table:table-cell office:value-type="float" office:value="0.01111448" calcext:value-type="float">
            <text:p>0.01111448</text:p>
          </table:table-cell>
          <table:table-cell office:value-type="float" office:value="0.0000908766416633" calcext:value-type="float">
            <text:p>9.09E-05</text:p>
          </table:table-cell>
          <table:table-cell office:value-type="float" office:value="0.01028479" calcext:value-type="float">
            <text:p>0.01028479</text:p>
          </table:table-cell>
          <table:table-cell office:value-type="float" office:value="0.0000716784711208" calcext:value-type="float">
            <text:p>7.17E-05</text:p>
          </table:table-cell>
          <table:table-cell office:value-type="float" office:value="0.01185654" calcext:value-type="float">
            <text:p>0.01185654</text:p>
          </table:table-cell>
          <table:table-cell office:value-type="float" office:value="0.000111719293072" calcext:value-type="float">
            <text:p>0.000111719293072</text:p>
          </table:table-cell>
          <table:table-cell office:value-type="float" office:value="0.02096434" calcext:value-type="float">
            <text:p>0.02096434</text:p>
          </table:table-cell>
          <table:table-cell office:value-type="float" office:value="0.000936831983276" calcext:value-type="float">
            <text:p>0.000936831983276</text:p>
          </table:table-cell>
          <table:table-cell office:value-type="float" office:value="0.02136536" calcext:value-type="float">
            <text:p>0.02136536</text:p>
          </table:table-cell>
          <table:table-cell office:value-type="float" office:value="0.000841391678114" calcext:value-type="float">
            <text:p>0.000841391678114</text:p>
          </table:table-cell>
          <table:table-cell office:value-type="float" office:value="0.003062785" calcext:value-type="float">
            <text:p>0.003062785</text:p>
          </table:table-cell>
          <table:table-cell office:value-type="float" office:value="0.0000551885457621" calcext:value-type="float">
            <text:p>5.52E-05</text:p>
          </table:table-cell>
          <table:table-cell office:value-type="float" office:value="0.003019375" calcext:value-type="float">
            <text:p>0.003019375</text:p>
          </table:table-cell>
          <table:table-cell office:value-type="float" office:value="0.0000673325252839" calcext:value-type="float">
            <text:p>6.73E-05</text:p>
          </table:table-cell>
          <table:table-cell office:value-type="float" office:value="0.008750412" calcext:value-type="float">
            <text:p>0.008750412</text:p>
          </table:table-cell>
          <table:table-cell office:value-type="float" office:value="0.0000966535452934" calcext:value-type="float">
            <text:p>9.67E-05</text:p>
          </table:table-cell>
          <table:table-cell office:value-type="float" office:value="0.1111048" calcext:value-type="float">
            <text:p>0.1111048</text:p>
          </table:table-cell>
          <table:table-cell office:value-type="float" office:value="0.00200319410498" calcext:value-type="float">
            <text:p>0.00200319410498</text:p>
          </table:table-cell>
          <table:table-cell office:value-type="float" office:value="0.01421858" calcext:value-type="float">
            <text:p>0.01421858</text:p>
          </table:table-cell>
          <table:table-cell office:value-type="float" office:value="0.000535607308057" calcext:value-type="float">
            <text:p>0.000535607308057</text:p>
          </table:table-cell>
          <table:table-cell office:value-type="float" office:value="0.002234287" calcext:value-type="float">
            <text:p>0.002234287</text:p>
          </table:table-cell>
          <table:table-cell office:value-type="float" office:value="0.0000344491522392" calcext:value-type="float">
            <text:p>3.44E-05</text:p>
          </table:table-cell>
          <table:table-cell office:value-type="float" office:value="0.002187071" calcext:value-type="float">
            <text:p>0.002187071</text:p>
          </table:table-cell>
          <table:table-cell office:value-type="float" office:value="0.0000305257393941" calcext:value-type="float">
            <text:p>3.05E-05</text:p>
          </table:table-cell>
        </table:table-row>
        <table:table-row table:style-name="ro1">
          <table:table-cell office:value-type="float" office:value="4194301" calcext:value-type="float">
            <text:p>4194301</text:p>
          </table:table-cell>
          <table:table-cell office:value-type="float" office:value="0.0810825" calcext:value-type="float">
            <text:p>0.0810825</text:p>
          </table:table-cell>
          <table:table-cell table:style-name="Default" office:value-type="float" office:value="0.000343284025586" calcext:value-type="float">
            <text:p>0.000343284025586</text:p>
          </table:table-cell>
          <table:table-cell office:value-type="float" office:value="0.0451832" calcext:value-type="float">
            <text:p>0.0451832</text:p>
          </table:table-cell>
          <table:table-cell table:style-name="Default" office:value-type="float" office:value="0.000115825366633" calcext:value-type="float">
            <text:p>0.000115825366633</text:p>
          </table:table-cell>
          <table:table-cell office:value-type="float" office:value="0.08160451" calcext:value-type="float">
            <text:p>0.08160451</text:p>
          </table:table-cell>
          <table:table-cell table:style-name="Default" office:value-type="float" office:value="0.00036740667583" calcext:value-type="float">
            <text:p>0.00036740667583</text:p>
          </table:table-cell>
          <table:table-cell office:value-type="float" office:value="0.07268975" calcext:value-type="float">
            <text:p>0.07268975</text:p>
          </table:table-cell>
          <table:table-cell table:style-name="Default" office:value-type="float" office:value="0.000280980755569" calcext:value-type="float">
            <text:p>0.000280980755569</text:p>
          </table:table-cell>
          <table:table-cell office:value-type="float" office:value="0.08303373" calcext:value-type="float">
            <text:p>0.08303373</text:p>
          </table:table-cell>
          <table:table-cell table:style-name="Default" office:value-type="float" office:value="0.000515667125727" calcext:value-type="float">
            <text:p>0.000515667125727</text:p>
          </table:table-cell>
          <table:table-cell office:value-type="float" office:value="0.07461215" calcext:value-type="float">
            <text:p>0.07461215</text:p>
          </table:table-cell>
          <table:table-cell table:style-name="Default" office:value-type="float" office:value="0.000167833331678" calcext:value-type="float">
            <text:p>0.000167833331678</text:p>
          </table:table-cell>
          <table:table-cell office:value-type="float" office:value="0.06661833" calcext:value-type="float">
            <text:p>0.06661833</text:p>
          </table:table-cell>
          <table:table-cell office:value-type="float" office:value="0.000163320748155" calcext:value-type="float">
            <text:p>0.000163320748155</text:p>
          </table:table-cell>
          <table:table-cell office:value-type="float" office:value="0.09862258" calcext:value-type="float">
            <text:p>0.09862258</text:p>
          </table:table-cell>
          <table:table-cell office:value-type="float" office:value="0.000514854239999" calcext:value-type="float">
            <text:p>0.000514854239999</text:p>
          </table:table-cell>
          <table:table-cell office:value-type="float" office:value="0.07071214" calcext:value-type="float">
            <text:p>0.07071214</text:p>
          </table:table-cell>
          <table:table-cell office:value-type="float" office:value="0.00241879945161" calcext:value-type="float">
            <text:p>0.00241879945161</text:p>
          </table:table-cell>
          <table:table-cell office:value-type="float" office:value="0.01337115" calcext:value-type="float">
            <text:p>0.01337115</text:p>
          </table:table-cell>
          <table:table-cell office:value-type="float" office:value="0.0000637271658452" calcext:value-type="float">
            <text:p>6.37E-05</text:p>
          </table:table-cell>
          <table:table-cell office:value-type="float" office:value="0.01320258" calcext:value-type="float">
            <text:p>0.01320258</text:p>
          </table:table-cell>
          <table:table-cell office:value-type="float" office:value="0.0000919647734492" calcext:value-type="float">
            <text:p>9.20E-05</text:p>
          </table:table-cell>
          <table:table-cell office:value-type="float" office:value="0.03385718" calcext:value-type="float">
            <text:p>0.03385718</text:p>
          </table:table-cell>
          <table:table-cell table:style-name="Default" office:value-type="float" office:value="0.000319370606036" calcext:value-type="float">
            <text:p>0.000319370606036</text:p>
          </table:table-cell>
          <table:table-cell office:value-type="float" office:value="0.1545024" calcext:value-type="float">
            <text:p>0.1545024</text:p>
          </table:table-cell>
          <table:table-cell office:value-type="float" office:value="0.00827469399501" calcext:value-type="float">
            <text:p>0.00827469399501</text:p>
          </table:table-cell>
          <table:table-cell office:value-type="float" office:value="0.04449484" calcext:value-type="float">
            <text:p>0.04449484</text:p>
          </table:table-cell>
          <table:table-cell office:value-type="float" office:value="0.00217638829164" calcext:value-type="float">
            <text:p>0.00217638829164</text:p>
          </table:table-cell>
          <table:table-cell office:value-type="float" office:value="0.009249172" calcext:value-type="float">
            <text:p>0.009249172</text:p>
          </table:table-cell>
          <table:table-cell office:value-type="float" office:value="0.0000771721650741" calcext:value-type="float">
            <text:p>7.72E-05</text:p>
          </table:table-cell>
          <table:table-cell office:value-type="float" office:value="0.009174694" calcext:value-type="float">
            <text:p>0.009174694</text:p>
          </table:table-cell>
          <table:table-cell office:value-type="float" office:value="0.0000868140691619" calcext:value-type="float">
            <text:p>8.68E-05</text:p>
          </table:table-cell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office:value-type="float" office:value="0.3215787" calcext:value-type="float">
            <text:p>0.3215787</text:p>
          </table:table-cell>
          <table:table-cell table:style-name="Default" office:value-type="float" office:value="0.00108860492272" calcext:value-type="float">
            <text:p>0.00108860492272</text:p>
          </table:table-cell>
          <table:table-cell office:value-type="float" office:value="0.1798769" calcext:value-type="float">
            <text:p>0.1798769</text:p>
          </table:table-cell>
          <table:table-cell table:style-name="Default" office:value-type="float" office:value="0.000766408282546" calcext:value-type="float">
            <text:p>0.000766408282546</text:p>
          </table:table-cell>
          <table:table-cell office:value-type="float" office:value="0.3241674" calcext:value-type="float">
            <text:p>0.3241674</text:p>
          </table:table-cell>
          <table:table-cell table:style-name="Default" office:value-type="float" office:value="0.0017133553306" calcext:value-type="float">
            <text:p>0.0017133553306</text:p>
          </table:table-cell>
          <table:table-cell office:value-type="float" office:value="0.2886185" calcext:value-type="float">
            <text:p>0.2886185</text:p>
          </table:table-cell>
          <table:table-cell table:style-name="Default" office:value-type="float" office:value="0.00120161726667" calcext:value-type="float">
            <text:p>0.00120161726667</text:p>
          </table:table-cell>
          <table:table-cell office:value-type="float" office:value="0.3294347" calcext:value-type="float">
            <text:p>0.3294347</text:p>
          </table:table-cell>
          <table:table-cell table:style-name="Default" office:value-type="float" office:value="0.000816936016806" calcext:value-type="float">
            <text:p>0.000816936016806</text:p>
          </table:table-cell>
          <table:table-cell office:value-type="float" office:value="0.2968123" calcext:value-type="float">
            <text:p>0.2968123</text:p>
          </table:table-cell>
          <table:table-cell table:style-name="Default" office:value-type="float" office:value="0.000739699496042" calcext:value-type="float">
            <text:p>0.000739699496042</text:p>
          </table:table-cell>
          <table:table-cell office:value-type="float" office:value="0.261055" calcext:value-type="float">
            <text:p>0.261055</text:p>
          </table:table-cell>
          <table:table-cell office:value-type="float" office:value="0.00194604733299" calcext:value-type="float">
            <text:p>0.00194604733299</text:p>
          </table:table-cell>
          <table:table-cell office:value-type="float" office:value="0.3837058" calcext:value-type="float">
            <text:p>0.3837058</text:p>
          </table:table-cell>
          <table:table-cell office:value-type="float" office:value="0.00141318959961" calcext:value-type="float">
            <text:p>0.00141318959961</text:p>
          </table:table-cell>
          <table:table-cell office:value-type="float" office:value="0.2144166" calcext:value-type="float">
            <text:p>0.2144166</text:p>
          </table:table-cell>
          <table:table-cell office:value-type="float" office:value="0.00201427892805" calcext:value-type="float">
            <text:p>0.00201427892805</text:p>
          </table:table-cell>
          <table:table-cell office:value-type="float" office:value="0.05460268" calcext:value-type="float">
            <text:p>0.05460268</text:p>
          </table:table-cell>
          <table:table-cell table:style-name="Default" office:value-type="float" office:value="0.00021119821022" calcext:value-type="float">
            <text:p>0.00021119821022</text:p>
          </table:table-cell>
          <table:table-cell office:value-type="float" office:value="0.05409999" calcext:value-type="float">
            <text:p>0.05409999</text:p>
          </table:table-cell>
          <table:table-cell table:style-name="Default" office:value-type="float" office:value="0.000318124278475" calcext:value-type="float">
            <text:p>0.000318124278475</text:p>
          </table:table-cell>
          <table:table-cell office:value-type="float" office:value="0.1321082" calcext:value-type="float">
            <text:p>0.1321082</text:p>
          </table:table-cell>
          <table:table-cell table:style-name="Default" office:value-type="float" office:value="0.000298282044008" calcext:value-type="float">
            <text:p>0.000298282044008</text:p>
          </table:table-cell>
          <table:table-cell office:value-type="float" office:value="0.3124127" calcext:value-type="float">
            <text:p>0.3124127</text:p>
          </table:table-cell>
          <table:table-cell office:value-type="float" office:value="0.00332287563047" calcext:value-type="float">
            <text:p>0.00332287563047</text:p>
          </table:table-cell>
          <table:table-cell office:value-type="float" office:value="0.1315637" calcext:value-type="float">
            <text:p>0.1315637</text:p>
          </table:table-cell>
          <table:table-cell office:value-type="float" office:value="0.00299872639817" calcext:value-type="float">
            <text:p>0.00299872639817</text:p>
          </table:table-cell>
          <table:table-cell office:value-type="float" office:value="0.037197" calcext:value-type="float">
            <text:p>0.037197</text:p>
          </table:table-cell>
          <table:table-cell table:style-name="Default" office:value-type="float" office:value="0.000201221022759" calcext:value-type="float">
            <text:p>0.000201221022759</text:p>
          </table:table-cell>
          <table:table-cell office:value-type="float" office:value="0.03700128" calcext:value-type="float">
            <text:p>0.03700128</text:p>
          </table:table-cell>
          <table:table-cell table:style-name="Default" office:value-type="float" office:value="0.000133397649488" calcext:value-type="float">
            <text:p>0.000133397649488</text:p>
          </table:table-cell>
        </table:table-row>
        <table:table-row table:style-name="ro1">
          <table:table-cell office:value-type="float" office:value="67108859" calcext:value-type="float">
            <text:p>67108859</text:p>
          </table:table-cell>
          <table:table-cell office:value-type="float" office:value="1.284986" calcext:value-type="float">
            <text:p>1.284986</text:p>
          </table:table-cell>
          <table:table-cell table:style-name="Default" office:value-type="float" office:value="0.00313585076176" calcext:value-type="float">
            <text:p>0.00313585076176</text:p>
          </table:table-cell>
          <table:table-cell office:value-type="float" office:value="0.7174436" calcext:value-type="float">
            <text:p>0.7174436</text:p>
          </table:table-cell>
          <table:table-cell table:style-name="Default" office:value-type="float" office:value="0.00237272137241" calcext:value-type="float">
            <text:p>0.00237272137241</text:p>
          </table:table-cell>
          <table:table-cell office:value-type="float" office:value="1.296428" calcext:value-type="float">
            <text:p>1.296428</text:p>
          </table:table-cell>
          <table:table-cell table:style-name="Default" office:value-type="float" office:value="0.00268658312525" calcext:value-type="float">
            <text:p>0.00268658312525</text:p>
          </table:table-cell>
          <table:table-cell office:value-type="float" office:value="1.153098" calcext:value-type="float">
            <text:p>1.153098</text:p>
          </table:table-cell>
          <table:table-cell table:style-name="Default" office:value-type="float" office:value="0.00253583560631" calcext:value-type="float">
            <text:p>0.00253583560631</text:p>
          </table:table-cell>
          <table:table-cell office:value-type="float" office:value="1.318845" calcext:value-type="float">
            <text:p>1.318845</text:p>
          </table:table-cell>
          <table:table-cell table:style-name="Default" office:value-type="float" office:value="0.00511187778066" calcext:value-type="float">
            <text:p>0.00511187778066</text:p>
          </table:table-cell>
          <table:table-cell office:value-type="float" office:value="1.186181" calcext:value-type="float">
            <text:p>1.186181</text:p>
          </table:table-cell>
          <table:table-cell table:style-name="Default" office:value-type="float" office:value="0.00307064397878" calcext:value-type="float">
            <text:p>0.00307064397878</text:p>
          </table:table-cell>
          <table:table-cell office:value-type="float" office:value="1.027277" calcext:value-type="float">
            <text:p>1.027277</text:p>
          </table:table-cell>
          <table:table-cell office:value-type="float" office:value="0.00282068175368" calcext:value-type="float">
            <text:p>0.00282068175368</text:p>
          </table:table-cell>
          <table:table-cell office:value-type="float" office:value="1.524775" calcext:value-type="float">
            <text:p>1.524775</text:p>
          </table:table-cell>
          <table:table-cell office:value-type="float" office:value="0.00396133324919" calcext:value-type="float">
            <text:p>0.00396133324919</text:p>
          </table:table-cell>
          <table:table-cell office:value-type="float" office:value="1.531634" calcext:value-type="float">
            <text:p>1.531634</text:p>
          </table:table-cell>
          <table:table-cell office:value-type="float" office:value="0.0464298850598" calcext:value-type="float">
            <text:p>0.0464298850598</text:p>
          </table:table-cell>
          <table:table-cell office:value-type="float" office:value="0.2174421" calcext:value-type="float">
            <text:p>0.2174421</text:p>
          </table:table-cell>
          <table:table-cell table:style-name="Default" office:value-type="float" office:value="0.00200784591319" calcext:value-type="float">
            <text:p>0.00200784591319</text:p>
          </table:table-cell>
          <table:table-cell office:value-type="float" office:value="0.2148684" calcext:value-type="float">
            <text:p>0.2148684</text:p>
          </table:table-cell>
          <table:table-cell table:style-name="Default" office:value-type="float" office:value="0.00229367551711" calcext:value-type="float">
            <text:p>0.00229367551711</text:p>
          </table:table-cell>
          <table:table-cell office:value-type="float" office:value="0.5272383" calcext:value-type="float">
            <text:p>0.5272383</text:p>
          </table:table-cell>
          <table:table-cell table:style-name="Default" office:value-type="float" office:value="0.000755010824058" calcext:value-type="float">
            <text:p>0.000755010824058</text:p>
          </table:table-cell>
          <table:table-cell office:value-type="float" office:value="0.9572079" calcext:value-type="float">
            <text:p>0.9572079</text:p>
          </table:table-cell>
          <table:table-cell office:value-type="float" office:value="0.0046389122875" calcext:value-type="float">
            <text:p>0.0046389122875</text:p>
          </table:table-cell>
          <table:table-cell office:value-type="float" office:value="0.4667997" calcext:value-type="float">
            <text:p>0.4667997</text:p>
          </table:table-cell>
          <table:table-cell office:value-type="float" office:value="0.00132534348168" calcext:value-type="float">
            <text:p>0.00132534348168</text:p>
          </table:table-cell>
          <table:table-cell office:value-type="float" office:value="0.1522257" calcext:value-type="float">
            <text:p>0.1522257</text:p>
          </table:table-cell>
          <table:table-cell table:style-name="Default" office:value-type="float" office:value="0.000316982316366" calcext:value-type="float">
            <text:p>0.000316982316366</text:p>
          </table:table-cell>
          <table:table-cell office:value-type="float" office:value="0.1513682" calcext:value-type="float">
            <text:p>0.1513682</text:p>
          </table:table-cell>
          <table:table-cell table:style-name="Default" office:value-type="float" office:value="0.000289056242124" calcext:value-type="float">
            <text:p>0.000289056242124</text:p>
          </table:table-cell>
        </table:table-row>
      </table:table>
      <table:table table:name="CUDA 2D POW2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table:style-name="Default"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table:style-name="Default"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table:style-name="Default"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Default"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table:style-name="Default"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table:style-name="Default"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Default"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table:style-name="Default"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40306" calcext:value-type="float">
            <text:p>4.03E-05</text:p>
          </table:table-cell>
          <table:table-cell office:value-type="float" office:value="0.000000799008691373" calcext:value-type="float">
            <text:p>7.99E-07</text:p>
          </table:table-cell>
          <table:table-cell office:value-type="float" office:value="0.0000604477" calcext:value-type="float">
            <text:p>6.04E-05</text:p>
          </table:table-cell>
          <table:table-cell office:value-type="float" office:value="0.00000244344865803" calcext:value-type="float">
            <text:p>2.44E-06</text:p>
          </table:table-cell>
          <table:table-cell office:value-type="float" office:value="0.002498417" calcext:value-type="float">
            <text:p>0.002498417</text:p>
          </table:table-cell>
          <table:table-cell table:style-name="ce1" office:value-type="float" office:value="0.000024321480241" calcext:value-type="float">
            <text:p>2.43E-05</text:p>
          </table:table-cell>
          <table:table-cell office:value-type="float" office:value="0.001457395" calcext:value-type="float">
            <text:p>0.001457395</text:p>
          </table:table-cell>
          <table:table-cell table:style-name="ce1" office:value-type="float" office:value="0.0000210048419021" calcext:value-type="float">
            <text:p>2.10E-05</text:p>
          </table:table-cell>
          <table:table-cell office:value-type="float" office:value="0.002539077" calcext:value-type="float">
            <text:p>0.002539077</text:p>
          </table:table-cell>
          <table:table-cell table:style-name="ce1" office:value-type="float" office:value="0.0000316439006059" calcext:value-type="float">
            <text:p>3.16E-05</text:p>
          </table:table-cell>
          <table:table-cell office:value-type="float" office:value="0.002433351" calcext:value-type="float">
            <text:p>0.002433351</text:p>
          </table:table-cell>
          <table:table-cell table:style-name="ce1" office:value-type="float" office:value="0.000050358974363" calcext:value-type="float">
            <text:p>5.04E-05</text:p>
          </table:table-cell>
          <table:table-cell office:value-type="float" office:value="0.0000034096" calcext:value-type="float">
            <text:p>3.41E-06</text:p>
          </table:table-cell>
          <table:table-cell office:value-type="float" office:value="0.000000226005506324" calcext:value-type="float">
            <text:p>2.26E-07</text:p>
          </table:table-cell>
          <table:table-cell office:value-type="float" office:value="0.0002669108" calcext:value-type="float">
            <text:p>0.0002669108</text:p>
          </table:table-cell>
          <table:table-cell office:value-type="float" office:value="0.00000993301822543" calcext:value-type="float">
            <text:p>9.93E-06</text:p>
          </table:table-cell>
          <table:table-cell office:value-type="float" office:value="0.006995155" calcext:value-type="float">
            <text:p>0.006995155</text:p>
          </table:table-cell>
          <table:table-cell office:value-type="float" office:value="0.000388414250833" calcext:value-type="float">
            <text:p>0.000388414250833</text:p>
          </table:table-cell>
          <table:table-cell office:value-type="float" office:value="0.0000010504" calcext:value-type="float">
            <text:p>1.05E-06</text:p>
          </table:table-cell>
          <table:table-cell office:value-type="float" office:value="0.0000000566396013796" calcext:value-type="float">
            <text:p>5.66E-08</text:p>
          </table:table-cell>
          <table:table-cell office:value-type="float" office:value="0.0000008872" calcext:value-type="float">
            <text:p>8.87E-07</text:p>
          </table:table-cell>
          <table:table-cell office:value-type="float" office:value="0.000000036162595777" calcext:value-type="float">
            <text:p>3.62E-08</text:p>
          </table:table-cell>
          <table:table-cell office:value-type="float" office:value="0.000005268" calcext:value-type="float">
            <text:p>5.27E-06</text:p>
          </table:table-cell>
          <table:table-cell office:value-type="float" office:value="0.000000767545438394" calcext:value-type="float">
            <text:p>7.68E-07</text:p>
          </table:table-cell>
          <table:table-cell office:value-type="float" office:value="0.10236369" calcext:value-type="float">
            <text:p>0.10236369</text:p>
          </table:table-cell>
          <table:table-cell office:value-type="float" office:value="0.016903064237" calcext:value-type="float">
            <text:p>0.016903064237</text:p>
          </table:table-cell>
          <table:table-cell office:value-type="float" office:value="0.009222258" calcext:value-type="float">
            <text:p>0.009222258</text:p>
          </table:table-cell>
          <table:table-cell office:value-type="float" office:value="0.0105087500212" calcext:value-type="float">
            <text:p>0.0105087500212</text:p>
          </table:table-cell>
          <table:table-cell office:value-type="float" office:value="0.0000012788" calcext:value-type="float">
            <text:p>1.28E-06</text:p>
          </table:table-cell>
          <table:table-cell office:value-type="float" office:value="0.000000227462231297" calcext:value-type="float">
            <text:p>2.27E-07</text:p>
          </table:table-cell>
          <table:table-cell office:value-type="float" office:value="0.0000012331" calcext:value-type="float">
            <text:p>1.23E-06</text:p>
          </table:table-cell>
          <table:table-cell office:value-type="float" office:value="0.000000327508252653" calcext:value-type="float">
            <text:p>3.28E-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480106" calcext:value-type="float">
            <text:p>4.80E-05</text:p>
          </table:table-cell>
          <table:table-cell office:value-type="float" office:value="0.000000868489390967" calcext:value-type="float">
            <text:p>8.68E-07</text:p>
          </table:table-cell>
          <table:table-cell office:value-type="float" office:value="0.00007134" calcext:value-type="float">
            <text:p>7.13E-05</text:p>
          </table:table-cell>
          <table:table-cell office:value-type="float" office:value="0.00000240961034194" calcext:value-type="float">
            <text:p>2.41E-06</text:p>
          </table:table-cell>
          <table:table-cell office:value-type="float" office:value="0.009776576" calcext:value-type="float">
            <text:p>0.009776576</text:p>
          </table:table-cell>
          <table:table-cell table:style-name="ce1" office:value-type="float" office:value="0.0000458879166375" calcext:value-type="float">
            <text:p>4.59E-05</text:p>
          </table:table-cell>
          <table:table-cell office:value-type="float" office:value="0.005497061" calcext:value-type="float">
            <text:p>0.005497061</text:p>
          </table:table-cell>
          <table:table-cell table:style-name="ce1" office:value-type="float" office:value="0.0000305860325603" calcext:value-type="float">
            <text:p>3.06E-05</text:p>
          </table:table-cell>
          <table:table-cell office:value-type="float" office:value="0.010009239" calcext:value-type="float">
            <text:p>0.010009239</text:p>
          </table:table-cell>
          <table:table-cell table:style-name="ce1" office:value-type="float" office:value="0.0000813956357621" calcext:value-type="float">
            <text:p>8.14E-05</text:p>
          </table:table-cell>
          <table:table-cell office:value-type="float" office:value="0.009463408" calcext:value-type="float">
            <text:p>0.009463408</text:p>
          </table:table-cell>
          <table:table-cell table:style-name="ce1" office:value-type="float" office:value="0.0000681370810776" calcext:value-type="float">
            <text:p>6.81E-05</text:p>
          </table:table-cell>
          <table:table-cell office:value-type="float" office:value="0.0000060343" calcext:value-type="float">
            <text:p>6.03E-06</text:p>
          </table:table-cell>
          <table:table-cell office:value-type="float" office:value="0.000000382121577512" calcext:value-type="float">
            <text:p>3.82E-07</text:p>
          </table:table-cell>
          <table:table-cell office:value-type="float" office:value="0.0002784344" calcext:value-type="float">
            <text:p>0.0002784344</text:p>
          </table:table-cell>
          <table:table-cell office:value-type="float" office:value="0.000012750430086" calcext:value-type="float">
            <text:p>1.28E-05</text:p>
          </table:table-cell>
          <table:table-cell office:value-type="float" office:value="0.006955988" calcext:value-type="float">
            <text:p>0.006955988</text:p>
          </table:table-cell>
          <table:table-cell office:value-type="float" office:value="0.000388598966768" calcext:value-type="float">
            <text:p>0.000388598966768</text:p>
          </table:table-cell>
          <table:table-cell office:value-type="float" office:value="0.0000019539" calcext:value-type="float">
            <text:p>1.95E-06</text:p>
          </table:table-cell>
          <table:table-cell office:value-type="float" office:value="0.0000000101811372427" calcext:value-type="float">
            <text:p>1.02E-08</text:p>
          </table:table-cell>
          <table:table-cell office:value-type="float" office:value="0.0000016755" calcext:value-type="float">
            <text:p>1.68E-06</text:p>
          </table:table-cell>
          <table:table-cell office:value-type="float" office:value="0.0000000210409653348" calcext:value-type="float">
            <text:p>2.10E-08</text:p>
          </table:table-cell>
          <table:table-cell office:value-type="float" office:value="0.0000116419" calcext:value-type="float">
            <text:p>1.16E-05</text:p>
          </table:table-cell>
          <table:table-cell office:value-type="float" office:value="0.00000195396152868" calcext:value-type="float">
            <text:p>1.95E-06</text:p>
          </table:table-cell>
          <table:table-cell office:value-type="float" office:value="0.09776626" calcext:value-type="float">
            <text:p>0.09776626</text:p>
          </table:table-cell>
          <table:table-cell office:value-type="float" office:value="0.00270928171178" calcext:value-type="float">
            <text:p>0.00270928171178</text:p>
          </table:table-cell>
          <table:table-cell office:value-type="float" office:value="0.006013122" calcext:value-type="float">
            <text:p>0.006013122</text:p>
          </table:table-cell>
          <table:table-cell office:value-type="float" office:value="0.000394628601002" calcext:value-type="float">
            <text:p>0.000394628601002</text:p>
          </table:table-cell>
          <table:table-cell office:value-type="float" office:value="0.0000028015" calcext:value-type="float">
            <text:p>2.80E-06</text:p>
          </table:table-cell>
          <table:table-cell office:value-type="float" office:value="0.000000512804760335" calcext:value-type="float">
            <text:p>5.13E-07</text:p>
          </table:table-cell>
          <table:table-cell office:value-type="float" office:value="0.0000026665" calcext:value-type="float">
            <text:p>2.67E-06</text:p>
          </table:table-cell>
          <table:table-cell office:value-type="float" office:value="0.000000516177456566" calcext:value-type="float">
            <text:p>5.16E-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636495" calcext:value-type="float">
            <text:p>6.36E-05</text:p>
          </table:table-cell>
          <table:table-cell office:value-type="float" office:value="0.00000924054315684" calcext:value-type="float">
            <text:p>9.24E-06</text:p>
          </table:table-cell>
          <table:table-cell office:value-type="float" office:value="0.0000804756" calcext:value-type="float">
            <text:p>8.05E-05</text:p>
          </table:table-cell>
          <table:table-cell office:value-type="float" office:value="0.00000383866962487" calcext:value-type="float">
            <text:p>3.84E-06</text:p>
          </table:table-cell>
          <table:table-cell office:value-type="float" office:value="0.07673091" calcext:value-type="float">
            <text:p>0.07673091</text:p>
          </table:table-cell>
          <table:table-cell office:value-type="float" office:value="0.000362293823206" calcext:value-type="float">
            <text:p>0.000362293823206</text:p>
          </table:table-cell>
          <table:table-cell office:value-type="float" office:value="0.04142677" calcext:value-type="float">
            <text:p>0.04142677</text:p>
          </table:table-cell>
          <table:table-cell office:value-type="float" office:value="0.000377239040191" calcext:value-type="float">
            <text:p>0.000377239040191</text:p>
          </table:table-cell>
          <table:table-cell office:value-type="float" office:value="0.0778667" calcext:value-type="float">
            <text:p>0.0778667</text:p>
          </table:table-cell>
          <table:table-cell office:value-type="float" office:value="0.000368680548262" calcext:value-type="float">
            <text:p>0.000368680548262</text:p>
          </table:table-cell>
          <table:table-cell office:value-type="float" office:value="0.06975372" calcext:value-type="float">
            <text:p>0.06975372</text:p>
          </table:table-cell>
          <table:table-cell office:value-type="float" office:value="0.000286184710361" calcext:value-type="float">
            <text:p>0.000286184710361</text:p>
          </table:table-cell>
          <table:table-cell office:value-type="float" office:value="0.0000143856" calcext:value-type="float">
            <text:p>1.44E-05</text:p>
          </table:table-cell>
          <table:table-cell office:value-type="float" office:value="0.0000057548424865" calcext:value-type="float">
            <text:p>5.75E-06</text:p>
          </table:table-cell>
          <table:table-cell office:value-type="float" office:value="0.0002873174" calcext:value-type="float">
            <text:p>0.0002873174</text:p>
          </table:table-cell>
          <table:table-cell office:value-type="float" office:value="0.0000110107710619" calcext:value-type="float">
            <text:p>1.10E-05</text:p>
          </table:table-cell>
          <table:table-cell office:value-type="float" office:value="0.00643283" calcext:value-type="float">
            <text:p>0.00643283</text:p>
          </table:table-cell>
          <table:table-cell office:value-type="float" office:value="0.000149804983377" calcext:value-type="float">
            <text:p>0.000149804983377</text:p>
          </table:table-cell>
          <table:table-cell office:value-type="float" office:value="0.0000038268" calcext:value-type="float">
            <text:p>3.83E-06</text:p>
          </table:table-cell>
          <table:table-cell office:value-type="float" office:value="0.000000075828461382" calcext:value-type="float">
            <text:p>7.58E-08</text:p>
          </table:table-cell>
          <table:table-cell office:value-type="float" office:value="0.0000032651" calcext:value-type="float">
            <text:p>3.27E-06</text:p>
          </table:table-cell>
          <table:table-cell office:value-type="float" office:value="0.0000000280255835503" calcext:value-type="float">
            <text:p>2.80E-08</text:p>
          </table:table-cell>
          <table:table-cell office:value-type="float" office:value="0.0000229734" calcext:value-type="float">
            <text:p>2.30E-05</text:p>
          </table:table-cell>
          <table:table-cell office:value-type="float" office:value="0.00000258238921242" calcext:value-type="float">
            <text:p>2.58E-06</text:p>
          </table:table-cell>
          <table:table-cell office:value-type="float" office:value="0.09893386" calcext:value-type="float">
            <text:p>0.09893386</text:p>
          </table:table-cell>
          <table:table-cell office:value-type="float" office:value="0.0039775312341" calcext:value-type="float">
            <text:p>0.0039775312341</text:p>
          </table:table-cell>
          <table:table-cell office:value-type="float" office:value="0.005683843" calcext:value-type="float">
            <text:p>0.005683843</text:p>
          </table:table-cell>
          <table:table-cell office:value-type="float" office:value="0.000116349051856" calcext:value-type="float">
            <text:p>0.000116349051856</text:p>
          </table:table-cell>
          <table:table-cell office:value-type="float" office:value="0.0000050404" calcext:value-type="float">
            <text:p>5.04E-06</text:p>
          </table:table-cell>
          <table:table-cell office:value-type="float" office:value="0.000000907484704493" calcext:value-type="float">
            <text:p>9.07E-07</text:p>
          </table:table-cell>
          <table:table-cell office:value-type="float" office:value="0.0000049315" calcext:value-type="float">
            <text:p>4.93E-06</text:p>
          </table:table-cell>
          <table:table-cell office:value-type="float" office:value="0.000000918431422469" calcext:value-type="float">
            <text:p>9.18E-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834762" calcext:value-type="float">
            <text:p>8.35E-05</text:p>
          </table:table-cell>
          <table:table-cell office:value-type="float" office:value="0.00000607193657191" calcext:value-type="float">
            <text:p>6.07E-06</text:p>
          </table:table-cell>
          <table:table-cell office:value-type="float" office:value="0.0000965474" calcext:value-type="float">
            <text:p>9.65E-05</text:p>
          </table:table-cell>
          <table:table-cell office:value-type="float" office:value="0.00000588631762272" calcext:value-type="float">
            <text:p>5.89E-06</text:p>
          </table:table-cell>
          <table:table-cell office:value-type="float" office:value="0.3055531" calcext:value-type="float">
            <text:p>0.3055531</text:p>
          </table:table-cell>
          <table:table-cell office:value-type="float" office:value="0.000988666042931" calcext:value-type="float">
            <text:p>0.000988666042931</text:p>
          </table:table-cell>
          <table:table-cell office:value-type="float" office:value="0.1642243" calcext:value-type="float">
            <text:p>0.1642243</text:p>
          </table:table-cell>
          <table:table-cell office:value-type="float" office:value="0.000379436145997" calcext:value-type="float">
            <text:p>0.000379436145997</text:p>
          </table:table-cell>
          <table:table-cell office:value-type="float" office:value="0.3109346" calcext:value-type="float">
            <text:p>0.3109346</text:p>
          </table:table-cell>
          <table:table-cell office:value-type="float" office:value="0.000681823567925" calcext:value-type="float">
            <text:p>0.000681823567925</text:p>
          </table:table-cell>
          <table:table-cell office:value-type="float" office:value="0.2794624" calcext:value-type="float">
            <text:p>0.2794624</text:p>
          </table:table-cell>
          <table:table-cell office:value-type="float" office:value="0.000471913645585" calcext:value-type="float">
            <text:p>0.000471913645585</text:p>
          </table:table-cell>
          <table:table-cell office:value-type="float" office:value="0.0000227404" calcext:value-type="float">
            <text:p>2.27E-05</text:p>
          </table:table-cell>
          <table:table-cell office:value-type="float" office:value="0.00000488107012857" calcext:value-type="float">
            <text:p>4.88E-06</text:p>
          </table:table-cell>
          <table:table-cell office:value-type="float" office:value="0.0003229043" calcext:value-type="float">
            <text:p>0.0003229043</text:p>
          </table:table-cell>
          <table:table-cell office:value-type="float" office:value="0.000014411595224" calcext:value-type="float">
            <text:p>1.44E-05</text:p>
          </table:table-cell>
          <table:table-cell office:value-type="float" office:value="0.007326796" calcext:value-type="float">
            <text:p>0.007326796</text:p>
          </table:table-cell>
          <table:table-cell office:value-type="float" office:value="0.00105392049261" calcext:value-type="float">
            <text:p>0.00105392049261</text:p>
          </table:table-cell>
          <table:table-cell office:value-type="float" office:value="0.0000075068" calcext:value-type="float">
            <text:p>7.51E-06</text:p>
          </table:table-cell>
          <table:table-cell office:value-type="float" office:value="0.0000000342889680996" calcext:value-type="float">
            <text:p>3.43E-08</text:p>
          </table:table-cell>
          <table:table-cell office:value-type="float" office:value="0.0000064372" calcext:value-type="float">
            <text:p>6.44E-06</text:p>
          </table:table-cell>
          <table:table-cell office:value-type="float" office:value="0.0000000292719053778" calcext:value-type="float">
            <text:p>2.93E-08</text:p>
          </table:table-cell>
          <table:table-cell office:value-type="float" office:value="0.0000403467" calcext:value-type="float">
            <text:p>4.03E-05</text:p>
          </table:table-cell>
          <table:table-cell office:value-type="float" office:value="0.00000644607765406" calcext:value-type="float">
            <text:p>6.45E-06</text:p>
          </table:table-cell>
          <table:table-cell office:value-type="float" office:value="0.10131059" calcext:value-type="float">
            <text:p>0.10131059</text:p>
          </table:table-cell>
          <table:table-cell office:value-type="float" office:value="0.00335696048812" calcext:value-type="float">
            <text:p>0.00335696048812</text:p>
          </table:table-cell>
          <table:table-cell office:value-type="float" office:value="0.006051898" calcext:value-type="float">
            <text:p>0.006051898</text:p>
          </table:table-cell>
          <table:table-cell office:value-type="float" office:value="0.000555899579776" calcext:value-type="float">
            <text:p>0.000555899579776</text:p>
          </table:table-cell>
          <table:table-cell office:value-type="float" office:value="0.0000091512" calcext:value-type="float">
            <text:p>9.15E-06</text:p>
          </table:table-cell>
          <table:table-cell office:value-type="float" office:value="0.00000157059675849" calcext:value-type="float">
            <text:p>1.57E-06</text:p>
          </table:table-cell>
          <table:table-cell office:value-type="float" office:value="0.0000089349" calcext:value-type="float">
            <text:p>8.93E-06</text:p>
          </table:table-cell>
          <table:table-cell office:value-type="float" office:value="0.00000154409869071" calcext:value-type="float">
            <text:p>1.54E-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Default" office:value-type="float" office:value="0.0001191377" calcext:value-type="float">
            <text:p>0.0001191377</text:p>
          </table:table-cell>
          <table:table-cell office:value-type="float" office:value="0.00000706795302836" calcext:value-type="float">
            <text:p>7.07E-06</text:p>
          </table:table-cell>
          <table:table-cell table:style-name="Default" office:value-type="float" office:value="0.0001363586" calcext:value-type="float">
            <text:p>0.0001363586</text:p>
          </table:table-cell>
          <table:table-cell office:value-type="float" office:value="0.00000527579205639" calcext:value-type="float">
            <text:p>5.28E-06</text:p>
          </table:table-cell>
          <table:table-cell office:value-type="float" office:value="1.223353" calcext:value-type="float">
            <text:p>1.223353</text:p>
          </table:table-cell>
          <table:table-cell office:value-type="float" office:value="0.00406173485102" calcext:value-type="float">
            <text:p>0.00406173485102</text:p>
          </table:table-cell>
          <table:table-cell office:value-type="float" office:value="0.6544043" calcext:value-type="float">
            <text:p>0.6544043</text:p>
          </table:table-cell>
          <table:table-cell office:value-type="float" office:value="0.00193095198456" calcext:value-type="float">
            <text:p>0.00193095198456</text:p>
          </table:table-cell>
          <table:table-cell office:value-type="float" office:value="1.247641" calcext:value-type="float">
            <text:p>1.247641</text:p>
          </table:table-cell>
          <table:table-cell office:value-type="float" office:value="0.00246253911418" calcext:value-type="float">
            <text:p>0.00246253911418</text:p>
          </table:table-cell>
          <table:table-cell office:value-type="float" office:value="1.112761" calcext:value-type="float">
            <text:p>1.112761</text:p>
          </table:table-cell>
          <table:table-cell office:value-type="float" office:value="0.00218560670448" calcext:value-type="float">
            <text:p>0.00218560670448</text:p>
          </table:table-cell>
          <table:table-cell office:value-type="float" office:value="0.0000407222" calcext:value-type="float">
            <text:p>4.07E-05</text:p>
          </table:table-cell>
          <table:table-cell office:value-type="float" office:value="0.0000011516495223" calcext:value-type="float">
            <text:p>1.15E-06</text:p>
          </table:table-cell>
          <table:table-cell office:value-type="float" office:value="0.0003795943" calcext:value-type="float">
            <text:p>0.0003795943</text:p>
          </table:table-cell>
          <table:table-cell office:value-type="float" office:value="0.0000235449007645" calcext:value-type="float">
            <text:p>2.35E-05</text:p>
          </table:table-cell>
          <table:table-cell office:value-type="float" office:value="0.007230873" calcext:value-type="float">
            <text:p>0.007230873</text:p>
          </table:table-cell>
          <table:table-cell office:value-type="float" office:value="0.00079374938722" calcext:value-type="float">
            <text:p>0.00079374938722</text:p>
          </table:table-cell>
          <table:table-cell office:value-type="float" office:value="0.0000149" calcext:value-type="float">
            <text:p>1.49E-05</text:p>
          </table:table-cell>
          <table:table-cell office:value-type="float" office:value="0.0000000397715699687" calcext:value-type="float">
            <text:p>3.98E-08</text:p>
          </table:table-cell>
          <table:table-cell office:value-type="float" office:value="0.0000127941" calcext:value-type="float">
            <text:p>1.28E-05</text:p>
          </table:table-cell>
          <table:table-cell office:value-type="float" office:value="0.0000000871670809423" calcext:value-type="float">
            <text:p>8.72E-08</text:p>
          </table:table-cell>
          <table:table-cell office:value-type="float" office:value="0.0000902772" calcext:value-type="float">
            <text:p>9.03E-05</text:p>
          </table:table-cell>
          <table:table-cell office:value-type="float" office:value="0.0000261114151061" calcext:value-type="float">
            <text:p>2.61E-05</text:p>
          </table:table-cell>
          <table:table-cell office:value-type="float" office:value="0.10210859" calcext:value-type="float">
            <text:p>0.10210859</text:p>
          </table:table-cell>
          <table:table-cell office:value-type="float" office:value="0.0045747979257" calcext:value-type="float">
            <text:p>0.0045747979257</text:p>
          </table:table-cell>
          <table:table-cell office:value-type="float" office:value="0.005883914" calcext:value-type="float">
            <text:p>0.005883914</text:p>
          </table:table-cell>
          <table:table-cell office:value-type="float" office:value="0.000567322046797" calcext:value-type="float">
            <text:p>0.000567322046797</text:p>
          </table:table-cell>
          <table:table-cell office:value-type="float" office:value="0.0000197959" calcext:value-type="float">
            <text:p>1.98E-05</text:p>
          </table:table-cell>
          <table:table-cell office:value-type="float" office:value="0.00000537918691605" calcext:value-type="float">
            <text:p>5.38E-06</text:p>
          </table:table-cell>
          <table:table-cell office:value-type="float" office:value="0.0000196535" calcext:value-type="float">
            <text:p>1.97E-05</text:p>
          </table:table-cell>
          <table:table-cell office:value-type="float" office:value="0.0000053900049732" calcext:value-type="float">
            <text:p>5.39E-06</text:p>
          </table:table-cell>
        </table:table-row>
      </table:table>
      <table:table table:name="CUDA 2D PROD INT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table:style-name="Default"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table:style-name="Default"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Default"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table:style-name="Default"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table:style-name="Default"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Default"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table:style-name="Default"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423534" calcext:value-type="float">
            <text:p>4.24E-05</text:p>
          </table:table-cell>
          <table:table-cell office:value-type="float" office:value="0.00000291675840618" calcext:value-type="float">
            <text:p>2.92E-06</text:p>
          </table:table-cell>
          <table:table-cell table:style-name="ce1" office:value-type="float" office:value="0.000061366" calcext:value-type="float">
            <text:p>6.14E-05</text:p>
          </table:table-cell>
          <table:table-cell office:value-type="float" office:value="0.00000204908987927" calcext:value-type="float">
            <text:p>2.05E-06</text:p>
          </table:table-cell>
          <table:table-cell office:value-type="float" office:value="0.00244688" calcext:value-type="float">
            <text:p>0.00244688</text:p>
          </table:table-cell>
          <table:table-cell table:style-name="ce1" office:value-type="float" office:value="0.0000415507392634" calcext:value-type="float">
            <text:p>4.16E-05</text:p>
          </table:table-cell>
          <table:table-cell office:value-type="float" office:value="0.001391884" calcext:value-type="float">
            <text:p>0.001391884</text:p>
          </table:table-cell>
          <table:table-cell table:style-name="ce1" office:value-type="float" office:value="0.000023864174544" calcext:value-type="float">
            <text:p>2.39E-05</text:p>
          </table:table-cell>
          <table:table-cell office:value-type="float" office:value="0.002457246" calcext:value-type="float">
            <text:p>0.002457246</text:p>
          </table:table-cell>
          <table:table-cell table:style-name="ce1" office:value-type="float" office:value="0.000033716783226" calcext:value-type="float">
            <text:p>3.37E-05</text:p>
          </table:table-cell>
          <table:table-cell office:value-type="float" office:value="0.002333548" calcext:value-type="float">
            <text:p>0.002333548</text:p>
          </table:table-cell>
          <table:table-cell table:style-name="ce1" office:value-type="float" office:value="0.000041772682142" calcext:value-type="float">
            <text:p>4.18E-05</text:p>
          </table:table-cell>
          <table:table-cell office:value-type="float" office:value="0.0000033824" calcext:value-type="float">
            <text:p>3.38E-06</text:p>
          </table:table-cell>
          <table:table-cell office:value-type="float" office:value="0.000000249018160873" calcext:value-type="float">
            <text:p>2.49E-07</text:p>
          </table:table-cell>
          <table:table-cell office:value-type="float" office:value="0.0002762866" calcext:value-type="float">
            <text:p>0.0002762866</text:p>
          </table:table-cell>
          <table:table-cell office:value-type="float" office:value="0.00000803124155616" calcext:value-type="float">
            <text:p>8.03E-06</text:p>
          </table:table-cell>
          <table:table-cell office:value-type="float" office:value="0.007158641" calcext:value-type="float">
            <text:p>0.007158641</text:p>
          </table:table-cell>
          <table:table-cell office:value-type="float" office:value="0.000765342623164" calcext:value-type="float">
            <text:p>0.000765342623164</text:p>
          </table:table-cell>
          <table:table-cell office:value-type="float" office:value="0.0000010074" calcext:value-type="float">
            <text:p>1.01E-06</text:p>
          </table:table-cell>
          <table:table-cell office:value-type="float" office:value="0.00000000772010362625" calcext:value-type="float">
            <text:p>7.72E-09</text:p>
          </table:table-cell>
          <table:table-cell office:value-type="float" office:value="0.0000008595" calcext:value-type="float">
            <text:p>8.60E-07</text:p>
          </table:table-cell>
          <table:table-cell office:value-type="float" office:value="0.00000000540061724867" calcext:value-type="float">
            <text:p>5.40E-09</text:p>
          </table:table-cell>
          <table:table-cell office:value-type="float" office:value="0.0000054961" calcext:value-type="float">
            <text:p>5.50E-06</text:p>
          </table:table-cell>
          <table:table-cell office:value-type="float" office:value="0.00000121345800184" calcext:value-type="float">
            <text:p>1.21E-06</text:p>
          </table:table-cell>
          <table:table-cell office:value-type="float" office:value="0.10100369" calcext:value-type="float">
            <text:p>0.10100369</text:p>
          </table:table-cell>
          <table:table-cell office:value-type="float" office:value="0.00510094742582" calcext:value-type="float">
            <text:p>0.00510094742582</text:p>
          </table:table-cell>
          <table:table-cell office:value-type="float" office:value="0.006395552" calcext:value-type="float">
            <text:p>0.006395552</text:p>
          </table:table-cell>
          <table:table-cell office:value-type="float" office:value="0.000912015766552" calcext:value-type="float">
            <text:p>0.000912015766552</text:p>
          </table:table-cell>
          <table:table-cell office:value-type="float" office:value="0.0000013228" calcext:value-type="float">
            <text:p>1.32E-06</text:p>
          </table:table-cell>
          <table:table-cell office:value-type="float" office:value="0.000000356063602308" calcext:value-type="float">
            <text:p>3.56E-07</text:p>
          </table:table-cell>
          <table:table-cell office:value-type="float" office:value="0.0000012258" calcext:value-type="float">
            <text:p>1.23E-06</text:p>
          </table:table-cell>
          <table:table-cell office:value-type="float" office:value="0.00000029953104087" calcext:value-type="float">
            <text:p>3.00E-0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0503305" calcext:value-type="float">
            <text:p>5.03E-05</text:p>
          </table:table-cell>
          <table:table-cell office:value-type="float" office:value="0.000000773093533223" calcext:value-type="float">
            <text:p>7.73E-07</text:p>
          </table:table-cell>
          <table:table-cell table:style-name="ce1" office:value-type="float" office:value="0.0000900299" calcext:value-type="float">
            <text:p>9.00E-05</text:p>
          </table:table-cell>
          <table:table-cell office:value-type="float" office:value="0.00000179895441546" calcext:value-type="float">
            <text:p>1.80E-06</text:p>
          </table:table-cell>
          <table:table-cell office:value-type="float" office:value="0.010021912" calcext:value-type="float">
            <text:p>0.010021912</text:p>
          </table:table-cell>
          <table:table-cell office:value-type="float" office:value="0.000972058264769" calcext:value-type="float">
            <text:p>0.000972058264769</text:p>
          </table:table-cell>
          <table:table-cell office:value-type="float" office:value="0.005690878" calcext:value-type="float">
            <text:p>0.005690878</text:p>
          </table:table-cell>
          <table:table-cell table:style-name="ce1" office:value-type="float" office:value="0.000032060275108" calcext:value-type="float">
            <text:p>3.21E-05</text:p>
          </table:table-cell>
          <table:table-cell office:value-type="float" office:value="0.010147039" calcext:value-type="float">
            <text:p>0.010147039</text:p>
          </table:table-cell>
          <table:table-cell office:value-type="float" office:value="0.0010069416738" calcext:value-type="float">
            <text:p>0.0010069416738</text:p>
          </table:table-cell>
          <table:table-cell office:value-type="float" office:value="0.009470131" calcext:value-type="float">
            <text:p>0.009470131</text:p>
          </table:table-cell>
          <table:table-cell table:style-name="ce1" office:value-type="float" office:value="0.0000485760454111" calcext:value-type="float">
            <text:p>4.86E-05</text:p>
          </table:table-cell>
          <table:table-cell office:value-type="float" office:value="0.0000063108" calcext:value-type="float">
            <text:p>6.31E-06</text:p>
          </table:table-cell>
          <table:table-cell office:value-type="float" office:value="0.00000158570361529" calcext:value-type="float">
            <text:p>1.59E-06</text:p>
          </table:table-cell>
          <table:table-cell office:value-type="float" office:value="0.000284755" calcext:value-type="float">
            <text:p>0.000284755</text:p>
          </table:table-cell>
          <table:table-cell office:value-type="float" office:value="0.00000751942502234" calcext:value-type="float">
            <text:p>7.52E-06</text:p>
          </table:table-cell>
          <table:table-cell office:value-type="float" office:value="0.007619089" calcext:value-type="float">
            <text:p>0.007619089</text:p>
          </table:table-cell>
          <table:table-cell office:value-type="float" office:value="0.00106599689893" calcext:value-type="float">
            <text:p>0.00106599689893</text:p>
          </table:table-cell>
          <table:table-cell office:value-type="float" office:value="0.0000019626" calcext:value-type="float">
            <text:p>1.96E-06</text:p>
          </table:table-cell>
          <table:table-cell office:value-type="float" office:value="0.00000000959397959371" calcext:value-type="float">
            <text:p>9.59E-09</text:p>
          </table:table-cell>
          <table:table-cell office:value-type="float" office:value="0.0000016784" calcext:value-type="float">
            <text:p>1.68E-06</text:p>
          </table:table-cell>
          <table:table-cell office:value-type="float" office:value="0.0000000123216160556" calcext:value-type="float">
            <text:p>1.23E-08</text:p>
          </table:table-cell>
          <table:table-cell office:value-type="float" office:value="0.0000119114" calcext:value-type="float">
            <text:p>1.19E-05</text:p>
          </table:table-cell>
          <table:table-cell office:value-type="float" office:value="0.00000167824029534" calcext:value-type="float">
            <text:p>1.68E-06</text:p>
          </table:table-cell>
          <table:table-cell office:value-type="float" office:value="0.10271842" calcext:value-type="float">
            <text:p>0.10271842</text:p>
          </table:table-cell>
          <table:table-cell office:value-type="float" office:value="0.00456286612529" calcext:value-type="float">
            <text:p>0.00456286612529</text:p>
          </table:table-cell>
          <table:table-cell office:value-type="float" office:value="0.006478139" calcext:value-type="float">
            <text:p>0.006478139</text:p>
          </table:table-cell>
          <table:table-cell office:value-type="float" office:value="0.000973691577742" calcext:value-type="float">
            <text:p>0.000973691577742</text:p>
          </table:table-cell>
          <table:table-cell office:value-type="float" office:value="0.0000028172" calcext:value-type="float">
            <text:p>2.82E-06</text:p>
          </table:table-cell>
          <table:table-cell office:value-type="float" office:value="0.000000431035652044" calcext:value-type="float">
            <text:p>4.31E-07</text:p>
          </table:table-cell>
          <table:table-cell office:value-type="float" office:value="0.0000026807" calcext:value-type="float">
            <text:p>2.68E-06</text:p>
          </table:table-cell>
          <table:table-cell office:value-type="float" office:value="0.000000384957443535" calcext:value-type="float">
            <text:p>3.85E-0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000641295" calcext:value-type="float">
            <text:p>6.41E-05</text:p>
          </table:table-cell>
          <table:table-cell office:value-type="float" office:value="0.00000716614124043" calcext:value-type="float">
            <text:p>7.17E-06</text:p>
          </table:table-cell>
          <table:table-cell table:style-name="ce1" office:value-type="float" office:value="0.0000871548" calcext:value-type="float">
            <text:p>8.72E-05</text:p>
          </table:table-cell>
          <table:table-cell office:value-type="float" office:value="0.00000292387580676" calcext:value-type="float">
            <text:p>2.92E-06</text:p>
          </table:table-cell>
          <table:table-cell office:value-type="float" office:value="0.07808251" calcext:value-type="float">
            <text:p>0.07808251</text:p>
          </table:table-cell>
          <table:table-cell office:value-type="float" office:value="0.000202021948478" calcext:value-type="float">
            <text:p>0.000202021948478</text:p>
          </table:table-cell>
          <table:table-cell office:value-type="float" office:value="0.04204953" calcext:value-type="float">
            <text:p>0.04204953</text:p>
          </table:table-cell>
          <table:table-cell office:value-type="float" office:value="0.000183605737323" calcext:value-type="float">
            <text:p>0.000183605737323</text:p>
          </table:table-cell>
          <table:table-cell office:value-type="float" office:value="0.0794817" calcext:value-type="float">
            <text:p>0.0794817</text:p>
          </table:table-cell>
          <table:table-cell office:value-type="float" office:value="0.000235653172645" calcext:value-type="float">
            <text:p>0.000235653172645</text:p>
          </table:table-cell>
          <table:table-cell office:value-type="float" office:value="0.07146302" calcext:value-type="float">
            <text:p>0.07146302</text:p>
          </table:table-cell>
          <table:table-cell office:value-type="float" office:value="0.000388466688977" calcext:value-type="float">
            <text:p>0.000388466688977</text:p>
          </table:table-cell>
          <table:table-cell office:value-type="float" office:value="0.0000117143" calcext:value-type="float">
            <text:p>1.17E-05</text:p>
          </table:table-cell>
          <table:table-cell office:value-type="float" office:value="0.0000033979841099" calcext:value-type="float">
            <text:p>3.40E-06</text:p>
          </table:table-cell>
          <table:table-cell office:value-type="float" office:value="0.0004753934" calcext:value-type="float">
            <text:p>0.0004753934</text:p>
          </table:table-cell>
          <table:table-cell table:style-name="Default" office:value-type="float" office:value="0.000354081930094" calcext:value-type="float">
            <text:p>0.000354081930094</text:p>
          </table:table-cell>
          <table:table-cell office:value-type="float" office:value="0.007715789" calcext:value-type="float">
            <text:p>0.007715789</text:p>
          </table:table-cell>
          <table:table-cell office:value-type="float" office:value="0.000992011130117" calcext:value-type="float">
            <text:p>0.000992011130117</text:p>
          </table:table-cell>
          <table:table-cell office:value-type="float" office:value="0.0000038504" calcext:value-type="float">
            <text:p>3.85E-06</text:p>
          </table:table-cell>
          <table:table-cell office:value-type="float" office:value="0.0000000799071683615" calcext:value-type="float">
            <text:p>7.99E-08</text:p>
          </table:table-cell>
          <table:table-cell office:value-type="float" office:value="0.0000032759" calcext:value-type="float">
            <text:p>3.28E-06</text:p>
          </table:table-cell>
          <table:table-cell office:value-type="float" office:value="0.0000000343978358492" calcext:value-type="float">
            <text:p>3.44E-08</text:p>
          </table:table-cell>
          <table:table-cell office:value-type="float" office:value="0.0000222122" calcext:value-type="float">
            <text:p>2.22E-05</text:p>
          </table:table-cell>
          <table:table-cell office:value-type="float" office:value="0.00000282285276508" calcext:value-type="float">
            <text:p>2.82E-06</text:p>
          </table:table-cell>
          <table:table-cell office:value-type="float" office:value="0.10052963" calcext:value-type="float">
            <text:p>0.10052963</text:p>
          </table:table-cell>
          <table:table-cell office:value-type="float" office:value="0.00452009509882" calcext:value-type="float">
            <text:p>0.00452009509882</text:p>
          </table:table-cell>
          <table:table-cell office:value-type="float" office:value="0.006546664" calcext:value-type="float">
            <text:p>0.006546664</text:p>
          </table:table-cell>
          <table:table-cell office:value-type="float" office:value="0.00119469171793" calcext:value-type="float">
            <text:p>0.00119469171793</text:p>
          </table:table-cell>
          <table:table-cell office:value-type="float" office:value="0.0000046325" calcext:value-type="float">
            <text:p>4.63E-06</text:p>
          </table:table-cell>
          <table:table-cell office:value-type="float" office:value="0.000000767315703533" calcext:value-type="float">
            <text:p>7.67E-07</text:p>
          </table:table-cell>
          <table:table-cell office:value-type="float" office:value="0.0000045356" calcext:value-type="float">
            <text:p>4.54E-06</text:p>
          </table:table-cell>
          <table:table-cell office:value-type="float" office:value="0.000000740175684851" calcext:value-type="float">
            <text:p>7.40E-07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0000913321" calcext:value-type="float">
            <text:p>9.13E-05</text:p>
          </table:table-cell>
          <table:table-cell office:value-type="float" office:value="0.0000018054068455" calcext:value-type="float">
            <text:p>1.81E-06</text:p>
          </table:table-cell>
          <table:table-cell office:value-type="float" office:value="0.0001094958" calcext:value-type="float">
            <text:p>0.0001094958</text:p>
          </table:table-cell>
          <table:table-cell office:value-type="float" office:value="0.00000575256207268" calcext:value-type="float">
            <text:p>5.75E-06</text:p>
          </table:table-cell>
          <table:table-cell office:value-type="float" office:value="0.3119814" calcext:value-type="float">
            <text:p>0.3119814</text:p>
          </table:table-cell>
          <table:table-cell office:value-type="float" office:value="0.00108541576264" calcext:value-type="float">
            <text:p>0.00108541576264</text:p>
          </table:table-cell>
          <table:table-cell office:value-type="float" office:value="0.1676994" calcext:value-type="float">
            <text:p>0.1676994</text:p>
          </table:table-cell>
          <table:table-cell office:value-type="float" office:value="0.000755432797217" calcext:value-type="float">
            <text:p>0.000755432797217</text:p>
          </table:table-cell>
          <table:table-cell office:value-type="float" office:value="0.3169455" calcext:value-type="float">
            <text:p>0.3169455</text:p>
          </table:table-cell>
          <table:table-cell office:value-type="float" office:value="0.00136710677873" calcext:value-type="float">
            <text:p>0.00136710677873</text:p>
          </table:table-cell>
          <table:table-cell office:value-type="float" office:value="0.2839085" calcext:value-type="float">
            <text:p>0.2839085</text:p>
          </table:table-cell>
          <table:table-cell office:value-type="float" office:value="0.000702824025707" calcext:value-type="float">
            <text:p>0.000702824025707</text:p>
          </table:table-cell>
          <table:table-cell office:value-type="float" office:value="0.0000212493" calcext:value-type="float">
            <text:p>2.12E-05</text:p>
          </table:table-cell>
          <table:table-cell office:value-type="float" office:value="0.000000285433413134" calcext:value-type="float">
            <text:p>2.85E-07</text:p>
          </table:table-cell>
          <table:table-cell office:value-type="float" office:value="0.0003345851" calcext:value-type="float">
            <text:p>0.0003345851</text:p>
          </table:table-cell>
          <table:table-cell office:value-type="float" office:value="0.0000121140842131" calcext:value-type="float">
            <text:p>1.21E-05</text:p>
          </table:table-cell>
          <table:table-cell office:value-type="float" office:value="0.006747713" calcext:value-type="float">
            <text:p>0.006747713</text:p>
          </table:table-cell>
          <table:table-cell office:value-type="float" office:value="0.000626312722493" calcext:value-type="float">
            <text:p>0.000626312722493</text:p>
          </table:table-cell>
          <table:table-cell office:value-type="float" office:value="0.0000075328" calcext:value-type="float">
            <text:p>7.53E-06</text:p>
          </table:table-cell>
          <table:table-cell office:value-type="float" office:value="0.0000000100199800399" calcext:value-type="float">
            <text:p>1.00E-08</text:p>
          </table:table-cell>
          <table:table-cell office:value-type="float" office:value="0.0000064632" calcext:value-type="float">
            <text:p>6.46E-06</text:p>
          </table:table-cell>
          <table:table-cell office:value-type="float" office:value="0.0000000264860550311" calcext:value-type="float">
            <text:p>2.65E-08</text:p>
          </table:table-cell>
          <table:table-cell office:value-type="float" office:value="0.0000360359" calcext:value-type="float">
            <text:p>3.60E-05</text:p>
          </table:table-cell>
          <table:table-cell office:value-type="float" office:value="0.00000553609867546" calcext:value-type="float">
            <text:p>5.54E-06</text:p>
          </table:table-cell>
          <table:table-cell office:value-type="float" office:value="0.10359826" calcext:value-type="float">
            <text:p>0.10359826</text:p>
          </table:table-cell>
          <table:table-cell office:value-type="float" office:value="0.00606671925659" calcext:value-type="float">
            <text:p>0.00606671925659</text:p>
          </table:table-cell>
          <table:table-cell office:value-type="float" office:value="0.005880199" calcext:value-type="float">
            <text:p>0.005880199</text:p>
          </table:table-cell>
          <table:table-cell office:value-type="float" office:value="0.000297696431974" calcext:value-type="float">
            <text:p>0.000297696431974</text:p>
          </table:table-cell>
          <table:table-cell office:value-type="float" office:value="0.0000080592" calcext:value-type="float">
            <text:p>8.06E-06</text:p>
          </table:table-cell>
          <table:table-cell office:value-type="float" office:value="0.00000132715634179" calcext:value-type="float">
            <text:p>1.33E-06</text:p>
          </table:table-cell>
          <table:table-cell office:value-type="float" office:value="0.0000091787" calcext:value-type="float">
            <text:p>9.18E-06</text:p>
          </table:table-cell>
          <table:table-cell office:value-type="float" office:value="0.00000204784450636" calcext:value-type="float">
            <text:p>2.05E-06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table:style-name="Default" office:value-type="float" office:value="0.000123953" calcext:value-type="float">
            <text:p>0.000123953</text:p>
          </table:table-cell>
          <table:table-cell office:value-type="float" office:value="0.00000858686614675" calcext:value-type="float">
            <text:p>8.59E-06</text:p>
          </table:table-cell>
          <table:table-cell office:value-type="float" office:value="0.0001464497" calcext:value-type="float">
            <text:p>0.0001464497</text:p>
          </table:table-cell>
          <table:table-cell office:value-type="float" office:value="0.00000997031353625" calcext:value-type="float">
            <text:p>9.97E-06</text:p>
          </table:table-cell>
          <table:table-cell office:value-type="float" office:value="1.240755" calcext:value-type="float">
            <text:p>1.240755</text:p>
          </table:table-cell>
          <table:table-cell office:value-type="float" office:value="0.00378994063278" calcext:value-type="float">
            <text:p>0.00378994063278</text:p>
          </table:table-cell>
          <table:table-cell office:value-type="float" office:value="0.6654584" calcext:value-type="float">
            <text:p>0.6654584</text:p>
          </table:table-cell>
          <table:table-cell office:value-type="float" office:value="0.00226365173018" calcext:value-type="float">
            <text:p>0.00226365173018</text:p>
          </table:table-cell>
          <table:table-cell office:value-type="float" office:value="1.263923" calcext:value-type="float">
            <text:p>1.263923</text:p>
          </table:table-cell>
          <table:table-cell office:value-type="float" office:value="0.00387748787519" calcext:value-type="float">
            <text:p>0.00387748787519</text:p>
          </table:table-cell>
          <table:table-cell office:value-type="float" office:value="1.129763" calcext:value-type="float">
            <text:p>1.129763</text:p>
          </table:table-cell>
          <table:table-cell office:value-type="float" office:value="0.00165429441152" calcext:value-type="float">
            <text:p>0.00165429441152</text:p>
          </table:table-cell>
          <table:table-cell office:value-type="float" office:value="0.0000441058" calcext:value-type="float">
            <text:p>4.41E-05</text:p>
          </table:table-cell>
          <table:table-cell office:value-type="float" office:value="0.00000889914280266" calcext:value-type="float">
            <text:p>8.90E-06</text:p>
          </table:table-cell>
          <table:table-cell office:value-type="float" office:value="0.000406323" calcext:value-type="float">
            <text:p>0.000406323</text:p>
          </table:table-cell>
          <table:table-cell office:value-type="float" office:value="0.0000319111783723" calcext:value-type="float">
            <text:p>3.19E-05</text:p>
          </table:table-cell>
          <table:table-cell office:value-type="float" office:value="0.007591931" calcext:value-type="float">
            <text:p>0.007591931</text:p>
          </table:table-cell>
          <table:table-cell office:value-type="float" office:value="0.00112825535516" calcext:value-type="float">
            <text:p>0.00112825535516</text:p>
          </table:table-cell>
          <table:table-cell office:value-type="float" office:value="0.0000149987" calcext:value-type="float">
            <text:p>1.50E-05</text:p>
          </table:table-cell>
          <table:table-cell office:value-type="float" office:value="0.000000183153275216" calcext:value-type="float">
            <text:p>1.83E-07</text:p>
          </table:table-cell>
          <table:table-cell office:value-type="float" office:value="0.0000128901" calcext:value-type="float">
            <text:p>1.29E-05</text:p>
          </table:table-cell>
          <table:table-cell office:value-type="float" office:value="0.00000015169080394" calcext:value-type="float">
            <text:p>1.52E-07</text:p>
          </table:table-cell>
          <table:table-cell office:value-type="float" office:value="0.0000855406" calcext:value-type="float">
            <text:p>8.55E-05</text:p>
          </table:table-cell>
          <table:table-cell office:value-type="float" office:value="0.0000199137158271" calcext:value-type="float">
            <text:p>1.99E-05</text:p>
          </table:table-cell>
          <table:table-cell office:value-type="float" office:value="0.1048132" calcext:value-type="float">
            <text:p>0.1048132</text:p>
          </table:table-cell>
          <table:table-cell office:value-type="float" office:value="0.006008909692" calcext:value-type="float">
            <text:p>0.006008909692</text:p>
          </table:table-cell>
          <table:table-cell office:value-type="float" office:value="0.006126516" calcext:value-type="float">
            <text:p>0.006126516</text:p>
          </table:table-cell>
          <table:table-cell office:value-type="float" office:value="0.000618100921033" calcext:value-type="float">
            <text:p>0.000618100921033</text:p>
          </table:table-cell>
          <table:table-cell office:value-type="float" office:value="0.0000181357" calcext:value-type="float">
            <text:p>1.81E-05</text:p>
          </table:table-cell>
          <table:table-cell office:value-type="float" office:value="0.00000437992417616" calcext:value-type="float">
            <text:p>4.38E-06</text:p>
          </table:table-cell>
          <table:table-cell office:value-type="float" office:value="0.0000179861" calcext:value-type="float">
            <text:p>1.80E-05</text:p>
          </table:table-cell>
          <table:table-cell office:value-type="float" office:value="0.00000424508537933" calcext:value-type="float">
            <text:p>4.25E-06</text:p>
          </table:table-cell>
        </table:table-row>
      </table:table>
      <table:table table:name="CUDA 2D PRIM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table:style-name="Default"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table:style-name="Default"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Default"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table:style-name="Default"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table:style-name="Default"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Default"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table:style-name="Default"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 office:value-type="float" office:value="0.0000537514" calcext:value-type="float">
            <text:p>5.38E-05</text:p>
          </table:table-cell>
          <table:table-cell office:value-type="float" office:value="0.00000148668693559" calcext:value-type="float">
            <text:p>1.49E-06</text:p>
          </table:table-cell>
          <table:table-cell table:style-name="ce1" office:value-type="float" office:value="0.0000539959" calcext:value-type="float">
            <text:p>5.40E-05</text:p>
          </table:table-cell>
          <table:table-cell office:value-type="float" office:value="0.00000157291042692" calcext:value-type="float">
            <text:p>1.57E-06</text:p>
          </table:table-cell>
          <table:table-cell office:value-type="float" office:value="0.002681848" calcext:value-type="float">
            <text:p>0.002681848</text:p>
          </table:table-cell>
          <table:table-cell office:value-type="float" office:value="0.000333491852534" calcext:value-type="float">
            <text:p>0.000333491852534</text:p>
          </table:table-cell>
          <table:table-cell office:value-type="float" office:value="0.001641204" calcext:value-type="float">
            <text:p>0.001641204</text:p>
          </table:table-cell>
          <table:table-cell table:style-name="ce1" office:value-type="float" office:value="0.0000148670158404" calcext:value-type="float">
            <text:p>1.49E-05</text:p>
          </table:table-cell>
          <table:table-cell office:value-type="float" office:value="0.002565228" calcext:value-type="float">
            <text:p>0.002565228</text:p>
          </table:table-cell>
          <table:table-cell table:style-name="ce1" office:value-type="float" office:value="0.0000332890014536" calcext:value-type="float">
            <text:p>3.33E-05</text:p>
          </table:table-cell>
          <table:table-cell office:value-type="float" office:value="0.002601745" calcext:value-type="float">
            <text:p>0.002601745</text:p>
          </table:table-cell>
          <table:table-cell table:style-name="ce1" office:value-type="float" office:value="0.0000349362086126" calcext:value-type="float">
            <text:p>3.49E-05</text:p>
          </table:table-cell>
          <table:table-cell office:value-type="float" office:value="0.0000032341" calcext:value-type="float">
            <text:p>3.23E-06</text:p>
          </table:table-cell>
          <table:table-cell office:value-type="float" office:value="0.000000061183603468" calcext:value-type="float">
            <text:p>6.12E-08</text:p>
          </table:table-cell>
          <table:table-cell office:value-type="float" office:value="0.0002841505" calcext:value-type="float">
            <text:p>0.0002841505</text:p>
          </table:table-cell>
          <table:table-cell office:value-type="float" office:value="0.0000092751052974" calcext:value-type="float">
            <text:p>9.28E-06</text:p>
          </table:table-cell>
          <table:table-cell office:value-type="float" office:value="0.007192909" calcext:value-type="float">
            <text:p>0.007192909</text:p>
          </table:table-cell>
          <table:table-cell office:value-type="float" office:value="0.000438539212752" calcext:value-type="float">
            <text:p>0.000438539212752</text:p>
          </table:table-cell>
          <table:table-cell office:value-type="float" office:value="0.0000010246" calcext:value-type="float">
            <text:p>1.02E-06</text:p>
          </table:table-cell>
          <table:table-cell office:value-type="float" office:value="0.0000000221068114189" calcext:value-type="float">
            <text:p>2.21E-08</text:p>
          </table:table-cell>
          <table:table-cell office:value-type="float" office:value="0.0000008806" calcext:value-type="float">
            <text:p>8.81E-07</text:p>
          </table:table-cell>
          <table:table-cell office:value-type="float" office:value="0.0000000317462158725" calcext:value-type="float">
            <text:p>3.17E-08</text:p>
          </table:table-cell>
          <table:table-cell office:value-type="float" office:value="0.0000051318" calcext:value-type="float">
            <text:p>5.13E-06</text:p>
          </table:table-cell>
          <table:table-cell office:value-type="float" office:value="0.00000067816005977" calcext:value-type="float">
            <text:p>6.78E-07</text:p>
          </table:table-cell>
          <table:table-cell office:value-type="float" office:value="0.09621595" calcext:value-type="float">
            <text:p>0.09621595</text:p>
          </table:table-cell>
          <table:table-cell office:value-type="float" office:value="0.000602749850915" calcext:value-type="float">
            <text:p>0.000602749850915</text:p>
          </table:table-cell>
          <table:table-cell office:value-type="float" office:value="0.005839843" calcext:value-type="float">
            <text:p>0.005839843</text:p>
          </table:table-cell>
          <table:table-cell office:value-type="float" office:value="0.000105302056227" calcext:value-type="float">
            <text:p>0.000105302056227</text:p>
          </table:table-cell>
          <table:table-cell office:value-type="float" office:value="0.0000011899" calcext:value-type="float">
            <text:p>1.19E-06</text:p>
          </table:table-cell>
          <table:table-cell office:value-type="float" office:value="0.000000192113074343" calcext:value-type="float">
            <text:p>1.92E-07</text:p>
          </table:table-cell>
          <table:table-cell office:value-type="float" office:value="0.0000011191" calcext:value-type="float">
            <text:p>1.12E-06</text:p>
          </table:table-cell>
          <table:table-cell office:value-type="float" office:value="0.00000017071447898" calcext:value-type="float">
            <text:p>1.71E-0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 office:value-type="float" office:value="0.0000618192" calcext:value-type="float">
            <text:p>6.18E-05</text:p>
          </table:table-cell>
          <table:table-cell office:value-type="float" office:value="0.00000544339824007" calcext:value-type="float">
            <text:p>5.44E-06</text:p>
          </table:table-cell>
          <table:table-cell table:style-name="ce1" office:value-type="float" office:value="0.0000661011" calcext:value-type="float">
            <text:p>6.61E-05</text:p>
          </table:table-cell>
          <table:table-cell office:value-type="float" office:value="0.00000468848100135" calcext:value-type="float">
            <text:p>4.69E-06</text:p>
          </table:table-cell>
          <table:table-cell office:value-type="float" office:value="0.010455044" calcext:value-type="float">
            <text:p>0.010455044</text:p>
          </table:table-cell>
          <table:table-cell office:value-type="float" office:value="0.00131695312185" calcext:value-type="float">
            <text:p>0.00131695312185</text:p>
          </table:table-cell>
          <table:table-cell office:value-type="float" office:value="0.006194229" calcext:value-type="float">
            <text:p>0.006194229</text:p>
          </table:table-cell>
          <table:table-cell table:style-name="ce1" office:value-type="float" office:value="0.0000272789477029" calcext:value-type="float">
            <text:p>2.73E-05</text:p>
          </table:table-cell>
          <table:table-cell office:value-type="float" office:value="0.009950892" calcext:value-type="float">
            <text:p>0.009950892</text:p>
          </table:table-cell>
          <table:table-cell office:value-type="float" office:value="0.000127972151814" calcext:value-type="float">
            <text:p>0.000127972151814</text:p>
          </table:table-cell>
          <table:table-cell office:value-type="float" office:value="0.009994717" calcext:value-type="float">
            <text:p>0.009994717</text:p>
          </table:table-cell>
          <table:table-cell table:style-name="ce1" office:value-type="float" office:value="0.0000897536100233" calcext:value-type="float">
            <text:p>8.98E-05</text:p>
          </table:table-cell>
          <table:table-cell office:value-type="float" office:value="0.0000063221" calcext:value-type="float">
            <text:p>6.32E-06</text:p>
          </table:table-cell>
          <table:table-cell office:value-type="float" office:value="0.00000169170528363" calcext:value-type="float">
            <text:p>1.69E-06</text:p>
          </table:table-cell>
          <table:table-cell office:value-type="float" office:value="0.0002883268" calcext:value-type="float">
            <text:p>0.0002883268</text:p>
          </table:table-cell>
          <table:table-cell office:value-type="float" office:value="0.00000767620904411" calcext:value-type="float">
            <text:p>7.68E-06</text:p>
          </table:table-cell>
          <table:table-cell office:value-type="float" office:value="0.007052075" calcext:value-type="float">
            <text:p>0.007052075</text:p>
          </table:table-cell>
          <table:table-cell office:value-type="float" office:value="0.000318784113582" calcext:value-type="float">
            <text:p>0.000318784113582</text:p>
          </table:table-cell>
          <table:table-cell office:value-type="float" office:value="0.0000019747" calcext:value-type="float">
            <text:p>1.97E-06</text:p>
          </table:table-cell>
          <table:table-cell office:value-type="float" office:value="0.0000000416921255555" calcext:value-type="float">
            <text:p>4.17E-08</text:p>
          </table:table-cell>
          <table:table-cell office:value-type="float" office:value="0.0000016684" calcext:value-type="float">
            <text:p>1.67E-06</text:p>
          </table:table-cell>
          <table:table-cell office:value-type="float" office:value="0.0000000275003030286" calcext:value-type="float">
            <text:p>2.75E-08</text:p>
          </table:table-cell>
          <table:table-cell office:value-type="float" office:value="0.0000088194" calcext:value-type="float">
            <text:p>8.82E-06</text:p>
          </table:table-cell>
          <table:table-cell office:value-type="float" office:value="0.00000137116116242" calcext:value-type="float">
            <text:p>1.37E-06</text:p>
          </table:table-cell>
          <table:table-cell office:value-type="float" office:value="0.09865757" calcext:value-type="float">
            <text:p>0.09865757</text:p>
          </table:table-cell>
          <table:table-cell office:value-type="float" office:value="0.00357412383702" calcext:value-type="float">
            <text:p>0.00357412383702</text:p>
          </table:table-cell>
          <table:table-cell office:value-type="float" office:value="0.006054145" calcext:value-type="float">
            <text:p>0.006054145</text:p>
          </table:table-cell>
          <table:table-cell office:value-type="float" office:value="0.000450850904309" calcext:value-type="float">
            <text:p>0.000450850904309</text:p>
          </table:table-cell>
          <table:table-cell office:value-type="float" office:value="0.0000020515" calcext:value-type="float">
            <text:p>2.05E-06</text:p>
          </table:table-cell>
          <table:table-cell office:value-type="float" office:value="0.0000003548568569" calcext:value-type="float">
            <text:p>3.55E-07</text:p>
          </table:table-cell>
          <table:table-cell office:value-type="float" office:value="0.0000019335" calcext:value-type="float">
            <text:p>1.93E-06</text:p>
          </table:table-cell>
          <table:table-cell office:value-type="float" office:value="0.000000346078427207" calcext:value-type="float">
            <text:p>3.46E-07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1" office:value-type="float" office:value="0.0000754527" calcext:value-type="float">
            <text:p>7.55E-05</text:p>
          </table:table-cell>
          <table:table-cell office:value-type="float" office:value="0.00000155554213843" calcext:value-type="float">
            <text:p>1.56E-06</text:p>
          </table:table-cell>
          <table:table-cell table:style-name="ce1" office:value-type="float" office:value="0.0000897393" calcext:value-type="float">
            <text:p>8.97E-05</text:p>
          </table:table-cell>
          <table:table-cell office:value-type="float" office:value="0.00000215291936423" calcext:value-type="float">
            <text:p>2.15E-06</text:p>
          </table:table-cell>
          <table:table-cell office:value-type="float" office:value="0.07583049" calcext:value-type="float">
            <text:p>0.07583049</text:p>
          </table:table-cell>
          <table:table-cell office:value-type="float" office:value="0.000200862514892" calcext:value-type="float">
            <text:p>0.000200862514892</text:p>
          </table:table-cell>
          <table:table-cell office:value-type="float" office:value="0.04545064" calcext:value-type="float">
            <text:p>0.04545064</text:p>
          </table:table-cell>
          <table:table-cell office:value-type="float" office:value="0.000362166941862" calcext:value-type="float">
            <text:p>0.000362166941862</text:p>
          </table:table-cell>
          <table:table-cell office:value-type="float" office:value="0.07727259" calcext:value-type="float">
            <text:p>0.07727259</text:p>
          </table:table-cell>
          <table:table-cell office:value-type="float" office:value="0.00043529912691" calcext:value-type="float">
            <text:p>0.00043529912691</text:p>
          </table:table-cell>
          <table:table-cell office:value-type="float" office:value="0.06469729" calcext:value-type="float">
            <text:p>0.06469729</text:p>
          </table:table-cell>
          <table:table-cell office:value-type="float" office:value="0.000206321192158" calcext:value-type="float">
            <text:p>0.000206321192158</text:p>
          </table:table-cell>
          <table:table-cell office:value-type="float" office:value="0.0000107242" calcext:value-type="float">
            <text:p>1.07E-05</text:p>
          </table:table-cell>
          <table:table-cell office:value-type="float" office:value="0.000000596228852409" calcext:value-type="float">
            <text:p>5.96E-07</text:p>
          </table:table-cell>
          <table:table-cell office:value-type="float" office:value="0.0003055678" calcext:value-type="float">
            <text:p>0.0003055678</text:p>
          </table:table-cell>
          <table:table-cell office:value-type="float" office:value="0.0000100266409995" calcext:value-type="float">
            <text:p>1.00E-05</text:p>
          </table:table-cell>
          <table:table-cell office:value-type="float" office:value="0.007213545" calcext:value-type="float">
            <text:p>0.007213545</text:p>
          </table:table-cell>
          <table:table-cell office:value-type="float" office:value="0.000524161335537" calcext:value-type="float">
            <text:p>0.000524161335537</text:p>
          </table:table-cell>
          <table:table-cell office:value-type="float" office:value="0.0000037931" calcext:value-type="float">
            <text:p>3.79E-06</text:p>
          </table:table-cell>
          <table:table-cell office:value-type="float" office:value="0.0000000718956805997" calcext:value-type="float">
            <text:p>7.19E-08</text:p>
          </table:table-cell>
          <table:table-cell office:value-type="float" office:value="0.000003218" calcext:value-type="float">
            <text:p>3.22E-06</text:p>
          </table:table-cell>
          <table:table-cell office:value-type="float" office:value="0.00000000982061324177" calcext:value-type="float">
            <text:p>9.82E-09</text:p>
          </table:table-cell>
          <table:table-cell office:value-type="float" office:value="0.0000215518" calcext:value-type="float">
            <text:p>2.16E-05</text:p>
          </table:table-cell>
          <table:table-cell office:value-type="float" office:value="0.00000652640509861" calcext:value-type="float">
            <text:p>6.53E-06</text:p>
          </table:table-cell>
          <table:table-cell office:value-type="float" office:value="0.09855547" calcext:value-type="float">
            <text:p>0.09855547</text:p>
          </table:table-cell>
          <table:table-cell office:value-type="float" office:value="0.00395054684571" calcext:value-type="float">
            <text:p>0.00395054684571</text:p>
          </table:table-cell>
          <table:table-cell office:value-type="float" office:value="0.005946355" calcext:value-type="float">
            <text:p>0.005946355</text:p>
          </table:table-cell>
          <table:table-cell office:value-type="float" office:value="0.000276986077117" calcext:value-type="float">
            <text:p>0.000276986077117</text:p>
          </table:table-cell>
          <table:table-cell office:value-type="float" office:value="0.0000045608" calcext:value-type="float">
            <text:p>4.56E-06</text:p>
          </table:table-cell>
          <table:table-cell office:value-type="float" office:value="0.00000155222169092" calcext:value-type="float">
            <text:p>1.55E-06</text:p>
          </table:table-cell>
          <table:table-cell office:value-type="float" office:value="0.0000044165" calcext:value-type="float">
            <text:p>4.42E-06</text:p>
          </table:table-cell>
          <table:table-cell office:value-type="float" office:value="0.00000152530210122" calcext:value-type="float">
            <text:p>1.53E-06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.0001050443" calcext:value-type="float">
            <text:p>0.0001050443</text:p>
          </table:table-cell>
          <table:table-cell office:value-type="float" office:value="0.00000895428328356" calcext:value-type="float">
            <text:p>8.95E-06</text:p>
          </table:table-cell>
          <table:table-cell office:value-type="float" office:value="0.0001035619" calcext:value-type="float">
            <text:p>0.0001035619</text:p>
          </table:table-cell>
          <table:table-cell office:value-type="float" office:value="0.00000276034448132" calcext:value-type="float">
            <text:p>2.76E-06</text:p>
          </table:table-cell>
          <table:table-cell office:value-type="float" office:value="0.3237948" calcext:value-type="float">
            <text:p>0.3237948</text:p>
          </table:table-cell>
          <table:table-cell office:value-type="float" office:value="0.000615587307645" calcext:value-type="float">
            <text:p>0.000615587307645</text:p>
          </table:table-cell>
          <table:table-cell office:value-type="float" office:value="0.1865083" calcext:value-type="float">
            <text:p>0.1865083</text:p>
          </table:table-cell>
          <table:table-cell office:value-type="float" office:value="0.00062882748915" calcext:value-type="float">
            <text:p>0.00062882748915</text:p>
          </table:table-cell>
          <table:table-cell office:value-type="float" office:value="0.3298963" calcext:value-type="float">
            <text:p>0.3298963</text:p>
          </table:table-cell>
          <table:table-cell office:value-type="float" office:value="0.000989266512793" calcext:value-type="float">
            <text:p>0.000989266512793</text:p>
          </table:table-cell>
          <table:table-cell office:value-type="float" office:value="0.2946549" calcext:value-type="float">
            <text:p>0.2946549</text:p>
          </table:table-cell>
          <table:table-cell office:value-type="float" office:value="0.000723092041168" calcext:value-type="float">
            <text:p>0.000723092041168</text:p>
          </table:table-cell>
          <table:table-cell office:value-type="float" office:value="0.000022537" calcext:value-type="float">
            <text:p>2.25E-05</text:p>
          </table:table-cell>
          <table:table-cell office:value-type="float" office:value="0.00000562667582938" calcext:value-type="float">
            <text:p>5.63E-06</text:p>
          </table:table-cell>
          <table:table-cell office:value-type="float" office:value="0.000326358" calcext:value-type="float">
            <text:p>0.000326358</text:p>
          </table:table-cell>
          <table:table-cell office:value-type="float" office:value="0.00000931480781695" calcext:value-type="float">
            <text:p>9.31E-06</text:p>
          </table:table-cell>
          <table:table-cell office:value-type="float" office:value="0.007149188" calcext:value-type="float">
            <text:p>0.007149188</text:p>
          </table:table-cell>
          <table:table-cell office:value-type="float" office:value="0.000538890030295" calcext:value-type="float">
            <text:p>0.000538890030295</text:p>
          </table:table-cell>
          <table:table-cell office:value-type="float" office:value="0.0000074072" calcext:value-type="float">
            <text:p>7.41E-06</text:p>
          </table:table-cell>
          <table:table-cell office:value-type="float" office:value="0.0000000129254271367" calcext:value-type="float">
            <text:p>1.29E-08</text:p>
          </table:table-cell>
          <table:table-cell office:value-type="float" office:value="0.0000063552" calcext:value-type="float">
            <text:p>6.36E-06</text:p>
          </table:table-cell>
          <table:table-cell office:value-type="float" office:value="0.0000000217552037198" calcext:value-type="float">
            <text:p>2.18E-08</text:p>
          </table:table-cell>
          <table:table-cell office:value-type="float" office:value="0.0000427961" calcext:value-type="float">
            <text:p>4.28E-05</text:p>
          </table:table-cell>
          <table:table-cell office:value-type="float" office:value="0.00000825573163122" calcext:value-type="float">
            <text:p>8.26E-06</text:p>
          </table:table-cell>
          <table:table-cell office:value-type="float" office:value="0.1021463" calcext:value-type="float">
            <text:p>0.1021463</text:p>
          </table:table-cell>
          <table:table-cell office:value-type="float" office:value="0.00563377602442" calcext:value-type="float">
            <text:p>0.00563377602442</text:p>
          </table:table-cell>
          <table:table-cell office:value-type="float" office:value="0.006175954" calcext:value-type="float">
            <text:p>0.006175954</text:p>
          </table:table-cell>
          <table:table-cell office:value-type="float" office:value="0.000590881891361" calcext:value-type="float">
            <text:p>0.000590881891361</text:p>
          </table:table-cell>
          <table:table-cell office:value-type="float" office:value="0.000009449" calcext:value-type="float">
            <text:p>9.45E-06</text:p>
          </table:table-cell>
          <table:table-cell office:value-type="float" office:value="0.00000231984640296" calcext:value-type="float">
            <text:p>2.32E-06</text:p>
          </table:table-cell>
          <table:table-cell office:value-type="float" office:value="0.0000093431" calcext:value-type="float">
            <text:p>9.34E-06</text:p>
          </table:table-cell>
          <table:table-cell office:value-type="float" office:value="0.00000233630080112" calcext:value-type="float">
            <text:p>2.34E-06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.0001345283" calcext:value-type="float">
            <text:p>0.0001345283</text:p>
          </table:table-cell>
          <table:table-cell office:value-type="float" office:value="0.00000968504604532" calcext:value-type="float">
            <text:p>9.69E-06</text:p>
          </table:table-cell>
          <table:table-cell office:value-type="float" office:value="0.0001355876" calcext:value-type="float">
            <text:p>0.0001355876</text:p>
          </table:table-cell>
          <table:table-cell office:value-type="float" office:value="0.00000326283653692" calcext:value-type="float">
            <text:p>3.26E-06</text:p>
          </table:table-cell>
          <table:table-cell office:value-type="float" office:value="1.272763" calcext:value-type="float">
            <text:p>1.272763</text:p>
          </table:table-cell>
          <table:table-cell office:value-type="float" office:value="0.00524650158571" calcext:value-type="float">
            <text:p>0.00524650158571</text:p>
          </table:table-cell>
          <table:table-cell office:value-type="float" office:value="0.7197737" calcext:value-type="float">
            <text:p>0.7197737</text:p>
          </table:table-cell>
          <table:table-cell office:value-type="float" office:value="0.00163649660013" calcext:value-type="float">
            <text:p>0.00163649660013</text:p>
          </table:table-cell>
          <table:table-cell office:value-type="float" office:value="1.294425" calcext:value-type="float">
            <text:p>1.294425</text:p>
          </table:table-cell>
          <table:table-cell office:value-type="float" office:value="0.00391974843297" calcext:value-type="float">
            <text:p>0.00391974843297</text:p>
          </table:table-cell>
          <table:table-cell office:value-type="float" office:value="1.155043" calcext:value-type="float">
            <text:p>1.155043</text:p>
          </table:table-cell>
          <table:table-cell office:value-type="float" office:value="0.00229522717346" calcext:value-type="float">
            <text:p>0.00229522717346</text:p>
          </table:table-cell>
          <table:table-cell office:value-type="float" office:value="0.0000449831" calcext:value-type="float">
            <text:p>4.50E-05</text:p>
          </table:table-cell>
          <table:table-cell office:value-type="float" office:value="0.0000105399025343" calcext:value-type="float">
            <text:p>1.05E-05</text:p>
          </table:table-cell>
          <table:table-cell office:value-type="float" office:value="0.0003894883" calcext:value-type="float">
            <text:p>0.0003894883</text:p>
          </table:table-cell>
          <table:table-cell office:value-type="float" office:value="0.0000274354316575" calcext:value-type="float">
            <text:p>2.74E-05</text:p>
          </table:table-cell>
          <table:table-cell office:value-type="float" office:value="0.007639974" calcext:value-type="float">
            <text:p>0.007639974</text:p>
          </table:table-cell>
          <table:table-cell office:value-type="float" office:value="0.000895097726039" calcext:value-type="float">
            <text:p>0.000895097726039</text:p>
          </table:table-cell>
          <table:table-cell office:value-type="float" office:value="0.0000147474" calcext:value-type="float">
            <text:p>1.47E-05</text:p>
          </table:table-cell>
          <table:table-cell office:value-type="float" office:value="0.000000018136519328" calcext:value-type="float">
            <text:p>1.81E-08</text:p>
          </table:table-cell>
          <table:table-cell office:value-type="float" office:value="0.000013188" calcext:value-type="float">
            <text:p>1.32E-05</text:p>
          </table:table-cell>
          <table:table-cell office:value-type="float" office:value="0.00000173597926255" calcext:value-type="float">
            <text:p>1.74E-06</text:p>
          </table:table-cell>
          <table:table-cell office:value-type="float" office:value="0.0000806802" calcext:value-type="float">
            <text:p>8.07E-05</text:p>
          </table:table-cell>
          <table:table-cell office:value-type="float" office:value="0.0000162099358886" calcext:value-type="float">
            <text:p>1.62E-05</text:p>
          </table:table-cell>
          <table:table-cell office:value-type="float" office:value="0.09901128" calcext:value-type="float">
            <text:p>0.09901128</text:p>
          </table:table-cell>
          <table:table-cell office:value-type="float" office:value="0.00228546115152" calcext:value-type="float">
            <text:p>0.00228546115152</text:p>
          </table:table-cell>
          <table:table-cell office:value-type="float" office:value="0.006441633" calcext:value-type="float">
            <text:p>0.006441633</text:p>
          </table:table-cell>
          <table:table-cell office:value-type="float" office:value="0.000847290315995" calcext:value-type="float">
            <text:p>0.000847290315995</text:p>
          </table:table-cell>
          <table:table-cell office:value-type="float" office:value="0.0000184037" calcext:value-type="float">
            <text:p>1.84E-05</text:p>
          </table:table-cell>
          <table:table-cell office:value-type="float" office:value="0.00000430291289064" calcext:value-type="float">
            <text:p>4.30E-06</text:p>
          </table:table-cell>
          <table:table-cell office:value-type="float" office:value="0.0000182748" calcext:value-type="float">
            <text:p>1.83E-05</text:p>
          </table:table-cell>
          <table:table-cell office:value-type="float" office:value="0.00000428189674482" calcext:value-type="float">
            <text:p>4.28E-06</text:p>
          </table:table-cell>
        </table:table-row>
      </table:table>
      <table:table table:name="CUDA 3D POW2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table:style-name="Default"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table:style-name="Default"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table:style-name="Default"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table:style-name="Default"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table:style-name="Default"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Default"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table:style-name="Default"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table:style-name="Default"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Default"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table:style-name="Default"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81209" calcext:value-type="float">
            <text:p>2.81E-05</text:p>
          </table:table-cell>
          <table:table-cell office:value-type="float" office:value="0.00000116687516708" calcext:value-type="float">
            <text:p>1.17E-06</text:p>
          </table:table-cell>
          <table:table-cell office:value-type="float" office:value="0.0000577725" calcext:value-type="float">
            <text:p>5.78E-05</text:p>
          </table:table-cell>
          <table:table-cell office:value-type="float" office:value="0.00000144060159116" calcext:value-type="float">
            <text:p>1.44E-06</text:p>
          </table:table-cell>
          <table:table-cell table:style-name="ce1" office:value-type="float" office:value="0.0000449347" calcext:value-type="float">
            <text:p>4.49E-05</text:p>
          </table:table-cell>
          <table:table-cell office:value-type="float" office:value="0.00000271696436201" calcext:value-type="float">
            <text:p>2.72E-06</text:p>
          </table:table-cell>
          <table:table-cell table:style-name="ce1" office:value-type="float" office:value="0.0000415731" calcext:value-type="float">
            <text:p>4.16E-05</text:p>
          </table:table-cell>
          <table:table-cell office:value-type="float" office:value="0.000000776338335464" calcext:value-type="float">
            <text:p>7.76E-07</text:p>
          </table:table-cell>
          <table:table-cell office:value-type="float" office:value="0.0003613895" calcext:value-type="float">
            <text:p>0.0003613895</text:p>
          </table:table-cell>
          <table:table-cell table:style-name="ce1" office:value-type="float" office:value="0.00000530348292791" calcext:value-type="float">
            <text:p>5.30E-06</text:p>
          </table:table-cell>
          <table:table-cell office:value-type="float" office:value="0.0002347267" calcext:value-type="float">
            <text:p>0.0002347267</text:p>
          </table:table-cell>
          <table:table-cell table:style-name="ce1" office:value-type="float" office:value="0.00000432846991313" calcext:value-type="float">
            <text:p>4.33E-06</text:p>
          </table:table-cell>
          <table:table-cell office:value-type="float" office:value="0.0000010232" calcext:value-type="float">
            <text:p>1.02E-06</text:p>
          </table:table-cell>
          <table:table-cell office:value-type="float" office:value="0.000000170858485953" calcext:value-type="float">
            <text:p>1.71E-07</text:p>
          </table:table-cell>
          <table:table-cell office:value-type="float" office:value="0.0002741767" calcext:value-type="float">
            <text:p>0.0002741767</text:p>
          </table:table-cell>
          <table:table-cell office:value-type="float" office:value="0.00000924012839076" calcext:value-type="float">
            <text:p>9.24E-06</text:p>
          </table:table-cell>
          <table:table-cell office:value-type="float" office:value="0.007618741" calcext:value-type="float">
            <text:p>0.007618741</text:p>
          </table:table-cell>
          <table:table-cell office:value-type="float" office:value="0.00125753953332" calcext:value-type="float">
            <text:p>0.00125753953332</text:p>
          </table:table-cell>
          <table:table-cell office:value-type="float" office:value="0.000000189" calcext:value-type="float">
            <text:p>1.89E-07</text:p>
          </table:table-cell>
          <table:table-cell office:value-type="float" office:value="0.0000000863995884764" calcext:value-type="float">
            <text:p>8.64E-08</text:p>
          </table:table-cell>
          <table:table-cell office:value-type="float" office:value="0.0000001466" calcext:value-type="float">
            <text:p>1.47E-07</text:p>
          </table:table-cell>
          <table:table-cell office:value-type="float" office:value="0.0000000629765388414" calcext:value-type="float">
            <text:p>6.30E-08</text:p>
          </table:table-cell>
          <table:table-cell office:value-type="float" office:value="0.0000016712" calcext:value-type="float">
            <text:p>1.67E-06</text:p>
          </table:table-cell>
          <table:table-cell office:value-type="float" office:value="0.000000284816822225" calcext:value-type="float">
            <text:p>2.85E-07</text:p>
          </table:table-cell>
          <table:table-cell office:value-type="float" office:value="0.10488346" calcext:value-type="float">
            <text:p>0.10488346</text:p>
          </table:table-cell>
          <table:table-cell office:value-type="float" office:value="0.0158762902299" calcext:value-type="float">
            <text:p>0.0158762902299</text:p>
          </table:table-cell>
          <table:table-cell office:value-type="float" office:value="0.008911278" calcext:value-type="float">
            <text:p>0.008911278</text:p>
          </table:table-cell>
          <table:table-cell office:value-type="float" office:value="0.00986566133877" calcext:value-type="float">
            <text:p>0.00986566133877</text:p>
          </table:table-cell>
          <table:table-cell office:value-type="float" office:value="0.0000002217" calcext:value-type="float">
            <text:p>2.22E-07</text:p>
          </table:table-cell>
          <table:table-cell office:value-type="float" office:value="0.000000184961887966" calcext:value-type="float">
            <text:p>1.85E-07</text:p>
          </table:table-cell>
          <table:table-cell office:value-type="float" office:value="0.0000001647" calcext:value-type="float">
            <text:p>1.65E-07</text:p>
          </table:table-cell>
          <table:table-cell office:value-type="float" office:value="0.0000000480209445046" calcext:value-type="float">
            <text:p>4.80E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8381" calcext:value-type="float">
            <text:p>2.84E-05</text:p>
          </table:table-cell>
          <table:table-cell office:value-type="float" office:value="0.000000774182723192" calcext:value-type="float">
            <text:p>7.74E-07</text:p>
          </table:table-cell>
          <table:table-cell office:value-type="float" office:value="0.0000588756" calcext:value-type="float">
            <text:p>5.89E-05</text:p>
          </table:table-cell>
          <table:table-cell office:value-type="float" office:value="0.00000218911378315" calcext:value-type="float">
            <text:p>2.19E-06</text:p>
          </table:table-cell>
          <table:table-cell table:style-name="ce1" office:value-type="float" office:value="0.0000733755" calcext:value-type="float">
            <text:p>7.34E-05</text:p>
          </table:table-cell>
          <table:table-cell office:value-type="float" office:value="0.000000978216318953" calcext:value-type="float">
            <text:p>9.78E-07</text:p>
          </table:table-cell>
          <table:table-cell table:style-name="ce1" office:value-type="float" office:value="0.000066518" calcext:value-type="float">
            <text:p>6.65E-05</text:p>
          </table:table-cell>
          <table:table-cell office:value-type="float" office:value="0.00000332683910709" calcext:value-type="float">
            <text:p>3.33E-06</text:p>
          </table:table-cell>
          <table:table-cell office:value-type="float" office:value="0.002549849" calcext:value-type="float">
            <text:p>0.002549849</text:p>
          </table:table-cell>
          <table:table-cell table:style-name="ce1" office:value-type="float" office:value="0.0000408100936452" calcext:value-type="float">
            <text:p>4.08E-05</text:p>
          </table:table-cell>
          <table:table-cell office:value-type="float" office:value="0.001542562" calcext:value-type="float">
            <text:p>0.001542562</text:p>
          </table:table-cell>
          <table:table-cell table:style-name="ce1" office:value-type="float" office:value="0.0000110160093601" calcext:value-type="float">
            <text:p>1.10E-05</text:p>
          </table:table-cell>
          <table:table-cell office:value-type="float" office:value="0.0000012296" calcext:value-type="float">
            <text:p>1.23E-06</text:p>
          </table:table-cell>
          <table:table-cell office:value-type="float" office:value="0.000000141940676184" calcext:value-type="float">
            <text:p>1.42E-07</text:p>
          </table:table-cell>
          <table:table-cell office:value-type="float" office:value="0.0002739532" calcext:value-type="float">
            <text:p>0.0002739532</text:p>
          </table:table-cell>
          <table:table-cell office:value-type="float" office:value="0.0000291144632893" calcext:value-type="float">
            <text:p>2.91E-05</text:p>
          </table:table-cell>
          <table:table-cell office:value-type="float" office:value="0.007175663" calcext:value-type="float">
            <text:p>0.007175663</text:p>
          </table:table-cell>
          <table:table-cell office:value-type="float" office:value="0.000937564567804" calcext:value-type="float">
            <text:p>0.000937564567804</text:p>
          </table:table-cell>
          <table:table-cell office:value-type="float" office:value="0.0000002668" calcext:value-type="float">
            <text:p>2.67E-07</text:p>
          </table:table-cell>
          <table:table-cell office:value-type="float" office:value="0.000000123066197182" calcext:value-type="float">
            <text:p>1.23E-07</text:p>
          </table:table-cell>
          <table:table-cell office:value-type="float" office:value="0.0000001839" calcext:value-type="float">
            <text:p>1.84E-07</text:p>
          </table:table-cell>
          <table:table-cell office:value-type="float" office:value="0.0000000265767233161" calcext:value-type="float">
            <text:p>2.66E-08</text:p>
          </table:table-cell>
          <table:table-cell office:value-type="float" office:value="0.000002005" calcext:value-type="float">
            <text:p>2.01E-06</text:p>
          </table:table-cell>
          <table:table-cell office:value-type="float" office:value="0.000000492084906856" calcext:value-type="float">
            <text:p>4.92E-07</text:p>
          </table:table-cell>
          <table:table-cell office:value-type="float" office:value="0.10369035" calcext:value-type="float">
            <text:p>0.10369035</text:p>
          </table:table-cell>
          <table:table-cell office:value-type="float" office:value="0.00843425021896" calcext:value-type="float">
            <text:p>0.00843425021896</text:p>
          </table:table-cell>
          <table:table-cell office:value-type="float" office:value="0.005876269" calcext:value-type="float">
            <text:p>0.005876269</text:p>
          </table:table-cell>
          <table:table-cell office:value-type="float" office:value="0.000103081186714" calcext:value-type="float">
            <text:p>0.000103081186714</text:p>
          </table:table-cell>
          <table:table-cell office:value-type="float" office:value="0.0000009088" calcext:value-type="float">
            <text:p>9.09E-07</text:p>
          </table:table-cell>
          <table:table-cell office:value-type="float" office:value="0.00000143911692058" calcext:value-type="float">
            <text:p>1.44E-06</text:p>
          </table:table-cell>
          <table:table-cell office:value-type="float" office:value="0.00000026" calcext:value-type="float">
            <text:p>2.60E-07</text:p>
          </table:table-cell>
          <table:table-cell office:value-type="float" office:value="0.0000000993993069504" calcext:value-type="float">
            <text:p>9.94E-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78596" calcext:value-type="float">
            <text:p>3.79E-05</text:p>
          </table:table-cell>
          <table:table-cell office:value-type="float" office:value="0.00000093793724026" calcext:value-type="float">
            <text:p>9.38E-07</text:p>
          </table:table-cell>
          <table:table-cell office:value-type="float" office:value="0.0000588179" calcext:value-type="float">
            <text:p>5.88E-05</text:p>
          </table:table-cell>
          <table:table-cell office:value-type="float" office:value="0.00000161023569358" calcext:value-type="float">
            <text:p>1.61E-06</text:p>
          </table:table-cell>
          <table:table-cell office:value-type="float" office:value="0.0002109204" calcext:value-type="float">
            <text:p>0.0002109204</text:p>
          </table:table-cell>
          <table:table-cell office:value-type="float" office:value="0.0000189107683503" calcext:value-type="float">
            <text:p>1.89E-05</text:p>
          </table:table-cell>
          <table:table-cell office:value-type="float" office:value="0.0001335971" calcext:value-type="float">
            <text:p>0.0001335971</text:p>
          </table:table-cell>
          <table:table-cell office:value-type="float" office:value="0.0000025991164503" calcext:value-type="float">
            <text:p>2.60E-06</text:p>
          </table:table-cell>
          <table:table-cell office:value-type="float" office:value="0.03918487" calcext:value-type="float">
            <text:p>0.03918487</text:p>
          </table:table-cell>
          <table:table-cell office:value-type="float" office:value="0.000188734034203" calcext:value-type="float">
            <text:p>0.000188734034203</text:p>
          </table:table-cell>
          <table:table-cell office:value-type="float" office:value="0.01146312" calcext:value-type="float">
            <text:p>0.01146312</text:p>
          </table:table-cell>
          <table:table-cell table:style-name="ce1" office:value-type="float" office:value="0.0000774053515233" calcext:value-type="float">
            <text:p>7.74E-05</text:p>
          </table:table-cell>
          <table:table-cell office:value-type="float" office:value="0.0000016923" calcext:value-type="float">
            <text:p>1.69E-06</text:p>
          </table:table-cell>
          <table:table-cell office:value-type="float" office:value="0.000000328548677266" calcext:value-type="float">
            <text:p>3.29E-07</text:p>
          </table:table-cell>
          <table:table-cell office:value-type="float" office:value="0.0002632349" calcext:value-type="float">
            <text:p>0.0002632349</text:p>
          </table:table-cell>
          <table:table-cell office:value-type="float" office:value="0.00000941193371854" calcext:value-type="float">
            <text:p>9.41E-06</text:p>
          </table:table-cell>
          <table:table-cell office:value-type="float" office:value="0.00700692" calcext:value-type="float">
            <text:p>0.00700692</text:p>
          </table:table-cell>
          <table:table-cell office:value-type="float" office:value="0.000379638987929" calcext:value-type="float">
            <text:p>0.000379638987929</text:p>
          </table:table-cell>
          <table:table-cell office:value-type="float" office:value="0.0000003232" calcext:value-type="float">
            <text:p>3.23E-07</text:p>
          </table:table-cell>
          <table:table-cell office:value-type="float" office:value="0.0000000123809890109" calcext:value-type="float">
            <text:p>1.24E-08</text:p>
          </table:table-cell>
          <table:table-cell office:value-type="float" office:value="0.0000002735" calcext:value-type="float">
            <text:p>2.74E-07</text:p>
          </table:table-cell>
          <table:table-cell office:value-type="float" office:value="0.0000000032403703492" calcext:value-type="float">
            <text:p>3.24E-09</text:p>
          </table:table-cell>
          <table:table-cell office:value-type="float" office:value="0.0000021304" calcext:value-type="float">
            <text:p>2.13E-06</text:p>
          </table:table-cell>
          <table:table-cell office:value-type="float" office:value="0.000000564202721645" calcext:value-type="float">
            <text:p>5.64E-07</text:p>
          </table:table-cell>
          <table:table-cell office:value-type="float" office:value="0.1024053" calcext:value-type="float">
            <text:p>0.1024053</text:p>
          </table:table-cell>
          <table:table-cell office:value-type="float" office:value="0.00784074715828" calcext:value-type="float">
            <text:p>0.00784074715828</text:p>
          </table:table-cell>
          <table:table-cell office:value-type="float" office:value="0.0096013" calcext:value-type="float">
            <text:p>0.0096013</text:p>
          </table:table-cell>
          <table:table-cell office:value-type="float" office:value="0.0115969390611" calcext:value-type="float">
            <text:p>0.0115969390611</text:p>
          </table:table-cell>
          <table:table-cell office:value-type="float" office:value="0.0000005414" calcext:value-type="float">
            <text:p>5.41E-07</text:p>
          </table:table-cell>
          <table:table-cell office:value-type="float" office:value="0.000000197356530168" calcext:value-type="float">
            <text:p>1.97E-07</text:p>
          </table:table-cell>
          <table:table-cell office:value-type="float" office:value="0.0000003675" calcext:value-type="float">
            <text:p>3.68E-07</text:p>
          </table:table-cell>
          <table:table-cell office:value-type="float" office:value="0.000000105939448114" calcext:value-type="float">
            <text:p>1.06E-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75815" calcext:value-type="float">
            <text:p>3.76E-05</text:p>
          </table:table-cell>
          <table:table-cell office:value-type="float" office:value="0.00000353432993021" calcext:value-type="float">
            <text:p>3.53E-06</text:p>
          </table:table-cell>
          <table:table-cell office:value-type="float" office:value="0.0000602519" calcext:value-type="float">
            <text:p>6.03E-05</text:p>
          </table:table-cell>
          <table:table-cell office:value-type="float" office:value="0.00000163938866993" calcext:value-type="float">
            <text:p>1.64E-06</text:p>
          </table:table-cell>
          <table:table-cell office:value-type="float" office:value="0.0007182372" calcext:value-type="float">
            <text:p>0.0007182372</text:p>
          </table:table-cell>
          <table:table-cell office:value-type="float" office:value="0.00000778614587014" calcext:value-type="float">
            <text:p>7.79E-06</text:p>
          </table:table-cell>
          <table:table-cell office:value-type="float" office:value="0.0004168556" calcext:value-type="float">
            <text:p>0.0004168556</text:p>
          </table:table-cell>
          <table:table-cell office:value-type="float" office:value="0.0000099454186125" calcext:value-type="float">
            <text:p>9.95E-06</text:p>
          </table:table-cell>
          <table:table-cell office:value-type="float" office:value="0.3117048" calcext:value-type="float">
            <text:p>0.3117048</text:p>
          </table:table-cell>
          <table:table-cell office:value-type="float" office:value="0.00163064934578" calcext:value-type="float">
            <text:p>0.00163064934578</text:p>
          </table:table-cell>
          <table:table-cell office:value-type="float" office:value="0.1709718" calcext:value-type="float">
            <text:p>0.1709718</text:p>
          </table:table-cell>
          <table:table-cell office:value-type="float" office:value="0.000501172802313" calcext:value-type="float">
            <text:p>0.000501172802313</text:p>
          </table:table-cell>
          <table:table-cell office:value-type="float" office:value="0.0000026895" calcext:value-type="float">
            <text:p>2.69E-06</text:p>
          </table:table-cell>
          <table:table-cell office:value-type="float" office:value="0.000000954444719312" calcext:value-type="float">
            <text:p>9.54E-07</text:p>
          </table:table-cell>
          <table:table-cell office:value-type="float" office:value="0.0002721562" calcext:value-type="float">
            <text:p>0.0002721562</text:p>
          </table:table-cell>
          <table:table-cell office:value-type="float" office:value="0.0000113433558801" calcext:value-type="float">
            <text:p>1.13E-05</text:p>
          </table:table-cell>
          <table:table-cell office:value-type="float" office:value="0.007237228" calcext:value-type="float">
            <text:p>0.007237228</text:p>
          </table:table-cell>
          <table:table-cell office:value-type="float" office:value="0.000692095990561" calcext:value-type="float">
            <text:p>0.000692095990561</text:p>
          </table:table-cell>
          <table:table-cell office:value-type="float" office:value="0.0000005649" calcext:value-type="float">
            <text:p>5.65E-07</text:p>
          </table:table-cell>
          <table:table-cell office:value-type="float" office:value="0.0000000255318972616" calcext:value-type="float">
            <text:p>2.55E-08</text:p>
          </table:table-cell>
          <table:table-cell office:value-type="float" office:value="0.0000004822" calcext:value-type="float">
            <text:p>4.82E-07</text:p>
          </table:table-cell>
          <table:table-cell office:value-type="float" office:value="0.000000031674735814" calcext:value-type="float">
            <text:p>3.17E-08</text:p>
          </table:table-cell>
          <table:table-cell office:value-type="float" office:value="0.0000042038" calcext:value-type="float">
            <text:p>4.20E-06</text:p>
          </table:table-cell>
          <table:table-cell office:value-type="float" office:value="0.000000618518265247" calcext:value-type="float">
            <text:p>6.19E-07</text:p>
          </table:table-cell>
          <table:table-cell office:value-type="float" office:value="0.10570461" calcext:value-type="float">
            <text:p>0.10570461</text:p>
          </table:table-cell>
          <table:table-cell office:value-type="float" office:value="0.0118549036427" calcext:value-type="float">
            <text:p>0.0118549036427</text:p>
          </table:table-cell>
          <table:table-cell office:value-type="float" office:value="0.006221814" calcext:value-type="float">
            <text:p>0.006221814</text:p>
          </table:table-cell>
          <table:table-cell office:value-type="float" office:value="0.000525869410029" calcext:value-type="float">
            <text:p>0.000525869410029</text:p>
          </table:table-cell>
          <table:table-cell office:value-type="float" office:value="0.0000007816" calcext:value-type="float">
            <text:p>7.82E-07</text:p>
          </table:table-cell>
          <table:table-cell office:value-type="float" office:value="0.000000108488811507" calcext:value-type="float">
            <text:p>1.08E-07</text:p>
          </table:table-cell>
          <table:table-cell office:value-type="float" office:value="0.0000006736" calcext:value-type="float">
            <text:p>6.74E-07</text:p>
          </table:table-cell>
          <table:table-cell office:value-type="float" office:value="0.000000103609523372" calcext:value-type="float">
            <text:p>1.04E-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410501" calcext:value-type="float">
            <text:p>4.11E-05</text:p>
          </table:table-cell>
          <table:table-cell office:value-type="float" office:value="0.0000011982967032" calcext:value-type="float">
            <text:p>1.20E-06</text:p>
          </table:table-cell>
          <table:table-cell office:value-type="float" office:value="0.0000622556" calcext:value-type="float">
            <text:p>6.23E-05</text:p>
          </table:table-cell>
          <table:table-cell office:value-type="float" office:value="0.00000515735817815" calcext:value-type="float">
            <text:p>5.16E-06</text:p>
          </table:table-cell>
          <table:table-cell office:value-type="float" office:value="0.002512425" calcext:value-type="float">
            <text:p>0.002512425</text:p>
          </table:table-cell>
          <table:table-cell office:value-type="float" office:value="0.000037737158007" calcext:value-type="float">
            <text:p>3.77E-05</text:p>
          </table:table-cell>
          <table:table-cell office:value-type="float" office:value="0.001459106" calcext:value-type="float">
            <text:p>0.001459106</text:p>
          </table:table-cell>
          <table:table-cell office:value-type="float" office:value="0.0000168755669534" calcext:value-type="float">
            <text:p>1.69E-05</text:p>
          </table:table-cell>
          <table:table-cell office:value-type="float" office:value="2.484175" calcext:value-type="float">
            <text:p>2.484175</text:p>
          </table:table-cell>
          <table:table-cell office:value-type="float" office:value="0.00657468419182" calcext:value-type="float">
            <text:p>0.00657468419182</text:p>
          </table:table-cell>
          <table:table-cell office:value-type="float" office:value="1.360781" calcext:value-type="float">
            <text:p>1.360781</text:p>
          </table:table-cell>
          <table:table-cell office:value-type="float" office:value="0.00195061500273" calcext:value-type="float">
            <text:p>0.00195061500273</text:p>
          </table:table-cell>
          <table:table-cell office:value-type="float" office:value="0.000003865" calcext:value-type="float">
            <text:p>3.87E-06</text:p>
          </table:table-cell>
          <table:table-cell office:value-type="float" office:value="0.00000160547424631" calcext:value-type="float">
            <text:p>1.61E-06</text:p>
          </table:table-cell>
          <table:table-cell office:value-type="float" office:value="0.0002751937" calcext:value-type="float">
            <text:p>0.0002751937</text:p>
          </table:table-cell>
          <table:table-cell office:value-type="float" office:value="0.000029729623401" calcext:value-type="float">
            <text:p>2.97E-05</text:p>
          </table:table-cell>
          <table:table-cell office:value-type="float" office:value="0.00712388" calcext:value-type="float">
            <text:p>0.00712388</text:p>
          </table:table-cell>
          <table:table-cell office:value-type="float" office:value="0.000640197313334" calcext:value-type="float">
            <text:p>0.000640197313334</text:p>
          </table:table-cell>
          <table:table-cell office:value-type="float" office:value="0.0000010202" calcext:value-type="float">
            <text:p>1.02E-06</text:p>
          </table:table-cell>
          <table:table-cell office:value-type="float" office:value="0.00000000922315925628" calcext:value-type="float">
            <text:p>9.22E-09</text:p>
          </table:table-cell>
          <table:table-cell office:value-type="float" office:value="0.0000008715" calcext:value-type="float">
            <text:p>8.72E-07</text:p>
          </table:table-cell>
          <table:table-cell office:value-type="float" office:value="0.0000000110880315857" calcext:value-type="float">
            <text:p>1.11E-08</text:p>
          </table:table-cell>
          <table:table-cell office:value-type="float" office:value="0.0000052833" calcext:value-type="float">
            <text:p>5.28E-06</text:p>
          </table:table-cell>
          <table:table-cell office:value-type="float" office:value="0.000000968335461845" calcext:value-type="float">
            <text:p>9.68E-07</text:p>
          </table:table-cell>
          <table:table-cell office:value-type="float" office:value="0.10190038" calcext:value-type="float">
            <text:p>0.10190038</text:p>
          </table:table-cell>
          <table:table-cell office:value-type="float" office:value="0.00627043074859" calcext:value-type="float">
            <text:p>0.00627043074859</text:p>
          </table:table-cell>
          <table:table-cell office:value-type="float" office:value="0.005955561" calcext:value-type="float">
            <text:p>0.005955561</text:p>
          </table:table-cell>
          <table:table-cell office:value-type="float" office:value="0.000600973103289" calcext:value-type="float">
            <text:p>0.000600973103289</text:p>
          </table:table-cell>
          <table:table-cell office:value-type="float" office:value="0.0000012946" calcext:value-type="float">
            <text:p>1.29E-06</text:p>
          </table:table-cell>
          <table:table-cell office:value-type="float" office:value="0.000000248015770108" calcext:value-type="float">
            <text:p>2.48E-07</text:p>
          </table:table-cell>
          <table:table-cell office:value-type="float" office:value="0.0000011771" calcext:value-type="float">
            <text:p>1.18E-06</text:p>
          </table:table-cell>
          <table:table-cell office:value-type="float" office:value="0.000000230581125757" calcext:value-type="float">
            <text:p>2.31E-07</text:p>
          </table:table-cell>
        </table:table-row>
      </table:table>
      <table:table table:name="CUDA 3D PROD INT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table:style-name="Default"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table:style-name="Default"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table:style-name="Default"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table:style-name="Default"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table:style-name="Default"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Default"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table:style-name="Default"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table:style-name="Default"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Default"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table:style-name="Default"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294686" calcext:value-type="float">
            <text:p>2.95E-05</text:p>
          </table:table-cell>
          <table:table-cell office:value-type="float" office:value="0.00000183253207945" calcext:value-type="float">
            <text:p>1.83E-06</text:p>
          </table:table-cell>
          <table:table-cell office:value-type="float" office:value="0.0000595199" calcext:value-type="float">
            <text:p>5.95E-05</text:p>
          </table:table-cell>
          <table:table-cell office:value-type="float" office:value="0.00000169572137714" calcext:value-type="float">
            <text:p>1.70E-06</text:p>
          </table:table-cell>
          <table:table-cell table:style-name="ce1" office:value-type="float" office:value="0.0000462086" calcext:value-type="float">
            <text:p>4.62E-05</text:p>
          </table:table-cell>
          <table:table-cell office:value-type="float" office:value="0.00000341023838202" calcext:value-type="float">
            <text:p>3.41E-06</text:p>
          </table:table-cell>
          <table:table-cell table:style-name="ce1" office:value-type="float" office:value="0.0000405464" calcext:value-type="float">
            <text:p>4.05E-05</text:p>
          </table:table-cell>
          <table:table-cell office:value-type="float" office:value="0.00000186921095653" calcext:value-type="float">
            <text:p>1.87E-06</text:p>
          </table:table-cell>
          <table:table-cell office:value-type="float" office:value="0.0003025708" calcext:value-type="float">
            <text:p>0.0003025708</text:p>
          </table:table-cell>
          <table:table-cell table:style-name="ce1" office:value-type="float" office:value="0.00000827238569378" calcext:value-type="float">
            <text:p>8.27E-06</text:p>
          </table:table-cell>
          <table:table-cell office:value-type="float" office:value="0.00020281" calcext:value-type="float">
            <text:p>0.00020281</text:p>
          </table:table-cell>
          <table:table-cell table:style-name="ce1" office:value-type="float" office:value="0.00000226660901887" calcext:value-type="float">
            <text:p>2.27E-06</text:p>
          </table:table-cell>
          <table:table-cell office:value-type="float" office:value="0.0000009498" calcext:value-type="float">
            <text:p>9.50E-07</text:p>
          </table:table-cell>
          <table:table-cell office:value-type="float" office:value="0.000000150748355436" calcext:value-type="float">
            <text:p>1.51E-07</text:p>
          </table:table-cell>
          <table:table-cell office:value-type="float" office:value="0.0002768911" calcext:value-type="float">
            <text:p>0.0002768911</text:p>
          </table:table-cell>
          <table:table-cell office:value-type="float" office:value="0.00000840664596151" calcext:value-type="float">
            <text:p>8.41E-06</text:p>
          </table:table-cell>
          <table:table-cell office:value-type="float" office:value="0.0004515026" calcext:value-type="float">
            <text:p>0.0004515026</text:p>
          </table:table-cell>
          <table:table-cell table:style-name="ce1" office:value-type="float" office:value="0.0000147088617522" calcext:value-type="float">
            <text:p>1.47E-05</text:p>
          </table:table-cell>
          <table:table-cell office:value-type="float" office:value="0.0000001572" calcext:value-type="float">
            <text:p>1.57E-07</text:p>
          </table:table-cell>
          <table:table-cell office:value-type="float" office:value="0.0000000284010954405" calcext:value-type="float">
            <text:p>2.84E-08</text:p>
          </table:table-cell>
          <table:table-cell office:value-type="float" office:value="0.0000001243" calcext:value-type="float">
            <text:p>1.24E-07</text:p>
          </table:table-cell>
          <table:table-cell office:value-type="float" office:value="0.00000000787471339866" calcext:value-type="float">
            <text:p>7.87E-09</text:p>
          </table:table-cell>
          <table:table-cell office:value-type="float" office:value="0.0000019162" calcext:value-type="float">
            <text:p>1.92E-06</text:p>
          </table:table-cell>
          <table:table-cell office:value-type="float" office:value="0.000000405701806202" calcext:value-type="float">
            <text:p>4.06E-07</text:p>
          </table:table-cell>
          <table:table-cell office:value-type="float" office:value="0.09987022" calcext:value-type="float">
            <text:p>0.09987022</text:p>
          </table:table-cell>
          <table:table-cell office:value-type="float" office:value="0.00662664976571" calcext:value-type="float">
            <text:p>0.00662664976571</text:p>
          </table:table-cell>
          <table:table-cell office:value-type="float" office:value="0.0004123669" calcext:value-type="float">
            <text:p>0.0004123669</text:p>
          </table:table-cell>
          <table:table-cell table:style-name="ce1" office:value-type="float" office:value="0.00000996281857096" calcext:value-type="float">
            <text:p>9.96E-06</text:p>
          </table:table-cell>
          <table:table-cell office:value-type="float" office:value="0.0000002985" calcext:value-type="float">
            <text:p>2.99E-07</text:p>
          </table:table-cell>
          <table:table-cell office:value-type="float" office:value="0.000000161964502284" calcext:value-type="float">
            <text:p>1.62E-07</text:p>
          </table:table-cell>
          <table:table-cell office:value-type="float" office:value="0.0000001809" calcext:value-type="float">
            <text:p>1.81E-07</text:p>
          </table:table-cell>
          <table:table-cell office:value-type="float" office:value="0.000000120600764693" calcext:value-type="float">
            <text:p>1.21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379266" calcext:value-type="float">
            <text:p>3.79E-05</text:p>
          </table:table-cell>
          <table:table-cell office:value-type="float" office:value="0.00000199921958107" calcext:value-type="float">
            <text:p>2.00E-06</text:p>
          </table:table-cell>
          <table:table-cell office:value-type="float" office:value="0.0000590268" calcext:value-type="float">
            <text:p>5.90E-05</text:p>
          </table:table-cell>
          <table:table-cell office:value-type="float" office:value="0.00000262510659254" calcext:value-type="float">
            <text:p>2.63E-06</text:p>
          </table:table-cell>
          <table:table-cell table:style-name="ce1" office:value-type="float" office:value="0.0000920258" calcext:value-type="float">
            <text:p>9.20E-05</text:p>
          </table:table-cell>
          <table:table-cell office:value-type="float" office:value="0.00000618451781647" calcext:value-type="float">
            <text:p>6.18E-06</text:p>
          </table:table-cell>
          <table:table-cell table:style-name="ce1" office:value-type="float" office:value="0.0000704301" calcext:value-type="float">
            <text:p>7.04E-05</text:p>
          </table:table-cell>
          <table:table-cell office:value-type="float" office:value="0.00000128037437667" calcext:value-type="float">
            <text:p>1.28E-06</text:p>
          </table:table-cell>
          <table:table-cell office:value-type="float" office:value="0.003223681" calcext:value-type="float">
            <text:p>0.003223681</text:p>
          </table:table-cell>
          <table:table-cell table:style-name="ce1" office:value-type="float" office:value="0.0000592028151452" calcext:value-type="float">
            <text:p>5.92E-05</text:p>
          </table:table-cell>
          <table:table-cell office:value-type="float" office:value="0.001960384" calcext:value-type="float">
            <text:p>0.001960384</text:p>
          </table:table-cell>
          <table:table-cell table:style-name="ce1" office:value-type="float" office:value="0.0000220752471737" calcext:value-type="float">
            <text:p>2.21E-05</text:p>
          </table:table-cell>
          <table:table-cell office:value-type="float" office:value="0.000001283" calcext:value-type="float">
            <text:p>1.28E-06</text:p>
          </table:table-cell>
          <table:table-cell office:value-type="float" office:value="0.000000099120577525" calcext:value-type="float">
            <text:p>9.91E-08</text:p>
          </table:table-cell>
          <table:table-cell office:value-type="float" office:value="0.0002829258" calcext:value-type="float">
            <text:p>0.0002829258</text:p>
          </table:table-cell>
          <table:table-cell office:value-type="float" office:value="0.0000184715459126" calcext:value-type="float">
            <text:p>1.85E-05</text:p>
          </table:table-cell>
          <table:table-cell office:value-type="float" office:value="0.007209569" calcext:value-type="float">
            <text:p>0.007209569</text:p>
          </table:table-cell>
          <table:table-cell office:value-type="float" office:value="0.000919581982503" calcext:value-type="float">
            <text:p>0.000919581982503</text:p>
          </table:table-cell>
          <table:table-cell office:value-type="float" office:value="0.0000002233" calcext:value-type="float">
            <text:p>2.23E-07</text:p>
          </table:table-cell>
          <table:table-cell office:value-type="float" office:value="0.00000000905599862583" calcext:value-type="float">
            <text:p>9.06E-09</text:p>
          </table:table-cell>
          <table:table-cell office:value-type="float" office:value="0.0000001891" calcext:value-type="float">
            <text:p>1.89E-07</text:p>
          </table:table-cell>
          <table:table-cell office:value-type="float" office:value="0.0000000115320808568" calcext:value-type="float">
            <text:p>1.15E-08</text:p>
          </table:table-cell>
          <table:table-cell office:value-type="float" office:value="0.0000017569" calcext:value-type="float">
            <text:p>1.76E-06</text:p>
          </table:table-cell>
          <table:table-cell office:value-type="float" office:value="0.000000233939427108" calcext:value-type="float">
            <text:p>2.34E-07</text:p>
          </table:table-cell>
          <table:table-cell office:value-type="float" office:value="0.10094502" calcext:value-type="float">
            <text:p>0.10094502</text:p>
          </table:table-cell>
          <table:table-cell office:value-type="float" office:value="0.00555251874134" calcext:value-type="float">
            <text:p>0.00555251874134</text:p>
          </table:table-cell>
          <table:table-cell office:value-type="float" office:value="0.005907824" calcext:value-type="float">
            <text:p>0.005907824</text:p>
          </table:table-cell>
          <table:table-cell office:value-type="float" office:value="0.000153864450533" calcext:value-type="float">
            <text:p>0.000153864450533</text:p>
          </table:table-cell>
          <table:table-cell office:value-type="float" office:value="0.0000003208" calcext:value-type="float">
            <text:p>3.21E-07</text:p>
          </table:table-cell>
          <table:table-cell office:value-type="float" office:value="0.0000000909783857115" calcext:value-type="float">
            <text:p>9.10E-08</text:p>
          </table:table-cell>
          <table:table-cell office:value-type="float" office:value="0.0000001985" calcext:value-type="float">
            <text:p>1.99E-07</text:p>
          </table:table-cell>
          <table:table-cell office:value-type="float" office:value="0.0000000301855373758" calcext:value-type="float">
            <text:p>3.02E-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292485" calcext:value-type="float">
            <text:p>2.92E-05</text:p>
          </table:table-cell>
          <table:table-cell office:value-type="float" office:value="0.00000216804132033" calcext:value-type="float">
            <text:p>2.17E-06</text:p>
          </table:table-cell>
          <table:table-cell office:value-type="float" office:value="0.0000563777" calcext:value-type="float">
            <text:p>5.64E-05</text:p>
          </table:table-cell>
          <table:table-cell office:value-type="float" office:value="0.00000279532824747" calcext:value-type="float">
            <text:p>2.80E-06</text:p>
          </table:table-cell>
          <table:table-cell office:value-type="float" office:value="0.0001428164" calcext:value-type="float">
            <text:p>0.0001428164</text:p>
          </table:table-cell>
          <table:table-cell office:value-type="float" office:value="0.00000184235351898" calcext:value-type="float">
            <text:p>1.84E-06</text:p>
          </table:table-cell>
          <table:table-cell office:value-type="float" office:value="0.00010756" calcext:value-type="float">
            <text:p>0.00010756</text:p>
          </table:table-cell>
          <table:table-cell office:value-type="float" office:value="0.00000345861378783" calcext:value-type="float">
            <text:p>3.46E-06</text:p>
          </table:table-cell>
          <table:table-cell office:value-type="float" office:value="0.01100223" calcext:value-type="float">
            <text:p>0.01100223</text:p>
          </table:table-cell>
          <table:table-cell table:style-name="ce1" office:value-type="float" office:value="0.0000635690883999" calcext:value-type="float">
            <text:p>6.36E-05</text:p>
          </table:table-cell>
          <table:table-cell office:value-type="float" office:value="0.006456129" calcext:value-type="float">
            <text:p>0.006456129</text:p>
          </table:table-cell>
          <table:table-cell table:style-name="ce1" office:value-type="float" office:value="0.0000275840736859" calcext:value-type="float">
            <text:p>2.76E-05</text:p>
          </table:table-cell>
          <table:table-cell office:value-type="float" office:value="0.0000014897" calcext:value-type="float">
            <text:p>1.49E-06</text:p>
          </table:table-cell>
          <table:table-cell office:value-type="float" office:value="0.000000131139493162" calcext:value-type="float">
            <text:p>1.31E-07</text:p>
          </table:table-cell>
          <table:table-cell office:value-type="float" office:value="0.0002700837" calcext:value-type="float">
            <text:p>0.0002700837</text:p>
          </table:table-cell>
          <table:table-cell office:value-type="float" office:value="0.00000628411553133" calcext:value-type="float">
            <text:p>6.28E-06</text:p>
          </table:table-cell>
          <table:table-cell office:value-type="float" office:value="0.007304023" calcext:value-type="float">
            <text:p>0.007304023</text:p>
          </table:table-cell>
          <table:table-cell office:value-type="float" office:value="0.0007027792896" calcext:value-type="float">
            <text:p>0.0007027792896</text:p>
          </table:table-cell>
          <table:table-cell office:value-type="float" office:value="0.0000003039" calcext:value-type="float">
            <text:p>3.04E-07</text:p>
          </table:table-cell>
          <table:table-cell office:value-type="float" office:value="0.0000000613939012534" calcext:value-type="float">
            <text:p>6.14E-08</text:p>
          </table:table-cell>
          <table:table-cell office:value-type="float" office:value="0.0000002417" calcext:value-type="float">
            <text:p>2.42E-07</text:p>
          </table:table-cell>
          <table:table-cell office:value-type="float" office:value="0.0000000144917601109" calcext:value-type="float">
            <text:p>1.45E-08</text:p>
          </table:table-cell>
          <table:table-cell office:value-type="float" office:value="0.0000019802" calcext:value-type="float">
            <text:p>1.98E-06</text:p>
          </table:table-cell>
          <table:table-cell office:value-type="float" office:value="0.000000295432188121" calcext:value-type="float">
            <text:p>2.95E-07</text:p>
          </table:table-cell>
          <table:table-cell office:value-type="float" office:value="0.09969127" calcext:value-type="float">
            <text:p>0.09969127</text:p>
          </table:table-cell>
          <table:table-cell office:value-type="float" office:value="0.00440021186966" calcext:value-type="float">
            <text:p>0.00440021186966</text:p>
          </table:table-cell>
          <table:table-cell office:value-type="float" office:value="0.006170847" calcext:value-type="float">
            <text:p>0.006170847</text:p>
          </table:table-cell>
          <table:table-cell office:value-type="float" office:value="0.000925937309014" calcext:value-type="float">
            <text:p>0.000925937309014</text:p>
          </table:table-cell>
          <table:table-cell office:value-type="float" office:value="0.0000014694" calcext:value-type="float">
            <text:p>1.47E-06</text:p>
          </table:table-cell>
          <table:table-cell office:value-type="float" office:value="0.00000321452993626" calcext:value-type="float">
            <text:p>3.21E-06</text:p>
          </table:table-cell>
          <table:table-cell office:value-type="float" office:value="0.0000002931" calcext:value-type="float">
            <text:p>2.93E-07</text:p>
          </table:table-cell>
          <table:table-cell office:value-type="float" office:value="0.0000000515416767718" calcext:value-type="float">
            <text:p>5.15E-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386581" calcext:value-type="float">
            <text:p>3.87E-05</text:p>
          </table:table-cell>
          <table:table-cell office:value-type="float" office:value="0.000000634854917809" calcext:value-type="float">
            <text:p>6.35E-07</text:p>
          </table:table-cell>
          <table:table-cell office:value-type="float" office:value="0.0000595584" calcext:value-type="float">
            <text:p>5.96E-05</text:p>
          </table:table-cell>
          <table:table-cell office:value-type="float" office:value="0.00000273393242215" calcext:value-type="float">
            <text:p>2.73E-06</text:p>
          </table:table-cell>
          <table:table-cell office:value-type="float" office:value="0.0005002219" calcext:value-type="float">
            <text:p>0.0005002219</text:p>
          </table:table-cell>
          <table:table-cell office:value-type="float" office:value="0.0000628578003476" calcext:value-type="float">
            <text:p>6.29E-05</text:p>
          </table:table-cell>
          <table:table-cell office:value-type="float" office:value="0.0002827855" calcext:value-type="float">
            <text:p>0.0002827855</text:p>
          </table:table-cell>
          <table:table-cell office:value-type="float" office:value="0.00000547173103323" calcext:value-type="float">
            <text:p>5.47E-06</text:p>
          </table:table-cell>
          <table:table-cell office:value-type="float" office:value="0.1719704" calcext:value-type="float">
            <text:p>0.1719704</text:p>
          </table:table-cell>
          <table:table-cell office:value-type="float" office:value="0.000479858358731" calcext:value-type="float">
            <text:p>0.000479858358731</text:p>
          </table:table-cell>
          <table:table-cell office:value-type="float" office:value="0.09457829" calcext:value-type="float">
            <text:p>0.09457829</text:p>
          </table:table-cell>
          <table:table-cell office:value-type="float" office:value="0.000228752250505" calcext:value-type="float">
            <text:p>0.000228752250505</text:p>
          </table:table-cell>
          <table:table-cell office:value-type="float" office:value="0.0000019752" calcext:value-type="float">
            <text:p>1.98E-06</text:p>
          </table:table-cell>
          <table:table-cell office:value-type="float" office:value="0.000000169851438355" calcext:value-type="float">
            <text:p>1.70E-07</text:p>
          </table:table-cell>
          <table:table-cell office:value-type="float" office:value="0.0002710181" calcext:value-type="float">
            <text:p>0.0002710181</text:p>
          </table:table-cell>
          <table:table-cell office:value-type="float" office:value="0.00000775296998934" calcext:value-type="float">
            <text:p>7.75E-06</text:p>
          </table:table-cell>
          <table:table-cell office:value-type="float" office:value="0.007357986" calcext:value-type="float">
            <text:p>0.007357986</text:p>
          </table:table-cell>
          <table:table-cell office:value-type="float" office:value="0.000735173367523" calcext:value-type="float">
            <text:p>0.000735173367523</text:p>
          </table:table-cell>
          <table:table-cell office:value-type="float" office:value="0.0000005062" calcext:value-type="float">
            <text:p>5.06E-07</text:p>
          </table:table-cell>
          <table:table-cell office:value-type="float" office:value="0.0000000666946607891" calcext:value-type="float">
            <text:p>6.67E-08</text:p>
          </table:table-cell>
          <table:table-cell office:value-type="float" office:value="0.0000004117" calcext:value-type="float">
            <text:p>4.12E-07</text:p>
          </table:table-cell>
          <table:table-cell office:value-type="float" office:value="0.0000000268909319701" calcext:value-type="float">
            <text:p>2.69E-08</text:p>
          </table:table-cell>
          <table:table-cell office:value-type="float" office:value="0.0000027345" calcext:value-type="float">
            <text:p>2.73E-06</text:p>
          </table:table-cell>
          <table:table-cell office:value-type="float" office:value="0.00000095773740892" calcext:value-type="float">
            <text:p>9.58E-07</text:p>
          </table:table-cell>
          <table:table-cell office:value-type="float" office:value="0.09985767" calcext:value-type="float">
            <text:p>0.09985767</text:p>
          </table:table-cell>
          <table:table-cell office:value-type="float" office:value="0.00453997561253" calcext:value-type="float">
            <text:p>0.00453997561253</text:p>
          </table:table-cell>
          <table:table-cell office:value-type="float" office:value="0.00613854" calcext:value-type="float">
            <text:p>0.00613854</text:p>
          </table:table-cell>
          <table:table-cell office:value-type="float" office:value="0.000473396619854" calcext:value-type="float">
            <text:p>0.000473396619854</text:p>
          </table:table-cell>
          <table:table-cell office:value-type="float" office:value="0.0000006591" calcext:value-type="float">
            <text:p>6.59E-07</text:p>
          </table:table-cell>
          <table:table-cell office:value-type="float" office:value="0.000000261778298905" calcext:value-type="float">
            <text:p>2.62E-07</text:p>
          </table:table-cell>
          <table:table-cell office:value-type="float" office:value="0.0000005417" calcext:value-type="float">
            <text:p>5.42E-07</text:p>
          </table:table-cell>
          <table:table-cell office:value-type="float" office:value="0.000000214598358697" calcext:value-type="float">
            <text:p>2.15E-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402873" calcext:value-type="float">
            <text:p>4.03E-05</text:p>
          </table:table-cell>
          <table:table-cell office:value-type="float" office:value="0.00000132238253417" calcext:value-type="float">
            <text:p>1.32E-06</text:p>
          </table:table-cell>
          <table:table-cell office:value-type="float" office:value="0.0000615353" calcext:value-type="float">
            <text:p>6.15E-05</text:p>
          </table:table-cell>
          <table:table-cell office:value-type="float" office:value="0.00000186528365731" calcext:value-type="float">
            <text:p>1.87E-06</text:p>
          </table:table-cell>
          <table:table-cell office:value-type="float" office:value="0.001913958" calcext:value-type="float">
            <text:p>0.001913958</text:p>
          </table:table-cell>
          <table:table-cell table:style-name="Default" office:value-type="float" office:value="0.000451427191664" calcext:value-type="float">
            <text:p>0.000451427191664</text:p>
          </table:table-cell>
          <table:table-cell office:value-type="float" office:value="0.00101992" calcext:value-type="float">
            <text:p>0.00101992</text:p>
          </table:table-cell>
          <table:table-cell office:value-type="float" office:value="0.0000102973761491" calcext:value-type="float">
            <text:p>1.03E-05</text:p>
          </table:table-cell>
          <table:table-cell office:value-type="float" office:value="1.368928" calcext:value-type="float">
            <text:p>1.368928</text:p>
          </table:table-cell>
          <table:table-cell office:value-type="float" office:value="0.00412412091643" calcext:value-type="float">
            <text:p>0.00412412091643</text:p>
          </table:table-cell>
          <table:table-cell office:value-type="float" office:value="0.7492065" calcext:value-type="float">
            <text:p>0.7492065</text:p>
          </table:table-cell>
          <table:table-cell office:value-type="float" office:value="0.00196068294508" calcext:value-type="float">
            <text:p>0.00196068294508</text:p>
          </table:table-cell>
          <table:table-cell office:value-type="float" office:value="0.0000029786" calcext:value-type="float">
            <text:p>2.98E-06</text:p>
          </table:table-cell>
          <table:table-cell office:value-type="float" office:value="0.000000149215131792" calcext:value-type="float">
            <text:p>1.49E-07</text:p>
          </table:table-cell>
          <table:table-cell office:value-type="float" office:value="0.0002827346" calcext:value-type="float">
            <text:p>0.0002827346</text:p>
          </table:table-cell>
          <table:table-cell office:value-type="float" office:value="0.00000714111840291" calcext:value-type="float">
            <text:p>7.14E-06</text:p>
          </table:table-cell>
          <table:table-cell office:value-type="float" office:value="0.007289211" calcext:value-type="float">
            <text:p>0.007289211</text:p>
          </table:table-cell>
          <table:table-cell office:value-type="float" office:value="0.000729697879315" calcext:value-type="float">
            <text:p>0.000729697879315</text:p>
          </table:table-cell>
          <table:table-cell office:value-type="float" office:value="0.0000008511" calcext:value-type="float">
            <text:p>8.51E-07</text:p>
          </table:table-cell>
          <table:table-cell office:value-type="float" office:value="0.00000000976899858396" calcext:value-type="float">
            <text:p>9.77E-09</text:p>
          </table:table-cell>
          <table:table-cell office:value-type="float" office:value="0.0000007425" calcext:value-type="float">
            <text:p>7.43E-07</text:p>
          </table:table-cell>
          <table:table-cell office:value-type="float" office:value="0.0000000474113207297" calcext:value-type="float">
            <text:p>4.74E-08</text:p>
          </table:table-cell>
          <table:table-cell office:value-type="float" office:value="0.000004906" calcext:value-type="float">
            <text:p>4.91E-06</text:p>
          </table:table-cell>
          <table:table-cell office:value-type="float" office:value="0.00000073369279069" calcext:value-type="float">
            <text:p>7.34E-07</text:p>
          </table:table-cell>
          <table:table-cell office:value-type="float" office:value="0.09970468" calcext:value-type="float">
            <text:p>0.09970468</text:p>
          </table:table-cell>
          <table:table-cell office:value-type="float" office:value="0.00228547900537" calcext:value-type="float">
            <text:p>0.00228547900537</text:p>
          </table:table-cell>
          <table:table-cell office:value-type="float" office:value="0.006112769" calcext:value-type="float">
            <text:p>0.006112769</text:p>
          </table:table-cell>
          <table:table-cell office:value-type="float" office:value="0.000583220745086" calcext:value-type="float">
            <text:p>0.000583220745086</text:p>
          </table:table-cell>
          <table:table-cell office:value-type="float" office:value="0.0000010225" calcext:value-type="float">
            <text:p>1.02E-06</text:p>
          </table:table-cell>
          <table:table-cell office:value-type="float" office:value="0.000000175813821982" calcext:value-type="float">
            <text:p>1.76E-07</text:p>
          </table:table-cell>
          <table:table-cell office:value-type="float" office:value="0.0000009612" calcext:value-type="float">
            <text:p>9.61E-07</text:p>
          </table:table-cell>
          <table:table-cell office:value-type="float" office:value="0.000000151573817733" calcext:value-type="float">
            <text:p>1.52E-07</text:p>
          </table:table-cell>
        </table:table-row>
      </table:table>
      <table:table table:name="CUDA 3D PRIME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table:style-name="Default"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table:style-name="Default"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table:style-name="Default"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table:style-name="Default"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table:style-name="Default"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Default"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table:style-name="Default"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table:style-name="Default"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Default"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table:style-name="Default"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299476" calcext:value-type="float">
            <text:p>2.99E-05</text:p>
          </table:table-cell>
          <table:table-cell office:value-type="float" office:value="0.000000569282823677" calcext:value-type="float">
            <text:p>5.69E-07</text:p>
          </table:table-cell>
          <table:table-cell office:value-type="float" office:value="0.0000541919" calcext:value-type="float">
            <text:p>5.42E-05</text:p>
          </table:table-cell>
          <table:table-cell office:value-type="float" office:value="0.00000486942048685" calcext:value-type="float">
            <text:p>4.87E-06</text:p>
          </table:table-cell>
          <table:table-cell table:style-name="ce1" office:value-type="float" office:value="0.00004803" calcext:value-type="float">
            <text:p>4.80E-05</text:p>
          </table:table-cell>
          <table:table-cell office:value-type="float" office:value="0.00000326826110748" calcext:value-type="float">
            <text:p>3.27E-06</text:p>
          </table:table-cell>
          <table:table-cell table:style-name="ce1" office:value-type="float" office:value="0.0000592452" calcext:value-type="float">
            <text:p>5.92E-05</text:p>
          </table:table-cell>
          <table:table-cell office:value-type="float" office:value="0.00000201260095951" calcext:value-type="float">
            <text:p>2.01E-06</text:p>
          </table:table-cell>
          <table:table-cell office:value-type="float" office:value="0.0003311375" calcext:value-type="float">
            <text:p>0.0003311375</text:p>
          </table:table-cell>
          <table:table-cell table:style-name="ce1" office:value-type="float" office:value="0.00000597623458654" calcext:value-type="float">
            <text:p>5.98E-06</text:p>
          </table:table-cell>
          <table:table-cell office:value-type="float" office:value="0.0002603273" calcext:value-type="float">
            <text:p>0.0002603273</text:p>
          </table:table-cell>
          <table:table-cell table:style-name="ce1" office:value-type="float" office:value="0.00000719654253483" calcext:value-type="float">
            <text:p>7.20E-06</text:p>
          </table:table-cell>
          <table:table-cell office:value-type="float" office:value="0.0000009252" calcext:value-type="float">
            <text:p>9.25E-07</text:p>
          </table:table-cell>
          <table:table-cell office:value-type="float" office:value="0.0000000705924138197" calcext:value-type="float">
            <text:p>7.06E-08</text:p>
          </table:table-cell>
          <table:table-cell office:value-type="float" office:value="0.0002705797" calcext:value-type="float">
            <text:p>0.0002705797</text:p>
          </table:table-cell>
          <table:table-cell office:value-type="float" office:value="0.00000414439383183" calcext:value-type="float">
            <text:p>4.14E-06</text:p>
          </table:table-cell>
          <table:table-cell office:value-type="float" office:value="0.0004547143" calcext:value-type="float">
            <text:p>0.0004547143</text:p>
          </table:table-cell>
          <table:table-cell table:style-name="ce1" office:value-type="float" office:value="0.0000291446860796" calcext:value-type="float">
            <text:p>2.91E-05</text:p>
          </table:table-cell>
          <table:table-cell office:value-type="float" office:value="0.0000001456" calcext:value-type="float">
            <text:p>1.46E-07</text:p>
          </table:table-cell>
          <table:table-cell office:value-type="float" office:value="0.00000000739669595908" calcext:value-type="float">
            <text:p>7.40E-09</text:p>
          </table:table-cell>
          <table:table-cell office:value-type="float" office:value="0.0000001256" calcext:value-type="float">
            <text:p>1.26E-07</text:p>
          </table:table-cell>
          <table:table-cell office:value-type="float" office:value="0.00000000609553570702" calcext:value-type="float">
            <text:p>6.10E-09</text:p>
          </table:table-cell>
          <table:table-cell office:value-type="float" office:value="0.0000017197" calcext:value-type="float">
            <text:p>1.72E-06</text:p>
          </table:table-cell>
          <table:table-cell office:value-type="float" office:value="0.000000364395099979" calcext:value-type="float">
            <text:p>3.64E-07</text:p>
          </table:table-cell>
          <table:table-cell office:value-type="float" office:value="0.10190368" calcext:value-type="float">
            <text:p>0.10190368</text:p>
          </table:table-cell>
          <table:table-cell office:value-type="float" office:value="0.0100172968447" calcext:value-type="float">
            <text:p>0.0100172968447</text:p>
          </table:table-cell>
          <table:table-cell office:value-type="float" office:value="0.0004226959" calcext:value-type="float">
            <text:p>0.0004226959</text:p>
          </table:table-cell>
          <table:table-cell table:style-name="ce1" office:value-type="float" office:value="0.0000266447437487" calcext:value-type="float">
            <text:p>2.66E-05</text:p>
          </table:table-cell>
          <table:table-cell office:value-type="float" office:value="0.0000002634" calcext:value-type="float">
            <text:p>2.63E-07</text:p>
          </table:table-cell>
          <table:table-cell office:value-type="float" office:value="0.000000108790522463" calcext:value-type="float">
            <text:p>1.09E-07</text:p>
          </table:table-cell>
          <table:table-cell office:value-type="float" office:value="0.0000001709" calcext:value-type="float">
            <text:p>1.71E-07</text:p>
          </table:table-cell>
          <table:table-cell office:value-type="float" office:value="0.0000000762837539133" calcext:value-type="float">
            <text:p>7.63E-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354118" calcext:value-type="float">
            <text:p>3.54E-05</text:p>
          </table:table-cell>
          <table:table-cell office:value-type="float" office:value="0.00000433194184838" calcext:value-type="float">
            <text:p>4.33E-06</text:p>
          </table:table-cell>
          <table:table-cell office:value-type="float" office:value="0.0000514918" calcext:value-type="float">
            <text:p>5.15E-05</text:p>
          </table:table-cell>
          <table:table-cell office:value-type="float" office:value="0.00000151725364466" calcext:value-type="float">
            <text:p>1.52E-06</text:p>
          </table:table-cell>
          <table:table-cell table:style-name="ce1" office:value-type="float" office:value="0.0000754995" calcext:value-type="float">
            <text:p>7.55E-05</text:p>
          </table:table-cell>
          <table:table-cell office:value-type="float" office:value="0.0000113375559805" calcext:value-type="float">
            <text:p>1.13E-05</text:p>
          </table:table-cell>
          <table:table-cell table:style-name="ce1" office:value-type="float" office:value="0.0000793495" calcext:value-type="float">
            <text:p>7.93E-05</text:p>
          </table:table-cell>
          <table:table-cell office:value-type="float" office:value="0.00000618170527084" calcext:value-type="float">
            <text:p>6.18E-06</text:p>
          </table:table-cell>
          <table:table-cell office:value-type="float" office:value="0.002265347" calcext:value-type="float">
            <text:p>0.002265347</text:p>
          </table:table-cell>
          <table:table-cell table:style-name="ce1" office:value-type="float" office:value="0.0000395728869163" calcext:value-type="float">
            <text:p>3.96E-05</text:p>
          </table:table-cell>
          <table:table-cell office:value-type="float" office:value="0.001593832" calcext:value-type="float">
            <text:p>0.001593832</text:p>
          </table:table-cell>
          <table:table-cell table:style-name="ce1" office:value-type="float" office:value="0.0000294220536333" calcext:value-type="float">
            <text:p>2.94E-05</text:p>
          </table:table-cell>
          <table:table-cell office:value-type="float" office:value="0.000001141" calcext:value-type="float">
            <text:p>1.14E-06</text:p>
          </table:table-cell>
          <table:table-cell office:value-type="float" office:value="0.0000000994428926012" calcext:value-type="float">
            <text:p>9.94E-08</text:p>
          </table:table-cell>
          <table:table-cell office:value-type="float" office:value="0.0002757762" calcext:value-type="float">
            <text:p>0.0002757762</text:p>
          </table:table-cell>
          <table:table-cell office:value-type="float" office:value="0.0000103039293562" calcext:value-type="float">
            <text:p>1.03E-05</text:p>
          </table:table-cell>
          <table:table-cell office:value-type="float" office:value="0.007138206" calcext:value-type="float">
            <text:p>0.007138206</text:p>
          </table:table-cell>
          <table:table-cell office:value-type="float" office:value="0.00050740185878" calcext:value-type="float">
            <text:p>0.00050740185878</text:p>
          </table:table-cell>
          <table:table-cell office:value-type="float" office:value="0.0000002353" calcext:value-type="float">
            <text:p>2.35E-07</text:p>
          </table:table-cell>
          <table:table-cell office:value-type="float" office:value="0.00000010861046604" calcext:value-type="float">
            <text:p>1.09E-07</text:p>
          </table:table-cell>
          <table:table-cell office:value-type="float" office:value="0.0000001897" calcext:value-type="float">
            <text:p>1.90E-07</text:p>
          </table:table-cell>
          <table:table-cell office:value-type="float" office:value="0.0000000543221869957" calcext:value-type="float">
            <text:p>5.43E-08</text:p>
          </table:table-cell>
          <table:table-cell office:value-type="float" office:value="0.0000017919" calcext:value-type="float">
            <text:p>1.79E-06</text:p>
          </table:table-cell>
          <table:table-cell office:value-type="float" office:value="0.000000182606103099" calcext:value-type="float">
            <text:p>1.83E-07</text:p>
          </table:table-cell>
          <table:table-cell office:value-type="float" office:value="0.10270694" calcext:value-type="float">
            <text:p>0.10270694</text:p>
          </table:table-cell>
          <table:table-cell office:value-type="float" office:value="0.00717994886351" calcext:value-type="float">
            <text:p>0.00717994886351</text:p>
          </table:table-cell>
          <table:table-cell office:value-type="float" office:value="0.009397077" calcext:value-type="float">
            <text:p>0.009397077</text:p>
          </table:table-cell>
          <table:table-cell office:value-type="float" office:value="0.0111940127127" calcext:value-type="float">
            <text:p>0.0111940127127</text:p>
          </table:table-cell>
          <table:table-cell office:value-type="float" office:value="0.0000003159" calcext:value-type="float">
            <text:p>3.16E-07</text:p>
          </table:table-cell>
          <table:table-cell office:value-type="float" office:value="0.0000000810150191837" calcext:value-type="float">
            <text:p>8.10E-08</text:p>
          </table:table-cell>
          <table:table-cell office:value-type="float" office:value="0.0000002152" calcext:value-type="float">
            <text:p>2.15E-07</text:p>
          </table:table-cell>
          <table:table-cell office:value-type="float" office:value="0.0000000274906044556" calcext:value-type="float">
            <text:p>2.75E-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390206" calcext:value-type="float">
            <text:p>3.90E-05</text:p>
          </table:table-cell>
          <table:table-cell office:value-type="float" office:value="0.00000125408294959" calcext:value-type="float">
            <text:p>1.25E-06</text:p>
          </table:table-cell>
          <table:table-cell office:value-type="float" office:value="0.0000523672" calcext:value-type="float">
            <text:p>5.24E-05</text:p>
          </table:table-cell>
          <table:table-cell office:value-type="float" office:value="0.000000733879311907" calcext:value-type="float">
            <text:p>7.34E-07</text:p>
          </table:table-cell>
          <table:table-cell office:value-type="float" office:value="0.0002074554" calcext:value-type="float">
            <text:p>0.0002074554</text:p>
          </table:table-cell>
          <table:table-cell office:value-type="float" office:value="0.0000159362240627" calcext:value-type="float">
            <text:p>1.59E-05</text:p>
          </table:table-cell>
          <table:table-cell office:value-type="float" office:value="0.0001510473" calcext:value-type="float">
            <text:p>0.0001510473</text:p>
          </table:table-cell>
          <table:table-cell office:value-type="float" office:value="0.0000026747816131" calcext:value-type="float">
            <text:p>2.67E-06</text:p>
          </table:table-cell>
          <table:table-cell office:value-type="float" office:value="0.03888566" calcext:value-type="float">
            <text:p>0.03888566</text:p>
          </table:table-cell>
          <table:table-cell office:value-type="float" office:value="0.000359197491949" calcext:value-type="float">
            <text:p>0.000359197491949</text:p>
          </table:table-cell>
          <table:table-cell office:value-type="float" office:value="0.01316579" calcext:value-type="float">
            <text:p>0.01316579</text:p>
          </table:table-cell>
          <table:table-cell table:style-name="ce1" office:value-type="float" office:value="0.0000395983571489" calcext:value-type="float">
            <text:p>3.96E-05</text:p>
          </table:table-cell>
          <table:table-cell office:value-type="float" office:value="0.0000016108" calcext:value-type="float">
            <text:p>1.61E-06</text:p>
          </table:table-cell>
          <table:table-cell office:value-type="float" office:value="0.000000144647310533" calcext:value-type="float">
            <text:p>1.45E-07</text:p>
          </table:table-cell>
          <table:table-cell office:value-type="float" office:value="0.0002763342" calcext:value-type="float">
            <text:p>0.0002763342</text:p>
          </table:table-cell>
          <table:table-cell office:value-type="float" office:value="0.000010398920882" calcext:value-type="float">
            <text:p>1.04E-05</text:p>
          </table:table-cell>
          <table:table-cell office:value-type="float" office:value="0.007137298" calcext:value-type="float">
            <text:p>0.007137298</text:p>
          </table:table-cell>
          <table:table-cell office:value-type="float" office:value="0.000427540068292" calcext:value-type="float">
            <text:p>0.000427540068292</text:p>
          </table:table-cell>
          <table:table-cell office:value-type="float" office:value="0.000000334" calcext:value-type="float">
            <text:p>3.34E-07</text:p>
          </table:table-cell>
          <table:table-cell office:value-type="float" office:value="0.000000016397831835" calcext:value-type="float">
            <text:p>1.64E-08</text:p>
          </table:table-cell>
          <table:table-cell office:value-type="float" office:value="0.0000002757" calcext:value-type="float">
            <text:p>2.76E-07</text:p>
          </table:table-cell>
          <table:table-cell office:value-type="float" office:value="0.00000000408384350554" calcext:value-type="float">
            <text:p>4.08E-09</text:p>
          </table:table-cell>
          <table:table-cell office:value-type="float" office:value="0.0000021159" calcext:value-type="float">
            <text:p>2.12E-06</text:p>
          </table:table-cell>
          <table:table-cell office:value-type="float" office:value="0.000000353876139662" calcext:value-type="float">
            <text:p>3.54E-07</text:p>
          </table:table-cell>
          <table:table-cell office:value-type="float" office:value="0.10202129" calcext:value-type="float">
            <text:p>0.10202129</text:p>
          </table:table-cell>
          <table:table-cell office:value-type="float" office:value="0.00535465042151" calcext:value-type="float">
            <text:p>0.00535465042151</text:p>
          </table:table-cell>
          <table:table-cell office:value-type="float" office:value="0.009553065" calcext:value-type="float">
            <text:p>0.009553065</text:p>
          </table:table-cell>
          <table:table-cell office:value-type="float" office:value="0.0118455817452" calcext:value-type="float">
            <text:p>0.0118455817452</text:p>
          </table:table-cell>
          <table:table-cell office:value-type="float" office:value="0.0000004633" calcext:value-type="float">
            <text:p>4.63E-07</text:p>
          </table:table-cell>
          <table:table-cell office:value-type="float" office:value="0.000000128137989856" calcext:value-type="float">
            <text:p>1.28E-07</text:p>
          </table:table-cell>
          <table:table-cell office:value-type="float" office:value="0.000000356" calcext:value-type="float">
            <text:p>3.56E-07</text:p>
          </table:table-cell>
          <table:table-cell office:value-type="float" office:value="0.0000000761504359074" calcext:value-type="float">
            <text:p>7.62E-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5237" calcext:value-type="float">
            <text:p>5.24E-05</text:p>
          </table:table-cell>
          <table:table-cell office:value-type="float" office:value="0.00000082942885302" calcext:value-type="float">
            <text:p>8.29E-07</text:p>
          </table:table-cell>
          <table:table-cell office:value-type="float" office:value="0.0000537457" calcext:value-type="float">
            <text:p>5.37E-05</text:p>
          </table:table-cell>
          <table:table-cell office:value-type="float" office:value="0.00000198352044215" calcext:value-type="float">
            <text:p>1.98E-06</text:p>
          </table:table-cell>
          <table:table-cell office:value-type="float" office:value="0.000807155" calcext:value-type="float">
            <text:p>0.000807155</text:p>
          </table:table-cell>
          <table:table-cell office:value-type="float" office:value="0.0000913292907439" calcext:value-type="float">
            <text:p>9.13E-05</text:p>
          </table:table-cell>
          <table:table-cell office:value-type="float" office:value="0.000489287" calcext:value-type="float">
            <text:p>0.000489287</text:p>
          </table:table-cell>
          <table:table-cell office:value-type="float" office:value="0.00000681415903346" calcext:value-type="float">
            <text:p>6.81E-06</text:p>
          </table:table-cell>
          <table:table-cell office:value-type="float" office:value="0.3225758" calcext:value-type="float">
            <text:p>0.3225758</text:p>
          </table:table-cell>
          <table:table-cell office:value-type="float" office:value="0.000986018796305" calcext:value-type="float">
            <text:p>0.000986018796305</text:p>
          </table:table-cell>
          <table:table-cell office:value-type="float" office:value="0.1926555" calcext:value-type="float">
            <text:p>0.1926555</text:p>
          </table:table-cell>
          <table:table-cell office:value-type="float" office:value="0.000628666710852" calcext:value-type="float">
            <text:p>0.000628666710852</text:p>
          </table:table-cell>
          <table:table-cell office:value-type="float" office:value="0.0000021225" calcext:value-type="float">
            <text:p>2.12E-06</text:p>
          </table:table-cell>
          <table:table-cell office:value-type="float" office:value="0.000000196451435899" calcext:value-type="float">
            <text:p>1.96E-07</text:p>
          </table:table-cell>
          <table:table-cell office:value-type="float" office:value="0.0002818044" calcext:value-type="float">
            <text:p>0.0002818044</text:p>
          </table:table-cell>
          <table:table-cell office:value-type="float" office:value="0.00000997540702818" calcext:value-type="float">
            <text:p>9.98E-06</text:p>
          </table:table-cell>
          <table:table-cell office:value-type="float" office:value="0.007352284" calcext:value-type="float">
            <text:p>0.007352284</text:p>
          </table:table-cell>
          <table:table-cell office:value-type="float" office:value="0.000928247172485" calcext:value-type="float">
            <text:p>0.000928247172485</text:p>
          </table:table-cell>
          <table:table-cell office:value-type="float" office:value="0.0000006334" calcext:value-type="float">
            <text:p>6.33E-07</text:p>
          </table:table-cell>
          <table:table-cell office:value-type="float" office:value="0.000000175066463569" calcext:value-type="float">
            <text:p>1.75E-07</text:p>
          </table:table-cell>
          <table:table-cell office:value-type="float" office:value="0.0000004959" calcext:value-type="float">
            <text:p>4.96E-07</text:p>
          </table:table-cell>
          <table:table-cell office:value-type="float" office:value="0.0000000484480248422" calcext:value-type="float">
            <text:p>4.84E-08</text:p>
          </table:table-cell>
          <table:table-cell office:value-type="float" office:value="0.0000045982" calcext:value-type="float">
            <text:p>4.60E-06</text:p>
          </table:table-cell>
          <table:table-cell office:value-type="float" office:value="0.00000114935535555" calcext:value-type="float">
            <text:p>1.15E-06</text:p>
          </table:table-cell>
          <table:table-cell office:value-type="float" office:value="0.09985986" calcext:value-type="float">
            <text:p>0.09985986</text:p>
          </table:table-cell>
          <table:table-cell office:value-type="float" office:value="0.00354666337506" calcext:value-type="float">
            <text:p>0.00354666337506</text:p>
          </table:table-cell>
          <table:table-cell office:value-type="float" office:value="0.005916245" calcext:value-type="float">
            <text:p>0.005916245</text:p>
          </table:table-cell>
          <table:table-cell office:value-type="float" office:value="0.000168987250029" calcext:value-type="float">
            <text:p>0.000168987250029</text:p>
          </table:table-cell>
          <table:table-cell office:value-type="float" office:value="0.0000008222" calcext:value-type="float">
            <text:p>8.22E-07</text:p>
          </table:table-cell>
          <table:table-cell office:value-type="float" office:value="0.000000195525957356" calcext:value-type="float">
            <text:p>1.96E-07</text:p>
          </table:table-cell>
          <table:table-cell office:value-type="float" office:value="0.0000006876" calcext:value-type="float">
            <text:p>6.88E-07</text:p>
          </table:table-cell>
          <table:table-cell office:value-type="float" office:value="0.000000180832764976" calcext:value-type="float">
            <text:p>1.81E-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539237" calcext:value-type="float">
            <text:p>5.39E-05</text:p>
          </table:table-cell>
          <table:table-cell office:value-type="float" office:value="0.00000138015611436" calcext:value-type="float">
            <text:p>1.38E-06</text:p>
          </table:table-cell>
          <table:table-cell office:value-type="float" office:value="0.000054951" calcext:value-type="float">
            <text:p>5.50E-05</text:p>
          </table:table-cell>
          <table:table-cell office:value-type="float" office:value="0.00000217656666437" calcext:value-type="float">
            <text:p>2.18E-06</text:p>
          </table:table-cell>
          <table:table-cell office:value-type="float" office:value="0.002774166" calcext:value-type="float">
            <text:p>0.002774166</text:p>
          </table:table-cell>
          <table:table-cell table:style-name="Default" office:value-type="float" office:value="0.000359593348511" calcext:value-type="float">
            <text:p>0.000359593348511</text:p>
          </table:table-cell>
          <table:table-cell office:value-type="float" office:value="0.001647614" calcext:value-type="float">
            <text:p>0.001647614</text:p>
          </table:table-cell>
          <table:table-cell office:value-type="float" office:value="0.0000282238890934" calcext:value-type="float">
            <text:p>2.82E-05</text:p>
          </table:table-cell>
          <table:table-cell office:value-type="float" office:value="2.466221" calcext:value-type="float">
            <text:p>2.466221</text:p>
          </table:table-cell>
          <table:table-cell office:value-type="float" office:value="0.00627560081232" calcext:value-type="float">
            <text:p>0.00627560081232</text:p>
          </table:table-cell>
          <table:table-cell office:value-type="float" office:value="1.481741" calcext:value-type="float">
            <text:p>1.481741</text:p>
          </table:table-cell>
          <table:table-cell office:value-type="float" office:value="0.00408875816518" calcext:value-type="float">
            <text:p>0.00408875816518</text:p>
          </table:table-cell>
          <table:table-cell office:value-type="float" office:value="0.0000033695" calcext:value-type="float">
            <text:p>3.37E-06</text:p>
          </table:table-cell>
          <table:table-cell office:value-type="float" office:value="0.000000214713374836" calcext:value-type="float">
            <text:p>2.15E-07</text:p>
          </table:table-cell>
          <table:table-cell office:value-type="float" office:value="0.0002819754" calcext:value-type="float">
            <text:p>0.0002819754</text:p>
          </table:table-cell>
          <table:table-cell office:value-type="float" office:value="0.0000105953334403" calcext:value-type="float">
            <text:p>1.06E-05</text:p>
          </table:table-cell>
          <table:table-cell office:value-type="float" office:value="0.007490185" calcext:value-type="float">
            <text:p>0.007490185</text:p>
          </table:table-cell>
          <table:table-cell office:value-type="float" office:value="0.000725638725297" calcext:value-type="float">
            <text:p>0.000725638725297</text:p>
          </table:table-cell>
          <table:table-cell office:value-type="float" office:value="0.0000010391" calcext:value-type="float">
            <text:p>1.04E-06</text:p>
          </table:table-cell>
          <table:table-cell office:value-type="float" office:value="0.0000000446677860556" calcext:value-type="float">
            <text:p>4.47E-08</text:p>
          </table:table-cell>
          <table:table-cell office:value-type="float" office:value="0.0000008703" calcext:value-type="float">
            <text:p>8.70E-07</text:p>
          </table:table-cell>
          <table:table-cell office:value-type="float" office:value="0.0000000257727246005" calcext:value-type="float">
            <text:p>2.58E-08</text:p>
          </table:table-cell>
          <table:table-cell office:value-type="float" office:value="0.0000050625" calcext:value-type="float">
            <text:p>5.06E-06</text:p>
          </table:table-cell>
          <table:table-cell office:value-type="float" office:value="0.000000752556420919" calcext:value-type="float">
            <text:p>7.53E-07</text:p>
          </table:table-cell>
          <table:table-cell office:value-type="float" office:value="0.09791422" calcext:value-type="float">
            <text:p>0.09791422</text:p>
          </table:table-cell>
          <table:table-cell office:value-type="float" office:value="0.00198672939152" calcext:value-type="float">
            <text:p>0.00198672939152</text:p>
          </table:table-cell>
          <table:table-cell office:value-type="float" office:value="0.006234346" calcext:value-type="float">
            <text:p>0.006234346</text:p>
          </table:table-cell>
          <table:table-cell office:value-type="float" office:value="0.00091895525754" calcext:value-type="float">
            <text:p>0.00091895525754</text:p>
          </table:table-cell>
          <table:table-cell office:value-type="float" office:value="0.0000012093" calcext:value-type="float">
            <text:p>1.21E-06</text:p>
          </table:table-cell>
          <table:table-cell office:value-type="float" office:value="0.000000222924027916" calcext:value-type="float">
            <text:p>2.23E-07</text:p>
          </table:table-cell>
          <table:table-cell office:value-type="float" office:value="0.0000011373" calcext:value-type="float">
            <text:p>1.14E-06</text:p>
          </table:table-cell>
          <table:table-cell office:value-type="float" office:value="0.000000168554672963" calcext:value-type="float">
            <text:p>1.69E-07</text:p>
          </table:table-cell>
        </table:table-row>
      </table:table>
      <table:table table:name="OPENACC 1D POW2" table:style-name="ta1">
        <table:table-column table:style-name="co1" table:number-columns-repeated="1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000094313" calcext:value-type="float">
            <text:p>9.43E-05</text:p>
          </table:table-cell>
          <table:table-cell table:style-name="ce1" office:value-type="float" office:value="0.0000055210992263" calcext:value-type="float">
            <text:p>5.52E-06</text:p>
          </table:table-cell>
          <table:table-cell office:value-type="float" office:value="0.0001316765" calcext:value-type="float">
            <text:p>0.0001316765</text:p>
          </table:table-cell>
          <table:table-cell table:style-name="ce1" office:value-type="float" office:value="0.00000672039263486" calcext:value-type="float">
            <text:p>6.72E-06</text:p>
          </table:table-cell>
          <table:table-cell table:style-name="ce1" office:value-type="float" office:value="0.0000944666" calcext:value-type="float">
            <text:p>9.45E-05</text:p>
          </table:table-cell>
          <table:table-cell table:style-name="ce1" office:value-type="float" office:value="0.00000277245219175" calcext:value-type="float">
            <text:p>2.77E-06</text:p>
          </table:table-cell>
          <table:table-cell table:style-name="ce1" office:value-type="float" office:value="0.0000892751" calcext:value-type="float">
            <text:p>8.93E-05</text:p>
          </table:table-cell>
          <table:table-cell table:style-name="ce1" office:value-type="float" office:value="0.00000074803601369" calcext:value-type="float">
            <text:p>7.48E-07</text:p>
          </table:table-cell>
          <table:table-cell table:style-name="ce1" office:value-type="float" office:value="0.000098723" calcext:value-type="float">
            <text:p>9.87E-05</text:p>
          </table:table-cell>
          <table:table-cell table:style-name="ce1" office:value-type="float" office:value="0.00000167938765295" calcext:value-type="float">
            <text:p>1.68E-06</text:p>
          </table:table-cell>
          <table:table-cell table:style-name="ce1" office:value-type="float" office:value="0.0000928715" calcext:value-type="float">
            <text:p>9.29E-05</text:p>
          </table:table-cell>
          <table:table-cell table:style-name="ce1" office:value-type="float" office:value="0.00000255360043207" calcext:value-type="float">
            <text:p>2.55E-06</text:p>
          </table:table-cell>
          <table:table-cell table:style-name="ce1" office:value-type="float" office:value="0.0000098663" calcext:value-type="float">
            <text:p>9.87E-06</text:p>
          </table:table-cell>
          <table:table-cell table:style-name="ce1" office:value-type="float" office:value="0.000000317453076148" calcext:value-type="float">
            <text:p>3.17E-07</text:p>
          </table:table-cell>
          <table:table-cell table:style-name="ce1" office:value-type="float" office:value="0.0000190242" calcext:value-type="float">
            <text:p>1.90E-05</text:p>
          </table:table-cell>
          <table:table-cell office:value-type="float" office:value="0.00000134295890563" calcext:value-type="float">
            <text:p>1.34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782769" calcext:value-type="float">
            <text:p>0.0001782769</text:p>
          </table:table-cell>
          <table:table-cell table:style-name="ce1" office:value-type="float" office:value="0.00000376966339346" calcext:value-type="float">
            <text:p>3.77E-06</text:p>
          </table:table-cell>
          <table:table-cell office:value-type="float" office:value="0.0002126763" calcext:value-type="float">
            <text:p>0.0002126763</text:p>
          </table:table-cell>
          <table:table-cell table:style-name="ce1" office:value-type="float" office:value="0.00000453782635312" calcext:value-type="float">
            <text:p>4.54E-06</text:p>
          </table:table-cell>
          <table:table-cell office:value-type="float" office:value="0.0001938821" calcext:value-type="float">
            <text:p>0.0001938821</text:p>
          </table:table-cell>
          <table:table-cell table:style-name="ce1" office:value-type="float" office:value="0.00000537978463943" calcext:value-type="float">
            <text:p>5.38E-06</text:p>
          </table:table-cell>
          <table:table-cell office:value-type="float" office:value="0.0001753676" calcext:value-type="float">
            <text:p>0.0001753676</text:p>
          </table:table-cell>
          <table:table-cell table:style-name="ce1" office:value-type="float" office:value="0.00000381456463804" calcext:value-type="float">
            <text:p>3.81E-06</text:p>
          </table:table-cell>
          <table:table-cell office:value-type="float" office:value="0.0002147909" calcext:value-type="float">
            <text:p>0.0002147909</text:p>
          </table:table-cell>
          <table:table-cell table:style-name="ce1" office:value-type="float" office:value="0.000011764047607" calcext:value-type="float">
            <text:p>1.18E-05</text:p>
          </table:table-cell>
          <table:table-cell office:value-type="float" office:value="0.0001865837" calcext:value-type="float">
            <text:p>0.0001865837</text:p>
          </table:table-cell>
          <table:table-cell table:style-name="ce1" office:value-type="float" office:value="0.00000206109674418" calcext:value-type="float">
            <text:p>2.06E-06</text:p>
          </table:table-cell>
          <table:table-cell table:style-name="ce1" office:value-type="float" office:value="0.0000308483" calcext:value-type="float">
            <text:p>3.08E-05</text:p>
          </table:table-cell>
          <table:table-cell table:style-name="ce1" office:value-type="float" office:value="0.00000114758074516" calcext:value-type="float">
            <text:p>1.15E-06</text:p>
          </table:table-cell>
          <table:table-cell table:style-name="ce1" office:value-type="float" office:value="0.000033463" calcext:value-type="float">
            <text:p>3.35E-05</text:p>
          </table:table-cell>
          <table:table-cell office:value-type="float" office:value="0.0000079816830027" calcext:value-type="float">
            <text:p>7.98E-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116424" calcext:value-type="float">
            <text:p>0.0005116424</text:p>
          </table:table-cell>
          <table:table-cell table:style-name="ce1" office:value-type="float" office:value="0.00000861366983605" calcext:value-type="float">
            <text:p>8.61E-06</text:p>
          </table:table-cell>
          <table:table-cell office:value-type="float" office:value="0.0005209178" calcext:value-type="float">
            <text:p>0.0005209178</text:p>
          </table:table-cell>
          <table:table-cell table:style-name="ce1" office:value-type="float" office:value="0.00000751670891045" calcext:value-type="float">
            <text:p>7.52E-06</text:p>
          </table:table-cell>
          <table:table-cell office:value-type="float" office:value="0.0005829264" calcext:value-type="float">
            <text:p>0.0005829264</text:p>
          </table:table-cell>
          <table:table-cell table:style-name="ce1" office:value-type="float" office:value="0.0000160668425592" calcext:value-type="float">
            <text:p>1.61E-05</text:p>
          </table:table-cell>
          <table:table-cell office:value-type="float" office:value="0.0005093774" calcext:value-type="float">
            <text:p>0.0005093774</text:p>
          </table:table-cell>
          <table:table-cell table:style-name="ce1" office:value-type="float" office:value="0.00000560190170488" calcext:value-type="float">
            <text:p>5.60E-06</text:p>
          </table:table-cell>
          <table:table-cell office:value-type="float" office:value="0.000654606" calcext:value-type="float">
            <text:p>0.000654606</text:p>
          </table:table-cell>
          <table:table-cell table:style-name="ce1" office:value-type="float" office:value="0.0000111098300317" calcext:value-type="float">
            <text:p>1.11E-05</text:p>
          </table:table-cell>
          <table:table-cell office:value-type="float" office:value="0.0005670857" calcext:value-type="float">
            <text:p>0.0005670857</text:p>
          </table:table-cell>
          <table:table-cell table:style-name="ce1" office:value-type="float" office:value="0.000011328973407" calcext:value-type="float">
            <text:p>1.13E-05</text:p>
          </table:table-cell>
          <table:table-cell office:value-type="float" office:value="0.0001153122" calcext:value-type="float">
            <text:p>0.0001153122</text:p>
          </table:table-cell>
          <table:table-cell table:style-name="ce1" office:value-type="float" office:value="0.00000551858536221" calcext:value-type="float">
            <text:p>5.52E-06</text:p>
          </table:table-cell>
          <table:table-cell table:style-name="ce1" office:value-type="float" office:value="0.0000833106" calcext:value-type="float">
            <text:p>8.33E-05</text:p>
          </table:table-cell>
          <table:table-cell office:value-type="float" office:value="0.00000567105773399" calcext:value-type="float">
            <text:p>5.67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873079" calcext:value-type="float">
            <text:p>0.001873079</text:p>
          </table:table-cell>
          <table:table-cell table:style-name="ce1" office:value-type="float" office:value="0.0000715231551395" calcext:value-type="float">
            <text:p>7.15E-05</text:p>
          </table:table-cell>
          <table:table-cell office:value-type="float" office:value="0.001717858" calcext:value-type="float">
            <text:p>0.001717858</text:p>
          </table:table-cell>
          <table:table-cell table:style-name="ce1" office:value-type="float" office:value="0.0000742176881882" calcext:value-type="float">
            <text:p>7.42E-05</text:p>
          </table:table-cell>
          <table:table-cell office:value-type="float" office:value="0.002146572" calcext:value-type="float">
            <text:p>0.002146572</text:p>
          </table:table-cell>
          <table:table-cell table:style-name="ce1" office:value-type="float" office:value="0.0000598354628776" calcext:value-type="float">
            <text:p>5.98E-05</text:p>
          </table:table-cell>
          <table:table-cell office:value-type="float" office:value="0.001852323" calcext:value-type="float">
            <text:p>0.001852323</text:p>
          </table:table-cell>
          <table:table-cell table:style-name="ce1" office:value-type="float" office:value="0.0000452686062545" calcext:value-type="float">
            <text:p>4.53E-05</text:p>
          </table:table-cell>
          <table:table-cell office:value-type="float" office:value="0.002425201" calcext:value-type="float">
            <text:p>0.002425201</text:p>
          </table:table-cell>
          <table:table-cell table:style-name="ce1" office:value-type="float" office:value="0.0000523366450014" calcext:value-type="float">
            <text:p>5.23E-05</text:p>
          </table:table-cell>
          <table:table-cell office:value-type="float" office:value="0.002053643" calcext:value-type="float">
            <text:p>0.002053643</text:p>
          </table:table-cell>
          <table:table-cell table:style-name="ce1" office:value-type="float" office:value="0.0000468868759297" calcext:value-type="float">
            <text:p>4.69E-05</text:p>
          </table:table-cell>
          <table:table-cell office:value-type="float" office:value="0.0004828829" calcext:value-type="float">
            <text:p>0.0004828829</text:p>
          </table:table-cell>
          <table:table-cell table:style-name="ce1" office:value-type="float" office:value="0.0000422337557239" calcext:value-type="float">
            <text:p>4.22E-05</text:p>
          </table:table-cell>
          <table:table-cell office:value-type="float" office:value="0.0002892773" calcext:value-type="float">
            <text:p>0.0002892773</text:p>
          </table:table-cell>
          <table:table-cell office:value-type="float" office:value="0.0000123769317419" calcext:value-type="float">
            <text:p>1.24E-0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7390624" calcext:value-type="float">
            <text:p>0.007390624</text:p>
          </table:table-cell>
          <table:table-cell office:value-type="float" office:value="0.000207278374506" calcext:value-type="float">
            <text:p>0.000207278374506</text:p>
          </table:table-cell>
          <table:table-cell office:value-type="float" office:value="0.006414225" calcext:value-type="float">
            <text:p>0.006414225</text:p>
          </table:table-cell>
          <table:table-cell table:style-name="ce1" office:value-type="float" office:value="0.0000869253957585" calcext:value-type="float">
            <text:p>8.69E-05</text:p>
          </table:table-cell>
          <table:table-cell office:value-type="float" office:value="0.00834655" calcext:value-type="float">
            <text:p>0.00834655</text:p>
          </table:table-cell>
          <table:table-cell office:value-type="float" office:value="0.000154132883578" calcext:value-type="float">
            <text:p>0.000154132883578</text:p>
          </table:table-cell>
          <table:table-cell office:value-type="float" office:value="0.00707681" calcext:value-type="float">
            <text:p>0.00707681</text:p>
          </table:table-cell>
          <table:table-cell table:style-name="ce1" office:value-type="float" office:value="0.0000739033621247" calcext:value-type="float">
            <text:p>7.39E-05</text:p>
          </table:table-cell>
          <table:table-cell office:value-type="float" office:value="0.009456374" calcext:value-type="float">
            <text:p>0.009456374</text:p>
          </table:table-cell>
          <table:table-cell office:value-type="float" office:value="0.000139734646002" calcext:value-type="float">
            <text:p>0.000139734646002</text:p>
          </table:table-cell>
          <table:table-cell office:value-type="float" office:value="0.007892746" calcext:value-type="float">
            <text:p>0.007892746</text:p>
          </table:table-cell>
          <table:table-cell office:value-type="float" office:value="0.000102611551245" calcext:value-type="float">
            <text:p>0.000102611551245</text:p>
          </table:table-cell>
          <table:table-cell office:value-type="float" office:value="0.001980678" calcext:value-type="float">
            <text:p>0.001980678</text:p>
          </table:table-cell>
          <table:table-cell office:value-type="float" office:value="0.000158722651314" calcext:value-type="float">
            <text:p>0.000158722651314</text:p>
          </table:table-cell>
          <table:table-cell office:value-type="float" office:value="0.001120005" calcext:value-type="float">
            <text:p>0.001120005</text:p>
          </table:table-cell>
          <table:table-cell office:value-type="float" office:value="0.0000254273493397" calcext:value-type="float">
            <text:p>2.54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869348" calcext:value-type="float">
            <text:p>0.02869348</text:p>
          </table:table-cell>
          <table:table-cell office:value-type="float" office:value="0.000816230386594" calcext:value-type="float">
            <text:p>0.000816230386594</text:p>
          </table:table-cell>
          <table:table-cell office:value-type="float" office:value="0.02540555" calcext:value-type="float">
            <text:p>0.02540555</text:p>
          </table:table-cell>
          <table:table-cell office:value-type="float" office:value="0.000420759031725" calcext:value-type="float">
            <text:p>0.000420759031725</text:p>
          </table:table-cell>
          <table:table-cell office:value-type="float" office:value="0.03295928" calcext:value-type="float">
            <text:p>0.03295928</text:p>
          </table:table-cell>
          <table:table-cell office:value-type="float" office:value="0.000808337341296" calcext:value-type="float">
            <text:p>0.000808337341296</text:p>
          </table:table-cell>
          <table:table-cell office:value-type="float" office:value="0.02801691" calcext:value-type="float">
            <text:p>0.02801691</text:p>
          </table:table-cell>
          <table:table-cell office:value-type="float" office:value="0.000394914003156" calcext:value-type="float">
            <text:p>0.000394914003156</text:p>
          </table:table-cell>
          <table:table-cell office:value-type="float" office:value="0.03748832" calcext:value-type="float">
            <text:p>0.03748832</text:p>
          </table:table-cell>
          <table:table-cell office:value-type="float" office:value="0.000721096844783" calcext:value-type="float">
            <text:p>0.000721096844783</text:p>
          </table:table-cell>
          <table:table-cell office:value-type="float" office:value="0.03149125" calcext:value-type="float">
            <text:p>0.03149125</text:p>
          </table:table-cell>
          <table:table-cell office:value-type="float" office:value="0.000495678265388" calcext:value-type="float">
            <text:p>0.000495678265388</text:p>
          </table:table-cell>
          <table:table-cell office:value-type="float" office:value="0.00892561" calcext:value-type="float">
            <text:p>0.00892561</text:p>
          </table:table-cell>
          <table:table-cell office:value-type="float" office:value="0.000548336475108" calcext:value-type="float">
            <text:p>0.000548336475108</text:p>
          </table:table-cell>
          <table:table-cell office:value-type="float" office:value="0.004530478" calcext:value-type="float">
            <text:p>0.004530478</text:p>
          </table:table-cell>
          <table:table-cell office:value-type="float" office:value="0.0000345850574028" calcext:value-type="float">
            <text:p>3.46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21967" calcext:value-type="float">
            <text:p>0.1121967</text:p>
          </table:table-cell>
          <table:table-cell office:value-type="float" office:value="0.00313880062196" calcext:value-type="float">
            <text:p>0.00313880062196</text:p>
          </table:table-cell>
          <table:table-cell office:value-type="float" office:value="0.10136406" calcext:value-type="float">
            <text:p>0.10136406</text:p>
          </table:table-cell>
          <table:table-cell office:value-type="float" office:value="0.00153501518429" calcext:value-type="float">
            <text:p>0.00153501518429</text:p>
          </table:table-cell>
          <table:table-cell office:value-type="float" office:value="0.1291813" calcext:value-type="float">
            <text:p>0.1291813</text:p>
          </table:table-cell>
          <table:table-cell office:value-type="float" office:value="0.0015551855945" calcext:value-type="float">
            <text:p>0.0015551855945</text:p>
          </table:table-cell>
          <table:table-cell office:value-type="float" office:value="0.1133403" calcext:value-type="float">
            <text:p>0.1133403</text:p>
          </table:table-cell>
          <table:table-cell office:value-type="float" office:value="0.00294063285139" calcext:value-type="float">
            <text:p>0.00294063285139</text:p>
          </table:table-cell>
          <table:table-cell office:value-type="float" office:value="0.1547148" calcext:value-type="float">
            <text:p>0.1547148</text:p>
          </table:table-cell>
          <table:table-cell office:value-type="float" office:value="0.00474419108665" calcext:value-type="float">
            <text:p>0.00474419108665</text:p>
          </table:table-cell>
          <table:table-cell office:value-type="float" office:value="0.1276157" calcext:value-type="float">
            <text:p>0.1276157</text:p>
          </table:table-cell>
          <table:table-cell office:value-type="float" office:value="0.00329787494036" calcext:value-type="float">
            <text:p>0.00329787494036</text:p>
          </table:table-cell>
          <table:table-cell office:value-type="float" office:value="0.03707755" calcext:value-type="float">
            <text:p>0.03707755</text:p>
          </table:table-cell>
          <table:table-cell office:value-type="float" office:value="0.00113581236053" calcext:value-type="float">
            <text:p>0.00113581236053</text:p>
          </table:table-cell>
          <table:table-cell office:value-type="float" office:value="0.01771423" calcext:value-type="float">
            <text:p>0.01771423</text:p>
          </table:table-cell>
          <table:table-cell table:style-name="Default" office:value-type="float" office:value="0.000151206048159" calcext:value-type="float">
            <text:p>0.00015120604815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894274" calcext:value-type="float">
            <text:p>0.4894274</text:p>
          </table:table-cell>
          <table:table-cell office:value-type="float" office:value="0.0102649979943" calcext:value-type="float">
            <text:p>0.0102649979943</text:p>
          </table:table-cell>
          <table:table-cell office:value-type="float" office:value="0.4117793" calcext:value-type="float">
            <text:p>0.4117793</text:p>
          </table:table-cell>
          <table:table-cell office:value-type="float" office:value="0.00926342343785" calcext:value-type="float">
            <text:p>0.00926342343785</text:p>
          </table:table-cell>
          <table:table-cell office:value-type="float" office:value="0.5590334" calcext:value-type="float">
            <text:p>0.5590334</text:p>
          </table:table-cell>
          <table:table-cell office:value-type="float" office:value="0.00894593923024" calcext:value-type="float">
            <text:p>0.00894593923024</text:p>
          </table:table-cell>
          <table:table-cell office:value-type="float" office:value="0.4652029" calcext:value-type="float">
            <text:p>0.4652029</text:p>
          </table:table-cell>
          <table:table-cell office:value-type="float" office:value="0.0136658514509" calcext:value-type="float">
            <text:p>0.0136658514509</text:p>
          </table:table-cell>
          <table:table-cell office:value-type="float" office:value="0.6336652" calcext:value-type="float">
            <text:p>0.6336652</text:p>
          </table:table-cell>
          <table:table-cell office:value-type="float" office:value="0.0125744196137" calcext:value-type="float">
            <text:p>0.0125744196137</text:p>
          </table:table-cell>
          <table:table-cell office:value-type="float" office:value="0.5179178" calcext:value-type="float">
            <text:p>0.5179178</text:p>
          </table:table-cell>
          <table:table-cell office:value-type="float" office:value="0.0101318284606" calcext:value-type="float">
            <text:p>0.0101318284606</text:p>
          </table:table-cell>
          <table:table-cell office:value-type="float" office:value="0.1654931" calcext:value-type="float">
            <text:p>0.1654931</text:p>
          </table:table-cell>
          <table:table-cell office:value-type="float" office:value="0.00144480898007" calcext:value-type="float">
            <text:p>0.00144480898007</text:p>
          </table:table-cell>
          <table:table-cell office:value-type="float" office:value="0.07975635" calcext:value-type="float">
            <text:p>0.07975635</text:p>
          </table:table-cell>
          <table:table-cell table:style-name="Default" office:value-type="float" office:value="0.000307767604425" calcext:value-type="float">
            <text:p>0.00030776760442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947793" calcext:value-type="float">
            <text:p>1.947793</text:p>
          </table:table-cell>
          <table:table-cell office:value-type="float" office:value="0.0414731195542" calcext:value-type="float">
            <text:p>0.0414731195542</text:p>
          </table:table-cell>
          <table:table-cell office:value-type="float" office:value="1.629248" calcext:value-type="float">
            <text:p>1.629248</text:p>
          </table:table-cell>
          <table:table-cell office:value-type="float" office:value="0.0198856435093" calcext:value-type="float">
            <text:p>0.0198856435093</text:p>
          </table:table-cell>
          <table:table-cell office:value-type="float" office:value="2.221189" calcext:value-type="float">
            <text:p>2.221189</text:p>
          </table:table-cell>
          <table:table-cell office:value-type="float" office:value="0.0465125845456" calcext:value-type="float">
            <text:p>0.0465125845456</text:p>
          </table:table-cell>
          <table:table-cell office:value-type="float" office:value="1.864539" calcext:value-type="float">
            <text:p>1.864539</text:p>
          </table:table-cell>
          <table:table-cell office:value-type="float" office:value="0.0273074920326" calcext:value-type="float">
            <text:p>0.0273074920326</text:p>
          </table:table-cell>
          <table:table-cell office:value-type="float" office:value="2.539272" calcext:value-type="float">
            <text:p>2.539272</text:p>
          </table:table-cell>
          <table:table-cell office:value-type="float" office:value="0.0518518952402" calcext:value-type="float">
            <text:p>0.0518518952402</text:p>
          </table:table-cell>
          <table:table-cell office:value-type="float" office:value="2.065211" calcext:value-type="float">
            <text:p>2.065211</text:p>
          </table:table-cell>
          <table:table-cell office:value-type="float" office:value="0.0265496672714" calcext:value-type="float">
            <text:p>0.0265496672714</text:p>
          </table:table-cell>
          <table:table-cell office:value-type="float" office:value="0.659684" calcext:value-type="float">
            <text:p>0.659684</text:p>
          </table:table-cell>
          <table:table-cell office:value-type="float" office:value="0.00735316509327" calcext:value-type="float">
            <text:p>0.00735316509327</text:p>
          </table:table-cell>
          <table:table-cell office:value-type="float" office:value="0.3156129" calcext:value-type="float">
            <text:p>0.3156129</text:p>
          </table:table-cell>
          <table:table-cell table:style-name="Default" office:value-type="float" office:value="0.00312706566218" calcext:value-type="float">
            <text:p>0.00312706566218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7.80989" calcext:value-type="float">
            <text:p>7.80989</text:p>
          </table:table-cell>
          <table:table-cell office:value-type="float" office:value="0.173505233735" calcext:value-type="float">
            <text:p>0.173505233735</text:p>
          </table:table-cell>
          <table:table-cell office:value-type="float" office:value="6.586147" calcext:value-type="float">
            <text:p>6.586147</text:p>
          </table:table-cell>
          <table:table-cell office:value-type="float" office:value="0.124427676008" calcext:value-type="float">
            <text:p>0.124427676008</text:p>
          </table:table-cell>
          <table:table-cell office:value-type="float" office:value="8.905309" calcext:value-type="float">
            <text:p>8.905309</text:p>
          </table:table-cell>
          <table:table-cell office:value-type="float" office:value="0.136242860726" calcext:value-type="float">
            <text:p>0.136242860726</text:p>
          </table:table-cell>
          <table:table-cell office:value-type="float" office:value="7.419521" calcext:value-type="float">
            <text:p>7.419521</text:p>
          </table:table-cell>
          <table:table-cell office:value-type="float" office:value="0.150019806652" calcext:value-type="float">
            <text:p>0.150019806652</text:p>
          </table:table-cell>
          <table:table-cell office:value-type="float" office:value="10.045279" calcext:value-type="float">
            <text:p>10.045279</text:p>
          </table:table-cell>
          <table:table-cell office:value-type="float" office:value="0.158038197805" calcext:value-type="float">
            <text:p>0.158038197805</text:p>
          </table:table-cell>
          <table:table-cell office:value-type="float" office:value="8.279667" calcext:value-type="float">
            <text:p>8.279667</text:p>
          </table:table-cell>
          <table:table-cell office:value-type="float" office:value="0.141644279411" calcext:value-type="float">
            <text:p>0.141644279411</text:p>
          </table:table-cell>
          <table:table-cell office:value-type="float" office:value="2.650129" calcext:value-type="float">
            <text:p>2.650129</text:p>
          </table:table-cell>
          <table:table-cell office:value-type="float" office:value="0.0312902102013" calcext:value-type="float">
            <text:p>0.0312902102013</text:p>
          </table:table-cell>
          <table:table-cell office:value-type="float" office:value="1.256476" calcext:value-type="float">
            <text:p>1.256476</text:p>
          </table:table-cell>
          <table:table-cell table:style-name="Default" office:value-type="float" office:value="0.00237346067074" calcext:value-type="float">
            <text:p>0.00237346067074</text:p>
          </table:table-cell>
        </table:table-row>
      </table:table>
      <table:table table:name="OPENACC 1D PROD INT" table:style-name="ta1">
        <table:table-column table:style-name="co1" table:number-columns-repeated="1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float" office:value="0.0000881932" calcext:value-type="float">
            <text:p>8.82E-05</text:p>
          </table:table-cell>
          <table:table-cell table:style-name="ce1" office:value-type="float" office:value="0.00000193439797123" calcext:value-type="float">
            <text:p>1.93E-06</text:p>
          </table:table-cell>
          <table:table-cell office:value-type="float" office:value="0.0001259353" calcext:value-type="float">
            <text:p>0.0001259353</text:p>
          </table:table-cell>
          <table:table-cell table:style-name="ce1" office:value-type="float" office:value="0.00000246826858119" calcext:value-type="float">
            <text:p>2.47E-06</text:p>
          </table:table-cell>
          <table:table-cell table:style-name="ce1" office:value-type="float" office:value="0.0000883456" calcext:value-type="float">
            <text:p>8.83E-05</text:p>
          </table:table-cell>
          <table:table-cell table:style-name="ce1" office:value-type="float" office:value="0.00000199681998298" calcext:value-type="float">
            <text:p>2.00E-06</text:p>
          </table:table-cell>
          <table:table-cell table:style-name="ce1" office:value-type="float" office:value="0.0000852294" calcext:value-type="float">
            <text:p>8.52E-05</text:p>
          </table:table-cell>
          <table:table-cell table:style-name="ce1" office:value-type="float" office:value="0.00000145082897376" calcext:value-type="float">
            <text:p>1.45E-06</text:p>
          </table:table-cell>
          <table:table-cell table:style-name="ce1" office:value-type="float" office:value="0.0000927185" calcext:value-type="float">
            <text:p>9.27E-05</text:p>
          </table:table-cell>
          <table:table-cell table:style-name="ce1" office:value-type="float" office:value="0.00000177159734891" calcext:value-type="float">
            <text:p>1.77E-06</text:p>
          </table:table-cell>
          <table:table-cell table:style-name="ce1" office:value-type="float" office:value="0.0000886162" calcext:value-type="float">
            <text:p>8.86E-05</text:p>
          </table:table-cell>
          <table:table-cell table:style-name="ce1" office:value-type="float" office:value="0.00000448064377319" calcext:value-type="float">
            <text:p>4.48E-06</text:p>
          </table:table-cell>
          <table:table-cell table:style-name="ce1" office:value-type="float" office:value="0.0000084984" calcext:value-type="float">
            <text:p>8.50E-06</text:p>
          </table:table-cell>
          <table:table-cell table:style-name="ce1" office:value-type="float" office:value="0.000000249147970313" calcext:value-type="float">
            <text:p>2.49E-07</text:p>
          </table:table-cell>
          <table:table-cell table:style-name="ce1" office:value-type="float" office:value="0.0000201257" calcext:value-type="float">
            <text:p>2.01E-05</text:p>
          </table:table-cell>
          <table:table-cell office:value-type="float" office:value="0.00000573942649187" calcext:value-type="float">
            <text:p>5.74E-0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2127137" calcext:value-type="float">
            <text:p>0.0002127137</text:p>
          </table:table-cell>
          <table:table-cell table:style-name="ce1" office:value-type="float" office:value="0.00000443842251882" calcext:value-type="float">
            <text:p>4.44E-06</text:p>
          </table:table-cell>
          <table:table-cell office:value-type="float" office:value="0.0002496661" calcext:value-type="float">
            <text:p>0.0002496661</text:p>
          </table:table-cell>
          <table:table-cell table:style-name="ce1" office:value-type="float" office:value="0.00000377791528197" calcext:value-type="float">
            <text:p>3.78E-06</text:p>
          </table:table-cell>
          <table:table-cell office:value-type="float" office:value="0.0002383447" calcext:value-type="float">
            <text:p>0.0002383447</text:p>
          </table:table-cell>
          <table:table-cell table:style-name="ce1" office:value-type="float" office:value="0.0000145610547393" calcext:value-type="float">
            <text:p>1.46E-05</text:p>
          </table:table-cell>
          <table:table-cell office:value-type="float" office:value="0.0002132975" calcext:value-type="float">
            <text:p>0.0002132975</text:p>
          </table:table-cell>
          <table:table-cell table:style-name="ce1" office:value-type="float" office:value="0.0000104793166152" calcext:value-type="float">
            <text:p>1.05E-05</text:p>
          </table:table-cell>
          <table:table-cell office:value-type="float" office:value="0.0002567003" calcext:value-type="float">
            <text:p>0.0002567003</text:p>
          </table:table-cell>
          <table:table-cell table:style-name="ce1" office:value-type="float" office:value="0.00000768410085899" calcext:value-type="float">
            <text:p>7.68E-06</text:p>
          </table:table-cell>
          <table:table-cell office:value-type="float" office:value="0.0002291193" calcext:value-type="float">
            <text:p>0.0002291193</text:p>
          </table:table-cell>
          <table:table-cell table:style-name="ce1" office:value-type="float" office:value="0.00000949488119462" calcext:value-type="float">
            <text:p>9.49E-06</text:p>
          </table:table-cell>
          <table:table-cell table:style-name="ce1" office:value-type="float" office:value="0.0000367609" calcext:value-type="float">
            <text:p>3.68E-05</text:p>
          </table:table-cell>
          <table:table-cell table:style-name="ce1" office:value-type="float" office:value="0.000000609342532753" calcext:value-type="float">
            <text:p>6.09E-07</text:p>
          </table:table-cell>
          <table:table-cell table:style-name="ce1" office:value-type="float" office:value="0.0000427366" calcext:value-type="float">
            <text:p>4.27E-05</text:p>
          </table:table-cell>
          <table:table-cell office:value-type="float" office:value="0.000016319969759" calcext:value-type="float">
            <text:p>1.63E-0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5622738" calcext:value-type="float">
            <text:p>0.0005622738</text:p>
          </table:table-cell>
          <table:table-cell table:style-name="ce1" office:value-type="float" office:value="0.0000112968848489" calcext:value-type="float">
            <text:p>1.13E-05</text:p>
          </table:table-cell>
          <table:table-cell office:value-type="float" office:value="0.0005676511" calcext:value-type="float">
            <text:p>0.0005676511</text:p>
          </table:table-cell>
          <table:table-cell table:style-name="ce1" office:value-type="float" office:value="0.0000088224547787" calcext:value-type="float">
            <text:p>8.82E-06</text:p>
          </table:table-cell>
          <table:table-cell office:value-type="float" office:value="0.0006361034" calcext:value-type="float">
            <text:p>0.0006361034</text:p>
          </table:table-cell>
          <table:table-cell table:style-name="ce1" office:value-type="float" office:value="0.0000201680284896" calcext:value-type="float">
            <text:p>2.02E-05</text:p>
          </table:table-cell>
          <table:table-cell office:value-type="float" office:value="0.0005474055" calcext:value-type="float">
            <text:p>0.0005474055</text:p>
          </table:table-cell>
          <table:table-cell table:style-name="ce1" office:value-type="float" office:value="0.0000126305674127" calcext:value-type="float">
            <text:p>1.26E-05</text:p>
          </table:table-cell>
          <table:table-cell office:value-type="float" office:value="0.0007116805" calcext:value-type="float">
            <text:p>0.0007116805</text:p>
          </table:table-cell>
          <table:table-cell table:style-name="ce1" office:value-type="float" office:value="0.0000184581547365" calcext:value-type="float">
            <text:p>1.85E-05</text:p>
          </table:table-cell>
          <table:table-cell office:value-type="float" office:value="0.0005987104" calcext:value-type="float">
            <text:p>0.0005987104</text:p>
          </table:table-cell>
          <table:table-cell table:style-name="ce1" office:value-type="float" office:value="0.00000709414752846" calcext:value-type="float">
            <text:p>7.09E-06</text:p>
          </table:table-cell>
          <table:table-cell office:value-type="float" office:value="0.0001223486" calcext:value-type="float">
            <text:p>0.0001223486</text:p>
          </table:table-cell>
          <table:table-cell table:style-name="ce1" office:value-type="float" office:value="0.00000436491784828" calcext:value-type="float">
            <text:p>4.36E-06</text:p>
          </table:table-cell>
          <table:table-cell table:style-name="ce1" office:value-type="float" office:value="0.0000891108" calcext:value-type="float">
            <text:p>8.91E-05</text:p>
          </table:table-cell>
          <table:table-cell office:value-type="float" office:value="0.00000723909892797" calcext:value-type="float">
            <text:p>7.24E-06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1784546" calcext:value-type="float">
            <text:p>0.001784546</text:p>
          </table:table-cell>
          <table:table-cell table:style-name="ce1" office:value-type="float" office:value="0.0000415772187088" calcext:value-type="float">
            <text:p>4.16E-05</text:p>
          </table:table-cell>
          <table:table-cell office:value-type="float" office:value="0.001712679" calcext:value-type="float">
            <text:p>0.001712679</text:p>
          </table:table-cell>
          <table:table-cell table:style-name="ce1" office:value-type="float" office:value="0.0000597307742104" calcext:value-type="float">
            <text:p>5.97E-05</text:p>
          </table:table-cell>
          <table:table-cell office:value-type="float" office:value="0.002022664" calcext:value-type="float">
            <text:p>0.002022664</text:p>
          </table:table-cell>
          <table:table-cell table:style-name="ce1" office:value-type="float" office:value="0.0000203418966667" calcext:value-type="float">
            <text:p>2.03E-05</text:p>
          </table:table-cell>
          <table:table-cell office:value-type="float" office:value="0.00178075" calcext:value-type="float">
            <text:p>0.00178075</text:p>
          </table:table-cell>
          <table:table-cell table:style-name="ce1" office:value-type="float" office:value="0.0000531319562766" calcext:value-type="float">
            <text:p>5.31E-05</text:p>
          </table:table-cell>
          <table:table-cell office:value-type="float" office:value="0.002291776" calcext:value-type="float">
            <text:p>0.002291776</text:p>
          </table:table-cell>
          <table:table-cell table:style-name="ce1" office:value-type="float" office:value="0.0000198837500375" calcext:value-type="float">
            <text:p>1.99E-05</text:p>
          </table:table-cell>
          <table:table-cell office:value-type="float" office:value="0.001965346" calcext:value-type="float">
            <text:p>0.001965346</text:p>
          </table:table-cell>
          <table:table-cell table:style-name="ce1" office:value-type="float" office:value="0.0000349824899692" calcext:value-type="float">
            <text:p>3.50E-05</text:p>
          </table:table-cell>
          <table:table-cell office:value-type="float" office:value="0.0004297601" calcext:value-type="float">
            <text:p>0.0004297601</text:p>
          </table:table-cell>
          <table:table-cell table:style-name="ce1" office:value-type="float" office:value="0.0000115495379075" calcext:value-type="float">
            <text:p>1.15E-05</text:p>
          </table:table-cell>
          <table:table-cell office:value-type="float" office:value="0.0002776009" calcext:value-type="float">
            <text:p>0.0002776009</text:p>
          </table:table-cell>
          <table:table-cell office:value-type="float" office:value="0.00000841827887463" calcext:value-type="float">
            <text:p>8.42E-06</text:p>
          </table:table-cell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7349643" calcext:value-type="float">
            <text:p>0.007349643</text:p>
          </table:table-cell>
          <table:table-cell office:value-type="float" office:value="0.000208666867841" calcext:value-type="float">
            <text:p>0.000208666867841</text:p>
          </table:table-cell>
          <table:table-cell office:value-type="float" office:value="0.006622197" calcext:value-type="float">
            <text:p>0.006622197</text:p>
          </table:table-cell>
          <table:table-cell office:value-type="float" office:value="0.000167110233682" calcext:value-type="float">
            <text:p>0.000167110233682</text:p>
          </table:table-cell>
          <table:table-cell office:value-type="float" office:value="0.008456781" calcext:value-type="float">
            <text:p>0.008456781</text:p>
          </table:table-cell>
          <table:table-cell office:value-type="float" office:value="0.000181316117286" calcext:value-type="float">
            <text:p>0.000181316117286</text:p>
          </table:table-cell>
          <table:table-cell office:value-type="float" office:value="0.007262901" calcext:value-type="float">
            <text:p>0.007262901</text:p>
          </table:table-cell>
          <table:table-cell office:value-type="float" office:value="0.000435062338865" calcext:value-type="float">
            <text:p>0.000435062338865</text:p>
          </table:table-cell>
          <table:table-cell office:value-type="float" office:value="0.009546016" calcext:value-type="float">
            <text:p>0.009546016</text:p>
          </table:table-cell>
          <table:table-cell office:value-type="float" office:value="0.0001990928016" calcext:value-type="float">
            <text:p>0.0001990928016</text:p>
          </table:table-cell>
          <table:table-cell office:value-type="float" office:value="0.00802674" calcext:value-type="float">
            <text:p>0.00802674</text:p>
          </table:table-cell>
          <table:table-cell office:value-type="float" office:value="0.000165891412275" calcext:value-type="float">
            <text:p>0.000165891412275</text:p>
          </table:table-cell>
          <table:table-cell office:value-type="float" office:value="0.00185297" calcext:value-type="float">
            <text:p>0.00185297</text:p>
          </table:table-cell>
          <table:table-cell office:value-type="float" office:value="0.000124553611393" calcext:value-type="float">
            <text:p>0.000124553611393</text:p>
          </table:table-cell>
          <table:table-cell office:value-type="float" office:value="0.001117441" calcext:value-type="float">
            <text:p>0.001117441</text:p>
          </table:table-cell>
          <table:table-cell office:value-type="float" office:value="0.0000172778891779" calcext:value-type="float">
            <text:p>1.73E-05</text:p>
          </table:table-cell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2800417" calcext:value-type="float">
            <text:p>0.02800417</text:p>
          </table:table-cell>
          <table:table-cell office:value-type="float" office:value="0.000638815713384" calcext:value-type="float">
            <text:p>0.000638815713384</text:p>
          </table:table-cell>
          <table:table-cell office:value-type="float" office:value="0.02497527" calcext:value-type="float">
            <text:p>0.02497527</text:p>
          </table:table-cell>
          <table:table-cell office:value-type="float" office:value="0.000703848413368" calcext:value-type="float">
            <text:p>0.000703848413368</text:p>
          </table:table-cell>
          <table:table-cell office:value-type="float" office:value="0.03201436" calcext:value-type="float">
            <text:p>0.03201436</text:p>
          </table:table-cell>
          <table:table-cell office:value-type="float" office:value="0.000785817146104" calcext:value-type="float">
            <text:p>0.000785817146104</text:p>
          </table:table-cell>
          <table:table-cell office:value-type="float" office:value="0.02761504" calcext:value-type="float">
            <text:p>0.02761504</text:p>
          </table:table-cell>
          <table:table-cell office:value-type="float" office:value="0.000909588087726" calcext:value-type="float">
            <text:p>0.000909588087726</text:p>
          </table:table-cell>
          <table:table-cell office:value-type="float" office:value="0.03677426" calcext:value-type="float">
            <text:p>0.03677426</text:p>
          </table:table-cell>
          <table:table-cell office:value-type="float" office:value="0.000811996059377" calcext:value-type="float">
            <text:p>0.000811996059377</text:p>
          </table:table-cell>
          <table:table-cell office:value-type="float" office:value="0.03061115" calcext:value-type="float">
            <text:p>0.03061115</text:p>
          </table:table-cell>
          <table:table-cell office:value-type="float" office:value="0.000507248909423" calcext:value-type="float">
            <text:p>0.000507248909423</text:p>
          </table:table-cell>
          <table:table-cell office:value-type="float" office:value="0.008775946" calcext:value-type="float">
            <text:p>0.008775946</text:p>
          </table:table-cell>
          <table:table-cell office:value-type="float" office:value="0.000320668223427" calcext:value-type="float">
            <text:p>0.000320668223427</text:p>
          </table:table-cell>
          <table:table-cell office:value-type="float" office:value="0.004522018" calcext:value-type="float">
            <text:p>0.004522018</text:p>
          </table:table-cell>
          <table:table-cell office:value-type="float" office:value="0.0000841982679685" calcext:value-type="float">
            <text:p>8.42E-05</text:p>
          </table:table-cell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1164367" calcext:value-type="float">
            <text:p>0.1164367</text:p>
          </table:table-cell>
          <table:table-cell office:value-type="float" office:value="0.00283531628845" calcext:value-type="float">
            <text:p>0.00283531628845</text:p>
          </table:table-cell>
          <table:table-cell office:value-type="float" office:value="0.1031606" calcext:value-type="float">
            <text:p>0.1031606</text:p>
          </table:table-cell>
          <table:table-cell office:value-type="float" office:value="0.0011744557321" calcext:value-type="float">
            <text:p>0.0011744557321</text:p>
          </table:table-cell>
          <table:table-cell office:value-type="float" office:value="0.1343681" calcext:value-type="float">
            <text:p>0.1343681</text:p>
          </table:table-cell>
          <table:table-cell office:value-type="float" office:value="0.00261353980689" calcext:value-type="float">
            <text:p>0.00261353980689</text:p>
          </table:table-cell>
          <table:table-cell office:value-type="float" office:value="0.1152947" calcext:value-type="float">
            <text:p>0.1152947</text:p>
          </table:table-cell>
          <table:table-cell office:value-type="float" office:value="0.00277649231345" calcext:value-type="float">
            <text:p>0.00277649231345</text:p>
          </table:table-cell>
          <table:table-cell office:value-type="float" office:value="0.1620328" calcext:value-type="float">
            <text:p>0.1620328</text:p>
          </table:table-cell>
          <table:table-cell office:value-type="float" office:value="0.00122967889214" calcext:value-type="float">
            <text:p>0.00122967889214</text:p>
          </table:table-cell>
          <table:table-cell office:value-type="float" office:value="0.1305419" calcext:value-type="float">
            <text:p>0.1305419</text:p>
          </table:table-cell>
          <table:table-cell office:value-type="float" office:value="0.00264493837147" calcext:value-type="float">
            <text:p>0.00264493837147</text:p>
          </table:table-cell>
          <table:table-cell office:value-type="float" office:value="0.03701099" calcext:value-type="float">
            <text:p>0.03701099</text:p>
          </table:table-cell>
          <table:table-cell office:value-type="float" office:value="0.00151002071836" calcext:value-type="float">
            <text:p>0.00151002071836</text:p>
          </table:table-cell>
          <table:table-cell office:value-type="float" office:value="0.01832709" calcext:value-type="float">
            <text:p>0.01832709</text:p>
          </table:table-cell>
          <table:table-cell table:style-name="Default" office:value-type="float" office:value="0.000125161100187" calcext:value-type="float">
            <text:p>0.000125161100187</text:p>
          </table:table-cell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4979913" calcext:value-type="float">
            <text:p>0.4979913</text:p>
          </table:table-cell>
          <table:table-cell office:value-type="float" office:value="0.00443578841921" calcext:value-type="float">
            <text:p>0.00443578841921</text:p>
          </table:table-cell>
          <table:table-cell office:value-type="float" office:value="0.4262401" calcext:value-type="float">
            <text:p>0.4262401</text:p>
          </table:table-cell>
          <table:table-cell office:value-type="float" office:value="0.011122202684" calcext:value-type="float">
            <text:p>0.011122202684</text:p>
          </table:table-cell>
          <table:table-cell office:value-type="float" office:value="0.5693393" calcext:value-type="float">
            <text:p>0.5693393</text:p>
          </table:table-cell>
          <table:table-cell office:value-type="float" office:value="0.00350497804875" calcext:value-type="float">
            <text:p>0.00350497804875</text:p>
          </table:table-cell>
          <table:table-cell office:value-type="float" office:value="0.4813336" calcext:value-type="float">
            <text:p>0.4813336</text:p>
          </table:table-cell>
          <table:table-cell office:value-type="float" office:value="0.00988378394926" calcext:value-type="float">
            <text:p>0.00988378394926</text:p>
          </table:table-cell>
          <table:table-cell office:value-type="float" office:value="0.6440241" calcext:value-type="float">
            <text:p>0.6440241</text:p>
          </table:table-cell>
          <table:table-cell office:value-type="float" office:value="0.00408514717401" calcext:value-type="float">
            <text:p>0.00408514717401</text:p>
          </table:table-cell>
          <table:table-cell office:value-type="float" office:value="0.5380081" calcext:value-type="float">
            <text:p>0.5380081</text:p>
          </table:table-cell>
          <table:table-cell office:value-type="float" office:value="0.0119843402215" calcext:value-type="float">
            <text:p>0.0119843402215</text:p>
          </table:table-cell>
          <table:table-cell office:value-type="float" office:value="0.1714446" calcext:value-type="float">
            <text:p>0.1714446</text:p>
          </table:table-cell>
          <table:table-cell office:value-type="float" office:value="0.00182062377589" calcext:value-type="float">
            <text:p>0.00182062377589</text:p>
          </table:table-cell>
          <table:table-cell office:value-type="float" office:value="0.08222696" calcext:value-type="float">
            <text:p>0.08222696</text:p>
          </table:table-cell>
          <table:table-cell table:style-name="Default" office:value-type="float" office:value="0.000240994417639" calcext:value-type="float">
            <text:p>0.000240994417639</text:p>
          </table:table-cell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1.780104" calcext:value-type="float">
            <text:p>1.780104</text:p>
          </table:table-cell>
          <table:table-cell office:value-type="float" office:value="0.0199619366685" calcext:value-type="float">
            <text:p>0.0199619366685</text:p>
          </table:table-cell>
          <table:table-cell office:value-type="float" office:value="1.51128" calcext:value-type="float">
            <text:p>1.51128</text:p>
          </table:table-cell>
          <table:table-cell office:value-type="float" office:value="0.0300246842892" calcext:value-type="float">
            <text:p>0.0300246842892</text:p>
          </table:table-cell>
          <table:table-cell office:value-type="float" office:value="2.047856" calcext:value-type="float">
            <text:p>2.047856</text:p>
          </table:table-cell>
          <table:table-cell office:value-type="float" office:value="0.0305100618012" calcext:value-type="float">
            <text:p>0.0305100618012</text:p>
          </table:table-cell>
          <table:table-cell office:value-type="float" office:value="1.699217" calcext:value-type="float">
            <text:p>1.699217</text:p>
          </table:table-cell>
          <table:table-cell office:value-type="float" office:value="0.0112876668685" calcext:value-type="float">
            <text:p>0.0112876668685</text:p>
          </table:table-cell>
          <table:table-cell office:value-type="float" office:value="2.311114" calcext:value-type="float">
            <text:p>2.311114</text:p>
          </table:table-cell>
          <table:table-cell office:value-type="float" office:value="0.0367561257782" calcext:value-type="float">
            <text:p>0.0367561257782</text:p>
          </table:table-cell>
          <table:table-cell office:value-type="float" office:value="1.895098" calcext:value-type="float">
            <text:p>1.895098</text:p>
          </table:table-cell>
          <table:table-cell office:value-type="float" office:value="0.0219128175581" calcext:value-type="float">
            <text:p>0.0219128175581</text:p>
          </table:table-cell>
          <table:table-cell office:value-type="float" office:value="0.6074631" calcext:value-type="float">
            <text:p>0.6074631</text:p>
          </table:table-cell>
          <table:table-cell office:value-type="float" office:value="0.00659473841533" calcext:value-type="float">
            <text:p>0.00659473841533</text:p>
          </table:table-cell>
          <table:table-cell office:value-type="float" office:value="0.29073" calcext:value-type="float">
            <text:p>0.29073</text:p>
          </table:table-cell>
          <table:table-cell table:style-name="Default" office:value-type="float" office:value="0.00171872349272" calcext:value-type="float">
            <text:p>0.00171872349272</text:p>
          </table:table-cell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7.473944" calcext:value-type="float">
            <text:p>7.473944</text:p>
          </table:table-cell>
          <table:table-cell office:value-type="float" office:value="0.0789529764691" calcext:value-type="float">
            <text:p>0.0789529764691</text:p>
          </table:table-cell>
          <table:table-cell office:value-type="float" office:value="6.310784" calcext:value-type="float">
            <text:p>6.310784</text:p>
          </table:table-cell>
          <table:table-cell office:value-type="float" office:value="0.13800720321" calcext:value-type="float">
            <text:p>0.13800720321</text:p>
          </table:table-cell>
          <table:table-cell office:value-type="float" office:value="8.592338" calcext:value-type="float">
            <text:p>8.592338</text:p>
          </table:table-cell>
          <table:table-cell office:value-type="float" office:value="0.103802235771" calcext:value-type="float">
            <text:p>0.103802235771</text:p>
          </table:table-cell>
          <table:table-cell office:value-type="float" office:value="7.181982" calcext:value-type="float">
            <text:p>7.181982</text:p>
          </table:table-cell>
          <table:table-cell office:value-type="float" office:value="0.137522481782" calcext:value-type="float">
            <text:p>0.137522481782</text:p>
          </table:table-cell>
          <table:table-cell office:value-type="float" office:value="9.758488" calcext:value-type="float">
            <text:p>9.758488</text:p>
          </table:table-cell>
          <table:table-cell office:value-type="float" office:value="0.146353654762" calcext:value-type="float">
            <text:p>0.146353654762</text:p>
          </table:table-cell>
          <table:table-cell office:value-type="float" office:value="7.938439" calcext:value-type="float">
            <text:p>7.938439</text:p>
          </table:table-cell>
          <table:table-cell office:value-type="float" office:value="0.115670462613" calcext:value-type="float">
            <text:p>0.115670462613</text:p>
          </table:table-cell>
          <table:table-cell office:value-type="float" office:value="2.565278" calcext:value-type="float">
            <text:p>2.565278</text:p>
          </table:table-cell>
          <table:table-cell office:value-type="float" office:value="0.0231858322641" calcext:value-type="float">
            <text:p>0.0231858322641</text:p>
          </table:table-cell>
          <table:table-cell office:value-type="float" office:value="1.213279" calcext:value-type="float">
            <text:p>1.213279</text:p>
          </table:table-cell>
          <table:table-cell table:style-name="Default" office:value-type="float" office:value="0.00255539712069" calcext:value-type="float">
            <text:p>0.00255539712069</text:p>
          </table:table-cell>
        </table:table-row>
      </table:table>
      <table:table table:name="OPENACC 1D PRIMES" table:style-name="ta1">
        <table:table-column table:style-name="co1" table:number-columns-repeated="1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float" office:value="0.0000983681" calcext:value-type="float">
            <text:p>9.84E-05</text:p>
          </table:table-cell>
          <table:table-cell table:style-name="ce1" office:value-type="float" office:value="0.0000016822694625" calcext:value-type="float">
            <text:p>1.68E-06</text:p>
          </table:table-cell>
          <table:table-cell office:value-type="float" office:value="0.0001376215" calcext:value-type="float">
            <text:p>0.0001376215</text:p>
          </table:table-cell>
          <table:table-cell table:style-name="ce1" office:value-type="float" office:value="0.00000664185058298" calcext:value-type="float">
            <text:p>6.64E-06</text:p>
          </table:table-cell>
          <table:table-cell office:value-type="float" office:value="0.0001013912" calcext:value-type="float">
            <text:p>0.0001013912</text:p>
          </table:table-cell>
          <table:table-cell table:style-name="ce1" office:value-type="float" office:value="0.00000175785840664" calcext:value-type="float">
            <text:p>1.76E-06</text:p>
          </table:table-cell>
          <table:table-cell table:style-name="ce1" office:value-type="float" office:value="0.0000964706" calcext:value-type="float">
            <text:p>9.65E-05</text:p>
          </table:table-cell>
          <table:table-cell table:style-name="ce1" office:value-type="float" office:value="0.000000913029900934" calcext:value-type="float">
            <text:p>9.13E-07</text:p>
          </table:table-cell>
          <table:table-cell office:value-type="float" office:value="0.000106986" calcext:value-type="float">
            <text:p>0.000106986</text:p>
          </table:table-cell>
          <table:table-cell table:style-name="ce1" office:value-type="float" office:value="0.00000224025206915" calcext:value-type="float">
            <text:p>2.24E-06</text:p>
          </table:table-cell>
          <table:table-cell office:value-type="float" office:value="0.0001002228" calcext:value-type="float">
            <text:p>0.0001002228</text:p>
          </table:table-cell>
          <table:table-cell table:style-name="ce1" office:value-type="float" office:value="0.0000012558522383" calcext:value-type="float">
            <text:p>1.26E-06</text:p>
          </table:table-cell>
          <table:table-cell table:style-name="ce1" office:value-type="float" office:value="0.0000100091" calcext:value-type="float">
            <text:p>1.00E-05</text:p>
          </table:table-cell>
          <table:table-cell table:style-name="ce1" office:value-type="float" office:value="0.000000299479715507" calcext:value-type="float">
            <text:p>2.99E-07</text:p>
          </table:table-cell>
          <table:table-cell table:style-name="ce1" office:value-type="float" office:value="0.0000186632" calcext:value-type="float">
            <text:p>1.87E-05</text:p>
          </table:table-cell>
          <table:table-cell office:value-type="float" office:value="0.0000023171207133" calcext:value-type="float">
            <text:p>2.32E-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1831582" calcext:value-type="float">
            <text:p>0.0001831582</text:p>
          </table:table-cell>
          <table:table-cell table:style-name="ce1" office:value-type="float" office:value="0.00000490580922762" calcext:value-type="float">
            <text:p>4.91E-06</text:p>
          </table:table-cell>
          <table:table-cell office:value-type="float" office:value="0.0002223601" calcext:value-type="float">
            <text:p>0.0002223601</text:p>
          </table:table-cell>
          <table:table-cell table:style-name="ce1" office:value-type="float" office:value="0.0000126606085026" calcext:value-type="float">
            <text:p>1.27E-05</text:p>
          </table:table-cell>
          <table:table-cell office:value-type="float" office:value="0.0001987273" calcext:value-type="float">
            <text:p>0.0001987273</text:p>
          </table:table-cell>
          <table:table-cell table:style-name="ce1" office:value-type="float" office:value="0.00000536818231289" calcext:value-type="float">
            <text:p>5.37E-06</text:p>
          </table:table-cell>
          <table:table-cell office:value-type="float" office:value="0.000178688" calcext:value-type="float">
            <text:p>0.000178688</text:p>
          </table:table-cell>
          <table:table-cell table:style-name="ce1" office:value-type="float" office:value="0.0000016973606963" calcext:value-type="float">
            <text:p>1.70E-06</text:p>
          </table:table-cell>
          <table:table-cell office:value-type="float" office:value="0.0002151781" calcext:value-type="float">
            <text:p>0.0002151781</text:p>
          </table:table-cell>
          <table:table-cell table:style-name="ce1" office:value-type="float" office:value="0.0000018148695974" calcext:value-type="float">
            <text:p>1.81E-06</text:p>
          </table:table-cell>
          <table:table-cell office:value-type="float" office:value="0.0001963071" calcext:value-type="float">
            <text:p>0.0001963071</text:p>
          </table:table-cell>
          <table:table-cell table:style-name="ce1" office:value-type="float" office:value="0.00000609211810366" calcext:value-type="float">
            <text:p>6.09E-06</text:p>
          </table:table-cell>
          <table:table-cell table:style-name="ce1" office:value-type="float" office:value="0.0000301642" calcext:value-type="float">
            <text:p>3.02E-05</text:p>
          </table:table-cell>
          <table:table-cell table:style-name="ce1" office:value-type="float" office:value="0.000000304981529495" calcext:value-type="float">
            <text:p>3.05E-07</text:p>
          </table:table-cell>
          <table:table-cell table:style-name="ce1" office:value-type="float" office:value="0.0000358641" calcext:value-type="float">
            <text:p>3.59E-05</text:p>
          </table:table-cell>
          <table:table-cell office:value-type="float" office:value="0.000014077633722" calcext:value-type="float">
            <text:p>1.41E-05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5387693" calcext:value-type="float">
            <text:p>0.0005387693</text:p>
          </table:table-cell>
          <table:table-cell table:style-name="ce1" office:value-type="float" office:value="0.0000114480524986" calcext:value-type="float">
            <text:p>1.14E-05</text:p>
          </table:table-cell>
          <table:table-cell office:value-type="float" office:value="0.0005452656" calcext:value-type="float">
            <text:p>0.0005452656</text:p>
          </table:table-cell>
          <table:table-cell table:style-name="ce1" office:value-type="float" office:value="0.000013188405583" calcext:value-type="float">
            <text:p>1.32E-05</text:p>
          </table:table-cell>
          <table:table-cell office:value-type="float" office:value="0.0006116611" calcext:value-type="float">
            <text:p>0.0006116611</text:p>
          </table:table-cell>
          <table:table-cell table:style-name="ce1" office:value-type="float" office:value="0.0000223056126841" calcext:value-type="float">
            <text:p>2.23E-05</text:p>
          </table:table-cell>
          <table:table-cell office:value-type="float" office:value="0.0005337421" calcext:value-type="float">
            <text:p>0.0005337421</text:p>
          </table:table-cell>
          <table:table-cell table:style-name="ce1" office:value-type="float" office:value="0.0000110506485627" calcext:value-type="float">
            <text:p>1.11E-05</text:p>
          </table:table-cell>
          <table:table-cell office:value-type="float" office:value="0.0006838255" calcext:value-type="float">
            <text:p>0.0006838255</text:p>
          </table:table-cell>
          <table:table-cell table:style-name="ce1" office:value-type="float" office:value="0.0000164834722896" calcext:value-type="float">
            <text:p>1.65E-05</text:p>
          </table:table-cell>
          <table:table-cell office:value-type="float" office:value="0.0005854884" calcext:value-type="float">
            <text:p>0.0005854884</text:p>
          </table:table-cell>
          <table:table-cell table:style-name="ce1" office:value-type="float" office:value="0.00000540652398496" calcext:value-type="float">
            <text:p>5.41E-06</text:p>
          </table:table-cell>
          <table:table-cell office:value-type="float" office:value="0.0001116956" calcext:value-type="float">
            <text:p>0.0001116956</text:p>
          </table:table-cell>
          <table:table-cell table:style-name="ce1" office:value-type="float" office:value="0.00000152788002729" calcext:value-type="float">
            <text:p>1.53E-06</text:p>
          </table:table-cell>
          <table:table-cell table:style-name="ce1" office:value-type="float" office:value="0.000082287" calcext:value-type="float">
            <text:p>8.23E-05</text:p>
          </table:table-cell>
          <table:table-cell office:value-type="float" office:value="0.00000726880847641" calcext:value-type="float">
            <text:p>7.27E-06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185284" calcext:value-type="float">
            <text:p>0.00185284</text:p>
          </table:table-cell>
          <table:table-cell table:style-name="ce1" office:value-type="float" office:value="0.0000372162786963" calcext:value-type="float">
            <text:p>3.72E-05</text:p>
          </table:table-cell>
          <table:table-cell office:value-type="float" office:value="0.001790364" calcext:value-type="float">
            <text:p>0.001790364</text:p>
          </table:table-cell>
          <table:table-cell table:style-name="ce1" office:value-type="float" office:value="0.0000579751594699" calcext:value-type="float">
            <text:p>5.80E-05</text:p>
          </table:table-cell>
          <table:table-cell office:value-type="float" office:value="0.002137889" calcext:value-type="float">
            <text:p>0.002137889</text:p>
          </table:table-cell>
          <table:table-cell table:style-name="ce1" office:value-type="float" office:value="0.0000408266270547" calcext:value-type="float">
            <text:p>4.08E-05</text:p>
          </table:table-cell>
          <table:table-cell office:value-type="float" office:value="0.001861952" calcext:value-type="float">
            <text:p>0.001861952</text:p>
          </table:table-cell>
          <table:table-cell table:style-name="ce1" office:value-type="float" office:value="0.0000403915598444" calcext:value-type="float">
            <text:p>4.04E-05</text:p>
          </table:table-cell>
          <table:table-cell office:value-type="float" office:value="0.0024181" calcext:value-type="float">
            <text:p>0.0024181</text:p>
          </table:table-cell>
          <table:table-cell table:style-name="ce1" office:value-type="float" office:value="0.0000382694975724" calcext:value-type="float">
            <text:p>3.83E-05</text:p>
          </table:table-cell>
          <table:table-cell office:value-type="float" office:value="0.002084835" calcext:value-type="float">
            <text:p>0.002084835</text:p>
          </table:table-cell>
          <table:table-cell table:style-name="ce1" office:value-type="float" office:value="0.0000563887944444" calcext:value-type="float">
            <text:p>5.64E-05</text:p>
          </table:table-cell>
          <table:table-cell office:value-type="float" office:value="0.0004498627" calcext:value-type="float">
            <text:p>0.0004498627</text:p>
          </table:table-cell>
          <table:table-cell table:style-name="ce1" office:value-type="float" office:value="0.0000211094489167" calcext:value-type="float">
            <text:p>2.11E-05</text:p>
          </table:table-cell>
          <table:table-cell office:value-type="float" office:value="0.000298207" calcext:value-type="float">
            <text:p>0.000298207</text:p>
          </table:table-cell>
          <table:table-cell office:value-type="float" office:value="0.0000469762778148" calcext:value-type="float">
            <text:p>4.70E-05</text:p>
          </table:table-cell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7296244" calcext:value-type="float">
            <text:p>0.007296244</text:p>
          </table:table-cell>
          <table:table-cell office:value-type="float" office:value="0.000202544746343" calcext:value-type="float">
            <text:p>0.000202544746343</text:p>
          </table:table-cell>
          <table:table-cell office:value-type="float" office:value="0.006537341" calcext:value-type="float">
            <text:p>0.006537341</text:p>
          </table:table-cell>
          <table:table-cell office:value-type="float" office:value="0.000186022634731" calcext:value-type="float">
            <text:p>0.000186022634731</text:p>
          </table:table-cell>
          <table:table-cell office:value-type="float" office:value="0.008309999" calcext:value-type="float">
            <text:p>0.008309999</text:p>
          </table:table-cell>
          <table:table-cell table:style-name="ce1" office:value-type="float" office:value="0.0000764040783452" calcext:value-type="float">
            <text:p>7.64E-05</text:p>
          </table:table-cell>
          <table:table-cell office:value-type="float" office:value="0.00712542" calcext:value-type="float">
            <text:p>0.00712542</text:p>
          </table:table-cell>
          <table:table-cell office:value-type="float" office:value="0.000178656733244" calcext:value-type="float">
            <text:p>0.000178656733244</text:p>
          </table:table-cell>
          <table:table-cell office:value-type="float" office:value="0.009480054" calcext:value-type="float">
            <text:p>0.009480054</text:p>
          </table:table-cell>
          <table:table-cell table:style-name="ce1" office:value-type="float" office:value="0.0000888975659209" calcext:value-type="float">
            <text:p>8.89E-05</text:p>
          </table:table-cell>
          <table:table-cell office:value-type="float" office:value="0.00798873" calcext:value-type="float">
            <text:p>0.00798873</text:p>
          </table:table-cell>
          <table:table-cell office:value-type="float" office:value="0.000197058461997" calcext:value-type="float">
            <text:p>0.000197058461997</text:p>
          </table:table-cell>
          <table:table-cell office:value-type="float" office:value="0.001891957" calcext:value-type="float">
            <text:p>0.001891957</text:p>
          </table:table-cell>
          <table:table-cell office:value-type="float" office:value="0.000178897192329" calcext:value-type="float">
            <text:p>0.000178897192329</text:p>
          </table:table-cell>
          <table:table-cell office:value-type="float" office:value="0.001098736" calcext:value-type="float">
            <text:p>0.001098736</text:p>
          </table:table-cell>
          <table:table-cell office:value-type="float" office:value="0.0000220161406447" calcext:value-type="float">
            <text:p>2.20E-05</text:p>
          </table:table-cell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2854542" calcext:value-type="float">
            <text:p>0.02854542</text:p>
          </table:table-cell>
          <table:table-cell office:value-type="float" office:value="0.000574152551931" calcext:value-type="float">
            <text:p>0.000574152551931</text:p>
          </table:table-cell>
          <table:table-cell office:value-type="float" office:value="0.02535852" calcext:value-type="float">
            <text:p>0.02535852</text:p>
          </table:table-cell>
          <table:table-cell office:value-type="float" office:value="0.00045020900529" calcext:value-type="float">
            <text:p>0.00045020900529</text:p>
          </table:table-cell>
          <table:table-cell office:value-type="float" office:value="0.03264119" calcext:value-type="float">
            <text:p>0.03264119</text:p>
          </table:table-cell>
          <table:table-cell office:value-type="float" office:value="0.000284006249736" calcext:value-type="float">
            <text:p>0.000284006249736</text:p>
          </table:table-cell>
          <table:table-cell office:value-type="float" office:value="0.02836847" calcext:value-type="float">
            <text:p>0.02836847</text:p>
          </table:table-cell>
          <table:table-cell office:value-type="float" office:value="0.000591827031882" calcext:value-type="float">
            <text:p>0.000591827031882</text:p>
          </table:table-cell>
          <table:table-cell office:value-type="float" office:value="0.03735385" calcext:value-type="float">
            <text:p>0.03735385</text:p>
          </table:table-cell>
          <table:table-cell office:value-type="float" office:value="0.000494571601939" calcext:value-type="float">
            <text:p>0.000494571601939</text:p>
          </table:table-cell>
          <table:table-cell office:value-type="float" office:value="0.03140287" calcext:value-type="float">
            <text:p>0.03140287</text:p>
          </table:table-cell>
          <table:table-cell office:value-type="float" office:value="0.000393672080262" calcext:value-type="float">
            <text:p>0.000393672080262</text:p>
          </table:table-cell>
          <table:table-cell office:value-type="float" office:value="0.008619901" calcext:value-type="float">
            <text:p>0.008619901</text:p>
          </table:table-cell>
          <table:table-cell office:value-type="float" office:value="0.000314449202273" calcext:value-type="float">
            <text:p>0.000314449202273</text:p>
          </table:table-cell>
          <table:table-cell office:value-type="float" office:value="0.004484606" calcext:value-type="float">
            <text:p>0.004484606</text:p>
          </table:table-cell>
          <table:table-cell office:value-type="float" office:value="0.000043869099274" calcext:value-type="float">
            <text:p>4.39E-05</text:p>
          </table:table-cell>
        </table:table-row>
        <table:table-row table:style-name="ro1">
          <table:table-cell office:value-type="float" office:value="1048573" calcext:value-type="float">
            <text:p>1048573</text:p>
          </table:table-cell>
          <table:table-cell office:value-type="float" office:value="0.1145962" calcext:value-type="float">
            <text:p>0.1145962</text:p>
          </table:table-cell>
          <table:table-cell office:value-type="float" office:value="0.00346088026054" calcext:value-type="float">
            <text:p>0.00346088026054</text:p>
          </table:table-cell>
          <table:table-cell office:value-type="float" office:value="0.10124257" calcext:value-type="float">
            <text:p>0.10124257</text:p>
          </table:table-cell>
          <table:table-cell office:value-type="float" office:value="0.000924449135732" calcext:value-type="float">
            <text:p>0.000924449135732</text:p>
          </table:table-cell>
          <table:table-cell office:value-type="float" office:value="0.1309787" calcext:value-type="float">
            <text:p>0.1309787</text:p>
          </table:table-cell>
          <table:table-cell office:value-type="float" office:value="0.00232041356707" calcext:value-type="float">
            <text:p>0.00232041356707</text:p>
          </table:table-cell>
          <table:table-cell office:value-type="float" office:value="0.1148794" calcext:value-type="float">
            <text:p>0.1148794</text:p>
          </table:table-cell>
          <table:table-cell office:value-type="float" office:value="0.0039139768409" calcext:value-type="float">
            <text:p>0.0039139768409</text:p>
          </table:table-cell>
          <table:table-cell office:value-type="float" office:value="0.149273" calcext:value-type="float">
            <text:p>0.149273</text:p>
          </table:table-cell>
          <table:table-cell office:value-type="float" office:value="0.00395604139963" calcext:value-type="float">
            <text:p>0.00395604139963</text:p>
          </table:table-cell>
          <table:table-cell office:value-type="float" office:value="0.1256797" calcext:value-type="float">
            <text:p>0.1256797</text:p>
          </table:table-cell>
          <table:table-cell office:value-type="float" office:value="0.0025163696094" calcext:value-type="float">
            <text:p>0.0025163696094</text:p>
          </table:table-cell>
          <table:table-cell office:value-type="float" office:value="0.03511537" calcext:value-type="float">
            <text:p>0.03511537</text:p>
          </table:table-cell>
          <table:table-cell office:value-type="float" office:value="0.000938188869933" calcext:value-type="float">
            <text:p>0.000938188869933</text:p>
          </table:table-cell>
          <table:table-cell office:value-type="float" office:value="0.017614" calcext:value-type="float">
            <text:p>0.017614</text:p>
          </table:table-cell>
          <table:table-cell table:style-name="Default" office:value-type="float" office:value="0.000158760805407" calcext:value-type="float">
            <text:p>0.000158760805407</text:p>
          </table:table-cell>
        </table:table-row>
        <table:table-row table:style-name="ro1">
          <table:table-cell office:value-type="float" office:value="4194301" calcext:value-type="float">
            <text:p>4194301</text:p>
          </table:table-cell>
          <table:table-cell office:value-type="float" office:value="0.4950278" calcext:value-type="float">
            <text:p>0.4950278</text:p>
          </table:table-cell>
          <table:table-cell office:value-type="float" office:value="0.0132917281696" calcext:value-type="float">
            <text:p>0.0132917281696</text:p>
          </table:table-cell>
          <table:table-cell office:value-type="float" office:value="0.4151771" calcext:value-type="float">
            <text:p>0.4151771</text:p>
          </table:table-cell>
          <table:table-cell office:value-type="float" office:value="0.00391320441156" calcext:value-type="float">
            <text:p>0.00391320441156</text:p>
          </table:table-cell>
          <table:table-cell office:value-type="float" office:value="0.5588592" calcext:value-type="float">
            <text:p>0.5588592</text:p>
          </table:table-cell>
          <table:table-cell office:value-type="float" office:value="0.00382679569469" calcext:value-type="float">
            <text:p>0.00382679569469</text:p>
          </table:table-cell>
          <table:table-cell office:value-type="float" office:value="0.4705974" calcext:value-type="float">
            <text:p>0.4705974</text:p>
          </table:table-cell>
          <table:table-cell office:value-type="float" office:value="0.00880500532147" calcext:value-type="float">
            <text:p>0.00880500532147</text:p>
          </table:table-cell>
          <table:table-cell office:value-type="float" office:value="0.6304807" calcext:value-type="float">
            <text:p>0.6304807</text:p>
          </table:table-cell>
          <table:table-cell office:value-type="float" office:value="0.00396621720283" calcext:value-type="float">
            <text:p>0.00396621720283</text:p>
          </table:table-cell>
          <table:table-cell office:value-type="float" office:value="0.5207875" calcext:value-type="float">
            <text:p>0.5207875</text:p>
          </table:table-cell>
          <table:table-cell office:value-type="float" office:value="0.00557198810021" calcext:value-type="float">
            <text:p>0.00557198810021</text:p>
          </table:table-cell>
          <table:table-cell office:value-type="float" office:value="0.1680375" calcext:value-type="float">
            <text:p>0.1680375</text:p>
          </table:table-cell>
          <table:table-cell office:value-type="float" office:value="0.00221690395973" calcext:value-type="float">
            <text:p>0.00221690395973</text:p>
          </table:table-cell>
          <table:table-cell office:value-type="float" office:value="0.08066677" calcext:value-type="float">
            <text:p>0.08066677</text:p>
          </table:table-cell>
          <table:table-cell table:style-name="Default" office:value-type="float" office:value="0.000703613783028" calcext:value-type="float">
            <text:p>0.000703613783028</text:p>
          </table:table-cell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office:value-type="float" office:value="1.979431" calcext:value-type="float">
            <text:p>1.979431</text:p>
          </table:table-cell>
          <table:table-cell office:value-type="float" office:value="0.0390722702039" calcext:value-type="float">
            <text:p>0.0390722702039</text:p>
          </table:table-cell>
          <table:table-cell office:value-type="float" office:value="1.654202" calcext:value-type="float">
            <text:p>1.654202</text:p>
          </table:table-cell>
          <table:table-cell office:value-type="float" office:value="0.0172496736201" calcext:value-type="float">
            <text:p>0.0172496736201</text:p>
          </table:table-cell>
          <table:table-cell office:value-type="float" office:value="2.248" calcext:value-type="float">
            <text:p>2.248</text:p>
          </table:table-cell>
          <table:table-cell office:value-type="float" office:value="0.0511224253902" calcext:value-type="float">
            <text:p>0.0511224253902</text:p>
          </table:table-cell>
          <table:table-cell office:value-type="float" office:value="1.866782" calcext:value-type="float">
            <text:p>1.866782</text:p>
          </table:table-cell>
          <table:table-cell office:value-type="float" office:value="0.035105929477" calcext:value-type="float">
            <text:p>0.035105929477</text:p>
          </table:table-cell>
          <table:table-cell office:value-type="float" office:value="2.5314" calcext:value-type="float">
            <text:p>2.5314</text:p>
          </table:table-cell>
          <table:table-cell office:value-type="float" office:value="0.0285310672776" calcext:value-type="float">
            <text:p>0.0285310672776</text:p>
          </table:table-cell>
          <table:table-cell office:value-type="float" office:value="2.076377" calcext:value-type="float">
            <text:p>2.076377</text:p>
          </table:table-cell>
          <table:table-cell office:value-type="float" office:value="0.0220697732204" calcext:value-type="float">
            <text:p>0.0220697732204</text:p>
          </table:table-cell>
          <table:table-cell office:value-type="float" office:value="0.6647731" calcext:value-type="float">
            <text:p>0.6647731</text:p>
          </table:table-cell>
          <table:table-cell office:value-type="float" office:value="0.00636275295852" calcext:value-type="float">
            <text:p>0.00636275295852</text:p>
          </table:table-cell>
          <table:table-cell office:value-type="float" office:value="0.3150905" calcext:value-type="float">
            <text:p>0.3150905</text:p>
          </table:table-cell>
          <table:table-cell table:style-name="Default" office:value-type="float" office:value="0.00296963837118" calcext:value-type="float">
            <text:p>0.00296963837118</text:p>
          </table:table-cell>
        </table:table-row>
      </table:table>
      <table:table table:name="OPENACC 2D POW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table:style-name="Default"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table:style-name="Default"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table:style-name="Default" office:value-type="string" calcext:value-type="string">
            <text:p>PRODUCT1DCOPENACC_STD</text:p>
          </table:table-cell>
          <table:table-cell table:style-name="Default"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212153" calcext:value-type="float">
            <text:p>0.0001212153</text:p>
          </table:table-cell>
          <table:table-cell office:value-type="float" office:value="0.00000346993877788" calcext:value-type="float">
            <text:p>3.47E-06</text:p>
          </table:table-cell>
          <table:table-cell office:value-type="float" office:value="0.0001565393" calcext:value-type="float">
            <text:p>0.0001565393</text:p>
          </table:table-cell>
          <table:table-cell office:value-type="float" office:value="0.00000301442082331" calcext:value-type="float">
            <text:p>3.01E-06</text:p>
          </table:table-cell>
          <table:table-cell office:value-type="float" office:value="0.01797246" calcext:value-type="float">
            <text:p>0.01797246</text:p>
          </table:table-cell>
          <table:table-cell office:value-type="float" office:value="0.000454903330879" calcext:value-type="float">
            <text:p>0.000454903330879</text:p>
          </table:table-cell>
          <table:table-cell office:value-type="float" office:value="0.01427005" calcext:value-type="float">
            <text:p>0.01427005</text:p>
          </table:table-cell>
          <table:table-cell office:value-type="float" office:value="0.00058209703897" calcext:value-type="float">
            <text:p>0.00058209703897</text:p>
          </table:table-cell>
          <table:table-cell office:value-type="float" office:value="0.02214897" calcext:value-type="float">
            <text:p>0.02214897</text:p>
          </table:table-cell>
          <table:table-cell table:style-name="ce1" office:value-type="float" office:value="0.0000747856351328" calcext:value-type="float">
            <text:p>7.48E-05</text:p>
          </table:table-cell>
          <table:table-cell office:value-type="float" office:value="0.01656468" calcext:value-type="float">
            <text:p>0.01656468</text:p>
          </table:table-cell>
          <table:table-cell office:value-type="float" office:value="0.000112458345869" calcext:value-type="float">
            <text:p>0.000112458345869</text:p>
          </table:table-cell>
          <table:table-cell table:style-name="ce1" office:value-type="float" office:value="0.000016778" calcext:value-type="float">
            <text:p>1.68E-05</text:p>
          </table:table-cell>
          <table:table-cell office:value-type="float" office:value="0.000000436102179668" calcext:value-type="float">
            <text:p>4.36E-07</text:p>
          </table:table-cell>
          <table:table-cell office:value-type="float" office:value="0.0000277011" calcext:value-type="float">
            <text:p>2.77E-05</text:p>
          </table:table-cell>
          <table:table-cell office:value-type="float" office:value="0.00000646809866361" calcext:value-type="float">
            <text:p>6.47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811101" calcext:value-type="float">
            <text:p>0.0001811101</text:p>
          </table:table-cell>
          <table:table-cell office:value-type="float" office:value="0.00000643265121513" calcext:value-type="float">
            <text:p>6.43E-06</text:p>
          </table:table-cell>
          <table:table-cell office:value-type="float" office:value="0.000217052" calcext:value-type="float">
            <text:p>0.000217052</text:p>
          </table:table-cell>
          <table:table-cell office:value-type="float" office:value="0.00000842375569446" calcext:value-type="float">
            <text:p>8.42E-06</text:p>
          </table:table-cell>
          <table:table-cell office:value-type="float" office:value="0.06720249" calcext:value-type="float">
            <text:p>0.06720249</text:p>
          </table:table-cell>
          <table:table-cell office:value-type="float" office:value="0.000138364666733" calcext:value-type="float">
            <text:p>0.000138364666733</text:p>
          </table:table-cell>
          <table:table-cell office:value-type="float" office:value="0.05470003" calcext:value-type="float">
            <text:p>0.05470003</text:p>
          </table:table-cell>
          <table:table-cell office:value-type="float" office:value="0.000266266863003" calcext:value-type="float">
            <text:p>0.000266266863003</text:p>
          </table:table-cell>
          <table:table-cell office:value-type="float" office:value="0.09558557" calcext:value-type="float">
            <text:p>0.09558557</text:p>
          </table:table-cell>
          <table:table-cell office:value-type="float" office:value="0.000259554117885" calcext:value-type="float">
            <text:p>0.000259554117885</text:p>
          </table:table-cell>
          <table:table-cell office:value-type="float" office:value="0.0672657" calcext:value-type="float">
            <text:p>0.0672657</text:p>
          </table:table-cell>
          <table:table-cell office:value-type="float" office:value="0.00171049875507" calcext:value-type="float">
            <text:p>0.00171049875507</text:p>
          </table:table-cell>
          <table:table-cell table:style-name="ce1" office:value-type="float" office:value="0.0000311806" calcext:value-type="float">
            <text:p>3.12E-05</text:p>
          </table:table-cell>
          <table:table-cell office:value-type="float" office:value="0.00000161244749785" calcext:value-type="float">
            <text:p>1.61E-06</text:p>
          </table:table-cell>
          <table:table-cell office:value-type="float" office:value="0.0000337023" calcext:value-type="float">
            <text:p>3.37E-05</text:p>
          </table:table-cell>
          <table:table-cell office:value-type="float" office:value="0.00000448585696136" calcext:value-type="float">
            <text:p>4.49E-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936734" calcext:value-type="float">
            <text:p>0.0002936734</text:p>
          </table:table-cell>
          <table:table-cell office:value-type="float" office:value="0.00000642116152871" calcext:value-type="float">
            <text:p>6.42E-06</text:p>
          </table:table-cell>
          <table:table-cell office:value-type="float" office:value="0.0003242365" calcext:value-type="float">
            <text:p>0.0003242365</text:p>
          </table:table-cell>
          <table:table-cell office:value-type="float" office:value="0.0000110943945531" calcext:value-type="float">
            <text:p>1.11E-05</text:p>
          </table:table-cell>
          <table:table-cell office:value-type="float" office:value="0.3052218" calcext:value-type="float">
            <text:p>0.3052218</text:p>
          </table:table-cell>
          <table:table-cell office:value-type="float" office:value="0.00100057259162" calcext:value-type="float">
            <text:p>0.00100057259162</text:p>
          </table:table-cell>
          <table:table-cell office:value-type="float" office:value="0.2142461" calcext:value-type="float">
            <text:p>0.2142461</text:p>
          </table:table-cell>
          <table:table-cell office:value-type="float" office:value="0.00101137633945" calcext:value-type="float">
            <text:p>0.00101137633945</text:p>
          </table:table-cell>
          <table:table-cell office:value-type="float" office:value="0.3779287" calcext:value-type="float">
            <text:p>0.3779287</text:p>
          </table:table-cell>
          <table:table-cell office:value-type="float" office:value="0.000713022058253" calcext:value-type="float">
            <text:p>0.000713022058253</text:p>
          </table:table-cell>
          <table:table-cell office:value-type="float" office:value="0.2670464" calcext:value-type="float">
            <text:p>0.2670464</text:p>
          </table:table-cell>
          <table:table-cell office:value-type="float" office:value="0.000442584128851" calcext:value-type="float">
            <text:p>0.000442584128851</text:p>
          </table:table-cell>
          <table:table-cell table:style-name="ce1" office:value-type="float" office:value="0.0000584512" calcext:value-type="float">
            <text:p>5.85E-05</text:p>
          </table:table-cell>
          <table:table-cell office:value-type="float" office:value="0.00000287452627208" calcext:value-type="float">
            <text:p>2.87E-06</text:p>
          </table:table-cell>
          <table:table-cell office:value-type="float" office:value="0.0000480075" calcext:value-type="float">
            <text:p>4.80E-05</text:p>
          </table:table-cell>
          <table:table-cell office:value-type="float" office:value="0.0000022584731937" calcext:value-type="float">
            <text:p>2.26E-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143733" calcext:value-type="float">
            <text:p>0.0005143733</text:p>
          </table:table-cell>
          <table:table-cell office:value-type="float" office:value="0.0000131601347008" calcext:value-type="float">
            <text:p>1.32E-05</text:p>
          </table:table-cell>
          <table:table-cell office:value-type="float" office:value="0.0005276493" calcext:value-type="float">
            <text:p>0.0005276493</text:p>
          </table:table-cell>
          <table:table-cell office:value-type="float" office:value="0.0000103659781985" calcext:value-type="float">
            <text:p>1.04E-05</text:p>
          </table:table-cell>
          <table:table-cell office:value-type="float" office:value="1.212903" calcext:value-type="float">
            <text:p>1.212903</text:p>
          </table:table-cell>
          <table:table-cell office:value-type="float" office:value="0.00681783453728" calcext:value-type="float">
            <text:p>0.00681783453728</text:p>
          </table:table-cell>
          <table:table-cell office:value-type="float" office:value="0.8450155" calcext:value-type="float">
            <text:p>0.8450155</text:p>
          </table:table-cell>
          <table:table-cell office:value-type="float" office:value="0.00454389221923" calcext:value-type="float">
            <text:p>0.00454389221923</text:p>
          </table:table-cell>
          <table:table-cell office:value-type="float" office:value="1.496229" calcext:value-type="float">
            <text:p>1.496229</text:p>
          </table:table-cell>
          <table:table-cell office:value-type="float" office:value="0.00159004856669" calcext:value-type="float">
            <text:p>0.00159004856669</text:p>
          </table:table-cell>
          <table:table-cell office:value-type="float" office:value="1.054889" calcext:value-type="float">
            <text:p>1.054889</text:p>
          </table:table-cell>
          <table:table-cell office:value-type="float" office:value="0.00298587210413" calcext:value-type="float">
            <text:p>0.00298587210413</text:p>
          </table:table-cell>
          <table:table-cell office:value-type="float" office:value="0.0001146331" calcext:value-type="float">
            <text:p>0.0001146331</text:p>
          </table:table-cell>
          <table:table-cell office:value-type="float" office:value="0.00000463751958247" calcext:value-type="float">
            <text:p>4.64E-06</text:p>
          </table:table-cell>
          <table:table-cell office:value-type="float" office:value="0.0000928852" calcext:value-type="float">
            <text:p>9.29E-05</text:p>
          </table:table-cell>
          <table:table-cell office:value-type="float" office:value="0.0000239063456095" calcext:value-type="float">
            <text:p>2.39E-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681917" calcext:value-type="float">
            <text:p>0.0009681917</text:p>
          </table:table-cell>
          <table:table-cell office:value-type="float" office:value="0.0000239758414152" calcext:value-type="float">
            <text:p>2.40E-05</text:p>
          </table:table-cell>
          <table:table-cell office:value-type="float" office:value="0.0009371405" calcext:value-type="float">
            <text:p>0.0009371405</text:p>
          </table:table-cell>
          <table:table-cell office:value-type="float" office:value="0.0000178542613292" calcext:value-type="float">
            <text:p>1.79E-05</text:p>
          </table:table-cell>
          <table:table-cell office:value-type="float" office:value="4.732707" calcext:value-type="float">
            <text:p>4.732707</text:p>
          </table:table-cell>
          <table:table-cell office:value-type="float" office:value="0.00908425872962" calcext:value-type="float">
            <text:p>0.00908425872962</text:p>
          </table:table-cell>
          <table:table-cell office:value-type="float" office:value="3.273035" calcext:value-type="float">
            <text:p>3.273035</text:p>
          </table:table-cell>
          <table:table-cell office:value-type="float" office:value="0.00860693034711" calcext:value-type="float">
            <text:p>0.00860693034711</text:p>
          </table:table-cell>
          <table:table-cell office:value-type="float" office:value="5.878759" calcext:value-type="float">
            <text:p>5.878759</text:p>
          </table:table-cell>
          <table:table-cell office:value-type="float" office:value="0.0101772649131" calcext:value-type="float">
            <text:p>0.0101772649131</text:p>
          </table:table-cell>
          <table:table-cell office:value-type="float" office:value="4.111936" calcext:value-type="float">
            <text:p>4.111936</text:p>
          </table:table-cell>
          <table:table-cell office:value-type="float" office:value="0.00343586055855" calcext:value-type="float">
            <text:p>0.00343586055855</text:p>
          </table:table-cell>
          <table:table-cell office:value-type="float" office:value="0.0002300011" calcext:value-type="float">
            <text:p>0.0002300011</text:p>
          </table:table-cell>
          <table:table-cell office:value-type="float" office:value="0.0000174950603406" calcext:value-type="float">
            <text:p>1.75E-05</text:p>
          </table:table-cell>
          <table:table-cell table:style-name="Default" office:value-type="float" office:value="0.0001513668" calcext:value-type="float">
            <text:p>0.0001513668</text:p>
          </table:table-cell>
          <table:table-cell office:value-type="float" office:value="0.0000079311666481" calcext:value-type="float">
            <text:p>7.93E-06</text:p>
          </table:table-cell>
        </table:table-row>
      </table:table>
      <table:table table:name="OPENACC 2D PROD I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table:style-name="Default"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table:style-name="Default"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table:style-name="Default" office:value-type="string" calcext:value-type="string">
            <text:p>PRODUCT1DCOPENACC_STD</text:p>
          </table:table-cell>
          <table:table-cell table:style-name="Default"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1222315" calcext:value-type="float">
            <text:p>0.0001222315</text:p>
          </table:table-cell>
          <table:table-cell office:value-type="float" office:value="0.00000696272311432" calcext:value-type="float">
            <text:p>6.96E-06</text:p>
          </table:table-cell>
          <table:table-cell office:value-type="float" office:value="0.0001602343" calcext:value-type="float">
            <text:p>0.0001602343</text:p>
          </table:table-cell>
          <table:table-cell office:value-type="float" office:value="0.00000780862759389" calcext:value-type="float">
            <text:p>7.81E-06</text:p>
          </table:table-cell>
          <table:table-cell office:value-type="float" office:value="0.01779058" calcext:value-type="float">
            <text:p>0.01779058</text:p>
          </table:table-cell>
          <table:table-cell office:value-type="float" office:value="0.000440915821646" calcext:value-type="float">
            <text:p>0.000440915821646</text:p>
          </table:table-cell>
          <table:table-cell office:value-type="float" office:value="0.01419214" calcext:value-type="float">
            <text:p>0.01419214</text:p>
          </table:table-cell>
          <table:table-cell office:value-type="float" office:value="0.000531522919334" calcext:value-type="float">
            <text:p>0.000531522919334</text:p>
          </table:table-cell>
          <table:table-cell office:value-type="float" office:value="0.02195162" calcext:value-type="float">
            <text:p>0.02195162</text:p>
          </table:table-cell>
          <table:table-cell table:style-name="ce1" office:value-type="float" office:value="0.0000754203155655" calcext:value-type="float">
            <text:p>7.54E-05</text:p>
          </table:table-cell>
          <table:table-cell office:value-type="float" office:value="0.01640313" calcext:value-type="float">
            <text:p>0.01640313</text:p>
          </table:table-cell>
          <table:table-cell table:style-name="ce1" office:value-type="float" office:value="0.0000728416707661" calcext:value-type="float">
            <text:p>7.28E-05</text:p>
          </table:table-cell>
          <table:table-cell table:style-name="ce1" office:value-type="float" office:value="0.0000163672" calcext:value-type="float">
            <text:p>1.64E-05</text:p>
          </table:table-cell>
          <table:table-cell office:value-type="float" office:value="0.0000002866127081" calcext:value-type="float">
            <text:p>2.87E-07</text:p>
          </table:table-cell>
          <table:table-cell office:value-type="float" office:value="0.0000238874" calcext:value-type="float">
            <text:p>2.39E-05</text:p>
          </table:table-cell>
          <table:table-cell office:value-type="float" office:value="0.00000199674252499" calcext:value-type="float">
            <text:p>2.00E-0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1855344" calcext:value-type="float">
            <text:p>0.0001855344</text:p>
          </table:table-cell>
          <table:table-cell office:value-type="float" office:value="0.00000748979009052" calcext:value-type="float">
            <text:p>7.49E-06</text:p>
          </table:table-cell>
          <table:table-cell office:value-type="float" office:value="0.000220001" calcext:value-type="float">
            <text:p>0.000220001</text:p>
          </table:table-cell>
          <table:table-cell office:value-type="float" office:value="0.00000640294744629" calcext:value-type="float">
            <text:p>6.40E-06</text:p>
          </table:table-cell>
          <table:table-cell office:value-type="float" office:value="0.07725245" calcext:value-type="float">
            <text:p>0.07725245</text:p>
          </table:table-cell>
          <table:table-cell office:value-type="float" office:value="0.00142923074978" calcext:value-type="float">
            <text:p>0.00142923074978</text:p>
          </table:table-cell>
          <table:table-cell office:value-type="float" office:value="0.06239677" calcext:value-type="float">
            <text:p>0.06239677</text:p>
          </table:table-cell>
          <table:table-cell office:value-type="float" office:value="0.000348728171917" calcext:value-type="float">
            <text:p>0.000348728171917</text:p>
          </table:table-cell>
          <table:table-cell office:value-type="float" office:value="0.09368001" calcext:value-type="float">
            <text:p>0.09368001</text:p>
          </table:table-cell>
          <table:table-cell office:value-type="float" office:value="0.000970581827165" calcext:value-type="float">
            <text:p>0.000970581827165</text:p>
          </table:table-cell>
          <table:table-cell office:value-type="float" office:value="0.07025263" calcext:value-type="float">
            <text:p>0.07025263</text:p>
          </table:table-cell>
          <table:table-cell office:value-type="float" office:value="0.000212255857399" calcext:value-type="float">
            <text:p>0.000212255857399</text:p>
          </table:table-cell>
          <table:table-cell table:style-name="ce1" office:value-type="float" office:value="0.0000313659" calcext:value-type="float">
            <text:p>3.14E-05</text:p>
          </table:table-cell>
          <table:table-cell office:value-type="float" office:value="0.00000211287552612" calcext:value-type="float">
            <text:p>2.11E-06</text:p>
          </table:table-cell>
          <table:table-cell office:value-type="float" office:value="0.0000353883" calcext:value-type="float">
            <text:p>3.54E-05</text:p>
          </table:table-cell>
          <table:table-cell office:value-type="float" office:value="0.0000080751954782" calcext:value-type="float">
            <text:p>8.08E-06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003036347" calcext:value-type="float">
            <text:p>0.0003036347</text:p>
          </table:table-cell>
          <table:table-cell office:value-type="float" office:value="0.00000616870153904" calcext:value-type="float">
            <text:p>6.17E-06</text:p>
          </table:table-cell>
          <table:table-cell office:value-type="float" office:value="0.0003361566" calcext:value-type="float">
            <text:p>0.0003361566</text:p>
          </table:table-cell>
          <table:table-cell office:value-type="float" office:value="0.0000116032025388" calcext:value-type="float">
            <text:p>1.16E-05</text:p>
          </table:table-cell>
          <table:table-cell office:value-type="float" office:value="0.3303232" calcext:value-type="float">
            <text:p>0.3303232</text:p>
          </table:table-cell>
          <table:table-cell office:value-type="float" office:value="0.00263990672394" calcext:value-type="float">
            <text:p>0.00263990672394</text:p>
          </table:table-cell>
          <table:table-cell office:value-type="float" office:value="0.2385241" calcext:value-type="float">
            <text:p>0.2385241</text:p>
          </table:table-cell>
          <table:table-cell office:value-type="float" office:value="0.00259747751354" calcext:value-type="float">
            <text:p>0.00259747751354</text:p>
          </table:table-cell>
          <table:table-cell office:value-type="float" office:value="0.4040915" calcext:value-type="float">
            <text:p>0.4040915</text:p>
          </table:table-cell>
          <table:table-cell office:value-type="float" office:value="0.000994011094282" calcext:value-type="float">
            <text:p>0.000994011094282</text:p>
          </table:table-cell>
          <table:table-cell office:value-type="float" office:value="0.2924871" calcext:value-type="float">
            <text:p>0.2924871</text:p>
          </table:table-cell>
          <table:table-cell office:value-type="float" office:value="0.000535350030873" calcext:value-type="float">
            <text:p>0.000535350030873</text:p>
          </table:table-cell>
          <table:table-cell table:style-name="ce1" office:value-type="float" office:value="0.0000593046" calcext:value-type="float">
            <text:p>5.93E-05</text:p>
          </table:table-cell>
          <table:table-cell office:value-type="float" office:value="0.00000283251051582" calcext:value-type="float">
            <text:p>2.83E-06</text:p>
          </table:table-cell>
          <table:table-cell office:value-type="float" office:value="0.0000502049" calcext:value-type="float">
            <text:p>5.02E-05</text:p>
          </table:table-cell>
          <table:table-cell office:value-type="float" office:value="0.00000392008374202" calcext:value-type="float">
            <text:p>3.92E-06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0005244363" calcext:value-type="float">
            <text:p>0.0005244363</text:p>
          </table:table-cell>
          <table:table-cell office:value-type="float" office:value="0.000014518450461" calcext:value-type="float">
            <text:p>1.45E-05</text:p>
          </table:table-cell>
          <table:table-cell office:value-type="float" office:value="0.0005390479" calcext:value-type="float">
            <text:p>0.0005390479</text:p>
          </table:table-cell>
          <table:table-cell office:value-type="float" office:value="0.0000161746799141" calcext:value-type="float">
            <text:p>1.62E-05</text:p>
          </table:table-cell>
          <table:table-cell office:value-type="float" office:value="1.234407" calcext:value-type="float">
            <text:p>1.234407</text:p>
          </table:table-cell>
          <table:table-cell office:value-type="float" office:value="0.00489190272003" calcext:value-type="float">
            <text:p>0.00489190272003</text:p>
          </table:table-cell>
          <table:table-cell office:value-type="float" office:value="0.8652138" calcext:value-type="float">
            <text:p>0.8652138</text:p>
          </table:table-cell>
          <table:table-cell office:value-type="float" office:value="0.00525458199627" calcext:value-type="float">
            <text:p>0.00525458199627</text:p>
          </table:table-cell>
          <table:table-cell office:value-type="float" office:value="1.522372" calcext:value-type="float">
            <text:p>1.522372</text:p>
          </table:table-cell>
          <table:table-cell office:value-type="float" office:value="0.00118524071629" calcext:value-type="float">
            <text:p>0.00118524071629</text:p>
          </table:table-cell>
          <table:table-cell office:value-type="float" office:value="1.07648" calcext:value-type="float">
            <text:p>1.07648</text:p>
          </table:table-cell>
          <table:table-cell office:value-type="float" office:value="0.00329138268817" calcext:value-type="float">
            <text:p>0.00329138268817</text:p>
          </table:table-cell>
          <table:table-cell office:value-type="float" office:value="0.0001134973" calcext:value-type="float">
            <text:p>0.0001134973</text:p>
          </table:table-cell>
          <table:table-cell office:value-type="float" office:value="0.00000282684288169" calcext:value-type="float">
            <text:p>2.83E-06</text:p>
          </table:table-cell>
          <table:table-cell office:value-type="float" office:value="0.000090015" calcext:value-type="float">
            <text:p>9.00E-05</text:p>
          </table:table-cell>
          <table:table-cell office:value-type="float" office:value="0.0000114371176536" calcext:value-type="float">
            <text:p>1.14E-05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0.0009748548" calcext:value-type="float">
            <text:p>0.0009748548</text:p>
          </table:table-cell>
          <table:table-cell office:value-type="float" office:value="0.0000133225464433" calcext:value-type="float">
            <text:p>1.33E-05</text:p>
          </table:table-cell>
          <table:table-cell office:value-type="float" office:value="0.0009573243" calcext:value-type="float">
            <text:p>0.0009573243</text:p>
          </table:table-cell>
          <table:table-cell office:value-type="float" office:value="0.0000319069341368" calcext:value-type="float">
            <text:p>3.19E-05</text:p>
          </table:table-cell>
          <table:table-cell office:value-type="float" office:value="4.823411" calcext:value-type="float">
            <text:p>4.823411</text:p>
          </table:table-cell>
          <table:table-cell office:value-type="float" office:value="0.0154004310546" calcext:value-type="float">
            <text:p>0.0154004310546</text:p>
          </table:table-cell>
          <table:table-cell office:value-type="float" office:value="3.340772" calcext:value-type="float">
            <text:p>3.340772</text:p>
          </table:table-cell>
          <table:table-cell office:value-type="float" office:value="0.00502422752493" calcext:value-type="float">
            <text:p>0.00502422752493</text:p>
          </table:table-cell>
          <table:table-cell office:value-type="float" office:value="5.97431" calcext:value-type="float">
            <text:p>5.97431</text:p>
          </table:table-cell>
          <table:table-cell office:value-type="float" office:value="0.00782621378588" calcext:value-type="float">
            <text:p>0.00782621378588</text:p>
          </table:table-cell>
          <table:table-cell office:value-type="float" office:value="4.195934" calcext:value-type="float">
            <text:p>4.195934</text:p>
          </table:table-cell>
          <table:table-cell office:value-type="float" office:value="0.0128202471808" calcext:value-type="float">
            <text:p>0.0128202471808</text:p>
          </table:table-cell>
          <table:table-cell office:value-type="float" office:value="0.0002276672" calcext:value-type="float">
            <text:p>0.0002276672</text:p>
          </table:table-cell>
          <table:table-cell office:value-type="float" office:value="0.00000783926385149" calcext:value-type="float">
            <text:p>7.84E-06</text:p>
          </table:table-cell>
          <table:table-cell table:style-name="Default" office:value-type="float" office:value="0.000167224" calcext:value-type="float">
            <text:p>0.000167224</text:p>
          </table:table-cell>
          <table:table-cell office:value-type="float" office:value="0.0000402508254187" calcext:value-type="float">
            <text:p>4.03E-05</text:p>
          </table:table-cell>
        </table:table-row>
      </table:table>
      <table:table table:name="OPENACC 2D PRIM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table:style-name="Default"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table:style-name="Default"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table:style-name="Default" office:value-type="string" calcext:value-type="string">
            <text:p>PRODUCT1DCOPENACC_AVG</text:p>
          </table:table-cell>
          <table:table-cell table:style-name="Default" office:value-type="string" calcext:value-type="string">
            <text:p>PRODUCT1DCOPENACC_STD</text:p>
          </table:table-cell>
          <table:table-cell table:style-name="Default"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1258546" calcext:value-type="float">
            <text:p>0.0001258546</text:p>
          </table:table-cell>
          <table:table-cell office:value-type="float" office:value="0.00000212831400148" calcext:value-type="float">
            <text:p>2.13E-06</text:p>
          </table:table-cell>
          <table:table-cell office:value-type="float" office:value="0.0001642186" calcext:value-type="float">
            <text:p>0.0001642186</text:p>
          </table:table-cell>
          <table:table-cell office:value-type="float" office:value="0.00000339815842937" calcext:value-type="float">
            <text:p>3.40E-06</text:p>
          </table:table-cell>
          <table:table-cell office:value-type="float" office:value="0.02315653" calcext:value-type="float">
            <text:p>0.02315653</text:p>
          </table:table-cell>
          <table:table-cell office:value-type="float" office:value="0.000458389771192" calcext:value-type="float">
            <text:p>0.000458389771192</text:p>
          </table:table-cell>
          <table:table-cell office:value-type="float" office:value="0.01861963" calcext:value-type="float">
            <text:p>0.01861963</text:p>
          </table:table-cell>
          <table:table-cell office:value-type="float" office:value="0.000559977535363" calcext:value-type="float">
            <text:p>0.000559977535363</text:p>
          </table:table-cell>
          <table:table-cell office:value-type="float" office:value="0.02675656" calcext:value-type="float">
            <text:p>0.02675656</text:p>
          </table:table-cell>
          <table:table-cell table:style-name="ce1" office:value-type="float" office:value="0.0000487680040828" calcext:value-type="float">
            <text:p>4.88E-05</text:p>
          </table:table-cell>
          <table:table-cell office:value-type="float" office:value="0.02120266" calcext:value-type="float">
            <text:p>0.02120266</text:p>
          </table:table-cell>
          <table:table-cell table:style-name="ce1" office:value-type="float" office:value="0.000096399644997" calcext:value-type="float">
            <text:p>9.64E-05</text:p>
          </table:table-cell>
          <table:table-cell office:value-type="float" office:value="0.0000164317" calcext:value-type="float">
            <text:p>1.64E-05</text:p>
          </table:table-cell>
          <table:table-cell office:value-type="float" office:value="0.000000219331838901" calcext:value-type="float">
            <text:p>2.19E-07</text:p>
          </table:table-cell>
          <table:table-cell office:value-type="float" office:value="0.000024923" calcext:value-type="float">
            <text:p>2.49E-05</text:p>
          </table:table-cell>
          <table:table-cell office:value-type="float" office:value="0.00000386578420965" calcext:value-type="float">
            <text:p>3.87E-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1829188" calcext:value-type="float">
            <text:p>0.0001829188</text:p>
          </table:table-cell>
          <table:table-cell office:value-type="float" office:value="0.00000333707163044" calcext:value-type="float">
            <text:p>3.34E-06</text:p>
          </table:table-cell>
          <table:table-cell office:value-type="float" office:value="0.0002224923" calcext:value-type="float">
            <text:p>0.0002224923</text:p>
          </table:table-cell>
          <table:table-cell office:value-type="float" office:value="0.00000735629115565" calcext:value-type="float">
            <text:p>7.36E-06</text:p>
          </table:table-cell>
          <table:table-cell office:value-type="float" office:value="0.07875638" calcext:value-type="float">
            <text:p>0.07875638</text:p>
          </table:table-cell>
          <table:table-cell office:value-type="float" office:value="0.000168904718703" calcext:value-type="float">
            <text:p>0.000168904718703</text:p>
          </table:table-cell>
          <table:table-cell office:value-type="float" office:value="0.0633138" calcext:value-type="float">
            <text:p>0.0633138</text:p>
          </table:table-cell>
          <table:table-cell office:value-type="float" office:value="0.000123788843511" calcext:value-type="float">
            <text:p>0.000123788843511</text:p>
          </table:table-cell>
          <table:table-cell office:value-type="float" office:value="0.09370488" calcext:value-type="float">
            <text:p>0.09370488</text:p>
          </table:table-cell>
          <table:table-cell office:value-type="float" office:value="0.000223866333135" calcext:value-type="float">
            <text:p>0.000223866333135</text:p>
          </table:table-cell>
          <table:table-cell office:value-type="float" office:value="0.07120304" calcext:value-type="float">
            <text:p>0.07120304</text:p>
          </table:table-cell>
          <table:table-cell office:value-type="float" office:value="0.000462550872157" calcext:value-type="float">
            <text:p>0.000462550872157</text:p>
          </table:table-cell>
          <table:table-cell office:value-type="float" office:value="0.0000321284" calcext:value-type="float">
            <text:p>3.21E-05</text:p>
          </table:table-cell>
          <table:table-cell office:value-type="float" office:value="0.00000493451184572" calcext:value-type="float">
            <text:p>4.93E-06</text:p>
          </table:table-cell>
          <table:table-cell office:value-type="float" office:value="0.0000351006" calcext:value-type="float">
            <text:p>3.51E-05</text:p>
          </table:table-cell>
          <table:table-cell office:value-type="float" office:value="0.0000141817836772" calcext:value-type="float">
            <text:p>1.42E-0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00303045" calcext:value-type="float">
            <text:p>0.000303045</text:p>
          </table:table-cell>
          <table:table-cell office:value-type="float" office:value="0.00000497223680941" calcext:value-type="float">
            <text:p>4.97E-06</text:p>
          </table:table-cell>
          <table:table-cell office:value-type="float" office:value="0.0003340452" calcext:value-type="float">
            <text:p>0.0003340452</text:p>
          </table:table-cell>
          <table:table-cell office:value-type="float" office:value="0.00000658584906869" calcext:value-type="float">
            <text:p>6.59E-06</text:p>
          </table:table-cell>
          <table:table-cell office:value-type="float" office:value="0.3370466" calcext:value-type="float">
            <text:p>0.3370466</text:p>
          </table:table-cell>
          <table:table-cell office:value-type="float" office:value="0.00258077379438" calcext:value-type="float">
            <text:p>0.00258077379438</text:p>
          </table:table-cell>
          <table:table-cell office:value-type="float" office:value="0.2477031" calcext:value-type="float">
            <text:p>0.2477031</text:p>
          </table:table-cell>
          <table:table-cell office:value-type="float" office:value="0.00276331815235" calcext:value-type="float">
            <text:p>0.00276331815235</text:p>
          </table:table-cell>
          <table:table-cell office:value-type="float" office:value="0.4078132" calcext:value-type="float">
            <text:p>0.4078132</text:p>
          </table:table-cell>
          <table:table-cell office:value-type="float" office:value="0.000864517566173" calcext:value-type="float">
            <text:p>0.000864517566173</text:p>
          </table:table-cell>
          <table:table-cell office:value-type="float" office:value="0.2999717" calcext:value-type="float">
            <text:p>0.2999717</text:p>
          </table:table-cell>
          <table:table-cell office:value-type="float" office:value="0.000463920982256" calcext:value-type="float">
            <text:p>0.000463920982256</text:p>
          </table:table-cell>
          <table:table-cell office:value-type="float" office:value="0.0000574424" calcext:value-type="float">
            <text:p>5.74E-05</text:p>
          </table:table-cell>
          <table:table-cell office:value-type="float" office:value="0.00000305405035977" calcext:value-type="float">
            <text:p>3.05E-06</text:p>
          </table:table-cell>
          <table:table-cell office:value-type="float" office:value="0.0000545561" calcext:value-type="float">
            <text:p>5.46E-05</text:p>
          </table:table-cell>
          <table:table-cell office:value-type="float" office:value="0.0000153248719005" calcext:value-type="float">
            <text:p>1.53E-0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.0005411708" calcext:value-type="float">
            <text:p>0.0005411708</text:p>
          </table:table-cell>
          <table:table-cell office:value-type="float" office:value="0.0000196308782891" calcext:value-type="float">
            <text:p>1.96E-05</text:p>
          </table:table-cell>
          <table:table-cell office:value-type="float" office:value="0.0005389245" calcext:value-type="float">
            <text:p>0.0005389245</text:p>
          </table:table-cell>
          <table:table-cell office:value-type="float" office:value="0.0000140089705011" calcext:value-type="float">
            <text:p>1.40E-05</text:p>
          </table:table-cell>
          <table:table-cell office:value-type="float" office:value="1.264015" calcext:value-type="float">
            <text:p>1.264015</text:p>
          </table:table-cell>
          <table:table-cell office:value-type="float" office:value="0.0016197822213" calcext:value-type="float">
            <text:p>0.0016197822213</text:p>
          </table:table-cell>
          <table:table-cell office:value-type="float" office:value="0.9073157" calcext:value-type="float">
            <text:p>0.9073157</text:p>
          </table:table-cell>
          <table:table-cell office:value-type="float" office:value="0.00121819247248" calcext:value-type="float">
            <text:p>0.00121819247248</text:p>
          </table:table-cell>
          <table:table-cell office:value-type="float" office:value="1.544186" calcext:value-type="float">
            <text:p>1.544186</text:p>
          </table:table-cell>
          <table:table-cell office:value-type="float" office:value="0.00148929662742" calcext:value-type="float">
            <text:p>0.00148929662742</text:p>
          </table:table-cell>
          <table:table-cell office:value-type="float" office:value="1.113597" calcext:value-type="float">
            <text:p>1.113597</text:p>
          </table:table-cell>
          <table:table-cell office:value-type="float" office:value="0.00104673088975" calcext:value-type="float">
            <text:p>0.00104673088975</text:p>
          </table:table-cell>
          <table:table-cell table:style-name="Default" office:value-type="float" office:value="0.0001128518" calcext:value-type="float">
            <text:p>0.0001128518</text:p>
          </table:table-cell>
          <table:table-cell office:value-type="float" office:value="0.0000045947658579" calcext:value-type="float">
            <text:p>4.59E-06</text:p>
          </table:table-cell>
          <table:table-cell office:value-type="float" office:value="0.0000880395" calcext:value-type="float">
            <text:p>8.80E-05</text:p>
          </table:table-cell>
          <table:table-cell office:value-type="float" office:value="0.0000111702707144" calcext:value-type="float">
            <text:p>1.12E-05</text:p>
          </table:table-cell>
        </table:table-row>
      </table:table>
      <table:table table:name="OPENACC 3D POW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OPENACC_AVG</text:p>
          </table:table-cell>
          <table:table-cell table:style-name="Default"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table:style-name="Default"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table:style-name="Default"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table:style-name="Default"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table:style-name="Default" office:value-type="string" calcext:value-type="string">
            <text:p>PRODUCT1DCOPENACC_AVG</text:p>
          </table:table-cell>
          <table:table-cell table:style-name="Default" office:value-type="string" calcext:value-type="string">
            <text:p>PRODUCT1DCOPENACC_STD</text:p>
          </table:table-cell>
          <table:table-cell table:style-name="Default"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702134" calcext:value-type="float">
            <text:p>7.02E-05</text:p>
          </table:table-cell>
          <table:table-cell office:value-type="float" office:value="0.00000591163687052" calcext:value-type="float">
            <text:p>5.91E-06</text:p>
          </table:table-cell>
          <table:table-cell office:value-type="float" office:value="0.0001055482" calcext:value-type="float">
            <text:p>0.0001055482</text:p>
          </table:table-cell>
          <table:table-cell office:value-type="float" office:value="0.00000153432647547" calcext:value-type="float">
            <text:p>1.53E-06</text:p>
          </table:table-cell>
          <table:table-cell office:value-type="float" office:value="0.0002226675" calcext:value-type="float">
            <text:p>0.0002226675</text:p>
          </table:table-cell>
          <table:table-cell office:value-type="float" office:value="0.00000419694932196" calcext:value-type="float">
            <text:p>4.20E-06</text:p>
          </table:table-cell>
          <table:table-cell office:value-type="float" office:value="0.0002096837" calcext:value-type="float">
            <text:p>0.0002096837</text:p>
          </table:table-cell>
          <table:table-cell office:value-type="float" office:value="0.00000319675283339" calcext:value-type="float">
            <text:p>3.20E-06</text:p>
          </table:table-cell>
          <table:table-cell office:value-type="float" office:value="0.002832397" calcext:value-type="float">
            <text:p>0.002832397</text:p>
          </table:table-cell>
          <table:table-cell office:value-type="float" office:value="0.00012620587106" calcext:value-type="float">
            <text:p>0.00012620587106</text:p>
          </table:table-cell>
          <table:table-cell office:value-type="float" office:value="0.002049393" calcext:value-type="float">
            <text:p>0.002049393</text:p>
          </table:table-cell>
          <table:table-cell table:style-name="ce1" office:value-type="float" office:value="0.0000752523189824" calcext:value-type="float">
            <text:p>7.53E-05</text:p>
          </table:table-cell>
          <table:table-cell office:value-type="float" office:value="0.0000050732" calcext:value-type="float">
            <text:p>5.07E-06</text:p>
          </table:table-cell>
          <table:table-cell office:value-type="float" office:value="0.000000806629585925" calcext:value-type="float">
            <text:p>8.07E-07</text:p>
          </table:table-cell>
          <table:table-cell office:value-type="float" office:value="0.0000137585" calcext:value-type="float">
            <text:p>1.38E-05</text:p>
          </table:table-cell>
          <table:table-cell office:value-type="float" office:value="0.000000844570929855" calcext:value-type="float">
            <text:p>8.45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761461" calcext:value-type="float">
            <text:p>7.61E-05</text:p>
          </table:table-cell>
          <table:table-cell office:value-type="float" office:value="0.00000769808978398" calcext:value-type="float">
            <text:p>7.70E-06</text:p>
          </table:table-cell>
          <table:table-cell office:value-type="float" office:value="0.000114664" calcext:value-type="float">
            <text:p>0.000114664</text:p>
          </table:table-cell>
          <table:table-cell office:value-type="float" office:value="0.00000837544169316" calcext:value-type="float">
            <text:p>8.38E-06</text:p>
          </table:table-cell>
          <table:table-cell office:value-type="float" office:value="0.0005076586" calcext:value-type="float">
            <text:p>0.0005076586</text:p>
          </table:table-cell>
          <table:table-cell office:value-type="float" office:value="0.00000992433930854" calcext:value-type="float">
            <text:p>9.92E-06</text:p>
          </table:table-cell>
          <table:table-cell office:value-type="float" office:value="0.000443377" calcext:value-type="float">
            <text:p>0.000443377</text:p>
          </table:table-cell>
          <table:table-cell office:value-type="float" office:value="0.0000150714512167" calcext:value-type="float">
            <text:p>1.51E-05</text:p>
          </table:table-cell>
          <table:table-cell office:value-type="float" office:value="0.02268712" calcext:value-type="float">
            <text:p>0.02268712</text:p>
          </table:table-cell>
          <table:table-cell office:value-type="float" office:value="0.000520039906161" calcext:value-type="float">
            <text:p>0.000520039906161</text:p>
          </table:table-cell>
          <table:table-cell office:value-type="float" office:value="0.01566796" calcext:value-type="float">
            <text:p>0.01566796</text:p>
          </table:table-cell>
          <table:table-cell office:value-type="float" office:value="0.000631273226987" calcext:value-type="float">
            <text:p>0.000631273226987</text:p>
          </table:table-cell>
          <table:table-cell office:value-type="float" office:value="0.0000047879" calcext:value-type="float">
            <text:p>4.79E-06</text:p>
          </table:table-cell>
          <table:table-cell office:value-type="float" office:value="0.00000039716591831" calcext:value-type="float">
            <text:p>3.97E-07</text:p>
          </table:table-cell>
          <table:table-cell office:value-type="float" office:value="0.0000170863" calcext:value-type="float">
            <text:p>1.71E-05</text:p>
          </table:table-cell>
          <table:table-cell office:value-type="float" office:value="0.00000272768131285" calcext:value-type="float">
            <text:p>2.73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813513" calcext:value-type="float">
            <text:p>8.14E-05</text:p>
          </table:table-cell>
          <table:table-cell office:value-type="float" office:value="0.000000962534622754" calcext:value-type="float">
            <text:p>9.63E-07</text:p>
          </table:table-cell>
          <table:table-cell office:value-type="float" office:value="0.0001250978" calcext:value-type="float">
            <text:p>0.0001250978</text:p>
          </table:table-cell>
          <table:table-cell office:value-type="float" office:value="0.00000614197354819" calcext:value-type="float">
            <text:p>6.14E-06</text:p>
          </table:table-cell>
          <table:table-cell office:value-type="float" office:value="0.001691779" calcext:value-type="float">
            <text:p>0.001691779</text:p>
          </table:table-cell>
          <table:table-cell office:value-type="float" office:value="0.0000100872862224" calcext:value-type="float">
            <text:p>1.01E-05</text:p>
          </table:table-cell>
          <table:table-cell office:value-type="float" office:value="0.001421637" calcext:value-type="float">
            <text:p>0.001421637</text:p>
          </table:table-cell>
          <table:table-cell office:value-type="float" office:value="0.0000362923793807" calcext:value-type="float">
            <text:p>3.63E-05</text:p>
          </table:table-cell>
          <table:table-cell office:value-type="float" office:value="0.1815253" calcext:value-type="float">
            <text:p>0.1815253</text:p>
          </table:table-cell>
          <table:table-cell office:value-type="float" office:value="0.000236994163079" calcext:value-type="float">
            <text:p>0.000236994163079</text:p>
          </table:table-cell>
          <table:table-cell office:value-type="float" office:value="0.1267242" calcext:value-type="float">
            <text:p>0.1267242</text:p>
          </table:table-cell>
          <table:table-cell office:value-type="float" office:value="0.000371866403729" calcext:value-type="float">
            <text:p>0.000371866403729</text:p>
          </table:table-cell>
          <table:table-cell office:value-type="float" office:value="0.0000063735" calcext:value-type="float">
            <text:p>6.37E-06</text:p>
          </table:table-cell>
          <table:table-cell office:value-type="float" office:value="0.000000435380357338" calcext:value-type="float">
            <text:p>4.35E-07</text:p>
          </table:table-cell>
          <table:table-cell office:value-type="float" office:value="0.0000167737" calcext:value-type="float">
            <text:p>1.68E-05</text:p>
          </table:table-cell>
          <table:table-cell office:value-type="float" office:value="0.00000154646996235" calcext:value-type="float">
            <text:p>1.55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964059" calcext:value-type="float">
            <text:p>9.64E-05</text:p>
          </table:table-cell>
          <table:table-cell office:value-type="float" office:value="0.00000195646526221" calcext:value-type="float">
            <text:p>1.96E-06</text:p>
          </table:table-cell>
          <table:table-cell office:value-type="float" office:value="0.0001314385" calcext:value-type="float">
            <text:p>0.0001314385</text:p>
          </table:table-cell>
          <table:table-cell office:value-type="float" office:value="0.00000238501354527" calcext:value-type="float">
            <text:p>2.39E-06</text:p>
          </table:table-cell>
          <table:table-cell office:value-type="float" office:value="0.005045691" calcext:value-type="float">
            <text:p>0.005045691</text:p>
          </table:table-cell>
          <table:table-cell office:value-type="float" office:value="0.0000920979455013" calcext:value-type="float">
            <text:p>9.21E-05</text:p>
          </table:table-cell>
          <table:table-cell office:value-type="float" office:value="0.003823225" calcext:value-type="float">
            <text:p>0.003823225</text:p>
          </table:table-cell>
          <table:table-cell office:value-type="float" office:value="0.0000573603715798" calcext:value-type="float">
            <text:p>5.74E-05</text:p>
          </table:table-cell>
          <table:table-cell office:value-type="float" office:value="1.441259" calcext:value-type="float">
            <text:p>1.441259</text:p>
          </table:table-cell>
          <table:table-cell office:value-type="float" office:value="0.00202547360717" calcext:value-type="float">
            <text:p>0.00202547360717</text:p>
          </table:table-cell>
          <table:table-cell office:value-type="float" office:value="1.0002456" calcext:value-type="float">
            <text:p>1.0002456</text:p>
          </table:table-cell>
          <table:table-cell office:value-type="float" office:value="0.00149802693938" calcext:value-type="float">
            <text:p>0.00149802693938</text:p>
          </table:table-cell>
          <table:table-cell office:value-type="float" office:value="0.0000098462" calcext:value-type="float">
            <text:p>9.85E-06</text:p>
          </table:table-cell>
          <table:table-cell office:value-type="float" office:value="0.000000412088663599" calcext:value-type="float">
            <text:p>4.12E-07</text:p>
          </table:table-cell>
          <table:table-cell office:value-type="float" office:value="0.0000202109" calcext:value-type="float">
            <text:p>2.02E-05</text:p>
          </table:table-cell>
          <table:table-cell office:value-type="float" office:value="0.00000476128685803" calcext:value-type="float">
            <text:p>4.76E-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Default" office:value-type="float" office:value="0.0001230237" calcext:value-type="float">
            <text:p>0.0001230237</text:p>
          </table:table-cell>
          <table:table-cell office:value-type="float" office:value="0.0000082372830344" calcext:value-type="float">
            <text:p>8.24E-06</text:p>
          </table:table-cell>
          <table:table-cell office:value-type="float" office:value="0.0001635359" calcext:value-type="float">
            <text:p>0.0001635359</text:p>
          </table:table-cell>
          <table:table-cell office:value-type="float" office:value="0.0000145228869754" calcext:value-type="float">
            <text:p>1.45E-05</text:p>
          </table:table-cell>
          <table:table-cell office:value-type="float" office:value="0.0180856" calcext:value-type="float">
            <text:p>0.0180856</text:p>
          </table:table-cell>
          <table:table-cell table:style-name="Default" office:value-type="float" office:value="0.000411586448325" calcext:value-type="float">
            <text:p>0.000411586448325</text:p>
          </table:table-cell>
          <table:table-cell office:value-type="float" office:value="0.0142483" calcext:value-type="float">
            <text:p>0.0142483</text:p>
          </table:table-cell>
          <table:table-cell table:style-name="Default" office:value-type="float" office:value="0.000669563697078" calcext:value-type="float">
            <text:p>0.000669563697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85245" calcext:value-type="float">
            <text:p>7.985245</text:p>
          </table:table-cell>
          <table:table-cell office:value-type="float" office:value="0.00591477105784" calcext:value-type="float">
            <text:p>0.00591477105784</text:p>
          </table:table-cell>
          <table:table-cell office:value-type="float" office:value="0.0000166336" calcext:value-type="float">
            <text:p>1.66E-05</text:p>
          </table:table-cell>
          <table:table-cell office:value-type="float" office:value="0.000000477693811743" calcext:value-type="float">
            <text:p>4.78E-07</text:p>
          </table:table-cell>
          <table:table-cell office:value-type="float" office:value="0.0000245851" calcext:value-type="float">
            <text:p>2.46E-05</text:p>
          </table:table-cell>
          <table:table-cell office:value-type="float" office:value="0.00000283312695131" calcext:value-type="float">
            <text:p>2.83E-06</text:p>
          </table:table-cell>
        </table:table-row>
      </table:table>
      <table:table table:name="OPENACC 3D POW INT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OPENACC_AVG</text:p>
          </table:table-cell>
          <table:table-cell table:style-name="Default"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table:style-name="Default"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table:style-name="Default" office:value-type="string" calcext:value-type="string">
            <text:p>PRODUCT1DCOPENACC_AVG</text:p>
          </table:table-cell>
          <table:table-cell table:style-name="Default" office:value-type="string" calcext:value-type="string">
            <text:p>PRODUCT1DCOPENACC_STD</text:p>
          </table:table-cell>
          <table:table-cell table:style-name="Default"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708055" calcext:value-type="float">
            <text:p>7.08E-05</text:p>
          </table:table-cell>
          <table:table-cell office:value-type="float" office:value="0.00000485224606067" calcext:value-type="float">
            <text:p>4.85E-06</text:p>
          </table:table-cell>
          <table:table-cell office:value-type="float" office:value="0.0001072712" calcext:value-type="float">
            <text:p>0.0001072712</text:p>
          </table:table-cell>
          <table:table-cell office:value-type="float" office:value="0.00000253148058566" calcext:value-type="float">
            <text:p>2.53E-06</text:p>
          </table:table-cell>
          <table:table-cell office:value-type="float" office:value="0.0002061765" calcext:value-type="float">
            <text:p>0.0002061765</text:p>
          </table:table-cell>
          <table:table-cell table:style-name="ce1" office:value-type="float" office:value="0.00000658702482579" calcext:value-type="float">
            <text:p>6.59E-06</text:p>
          </table:table-cell>
          <table:table-cell office:value-type="float" office:value="0.0001936583" calcext:value-type="float">
            <text:p>0.0001936583</text:p>
          </table:table-cell>
          <table:table-cell table:style-name="ce1" office:value-type="float" office:value="0.00000327247106939" calcext:value-type="float">
            <text:p>3.27E-06</text:p>
          </table:table-cell>
          <table:table-cell office:value-type="float" office:value="0.002386257" calcext:value-type="float">
            <text:p>0.002386257</text:p>
          </table:table-cell>
          <table:table-cell office:value-type="float" office:value="0.000113356543903" calcext:value-type="float">
            <text:p>0.000113356543903</text:p>
          </table:table-cell>
          <table:table-cell office:value-type="float" office:value="0.001726546" calcext:value-type="float">
            <text:p>0.001726546</text:p>
          </table:table-cell>
          <table:table-cell table:style-name="ce1" office:value-type="float" office:value="0.0000603725313183" calcext:value-type="float">
            <text:p>6.04E-05</text:p>
          </table:table-cell>
          <table:table-cell office:value-type="float" office:value="0.0000035353" calcext:value-type="float">
            <text:p>3.54E-06</text:p>
          </table:table-cell>
          <table:table-cell office:value-type="float" office:value="0.000000344962816032" calcext:value-type="float">
            <text:p>3.45E-07</text:p>
          </table:table-cell>
          <table:table-cell office:value-type="float" office:value="0.000015617" calcext:value-type="float">
            <text:p>1.56E-05</text:p>
          </table:table-cell>
          <table:table-cell office:value-type="float" office:value="0.00000611608402311" calcext:value-type="float">
            <text:p>6.12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742148" calcext:value-type="float">
            <text:p>7.42E-05</text:p>
          </table:table-cell>
          <table:table-cell office:value-type="float" office:value="0.00000196976714924" calcext:value-type="float">
            <text:p>1.97E-06</text:p>
          </table:table-cell>
          <table:table-cell office:value-type="float" office:value="0.0001140332" calcext:value-type="float">
            <text:p>0.0001140332</text:p>
          </table:table-cell>
          <table:table-cell office:value-type="float" office:value="0.00000288399086144" calcext:value-type="float">
            <text:p>2.88E-06</text:p>
          </table:table-cell>
          <table:table-cell office:value-type="float" office:value="0.0006287317" calcext:value-type="float">
            <text:p>0.0006287317</text:p>
          </table:table-cell>
          <table:table-cell table:style-name="ce1" office:value-type="float" office:value="0.00000655544370987" calcext:value-type="float">
            <text:p>6.56E-06</text:p>
          </table:table-cell>
          <table:table-cell office:value-type="float" office:value="0.0005408775" calcext:value-type="float">
            <text:p>0.0005408775</text:p>
          </table:table-cell>
          <table:table-cell table:style-name="ce1" office:value-type="float" office:value="0.00000927556091446" calcext:value-type="float">
            <text:p>9.28E-06</text:p>
          </table:table-cell>
          <table:table-cell office:value-type="float" office:value="0.02968377" calcext:value-type="float">
            <text:p>0.02968377</text:p>
          </table:table-cell>
          <table:table-cell office:value-type="float" office:value="0.000316902389634" calcext:value-type="float">
            <text:p>0.000316902389634</text:p>
          </table:table-cell>
          <table:table-cell office:value-type="float" office:value="0.02043713" calcext:value-type="float">
            <text:p>0.02043713</text:p>
          </table:table-cell>
          <table:table-cell office:value-type="float" office:value="0.000885153777035" calcext:value-type="float">
            <text:p>0.000885153777035</text:p>
          </table:table-cell>
          <table:table-cell office:value-type="float" office:value="0.0000047199" calcext:value-type="float">
            <text:p>4.72E-06</text:p>
          </table:table-cell>
          <table:table-cell office:value-type="float" office:value="0.00000034073106045" calcext:value-type="float">
            <text:p>3.41E-07</text:p>
          </table:table-cell>
          <table:table-cell office:value-type="float" office:value="0.0000160506" calcext:value-type="float">
            <text:p>1.61E-05</text:p>
          </table:table-cell>
          <table:table-cell office:value-type="float" office:value="0.00000084186013618" calcext:value-type="float">
            <text:p>8.42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74581" calcext:value-type="float">
            <text:p>7.75E-05</text:p>
          </table:table-cell>
          <table:table-cell office:value-type="float" office:value="0.00000113914358182" calcext:value-type="float">
            <text:p>1.14E-06</text:p>
          </table:table-cell>
          <table:table-cell office:value-type="float" office:value="0.0001172285" calcext:value-type="float">
            <text:p>0.0001172285</text:p>
          </table:table-cell>
          <table:table-cell office:value-type="float" office:value="0.00000187357152993" calcext:value-type="float">
            <text:p>1.87E-06</text:p>
          </table:table-cell>
          <table:table-cell office:value-type="float" office:value="0.001118082" calcext:value-type="float">
            <text:p>0.001118082</text:p>
          </table:table-cell>
          <table:table-cell table:style-name="ce1" office:value-type="float" office:value="0.00001099189277" calcext:value-type="float">
            <text:p>1.10E-05</text:p>
          </table:table-cell>
          <table:table-cell office:value-type="float" office:value="0.0009443789" calcext:value-type="float">
            <text:p>0.0009443789</text:p>
          </table:table-cell>
          <table:table-cell table:style-name="ce1" office:value-type="float" office:value="0.0000146566356944" calcext:value-type="float">
            <text:p>1.47E-05</text:p>
          </table:table-cell>
          <table:table-cell office:value-type="float" office:value="0.09836468" calcext:value-type="float">
            <text:p>0.09836468</text:p>
          </table:table-cell>
          <table:table-cell office:value-type="float" office:value="0.000302557872517" calcext:value-type="float">
            <text:p>0.000302557872517</text:p>
          </table:table-cell>
          <table:table-cell office:value-type="float" office:value="0.07007051" calcext:value-type="float">
            <text:p>0.07007051</text:p>
          </table:table-cell>
          <table:table-cell office:value-type="float" office:value="0.000166383502454" calcext:value-type="float">
            <text:p>0.000166383502454</text:p>
          </table:table-cell>
          <table:table-cell office:value-type="float" office:value="0.0000056699" calcext:value-type="float">
            <text:p>5.67E-06</text:p>
          </table:table-cell>
          <table:table-cell office:value-type="float" office:value="0.000000477971512401" calcext:value-type="float">
            <text:p>4.78E-07</text:p>
          </table:table-cell>
          <table:table-cell office:value-type="float" office:value="0.0000169324" calcext:value-type="float">
            <text:p>1.69E-05</text:p>
          </table:table-cell>
          <table:table-cell office:value-type="float" office:value="0.00000407954017561" calcext:value-type="float">
            <text:p>4.08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901139" calcext:value-type="float">
            <text:p>9.01E-05</text:p>
          </table:table-cell>
          <table:table-cell office:value-type="float" office:value="0.00000195303032064" calcext:value-type="float">
            <text:p>1.95E-06</text:p>
          </table:table-cell>
          <table:table-cell office:value-type="float" office:value="0.0001284615" calcext:value-type="float">
            <text:p>0.0001284615</text:p>
          </table:table-cell>
          <table:table-cell office:value-type="float" office:value="0.00000254246854017" calcext:value-type="float">
            <text:p>2.54E-06</text:p>
          </table:table-cell>
          <table:table-cell office:value-type="float" office:value="0.003693323" calcext:value-type="float">
            <text:p>0.003693323</text:p>
          </table:table-cell>
          <table:table-cell office:value-type="float" office:value="0.000123488484308" calcext:value-type="float">
            <text:p>0.000123488484308</text:p>
          </table:table-cell>
          <table:table-cell office:value-type="float" office:value="0.002949346" calcext:value-type="float">
            <text:p>0.002949346</text:p>
          </table:table-cell>
          <table:table-cell office:value-type="float" office:value="0.000174585849446" calcext:value-type="float">
            <text:p>0.000174585849446</text:p>
          </table:table-cell>
          <table:table-cell office:value-type="float" office:value="0.7982616" calcext:value-type="float">
            <text:p>0.7982616</text:p>
          </table:table-cell>
          <table:table-cell office:value-type="float" office:value="0.00154263376513" calcext:value-type="float">
            <text:p>0.00154263376513</text:p>
          </table:table-cell>
          <table:table-cell office:value-type="float" office:value="0.5529968" calcext:value-type="float">
            <text:p>0.5529968</text:p>
          </table:table-cell>
          <table:table-cell office:value-type="float" office:value="0.000717196362388" calcext:value-type="float">
            <text:p>0.000717196362388</text:p>
          </table:table-cell>
          <table:table-cell office:value-type="float" office:value="0.0000087026" calcext:value-type="float">
            <text:p>8.70E-06</text:p>
          </table:table-cell>
          <table:table-cell office:value-type="float" office:value="0.000000388453972677" calcext:value-type="float">
            <text:p>3.88E-07</text:p>
          </table:table-cell>
          <table:table-cell office:value-type="float" office:value="0.0000185279" calcext:value-type="float">
            <text:p>1.85E-05</text:p>
          </table:table-cell>
          <table:table-cell office:value-type="float" office:value="0.00000189550365339" calcext:value-type="float">
            <text:p>1.90E-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Default" office:value-type="float" office:value="0.0001165726" calcext:value-type="float">
            <text:p>0.0001165726</text:p>
          </table:table-cell>
          <table:table-cell office:value-type="float" office:value="0.0000107011730115" calcext:value-type="float">
            <text:p>1.07E-05</text:p>
          </table:table-cell>
          <table:table-cell office:value-type="float" office:value="0.0001537811" calcext:value-type="float">
            <text:p>0.0001537811</text:p>
          </table:table-cell>
          <table:table-cell office:value-type="float" office:value="0.00000430701341354" calcext:value-type="float">
            <text:p>4.31E-06</text:p>
          </table:table-cell>
          <table:table-cell office:value-type="float" office:value="0.01269319" calcext:value-type="float">
            <text:p>0.01269319</text:p>
          </table:table-cell>
          <table:table-cell office:value-type="float" office:value="0.000270036205186" calcext:value-type="float">
            <text:p>0.000270036205186</text:p>
          </table:table-cell>
          <table:table-cell office:value-type="float" office:value="0.010171946" calcext:value-type="float">
            <text:p>0.010171946</text:p>
          </table:table-cell>
          <table:table-cell office:value-type="float" office:value="0.000340583357172" calcext:value-type="float">
            <text:p>0.000340583357172</text:p>
          </table:table-cell>
          <table:table-cell office:value-type="float" office:value="6.360962" calcext:value-type="float">
            <text:p>6.360962</text:p>
          </table:table-cell>
          <table:table-cell office:value-type="float" office:value="0.00916436552935" calcext:value-type="float">
            <text:p>0.00916436552935</text:p>
          </table:table-cell>
          <table:table-cell office:value-type="float" office:value="4.414312" calcext:value-type="float">
            <text:p>4.414312</text:p>
          </table:table-cell>
          <table:table-cell office:value-type="float" office:value="0.0118258021105" calcext:value-type="float">
            <text:p>0.0118258021105</text:p>
          </table:table-cell>
          <table:table-cell office:value-type="float" office:value="0.0000141872" calcext:value-type="float">
            <text:p>1.42E-05</text:p>
          </table:table-cell>
          <table:table-cell office:value-type="float" office:value="0.000000370045883041" calcext:value-type="float">
            <text:p>3.70E-07</text:p>
          </table:table-cell>
          <table:table-cell office:value-type="float" office:value="0.000020306" calcext:value-type="float">
            <text:p>2.03E-05</text:p>
          </table:table-cell>
          <table:table-cell office:value-type="float" office:value="0.000000512451190088" calcext:value-type="float">
            <text:p>5.12E-07</text:p>
          </table:table-cell>
        </table:table-row>
      </table:table>
      <table:table table:name="Sheet18" table:style-name="ta2">
        <table:table-column table:style-name="co1" table:default-cell-style-name="Default"/>
        <table:table-row table:style-name="ro1">
          <table:table-cell/>
        </table:table-row>
      </table:table>
      <table:table table:name="OPENACC 3D PRIMES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OPENACC_AVG</text:p>
          </table:table-cell>
          <table:table-cell table:style-name="Default"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table:style-name="Default"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table:style-name="Default"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table:style-name="Default"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table:style-name="Default" office:value-type="string" calcext:value-type="string">
            <text:p>PRODUCT1DCOPENACC_AVG</text:p>
          </table:table-cell>
          <table:table-cell table:style-name="Default" office:value-type="string" calcext:value-type="string">
            <text:p>PRODUCT1DCOPENACC_STD</text:p>
          </table:table-cell>
          <table:table-cell table:style-name="Default"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700531" calcext:value-type="float">
            <text:p>7.01E-05</text:p>
          </table:table-cell>
          <table:table-cell office:value-type="float" office:value="0.00000253849633751" calcext:value-type="float">
            <text:p>2.54E-06</text:p>
          </table:table-cell>
          <table:table-cell table:style-name="ce1" office:value-type="float" office:value="0.0000944736" calcext:value-type="float">
            <text:p>9.45E-05</text:p>
          </table:table-cell>
          <table:table-cell office:value-type="float" office:value="0.00000163062572857" calcext:value-type="float">
            <text:p>1.63E-06</text:p>
          </table:table-cell>
          <table:table-cell office:value-type="float" office:value="0.0002244033" calcext:value-type="float">
            <text:p>0.0002244033</text:p>
          </table:table-cell>
          <table:table-cell office:value-type="float" office:value="0.00000726647103789" calcext:value-type="float">
            <text:p>7.27E-06</text:p>
          </table:table-cell>
          <table:table-cell office:value-type="float" office:value="0.0002066505" calcext:value-type="float">
            <text:p>0.0002066505</text:p>
          </table:table-cell>
          <table:table-cell office:value-type="float" office:value="0.00000340640955488" calcext:value-type="float">
            <text:p>3.41E-06</text:p>
          </table:table-cell>
          <table:table-cell office:value-type="float" office:value="0.00260136" calcext:value-type="float">
            <text:p>0.00260136</text:p>
          </table:table-cell>
          <table:table-cell office:value-type="float" office:value="0.000111690927116" calcext:value-type="float">
            <text:p>0.000111690927116</text:p>
          </table:table-cell>
          <table:table-cell office:value-type="float" office:value="0.001908027" calcext:value-type="float">
            <text:p>0.001908027</text:p>
          </table:table-cell>
          <table:table-cell table:style-name="ce1" office:value-type="float" office:value="0.0000639768121275" calcext:value-type="float">
            <text:p>6.40E-05</text:p>
          </table:table-cell>
          <table:table-cell office:value-type="float" office:value="0.0000034173" calcext:value-type="float">
            <text:p>3.42E-06</text:p>
          </table:table-cell>
          <table:table-cell office:value-type="float" office:value="0.000000314108633013" calcext:value-type="float">
            <text:p>3.14E-07</text:p>
          </table:table-cell>
          <table:table-cell office:value-type="float" office:value="0.0000149925" calcext:value-type="float">
            <text:p>1.50E-05</text:p>
          </table:table-cell>
          <table:table-cell office:value-type="float" office:value="0.00000340220040725" calcext:value-type="float">
            <text:p>3.40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736624" calcext:value-type="float">
            <text:p>7.37E-05</text:p>
          </table:table-cell>
          <table:table-cell office:value-type="float" office:value="0.00000213301134028" calcext:value-type="float">
            <text:p>2.13E-06</text:p>
          </table:table-cell>
          <table:table-cell office:value-type="float" office:value="0.0001009325" calcext:value-type="float">
            <text:p>0.0001009325</text:p>
          </table:table-cell>
          <table:table-cell office:value-type="float" office:value="0.00000195605289919" calcext:value-type="float">
            <text:p>1.96E-06</text:p>
          </table:table-cell>
          <table:table-cell office:value-type="float" office:value="0.0005469136" calcext:value-type="float">
            <text:p>0.0005469136</text:p>
          </table:table-cell>
          <table:table-cell office:value-type="float" office:value="0.00000776704427122" calcext:value-type="float">
            <text:p>7.77E-06</text:p>
          </table:table-cell>
          <table:table-cell office:value-type="float" office:value="0.000480846" calcext:value-type="float">
            <text:p>0.000480846</text:p>
          </table:table-cell>
          <table:table-cell office:value-type="float" office:value="0.00000322518674739" calcext:value-type="float">
            <text:p>3.23E-06</text:p>
          </table:table-cell>
          <table:table-cell office:value-type="float" office:value="0.01940125" calcext:value-type="float">
            <text:p>0.01940125</text:p>
          </table:table-cell>
          <table:table-cell office:value-type="float" office:value="0.000910645529586" calcext:value-type="float">
            <text:p>0.000910645529586</text:p>
          </table:table-cell>
          <table:table-cell office:value-type="float" office:value="0.01374036" calcext:value-type="float">
            <text:p>0.01374036</text:p>
          </table:table-cell>
          <table:table-cell office:value-type="float" office:value="0.000632570374126" calcext:value-type="float">
            <text:p>0.000632570374126</text:p>
          </table:table-cell>
          <table:table-cell office:value-type="float" office:value="0.0000041044" calcext:value-type="float">
            <text:p>4.10E-06</text:p>
          </table:table-cell>
          <table:table-cell office:value-type="float" office:value="0.000000192848357237" calcext:value-type="float">
            <text:p>1.93E-07</text:p>
          </table:table-cell>
          <table:table-cell office:value-type="float" office:value="0.000014557" calcext:value-type="float">
            <text:p>1.46E-05</text:p>
          </table:table-cell>
          <table:table-cell office:value-type="float" office:value="0.00000104779047948" calcext:value-type="float">
            <text:p>1.05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811112" calcext:value-type="float">
            <text:p>8.11E-05</text:p>
          </table:table-cell>
          <table:table-cell office:value-type="float" office:value="0.00000163892748128" calcext:value-type="float">
            <text:p>1.64E-06</text:p>
          </table:table-cell>
          <table:table-cell office:value-type="float" office:value="0.0001087486" calcext:value-type="float">
            <text:p>0.0001087486</text:p>
          </table:table-cell>
          <table:table-cell office:value-type="float" office:value="0.00000406407016016" calcext:value-type="float">
            <text:p>4.06E-06</text:p>
          </table:table-cell>
          <table:table-cell office:value-type="float" office:value="0.001767489" calcext:value-type="float">
            <text:p>0.001767489</text:p>
          </table:table-cell>
          <table:table-cell office:value-type="float" office:value="0.0000285724970518" calcext:value-type="float">
            <text:p>2.86E-05</text:p>
          </table:table-cell>
          <table:table-cell office:value-type="float" office:value="0.001495528" calcext:value-type="float">
            <text:p>0.001495528</text:p>
          </table:table-cell>
          <table:table-cell office:value-type="float" office:value="0.000035649533829" calcext:value-type="float">
            <text:p>3.56E-05</text:p>
          </table:table-cell>
          <table:table-cell office:value-type="float" office:value="0.1782815" calcext:value-type="float">
            <text:p>0.1782815</text:p>
          </table:table-cell>
          <table:table-cell office:value-type="float" office:value="0.000172137703275" calcext:value-type="float">
            <text:p>0.000172137703275</text:p>
          </table:table-cell>
          <table:table-cell office:value-type="float" office:value="0.1249362" calcext:value-type="float">
            <text:p>0.1249362</text:p>
          </table:table-cell>
          <table:table-cell office:value-type="float" office:value="0.000212426091722" calcext:value-type="float">
            <text:p>0.000212426091722</text:p>
          </table:table-cell>
          <table:table-cell office:value-type="float" office:value="0.0000060651" calcext:value-type="float">
            <text:p>6.07E-06</text:p>
          </table:table-cell>
          <table:table-cell office:value-type="float" office:value="0.000000353033662229" calcext:value-type="float">
            <text:p>3.53E-07</text:p>
          </table:table-cell>
          <table:table-cell office:value-type="float" office:value="0.0000197186" calcext:value-type="float">
            <text:p>1.97E-05</text:p>
          </table:table-cell>
          <table:table-cell office:value-type="float" office:value="0.00000102103315867" calcext:value-type="float">
            <text:p>1.02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Default" office:value-type="float" office:value="0.0001006149" calcext:value-type="float">
            <text:p>0.0001006149</text:p>
          </table:table-cell>
          <table:table-cell office:value-type="float" office:value="0.00000302277890727" calcext:value-type="float">
            <text:p>3.02E-06</text:p>
          </table:table-cell>
          <table:table-cell office:value-type="float" office:value="0.000140068" calcext:value-type="float">
            <text:p>0.000140068</text:p>
          </table:table-cell>
          <table:table-cell office:value-type="float" office:value="0.0000124906505657" calcext:value-type="float">
            <text:p>1.25E-05</text:p>
          </table:table-cell>
          <table:table-cell office:value-type="float" office:value="0.007583749" calcext:value-type="float">
            <text:p>0.007583749</text:p>
          </table:table-cell>
          <table:table-cell table:style-name="Default" office:value-type="float" office:value="0.000342857968146" calcext:value-type="float">
            <text:p>0.000342857968146</text:p>
          </table:table-cell>
          <table:table-cell office:value-type="float" office:value="0.006411684" calcext:value-type="float">
            <text:p>0.006411684</text:p>
          </table:table-cell>
          <table:table-cell table:style-name="Default" office:value-type="float" office:value="0.000390606876944" calcext:value-type="float">
            <text:p>0.000390606876944</text:p>
          </table:table-cell>
          <table:table-cell office:value-type="float" office:value="1.465598" calcext:value-type="float">
            <text:p>1.465598</text:p>
          </table:table-cell>
          <table:table-cell office:value-type="float" office:value="0.00216190142647" calcext:value-type="float">
            <text:p>0.00216190142647</text:p>
          </table:table-cell>
          <table:table-cell office:value-type="float" office:value="1.028313" calcext:value-type="float">
            <text:p>1.028313</text:p>
          </table:table-cell>
          <table:table-cell office:value-type="float" office:value="0.00216828170577" calcext:value-type="float">
            <text:p>0.00216828170577</text:p>
          </table:table-cell>
          <table:table-cell office:value-type="float" office:value="0.0000097948" calcext:value-type="float">
            <text:p>9.79E-06</text:p>
          </table:table-cell>
          <table:table-cell office:value-type="float" office:value="0.000000246028363315" calcext:value-type="float">
            <text:p>2.46E-07</text:p>
          </table:table-cell>
          <table:table-cell office:value-type="float" office:value="0.0000192115" calcext:value-type="float">
            <text:p>1.92E-05</text:p>
          </table:table-cell>
          <table:table-cell office:value-type="float" office:value="0.00000290534370696" calcext:value-type="float">
            <text:p>2.91E-06</text:p>
          </table:table-cell>
        </table:table-row>
      </table:table>
      <table:table table:name="OPENCL 1D POW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table:style-name="Default"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table:style-name="Default"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table:style-name="Default"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0000668899" calcext:value-type="float">
            <text:p>6.69E-05</text:p>
          </table:table-cell>
          <table:table-cell office:value-type="float" office:value="0.00000257236274658" calcext:value-type="float">
            <text:p>2.57E-06</text:p>
          </table:table-cell>
          <table:table-cell table:style-name="ce1" office:value-type="float" office:value="0.000069296" calcext:value-type="float">
            <text:p>6.93E-05</text:p>
          </table:table-cell>
          <table:table-cell office:value-type="float" office:value="0.00000363456171895" calcext:value-type="float">
            <text:p>3.63E-06</text:p>
          </table:table-cell>
          <table:table-cell table:style-name="ce1" office:value-type="float" office:value="0.0000687319" calcext:value-type="float">
            <text:p>6.87E-05</text:p>
          </table:table-cell>
          <table:table-cell table:style-name="ce1" office:value-type="float" office:value="0.00000555137749572" calcext:value-type="float">
            <text:p>5.55E-06</text:p>
          </table:table-cell>
          <table:table-cell table:style-name="ce1" office:value-type="float" office:value="0.000071538" calcext:value-type="float">
            <text:p>7.15E-05</text:p>
          </table:table-cell>
          <table:table-cell table:style-name="ce1" office:value-type="float" office:value="0.00000106617259391" calcext:value-type="float">
            <text:p>1.07E-06</text:p>
          </table:table-cell>
          <table:table-cell table:style-name="ce1" office:value-type="float" office:value="0.0000688057" calcext:value-type="float">
            <text:p>6.88E-05</text:p>
          </table:table-cell>
          <table:table-cell office:value-type="float" office:value="0.00000169757782018" calcext:value-type="float">
            <text:p>1.70E-06</text:p>
          </table:table-cell>
          <table:table-cell table:style-name="ce1" office:value-type="float" office:value="0.0000804056" calcext:value-type="float">
            <text:p>8.04E-05</text:p>
          </table:table-cell>
          <table:table-cell table:style-name="ce1" office:value-type="float" office:value="0.00000165385053738" calcext:value-type="float">
            <text:p>1.65E-06</text:p>
          </table:table-cell>
          <table:table-cell office:value-type="float" office:value="0.0002224749" calcext:value-type="float">
            <text:p>0.0002224749</text:p>
          </table:table-cell>
          <table:table-cell office:value-type="float" office:value="0.00000752619274342" calcext:value-type="float">
            <text:p>7.53E-06</text:p>
          </table:table-cell>
          <table:table-cell office:value-type="float" office:value="0.0005979149" calcext:value-type="float">
            <text:p>0.0005979149</text:p>
          </table:table-cell>
          <table:table-cell office:value-type="float" office:value="0.000575657333938" calcext:value-type="float">
            <text:p>0.000575657333938</text:p>
          </table:table-cell>
          <table:table-cell office:value-type="float" office:value="0.0002149645" calcext:value-type="float">
            <text:p>0.0002149645</text:p>
          </table:table-cell>
          <table:table-cell table:style-name="ce1" office:value-type="float" office:value="0.00000519950077198" calcext:value-type="float">
            <text:p>5.20E-06</text:p>
          </table:table-cell>
          <table:table-cell office:value-type="float" office:value="0.0005202184" calcext:value-type="float">
            <text:p>0.0005202184</text:p>
          </table:table-cell>
          <table:table-cell office:value-type="float" office:value="0.00052357169749" calcext:value-type="float">
            <text:p>0.000523571697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911181" calcext:value-type="float">
            <text:p>9.11E-05</text:p>
          </table:table-cell>
          <table:table-cell office:value-type="float" office:value="0.00000192605350393" calcext:value-type="float">
            <text:p>1.93E-06</text:p>
          </table:table-cell>
          <table:table-cell table:style-name="ce1" office:value-type="float" office:value="0.0000924024" calcext:value-type="float">
            <text:p>9.24E-05</text:p>
          </table:table-cell>
          <table:table-cell office:value-type="float" office:value="0.00000147200446859" calcext:value-type="float">
            <text:p>1.47E-06</text:p>
          </table:table-cell>
          <table:table-cell table:style-name="ce1" office:value-type="float" office:value="0.0000942243" calcext:value-type="float">
            <text:p>9.42E-05</text:p>
          </table:table-cell>
          <table:table-cell table:style-name="ce1" office:value-type="float" office:value="0.00000210379535602" calcext:value-type="float">
            <text:p>2.10E-06</text:p>
          </table:table-cell>
          <table:table-cell table:style-name="ce1" office:value-type="float" office:value="0.0000986523" calcext:value-type="float">
            <text:p>9.87E-05</text:p>
          </table:table-cell>
          <table:table-cell table:style-name="ce1" office:value-type="float" office:value="0.00000148363465479" calcext:value-type="float">
            <text:p>1.48E-06</text:p>
          </table:table-cell>
          <table:table-cell table:style-name="ce1" office:value-type="float" office:value="0.0000971276" calcext:value-type="float">
            <text:p>9.71E-05</text:p>
          </table:table-cell>
          <table:table-cell office:value-type="float" office:value="0.00000717146746489" calcext:value-type="float">
            <text:p>7.17E-06</text:p>
          </table:table-cell>
          <table:table-cell office:value-type="float" office:value="0.0001049046" calcext:value-type="float">
            <text:p>0.0001049046</text:p>
          </table:table-cell>
          <table:table-cell table:style-name="ce1" office:value-type="float" office:value="0.0000011413307243" calcext:value-type="float">
            <text:p>1.14E-06</text:p>
          </table:table-cell>
          <table:table-cell office:value-type="float" office:value="0.0002302851" calcext:value-type="float">
            <text:p>0.0002302851</text:p>
          </table:table-cell>
          <table:table-cell office:value-type="float" office:value="0.00000276147925134" calcext:value-type="float">
            <text:p>2.76E-06</text:p>
          </table:table-cell>
          <table:table-cell office:value-type="float" office:value="0.0004370326" calcext:value-type="float">
            <text:p>0.0004370326</text:p>
          </table:table-cell>
          <table:table-cell office:value-type="float" office:value="0.00017412075829" calcext:value-type="float">
            <text:p>0.00017412075829</text:p>
          </table:table-cell>
          <table:table-cell office:value-type="float" office:value="0.0002282296" calcext:value-type="float">
            <text:p>0.0002282296</text:p>
          </table:table-cell>
          <table:table-cell table:style-name="ce1" office:value-type="float" office:value="0.00000740928224444" calcext:value-type="float">
            <text:p>7.41E-06</text:p>
          </table:table-cell>
          <table:table-cell office:value-type="float" office:value="0.0003675456" calcext:value-type="float">
            <text:p>0.0003675456</text:p>
          </table:table-cell>
          <table:table-cell office:value-type="float" office:value="0.000171900947091" calcext:value-type="float">
            <text:p>0.0001719009470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309485" calcext:value-type="float">
            <text:p>0.0001309485</text:p>
          </table:table-cell>
          <table:table-cell office:value-type="float" office:value="0.00000253583044693" calcext:value-type="float">
            <text:p>2.54E-06</text:p>
          </table:table-cell>
          <table:table-cell office:value-type="float" office:value="0.0001272881" calcext:value-type="float">
            <text:p>0.0001272881</text:p>
          </table:table-cell>
          <table:table-cell office:value-type="float" office:value="0.00000468013858888" calcext:value-type="float">
            <text:p>4.68E-06</text:p>
          </table:table-cell>
          <table:table-cell office:value-type="float" office:value="0.0001351454" calcext:value-type="float">
            <text:p>0.0001351454</text:p>
          </table:table-cell>
          <table:table-cell table:style-name="ce1" office:value-type="float" office:value="0.00000292090177095" calcext:value-type="float">
            <text:p>2.92E-06</text:p>
          </table:table-cell>
          <table:table-cell office:value-type="float" office:value="0.0001438611" calcext:value-type="float">
            <text:p>0.0001438611</text:p>
          </table:table-cell>
          <table:table-cell table:style-name="ce1" office:value-type="float" office:value="0.00000463223757906" calcext:value-type="float">
            <text:p>4.63E-06</text:p>
          </table:table-cell>
          <table:table-cell office:value-type="float" office:value="0.0001393" calcext:value-type="float">
            <text:p>0.0001393</text:p>
          </table:table-cell>
          <table:table-cell office:value-type="float" office:value="0.00000360586328082" calcext:value-type="float">
            <text:p>3.61E-06</text:p>
          </table:table-cell>
          <table:table-cell office:value-type="float" office:value="0.0001594529" calcext:value-type="float">
            <text:p>0.0001594529</text:p>
          </table:table-cell>
          <table:table-cell table:style-name="ce1" office:value-type="float" office:value="0.00000382451328639" calcext:value-type="float">
            <text:p>3.82E-06</text:p>
          </table:table-cell>
          <table:table-cell office:value-type="float" office:value="0.0002962446" calcext:value-type="float">
            <text:p>0.0002962446</text:p>
          </table:table-cell>
          <table:table-cell office:value-type="float" office:value="0.00000916160256724" calcext:value-type="float">
            <text:p>9.16E-06</text:p>
          </table:table-cell>
          <table:table-cell office:value-type="float" office:value="0.0004540631" calcext:value-type="float">
            <text:p>0.0004540631</text:p>
          </table:table-cell>
          <table:table-cell table:style-name="ce1" office:value-type="float" office:value="0.0000121370963711" calcext:value-type="float">
            <text:p>1.21E-05</text:p>
          </table:table-cell>
          <table:table-cell office:value-type="float" office:value="0.0002920129" calcext:value-type="float">
            <text:p>0.0002920129</text:p>
          </table:table-cell>
          <table:table-cell table:style-name="ce1" office:value-type="float" office:value="0.00000725694570662" calcext:value-type="float">
            <text:p>7.26E-06</text:p>
          </table:table-cell>
          <table:table-cell office:value-type="float" office:value="0.0003752828" calcext:value-type="float">
            <text:p>0.0003752828</text:p>
          </table:table-cell>
          <table:table-cell table:style-name="ce1" office:value-type="float" office:value="0.0000736160376032" calcext:value-type="float">
            <text:p>7.36E-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75606" calcext:value-type="float">
            <text:p>0.000275606</text:p>
          </table:table-cell>
          <table:table-cell office:value-type="float" office:value="0.00000620097295233" calcext:value-type="float">
            <text:p>6.20E-06</text:p>
          </table:table-cell>
          <table:table-cell office:value-type="float" office:value="0.0002611298" calcext:value-type="float">
            <text:p>0.0002611298</text:p>
          </table:table-cell>
          <table:table-cell office:value-type="float" office:value="0.00000434639960325" calcext:value-type="float">
            <text:p>4.35E-06</text:p>
          </table:table-cell>
          <table:table-cell office:value-type="float" office:value="0.0002848896" calcext:value-type="float">
            <text:p>0.0002848896</text:p>
          </table:table-cell>
          <table:table-cell table:style-name="ce1" office:value-type="float" office:value="0.00000709653180082" calcext:value-type="float">
            <text:p>7.10E-06</text:p>
          </table:table-cell>
          <table:table-cell office:value-type="float" office:value="0.0002922746" calcext:value-type="float">
            <text:p>0.0002922746</text:p>
          </table:table-cell>
          <table:table-cell table:style-name="ce1" office:value-type="float" office:value="0.00000393316986101" calcext:value-type="float">
            <text:p>3.93E-06</text:p>
          </table:table-cell>
          <table:table-cell office:value-type="float" office:value="0.0002946854" calcext:value-type="float">
            <text:p>0.0002946854</text:p>
          </table:table-cell>
          <table:table-cell office:value-type="float" office:value="0.00000400779235989" calcext:value-type="float">
            <text:p>4.01E-06</text:p>
          </table:table-cell>
          <table:table-cell office:value-type="float" office:value="0.0003348021" calcext:value-type="float">
            <text:p>0.0003348021</text:p>
          </table:table-cell>
          <table:table-cell table:style-name="ce1" office:value-type="float" office:value="0.0000454341725734" calcext:value-type="float">
            <text:p>4.54E-05</text:p>
          </table:table-cell>
          <table:table-cell office:value-type="float" office:value="0.0004795388" calcext:value-type="float">
            <text:p>0.0004795388</text:p>
          </table:table-cell>
          <table:table-cell office:value-type="float" office:value="0.0000071864788751" calcext:value-type="float">
            <text:p>7.19E-06</text:p>
          </table:table-cell>
          <table:table-cell office:value-type="float" office:value="0.0006994779" calcext:value-type="float">
            <text:p>0.0006994779</text:p>
          </table:table-cell>
          <table:table-cell table:style-name="ce1" office:value-type="float" office:value="0.00000729871394227" calcext:value-type="float">
            <text:p>7.30E-06</text:p>
          </table:table-cell>
          <table:table-cell office:value-type="float" office:value="0.0005119034" calcext:value-type="float">
            <text:p>0.0005119034</text:p>
          </table:table-cell>
          <table:table-cell table:style-name="ce1" office:value-type="float" office:value="0.00000963883731117" calcext:value-type="float">
            <text:p>9.64E-06</text:p>
          </table:table-cell>
          <table:table-cell office:value-type="float" office:value="0.0006229308" calcext:value-type="float">
            <text:p>0.0006229308</text:p>
          </table:table-cell>
          <table:table-cell office:value-type="float" office:value="0.000393094669434" calcext:value-type="float">
            <text:p>0.00039309466943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9936809" calcext:value-type="float">
            <text:p>0.0009936809</text:p>
          </table:table-cell>
          <table:table-cell office:value-type="float" office:value="0.0000146634737998" calcext:value-type="float">
            <text:p>1.47E-05</text:p>
          </table:table-cell>
          <table:table-cell office:value-type="float" office:value="0.0007304641" calcext:value-type="float">
            <text:p>0.0007304641</text:p>
          </table:table-cell>
          <table:table-cell office:value-type="float" office:value="0.0000603943057423" calcext:value-type="float">
            <text:p>6.04E-05</text:p>
          </table:table-cell>
          <table:table-cell office:value-type="float" office:value="0.001164928" calcext:value-type="float">
            <text:p>0.001164928</text:p>
          </table:table-cell>
          <table:table-cell office:value-type="float" office:value="0.000429949051343" calcext:value-type="float">
            <text:p>0.000429949051343</text:p>
          </table:table-cell>
          <table:table-cell office:value-type="float" office:value="0.00096203" calcext:value-type="float">
            <text:p>0.00096203</text:p>
          </table:table-cell>
          <table:table-cell table:style-name="ce1" office:value-type="float" office:value="0.0000106877182057" calcext:value-type="float">
            <text:p>1.07E-05</text:p>
          </table:table-cell>
          <table:table-cell office:value-type="float" office:value="0.001066182" calcext:value-type="float">
            <text:p>0.001066182</text:p>
          </table:table-cell>
          <table:table-cell office:value-type="float" office:value="0.00000781317377539" calcext:value-type="float">
            <text:p>7.81E-06</text:p>
          </table:table-cell>
          <table:table-cell office:value-type="float" office:value="0.001170826" calcext:value-type="float">
            <text:p>0.001170826</text:p>
          </table:table-cell>
          <table:table-cell office:value-type="float" office:value="0.000202150622787" calcext:value-type="float">
            <text:p>0.000202150622787</text:p>
          </table:table-cell>
          <table:table-cell office:value-type="float" office:value="0.001412778" calcext:value-type="float">
            <text:p>0.001412778</text:p>
          </table:table-cell>
          <table:table-cell office:value-type="float" office:value="0.0000189489617423" calcext:value-type="float">
            <text:p>1.89E-05</text:p>
          </table:table-cell>
          <table:table-cell office:value-type="float" office:value="0.00168311" calcext:value-type="float">
            <text:p>0.00168311</text:p>
          </table:table-cell>
          <table:table-cell office:value-type="float" office:value="0.000175374132135" calcext:value-type="float">
            <text:p>0.000175374132135</text:p>
          </table:table-cell>
          <table:table-cell office:value-type="float" office:value="0.00153155" calcext:value-type="float">
            <text:p>0.00153155</text:p>
          </table:table-cell>
          <table:table-cell office:value-type="float" office:value="0.000325077510142" calcext:value-type="float">
            <text:p>0.000325077510142</text:p>
          </table:table-cell>
          <table:table-cell office:value-type="float" office:value="0.0011623639" calcext:value-type="float">
            <text:p>0.0011623639</text:p>
          </table:table-cell>
          <table:table-cell office:value-type="float" office:value="0.000368958653421" calcext:value-type="float">
            <text:p>0.00036895865342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2915473" calcext:value-type="float">
            <text:p>0.002915473</text:p>
          </table:table-cell>
          <table:table-cell office:value-type="float" office:value="0.0000378804699167" calcext:value-type="float">
            <text:p>3.79E-05</text:p>
          </table:table-cell>
          <table:table-cell office:value-type="float" office:value="0.002184514" calcext:value-type="float">
            <text:p>0.002184514</text:p>
          </table:table-cell>
          <table:table-cell office:value-type="float" office:value="0.0000244231948952" calcext:value-type="float">
            <text:p>2.44E-05</text:p>
          </table:table-cell>
          <table:table-cell office:value-type="float" office:value="0.00307566" calcext:value-type="float">
            <text:p>0.00307566</text:p>
          </table:table-cell>
          <table:table-cell table:style-name="ce1" office:value-type="float" office:value="0.0000434027101048" calcext:value-type="float">
            <text:p>4.34E-05</text:p>
          </table:table-cell>
          <table:table-cell office:value-type="float" office:value="0.003647756" calcext:value-type="float">
            <text:p>0.003647756</text:p>
          </table:table-cell>
          <table:table-cell office:value-type="float" office:value="0.00154176053147" calcext:value-type="float">
            <text:p>0.00154176053147</text:p>
          </table:table-cell>
          <table:table-cell office:value-type="float" office:value="0.003193323" calcext:value-type="float">
            <text:p>0.003193323</text:p>
          </table:table-cell>
          <table:table-cell office:value-type="float" office:value="0.0000420120480206" calcext:value-type="float">
            <text:p>4.20E-05</text:p>
          </table:table-cell>
          <table:table-cell office:value-type="float" office:value="0.003631999" calcext:value-type="float">
            <text:p>0.003631999</text:p>
          </table:table-cell>
          <table:table-cell office:value-type="float" office:value="0.000560702840301" calcext:value-type="float">
            <text:p>0.000560702840301</text:p>
          </table:table-cell>
          <table:table-cell office:value-type="float" office:value="0.00456741" calcext:value-type="float">
            <text:p>0.00456741</text:p>
          </table:table-cell>
          <table:table-cell office:value-type="float" office:value="0.0000527511333212" calcext:value-type="float">
            <text:p>5.28E-05</text:p>
          </table:table-cell>
          <table:table-cell office:value-type="float" office:value="0.005367512" calcext:value-type="float">
            <text:p>0.005367512</text:p>
          </table:table-cell>
          <table:table-cell office:value-type="float" office:value="0.000459954882396" calcext:value-type="float">
            <text:p>0.000459954882396</text:p>
          </table:table-cell>
          <table:table-cell office:value-type="float" office:value="0.00528304" calcext:value-type="float">
            <text:p>0.00528304</text:p>
          </table:table-cell>
          <table:table-cell office:value-type="float" office:value="0.000557708822794" calcext:value-type="float">
            <text:p>0.000557708822794</text:p>
          </table:table-cell>
          <table:table-cell office:value-type="float" office:value="0.003209197" calcext:value-type="float">
            <text:p>0.003209197</text:p>
          </table:table-cell>
          <table:table-cell table:style-name="ce1" office:value-type="float" office:value="0.0000799462066434" calcext:value-type="float">
            <text:p>7.99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069924" calcext:value-type="float">
            <text:p>0.01069924</text:p>
          </table:table-cell>
          <table:table-cell table:style-name="Default" office:value-type="float" office:value="0.000180097604401" calcext:value-type="float">
            <text:p>0.000180097604401</text:p>
          </table:table-cell>
          <table:table-cell office:value-type="float" office:value="0.00747091" calcext:value-type="float">
            <text:p>0.00747091</text:p>
          </table:table-cell>
          <table:table-cell table:style-name="Default" office:value-type="float" office:value="0.000529031976118" calcext:value-type="float">
            <text:p>0.000529031976118</text:p>
          </table:table-cell>
          <table:table-cell office:value-type="float" office:value="0.01122524" calcext:value-type="float">
            <text:p>0.01122524</text:p>
          </table:table-cell>
          <table:table-cell office:value-type="float" office:value="0.000305002623668" calcext:value-type="float">
            <text:p>0.000305002623668</text:p>
          </table:table-cell>
          <table:table-cell office:value-type="float" office:value="0.01167231" calcext:value-type="float">
            <text:p>0.01167231</text:p>
          </table:table-cell>
          <table:table-cell office:value-type="float" office:value="0.00031270229168" calcext:value-type="float">
            <text:p>0.00031270229168</text:p>
          </table:table-cell>
          <table:table-cell office:value-type="float" office:value="0.01148342" calcext:value-type="float">
            <text:p>0.01148342</text:p>
          </table:table-cell>
          <table:table-cell office:value-type="float" office:value="0.0000868916924811" calcext:value-type="float">
            <text:p>8.69E-05</text:p>
          </table:table-cell>
          <table:table-cell office:value-type="float" office:value="0.0131098" calcext:value-type="float">
            <text:p>0.0131098</text:p>
          </table:table-cell>
          <table:table-cell office:value-type="float" office:value="0.000650508498535" calcext:value-type="float">
            <text:p>0.000650508498535</text:p>
          </table:table-cell>
          <table:table-cell office:value-type="float" office:value="0.01568732" calcext:value-type="float">
            <text:p>0.01568732</text:p>
          </table:table-cell>
          <table:table-cell table:style-name="Default" office:value-type="float" office:value="0.000723964698034" calcext:value-type="float">
            <text:p>0.000723964698034</text:p>
          </table:table-cell>
          <table:table-cell office:value-type="float" office:value="0.02355666" calcext:value-type="float">
            <text:p>0.02355666</text:p>
          </table:table-cell>
          <table:table-cell office:value-type="float" office:value="0.000612335665392" calcext:value-type="float">
            <text:p>0.000612335665392</text:p>
          </table:table-cell>
          <table:table-cell office:value-type="float" office:value="0.01866085" calcext:value-type="float">
            <text:p>0.01866085</text:p>
          </table:table-cell>
          <table:table-cell office:value-type="float" office:value="0.000250860754869" calcext:value-type="float">
            <text:p>0.000250860754869</text:p>
          </table:table-cell>
          <table:table-cell office:value-type="float" office:value="0.01019553" calcext:value-type="float">
            <text:p>0.01019553</text:p>
          </table:table-cell>
          <table:table-cell office:value-type="float" office:value="0.000113219089969" calcext:value-type="float">
            <text:p>0.00011321908996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572476" calcext:value-type="float">
            <text:p>0.0572476</text:p>
          </table:table-cell>
          <table:table-cell table:style-name="Default" office:value-type="float" office:value="0.000719307469415" calcext:value-type="float">
            <text:p>0.000719307469415</text:p>
          </table:table-cell>
          <table:table-cell office:value-type="float" office:value="0.03635762" calcext:value-type="float">
            <text:p>0.03635762</text:p>
          </table:table-cell>
          <table:table-cell table:style-name="Default" office:value-type="float" office:value="0.000232017699516" calcext:value-type="float">
            <text:p>0.000232017699516</text:p>
          </table:table-cell>
          <table:table-cell office:value-type="float" office:value="0.05855583" calcext:value-type="float">
            <text:p>0.05855583</text:p>
          </table:table-cell>
          <table:table-cell office:value-type="float" office:value="0.00067452084236" calcext:value-type="float">
            <text:p>0.00067452084236</text:p>
          </table:table-cell>
          <table:table-cell office:value-type="float" office:value="0.06685898" calcext:value-type="float">
            <text:p>0.06685898</text:p>
          </table:table-cell>
          <table:table-cell office:value-type="float" office:value="0.000537363243171" calcext:value-type="float">
            <text:p>0.000537363243171</text:p>
          </table:table-cell>
          <table:table-cell office:value-type="float" office:value="0.06098522" calcext:value-type="float">
            <text:p>0.06098522</text:p>
          </table:table-cell>
          <table:table-cell table:style-name="Default" office:value-type="float" office:value="0.000294590622918" calcext:value-type="float">
            <text:p>0.000294590622918</text:p>
          </table:table-cell>
          <table:table-cell office:value-type="float" office:value="0.07142126" calcext:value-type="float">
            <text:p>0.07142126</text:p>
          </table:table-cell>
          <table:table-cell office:value-type="float" office:value="0.000257787398192" calcext:value-type="float">
            <text:p>0.000257787398192</text:p>
          </table:table-cell>
          <table:table-cell office:value-type="float" office:value="0.1125425" calcext:value-type="float">
            <text:p>0.1125425</text:p>
          </table:table-cell>
          <table:table-cell table:style-name="Default" office:value-type="float" office:value="0.000953059080598" calcext:value-type="float">
            <text:p>0.000953059080598</text:p>
          </table:table-cell>
          <table:table-cell office:value-type="float" office:value="0.1135684" calcext:value-type="float">
            <text:p>0.1135684</text:p>
          </table:table-cell>
          <table:table-cell office:value-type="float" office:value="0.000348012515739" calcext:value-type="float">
            <text:p>0.000348012515739</text:p>
          </table:table-cell>
          <table:table-cell office:value-type="float" office:value="0.07304334" calcext:value-type="float">
            <text:p>0.07304334</text:p>
          </table:table-cell>
          <table:table-cell office:value-type="float" office:value="0.000296319940455" calcext:value-type="float">
            <text:p>0.000296319940455</text:p>
          </table:table-cell>
          <table:table-cell office:value-type="float" office:value="0.06720479" calcext:value-type="float">
            <text:p>0.06720479</text:p>
          </table:table-cell>
          <table:table-cell office:value-type="float" office:value="0.000674350781534" calcext:value-type="float">
            <text:p>0.00067435078153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232778" calcext:value-type="float">
            <text:p>0.2232778</text:p>
          </table:table-cell>
          <table:table-cell table:style-name="Default" office:value-type="float" office:value="0.00289894899729" calcext:value-type="float">
            <text:p>0.00289894899729</text:p>
          </table:table-cell>
          <table:table-cell office:value-type="float" office:value="0.1269193" calcext:value-type="float">
            <text:p>0.1269193</text:p>
          </table:table-cell>
          <table:table-cell table:style-name="Default" office:value-type="float" office:value="0.00120897753403" calcext:value-type="float">
            <text:p>0.00120897753403</text:p>
          </table:table-cell>
          <table:table-cell office:value-type="float" office:value="0.2304324" calcext:value-type="float">
            <text:p>0.2304324</text:p>
          </table:table-cell>
          <table:table-cell office:value-type="float" office:value="0.00258899839921" calcext:value-type="float">
            <text:p>0.00258899839921</text:p>
          </table:table-cell>
          <table:table-cell office:value-type="float" office:value="0.2367239" calcext:value-type="float">
            <text:p>0.2367239</text:p>
          </table:table-cell>
          <table:table-cell office:value-type="float" office:value="0.00120686448194" calcext:value-type="float">
            <text:p>0.00120686448194</text:p>
          </table:table-cell>
          <table:table-cell office:value-type="float" office:value="0.2390953" calcext:value-type="float">
            <text:p>0.2390953</text:p>
          </table:table-cell>
          <table:table-cell table:style-name="Default" office:value-type="float" office:value="0.00169768476658" calcext:value-type="float">
            <text:p>0.00169768476658</text:p>
          </table:table-cell>
          <table:table-cell office:value-type="float" office:value="0.2529599" calcext:value-type="float">
            <text:p>0.2529599</text:p>
          </table:table-cell>
          <table:table-cell office:value-type="float" office:value="0.00139695855741" calcext:value-type="float">
            <text:p>0.00139695855741</text:p>
          </table:table-cell>
          <table:table-cell office:value-type="float" office:value="0.4402974" calcext:value-type="float">
            <text:p>0.4402974</text:p>
          </table:table-cell>
          <table:table-cell table:style-name="Default" office:value-type="float" office:value="0.00395501507793" calcext:value-type="float">
            <text:p>0.00395501507793</text:p>
          </table:table-cell>
          <table:table-cell office:value-type="float" office:value="0.4416556" calcext:value-type="float">
            <text:p>0.4416556</text:p>
          </table:table-cell>
          <table:table-cell office:value-type="float" office:value="0.00310807393734" calcext:value-type="float">
            <text:p>0.00310807393734</text:p>
          </table:table-cell>
          <table:table-cell office:value-type="float" office:value="0.2843597" calcext:value-type="float">
            <text:p>0.2843597</text:p>
          </table:table-cell>
          <table:table-cell office:value-type="float" office:value="0.00245111516797" calcext:value-type="float">
            <text:p>0.00245111516797</text:p>
          </table:table-cell>
          <table:table-cell office:value-type="float" office:value="0.2593191" calcext:value-type="float">
            <text:p>0.2593191</text:p>
          </table:table-cell>
          <table:table-cell office:value-type="float" office:value="0.00252689081899" calcext:value-type="float">
            <text:p>0.00252689081899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8803581" calcext:value-type="float">
            <text:p>0.8803581</text:p>
          </table:table-cell>
          <table:table-cell table:style-name="Default" office:value-type="float" office:value="0.00924473650186" calcext:value-type="float">
            <text:p>0.00924473650186</text:p>
          </table:table-cell>
          <table:table-cell office:value-type="float" office:value="0.5076862" calcext:value-type="float">
            <text:p>0.5076862</text:p>
          </table:table-cell>
          <table:table-cell table:style-name="Default" office:value-type="float" office:value="0.00392516040153" calcext:value-type="float">
            <text:p>0.00392516040153</text:p>
          </table:table-cell>
          <table:table-cell office:value-type="float" office:value="0.9178346" calcext:value-type="float">
            <text:p>0.9178346</text:p>
          </table:table-cell>
          <table:table-cell office:value-type="float" office:value="0.0106326241477" calcext:value-type="float">
            <text:p>0.0106326241477</text:p>
          </table:table-cell>
          <table:table-cell office:value-type="float" office:value="0.9407521" calcext:value-type="float">
            <text:p>0.9407521</text:p>
          </table:table-cell>
          <table:table-cell office:value-type="float" office:value="0.0067189775917" calcext:value-type="float">
            <text:p>0.0067189775917</text:p>
          </table:table-cell>
          <table:table-cell office:value-type="float" office:value="0.9447871" calcext:value-type="float">
            <text:p>0.9447871</text:p>
          </table:table-cell>
          <table:table-cell table:style-name="Default" office:value-type="float" office:value="0.006546530013" calcext:value-type="float">
            <text:p>0.006546530013</text:p>
          </table:table-cell>
          <table:table-cell office:value-type="float" office:value="1.00844" calcext:value-type="float">
            <text:p>1.00844</text:p>
          </table:table-cell>
          <table:table-cell office:value-type="float" office:value="0.003758708407" calcext:value-type="float">
            <text:p>0.003758708407</text:p>
          </table:table-cell>
          <table:table-cell office:value-type="float" office:value="1.757171" calcext:value-type="float">
            <text:p>1.757171</text:p>
          </table:table-cell>
          <table:table-cell table:style-name="Default" office:value-type="float" office:value="0.0140902105102" calcext:value-type="float">
            <text:p>0.0140902105102</text:p>
          </table:table-cell>
          <table:table-cell office:value-type="float" office:value="1.756723" calcext:value-type="float">
            <text:p>1.756723</text:p>
          </table:table-cell>
          <table:table-cell office:value-type="float" office:value="0.0179551862208" calcext:value-type="float">
            <text:p>0.0179551862208</text:p>
          </table:table-cell>
          <table:table-cell office:value-type="float" office:value="1.129705" calcext:value-type="float">
            <text:p>1.129705</text:p>
          </table:table-cell>
          <table:table-cell office:value-type="float" office:value="0.00865095402575" calcext:value-type="float">
            <text:p>0.00865095402575</text:p>
          </table:table-cell>
          <table:table-cell office:value-type="float" office:value="1.035752" calcext:value-type="float">
            <text:p>1.035752</text:p>
          </table:table-cell>
          <table:table-cell office:value-type="float" office:value="0.00887170508477" calcext:value-type="float">
            <text:p>0.00887170508477</text:p>
          </table:table-cell>
        </table:table-row>
      </table:table>
      <table:table table:name="OPENCL 1D PROD INT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float" office:value="0.0000762765" calcext:value-type="float">
            <text:p>7.63E-05</text:p>
          </table:table-cell>
          <table:table-cell table:style-name="ce1" office:value-type="float" office:value="0.0000012498088965" calcext:value-type="float">
            <text:p>1.25E-06</text:p>
          </table:table-cell>
          <table:table-cell table:style-name="ce1" office:value-type="float" office:value="0.0000897784" calcext:value-type="float">
            <text:p>8.98E-05</text:p>
          </table:table-cell>
          <table:table-cell office:value-type="float" office:value="0.00000248988313871" calcext:value-type="float">
            <text:p>2.49E-06</text:p>
          </table:table-cell>
          <table:table-cell table:style-name="ce1" office:value-type="float" office:value="0.000079298" calcext:value-type="float">
            <text:p>7.93E-05</text:p>
          </table:table-cell>
          <table:table-cell table:style-name="ce1" office:value-type="float" office:value="0.00000711560696248" calcext:value-type="float">
            <text:p>7.12E-06</text:p>
          </table:table-cell>
          <table:table-cell table:style-name="ce1" office:value-type="float" office:value="0.0000941037" calcext:value-type="float">
            <text:p>9.41E-05</text:p>
          </table:table-cell>
          <table:table-cell table:style-name="ce1" office:value-type="float" office:value="0.00000236037892674" calcext:value-type="float">
            <text:p>2.36E-06</text:p>
          </table:table-cell>
          <table:table-cell table:style-name="ce1" office:value-type="float" office:value="0.0000784606" calcext:value-type="float">
            <text:p>7.85E-05</text:p>
          </table:table-cell>
          <table:table-cell table:style-name="ce1" office:value-type="float" office:value="0.00000148499331835" calcext:value-type="float">
            <text:p>1.48E-06</text:p>
          </table:table-cell>
          <table:table-cell office:value-type="float" office:value="0.0001048705" calcext:value-type="float">
            <text:p>0.0001048705</text:p>
          </table:table-cell>
          <table:table-cell table:style-name="ce1" office:value-type="float" office:value="0.00000147962422031" calcext:value-type="float">
            <text:p>1.48E-06</text:p>
          </table:table-cell>
          <table:table-cell office:value-type="float" office:value="0.0002319772" calcext:value-type="float">
            <text:p>0.0002319772</text:p>
          </table:table-cell>
          <table:table-cell table:style-name="ce1" office:value-type="float" office:value="0.000016760079838" calcext:value-type="float">
            <text:p>1.68E-05</text:p>
          </table:table-cell>
          <table:table-cell office:value-type="float" office:value="0.0004469563" calcext:value-type="float">
            <text:p>0.0004469563</text:p>
          </table:table-cell>
          <table:table-cell office:value-type="float" office:value="0.000199832788741" calcext:value-type="float">
            <text:p>0.000199832788741</text:p>
          </table:table-cell>
          <table:table-cell office:value-type="float" office:value="0.0002237013" calcext:value-type="float">
            <text:p>0.0002237013</text:p>
          </table:table-cell>
          <table:table-cell table:style-name="ce1" office:value-type="float" office:value="0.0000133827827205" calcext:value-type="float">
            <text:p>1.34E-05</text:p>
          </table:table-cell>
          <table:table-cell office:value-type="float" office:value="0.000309883" calcext:value-type="float">
            <text:p>0.000309883</text:p>
          </table:table-cell>
          <table:table-cell table:style-name="ce1" office:value-type="float" office:value="0.0000050621026593" calcext:value-type="float">
            <text:p>5.06E-0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1151976" calcext:value-type="float">
            <text:p>0.0001151976</text:p>
          </table:table-cell>
          <table:table-cell table:style-name="ce1" office:value-type="float" office:value="0.0000023431051667" calcext:value-type="float">
            <text:p>2.34E-06</text:p>
          </table:table-cell>
          <table:table-cell office:value-type="float" office:value="0.0001214421" calcext:value-type="float">
            <text:p>0.0001214421</text:p>
          </table:table-cell>
          <table:table-cell office:value-type="float" office:value="0.00000282720401536" calcext:value-type="float">
            <text:p>2.83E-06</text:p>
          </table:table-cell>
          <table:table-cell office:value-type="float" office:value="0.000117418" calcext:value-type="float">
            <text:p>0.000117418</text:p>
          </table:table-cell>
          <table:table-cell table:style-name="ce1" office:value-type="float" office:value="0.00000218402177441" calcext:value-type="float">
            <text:p>2.18E-06</text:p>
          </table:table-cell>
          <table:table-cell office:value-type="float" office:value="0.0001285791" calcext:value-type="float">
            <text:p>0.0001285791</text:p>
          </table:table-cell>
          <table:table-cell table:style-name="ce1" office:value-type="float" office:value="0.00000247539103308" calcext:value-type="float">
            <text:p>2.48E-06</text:p>
          </table:table-cell>
          <table:table-cell office:value-type="float" office:value="0.000119249" calcext:value-type="float">
            <text:p>0.000119249</text:p>
          </table:table-cell>
          <table:table-cell table:style-name="ce1" office:value-type="float" office:value="0.00000305745267975" calcext:value-type="float">
            <text:p>3.06E-06</text:p>
          </table:table-cell>
          <table:table-cell office:value-type="float" office:value="0.0001389144" calcext:value-type="float">
            <text:p>0.0001389144</text:p>
          </table:table-cell>
          <table:table-cell table:style-name="ce1" office:value-type="float" office:value="0.00000330536618244" calcext:value-type="float">
            <text:p>3.31E-06</text:p>
          </table:table-cell>
          <table:table-cell office:value-type="float" office:value="0.0003416263" calcext:value-type="float">
            <text:p>0.0003416263</text:p>
          </table:table-cell>
          <table:table-cell office:value-type="float" office:value="0.000309565717488" calcext:value-type="float">
            <text:p>0.000309565717488</text:p>
          </table:table-cell>
          <table:table-cell office:value-type="float" office:value="0.0005196162" calcext:value-type="float">
            <text:p>0.0005196162</text:p>
          </table:table-cell>
          <table:table-cell office:value-type="float" office:value="0.000388375371562" calcext:value-type="float">
            <text:p>0.000388375371562</text:p>
          </table:table-cell>
          <table:table-cell office:value-type="float" office:value="0.0002357763" calcext:value-type="float">
            <text:p>0.0002357763</text:p>
          </table:table-cell>
          <table:table-cell table:style-name="ce1" office:value-type="float" office:value="0.00000599993144498" calcext:value-type="float">
            <text:p>6.00E-06</text:p>
          </table:table-cell>
          <table:table-cell office:value-type="float" office:value="0.0004076044" calcext:value-type="float">
            <text:p>0.0004076044</text:p>
          </table:table-cell>
          <table:table-cell office:value-type="float" office:value="0.000274305744928" calcext:value-type="float">
            <text:p>0.000274305744928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0002005201" calcext:value-type="float">
            <text:p>0.0002005201</text:p>
          </table:table-cell>
          <table:table-cell table:style-name="ce1" office:value-type="float" office:value="0.0000140602242787" calcext:value-type="float">
            <text:p>1.41E-05</text:p>
          </table:table-cell>
          <table:table-cell office:value-type="float" office:value="0.0001883497" calcext:value-type="float">
            <text:p>0.0001883497</text:p>
          </table:table-cell>
          <table:table-cell office:value-type="float" office:value="0.00000219478245189" calcext:value-type="float">
            <text:p>2.19E-06</text:p>
          </table:table-cell>
          <table:table-cell office:value-type="float" office:value="0.0002012624" calcext:value-type="float">
            <text:p>0.0002012624</text:p>
          </table:table-cell>
          <table:table-cell table:style-name="ce1" office:value-type="float" office:value="0.00000317483715068" calcext:value-type="float">
            <text:p>3.17E-06</text:p>
          </table:table-cell>
          <table:table-cell office:value-type="float" office:value="0.0002069647" calcext:value-type="float">
            <text:p>0.0002069647</text:p>
          </table:table-cell>
          <table:table-cell table:style-name="ce1" office:value-type="float" office:value="0.00000760953784624" calcext:value-type="float">
            <text:p>7.61E-06</text:p>
          </table:table-cell>
          <table:table-cell office:value-type="float" office:value="0.0002046537" calcext:value-type="float">
            <text:p>0.0002046537</text:p>
          </table:table-cell>
          <table:table-cell table:style-name="ce1" office:value-type="float" office:value="0.00000278871766827" calcext:value-type="float">
            <text:p>2.79E-06</text:p>
          </table:table-cell>
          <table:table-cell office:value-type="float" office:value="0.0002195251" calcext:value-type="float">
            <text:p>0.0002195251</text:p>
          </table:table-cell>
          <table:table-cell table:style-name="ce1" office:value-type="float" office:value="0.00000403801272493" calcext:value-type="float">
            <text:p>4.04E-06</text:p>
          </table:table-cell>
          <table:table-cell office:value-type="float" office:value="0.0003855593" calcext:value-type="float">
            <text:p>0.0003855593</text:p>
          </table:table-cell>
          <table:table-cell office:value-type="float" office:value="0.000216056685435" calcext:value-type="float">
            <text:p>0.000216056685435</text:p>
          </table:table-cell>
          <table:table-cell office:value-type="float" office:value="0.0007224526" calcext:value-type="float">
            <text:p>0.0007224526</text:p>
          </table:table-cell>
          <table:table-cell office:value-type="float" office:value="0.000472931947054" calcext:value-type="float">
            <text:p>0.000472931947054</text:p>
          </table:table-cell>
          <table:table-cell office:value-type="float" office:value="0.0003088417" calcext:value-type="float">
            <text:p>0.0003088417</text:p>
          </table:table-cell>
          <table:table-cell table:style-name="ce1" office:value-type="float" office:value="0.0000173034528606" calcext:value-type="float">
            <text:p>1.73E-05</text:p>
          </table:table-cell>
          <table:table-cell office:value-type="float" office:value="0.0005487713" calcext:value-type="float">
            <text:p>0.0005487713</text:p>
          </table:table-cell>
          <table:table-cell office:value-type="float" office:value="0.000585093584419" calcext:value-type="float">
            <text:p>0.00058509358441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3297964" calcext:value-type="float">
            <text:p>0.0003297964</text:p>
          </table:table-cell>
          <table:table-cell table:style-name="ce1" office:value-type="float" office:value="0.00000751115474478" calcext:value-type="float">
            <text:p>7.51E-06</text:p>
          </table:table-cell>
          <table:table-cell office:value-type="float" office:value="0.0002770419" calcext:value-type="float">
            <text:p>0.0002770419</text:p>
          </table:table-cell>
          <table:table-cell office:value-type="float" office:value="0.00000402382298733" calcext:value-type="float">
            <text:p>4.02E-06</text:p>
          </table:table-cell>
          <table:table-cell office:value-type="float" office:value="0.0003342833" calcext:value-type="float">
            <text:p>0.0003342833</text:p>
          </table:table-cell>
          <table:table-cell table:style-name="ce1" office:value-type="float" office:value="0.00000463117158323" calcext:value-type="float">
            <text:p>4.63E-06</text:p>
          </table:table-cell>
          <table:table-cell office:value-type="float" office:value="0.0003369454" calcext:value-type="float">
            <text:p>0.0003369454</text:p>
          </table:table-cell>
          <table:table-cell table:style-name="ce1" office:value-type="float" office:value="0.00000575857365056" calcext:value-type="float">
            <text:p>5.76E-06</text:p>
          </table:table-cell>
          <table:table-cell office:value-type="float" office:value="0.0003497299" calcext:value-type="float">
            <text:p>0.0003497299</text:p>
          </table:table-cell>
          <table:table-cell table:style-name="ce1" office:value-type="float" office:value="0.00000809269365196" calcext:value-type="float">
            <text:p>8.09E-06</text:p>
          </table:table-cell>
          <table:table-cell office:value-type="float" office:value="0.0003739929" calcext:value-type="float">
            <text:p>0.0003739929</text:p>
          </table:table-cell>
          <table:table-cell table:style-name="ce1" office:value-type="float" office:value="0.0000158447940518" calcext:value-type="float">
            <text:p>1.58E-05</text:p>
          </table:table-cell>
          <table:table-cell office:value-type="float" office:value="0.000496883" calcext:value-type="float">
            <text:p>0.000496883</text:p>
          </table:table-cell>
          <table:table-cell table:style-name="ce1" office:value-type="float" office:value="0.0000112153291228" calcext:value-type="float">
            <text:p>1.12E-05</text:p>
          </table:table-cell>
          <table:table-cell office:value-type="float" office:value="0.0007739369" calcext:value-type="float">
            <text:p>0.0007739369</text:p>
          </table:table-cell>
          <table:table-cell office:value-type="float" office:value="0.000242636510916" calcext:value-type="float">
            <text:p>0.000242636510916</text:p>
          </table:table-cell>
          <table:table-cell office:value-type="float" office:value="0.0005052049" calcext:value-type="float">
            <text:p>0.0005052049</text:p>
          </table:table-cell>
          <table:table-cell table:style-name="ce1" office:value-type="float" office:value="0.0000074169482411" calcext:value-type="float">
            <text:p>7.42E-06</text:p>
          </table:table-cell>
          <table:table-cell office:value-type="float" office:value="0.0005661561" calcext:value-type="float">
            <text:p>0.0005661561</text:p>
          </table:table-cell>
          <table:table-cell office:value-type="float" office:value="0.00018117087866" calcext:value-type="float">
            <text:p>0.00018117087866</text:p>
          </table:table-cell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229686" calcext:value-type="float">
            <text:p>0.001229686</text:p>
          </table:table-cell>
          <table:table-cell office:value-type="float" office:value="0.000499318543844" calcext:value-type="float">
            <text:p>0.000499318543844</text:p>
          </table:table-cell>
          <table:table-cell office:value-type="float" office:value="0.0007852697" calcext:value-type="float">
            <text:p>0.0007852697</text:p>
          </table:table-cell>
          <table:table-cell office:value-type="float" office:value="0.0000151094888733" calcext:value-type="float">
            <text:p>1.51E-05</text:p>
          </table:table-cell>
          <table:table-cell office:value-type="float" office:value="0.001104852" calcext:value-type="float">
            <text:p>0.001104852</text:p>
          </table:table-cell>
          <table:table-cell table:style-name="ce1" office:value-type="float" office:value="0.000015440097006" calcext:value-type="float">
            <text:p>1.54E-05</text:p>
          </table:table-cell>
          <table:table-cell office:value-type="float" office:value="0.001070701" calcext:value-type="float">
            <text:p>0.001070701</text:p>
          </table:table-cell>
          <table:table-cell table:style-name="ce1" office:value-type="float" office:value="0.000028041329993" calcext:value-type="float">
            <text:p>2.80E-05</text:p>
          </table:table-cell>
          <table:table-cell office:value-type="float" office:value="0.001173373" calcext:value-type="float">
            <text:p>0.001173373</text:p>
          </table:table-cell>
          <table:table-cell table:style-name="ce1" office:value-type="float" office:value="0.0000856294662485" calcext:value-type="float">
            <text:p>8.56E-05</text:p>
          </table:table-cell>
          <table:table-cell office:value-type="float" office:value="0.001247196" calcext:value-type="float">
            <text:p>0.001247196</text:p>
          </table:table-cell>
          <table:table-cell office:value-type="float" office:value="0.000267306587116" calcext:value-type="float">
            <text:p>0.000267306587116</text:p>
          </table:table-cell>
          <table:table-cell office:value-type="float" office:value="0.001570046" calcext:value-type="float">
            <text:p>0.001570046</text:p>
          </table:table-cell>
          <table:table-cell office:value-type="float" office:value="0.000430433086559" calcext:value-type="float">
            <text:p>0.000430433086559</text:p>
          </table:table-cell>
          <table:table-cell office:value-type="float" office:value="0.001755922" calcext:value-type="float">
            <text:p>0.001755922</text:p>
          </table:table-cell>
          <table:table-cell office:value-type="float" office:value="0.00026616719924" calcext:value-type="float">
            <text:p>0.00026616719924</text:p>
          </table:table-cell>
          <table:table-cell office:value-type="float" office:value="0.001458746" calcext:value-type="float">
            <text:p>0.001458746</text:p>
          </table:table-cell>
          <table:table-cell table:style-name="ce1" office:value-type="float" office:value="0.000032182525348" calcext:value-type="float">
            <text:p>3.22E-05</text:p>
          </table:table-cell>
          <table:table-cell office:value-type="float" office:value="0.00105411" calcext:value-type="float">
            <text:p>0.00105411</text:p>
          </table:table-cell>
          <table:table-cell table:style-name="ce1" office:value-type="float" office:value="0.0000379538459477" calcext:value-type="float">
            <text:p>3.80E-05</text:p>
          </table:table-cell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3327732" calcext:value-type="float">
            <text:p>0.003327732</text:p>
          </table:table-cell>
          <table:table-cell office:value-type="float" office:value="0.000650708662781" calcext:value-type="float">
            <text:p>0.000650708662781</text:p>
          </table:table-cell>
          <table:table-cell office:value-type="float" office:value="0.002295897" calcext:value-type="float">
            <text:p>0.002295897</text:p>
          </table:table-cell>
          <table:table-cell office:value-type="float" office:value="0.0000313548309409" calcext:value-type="float">
            <text:p>3.14E-05</text:p>
          </table:table-cell>
          <table:table-cell office:value-type="float" office:value="0.003280162" calcext:value-type="float">
            <text:p>0.003280162</text:p>
          </table:table-cell>
          <table:table-cell office:value-type="float" office:value="0.000297276513921" calcext:value-type="float">
            <text:p>0.000297276513921</text:p>
          </table:table-cell>
          <table:table-cell office:value-type="float" office:value="0.003400016" calcext:value-type="float">
            <text:p>0.003400016</text:p>
          </table:table-cell>
          <table:table-cell office:value-type="float" office:value="0.000312032354241" calcext:value-type="float">
            <text:p>0.000312032354241</text:p>
          </table:table-cell>
          <table:table-cell office:value-type="float" office:value="0.003370011" calcext:value-type="float">
            <text:p>0.003370011</text:p>
          </table:table-cell>
          <table:table-cell office:value-type="float" office:value="0.000250983997651" calcext:value-type="float">
            <text:p>0.000250983997651</text:p>
          </table:table-cell>
          <table:table-cell office:value-type="float" office:value="0.003603636" calcext:value-type="float">
            <text:p>0.003603636</text:p>
          </table:table-cell>
          <table:table-cell office:value-type="float" office:value="0.000277321583774" calcext:value-type="float">
            <text:p>0.000277321583774</text:p>
          </table:table-cell>
          <table:table-cell office:value-type="float" office:value="0.004576395" calcext:value-type="float">
            <text:p>0.004576395</text:p>
          </table:table-cell>
          <table:table-cell office:value-type="float" office:value="0.000221668909475" calcext:value-type="float">
            <text:p>0.000221668909475</text:p>
          </table:table-cell>
          <table:table-cell office:value-type="float" office:value="0.005247331" calcext:value-type="float">
            <text:p>0.005247331</text:p>
          </table:table-cell>
          <table:table-cell office:value-type="float" office:value="0.000116818713821" calcext:value-type="float">
            <text:p>0.000116818713821</text:p>
          </table:table-cell>
          <table:table-cell office:value-type="float" office:value="0.005077322" calcext:value-type="float">
            <text:p>0.005077322</text:p>
          </table:table-cell>
          <table:table-cell office:value-type="float" office:value="0.000175433862422" calcext:value-type="float">
            <text:p>0.000175433862422</text:p>
          </table:table-cell>
          <table:table-cell office:value-type="float" office:value="0.003228132" calcext:value-type="float">
            <text:p>0.003228132</text:p>
          </table:table-cell>
          <table:table-cell table:style-name="ce1" office:value-type="float" office:value="0.0000364799271442" calcext:value-type="float">
            <text:p>3.65E-05</text:p>
          </table:table-cell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1081553" calcext:value-type="float">
            <text:p>0.01081553</text:p>
          </table:table-cell>
          <table:table-cell office:value-type="float" office:value="0.000201786741388" calcext:value-type="float">
            <text:p>0.000201786741388</text:p>
          </table:table-cell>
          <table:table-cell office:value-type="float" office:value="0.007902578" calcext:value-type="float">
            <text:p>0.007902578</text:p>
          </table:table-cell>
          <table:table-cell table:style-name="Default" office:value-type="float" office:value="0.000106733725358" calcext:value-type="float">
            <text:p>0.000106733725358</text:p>
          </table:table-cell>
          <table:table-cell office:value-type="float" office:value="0.01119932" calcext:value-type="float">
            <text:p>0.01119932</text:p>
          </table:table-cell>
          <table:table-cell office:value-type="float" office:value="0.000256716613322" calcext:value-type="float">
            <text:p>0.000256716613322</text:p>
          </table:table-cell>
          <table:table-cell office:value-type="float" office:value="0.01187569" calcext:value-type="float">
            <text:p>0.01187569</text:p>
          </table:table-cell>
          <table:table-cell office:value-type="float" office:value="0.000107967540904" calcext:value-type="float">
            <text:p>0.000107967540904</text:p>
          </table:table-cell>
          <table:table-cell office:value-type="float" office:value="0.01179016" calcext:value-type="float">
            <text:p>0.01179016</text:p>
          </table:table-cell>
          <table:table-cell office:value-type="float" office:value="0.000264181954132" calcext:value-type="float">
            <text:p>0.000264181954132</text:p>
          </table:table-cell>
          <table:table-cell office:value-type="float" office:value="0.01289037" calcext:value-type="float">
            <text:p>0.01289037</text:p>
          </table:table-cell>
          <table:table-cell table:style-name="ce1" office:value-type="float" office:value="0.0000900777201458" calcext:value-type="float">
            <text:p>9.01E-05</text:p>
          </table:table-cell>
          <table:table-cell office:value-type="float" office:value="0.01621052" calcext:value-type="float">
            <text:p>0.01621052</text:p>
          </table:table-cell>
          <table:table-cell office:value-type="float" office:value="0.000756440874975" calcext:value-type="float">
            <text:p>0.000756440874975</text:p>
          </table:table-cell>
          <table:table-cell office:value-type="float" office:value="0.02446523" calcext:value-type="float">
            <text:p>0.02446523</text:p>
          </table:table-cell>
          <table:table-cell office:value-type="float" office:value="0.000452616104319" calcext:value-type="float">
            <text:p>0.000452616104319</text:p>
          </table:table-cell>
          <table:table-cell office:value-type="float" office:value="0.01928901" calcext:value-type="float">
            <text:p>0.01928901</text:p>
          </table:table-cell>
          <table:table-cell office:value-type="float" office:value="0.000454557385327" calcext:value-type="float">
            <text:p>0.000454557385327</text:p>
          </table:table-cell>
          <table:table-cell office:value-type="float" office:value="0.01088023" calcext:value-type="float">
            <text:p>0.01088023</text:p>
          </table:table-cell>
          <table:table-cell office:value-type="float" office:value="0.000624409089638" calcext:value-type="float">
            <text:p>0.000624409089638</text:p>
          </table:table-cell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05906846" calcext:value-type="float">
            <text:p>0.05906846</text:p>
          </table:table-cell>
          <table:table-cell office:value-type="float" office:value="0.000525892951084" calcext:value-type="float">
            <text:p>0.000525892951084</text:p>
          </table:table-cell>
          <table:table-cell office:value-type="float" office:value="0.03312856" calcext:value-type="float">
            <text:p>0.03312856</text:p>
          </table:table-cell>
          <table:table-cell table:style-name="Default" office:value-type="float" office:value="0.000274933984804" calcext:value-type="float">
            <text:p>0.000274933984804</text:p>
          </table:table-cell>
          <table:table-cell office:value-type="float" office:value="0.06114541" calcext:value-type="float">
            <text:p>0.06114541</text:p>
          </table:table-cell>
          <table:table-cell office:value-type="float" office:value="0.000611592693892" calcext:value-type="float">
            <text:p>0.000611592693892</text:p>
          </table:table-cell>
          <table:table-cell office:value-type="float" office:value="0.06125152" calcext:value-type="float">
            <text:p>0.06125152</text:p>
          </table:table-cell>
          <table:table-cell office:value-type="float" office:value="0.000293955343547" calcext:value-type="float">
            <text:p>0.000293955343547</text:p>
          </table:table-cell>
          <table:table-cell office:value-type="float" office:value="0.06349469" calcext:value-type="float">
            <text:p>0.06349469</text:p>
          </table:table-cell>
          <table:table-cell office:value-type="float" office:value="0.000485076897569" calcext:value-type="float">
            <text:p>0.000485076897569</text:p>
          </table:table-cell>
          <table:table-cell office:value-type="float" office:value="0.06594395" calcext:value-type="float">
            <text:p>0.06594395</text:p>
          </table:table-cell>
          <table:table-cell office:value-type="float" office:value="0.000485584077283" calcext:value-type="float">
            <text:p>0.000485584077283</text:p>
          </table:table-cell>
          <table:table-cell office:value-type="float" office:value="0.1152166" calcext:value-type="float">
            <text:p>0.1152166</text:p>
          </table:table-cell>
          <table:table-cell office:value-type="float" office:value="0.000778578647993" calcext:value-type="float">
            <text:p>0.000778578647993</text:p>
          </table:table-cell>
          <table:table-cell office:value-type="float" office:value="0.1156839" calcext:value-type="float">
            <text:p>0.1156839</text:p>
          </table:table-cell>
          <table:table-cell office:value-type="float" office:value="0.000899388613325" calcext:value-type="float">
            <text:p>0.000899388613325</text:p>
          </table:table-cell>
          <table:table-cell office:value-type="float" office:value="0.07487617" calcext:value-type="float">
            <text:p>0.07487617</text:p>
          </table:table-cell>
          <table:table-cell office:value-type="float" office:value="0.00146321145358" calcext:value-type="float">
            <text:p>0.00146321145358</text:p>
          </table:table-cell>
          <table:table-cell office:value-type="float" office:value="0.06842764" calcext:value-type="float">
            <text:p>0.06842764</text:p>
          </table:table-cell>
          <table:table-cell office:value-type="float" office:value="0.000543563980084" calcext:value-type="float">
            <text:p>0.000543563980084</text:p>
          </table:table-cell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2073049" calcext:value-type="float">
            <text:p>0.2073049</text:p>
          </table:table-cell>
          <table:table-cell office:value-type="float" office:value="0.00335344828994" calcext:value-type="float">
            <text:p>0.00335344828994</text:p>
          </table:table-cell>
          <table:table-cell office:value-type="float" office:value="0.1180931" calcext:value-type="float">
            <text:p>0.1180931</text:p>
          </table:table-cell>
          <table:table-cell table:style-name="Default" office:value-type="float" office:value="0.000647277108784" calcext:value-type="float">
            <text:p>0.000647277108784</text:p>
          </table:table-cell>
          <table:table-cell office:value-type="float" office:value="0.212945" calcext:value-type="float">
            <text:p>0.212945</text:p>
          </table:table-cell>
          <table:table-cell office:value-type="float" office:value="0.00310042545468" calcext:value-type="float">
            <text:p>0.00310042545468</text:p>
          </table:table-cell>
          <table:table-cell office:value-type="float" office:value="0.2172313" calcext:value-type="float">
            <text:p>0.2172313</text:p>
          </table:table-cell>
          <table:table-cell office:value-type="float" office:value="0.00130830773223" calcext:value-type="float">
            <text:p>0.00130830773223</text:p>
          </table:table-cell>
          <table:table-cell office:value-type="float" office:value="0.2226454" calcext:value-type="float">
            <text:p>0.2226454</text:p>
          </table:table-cell>
          <table:table-cell office:value-type="float" office:value="0.00154420919711" calcext:value-type="float">
            <text:p>0.00154420919711</text:p>
          </table:table-cell>
          <table:table-cell office:value-type="float" office:value="0.2333649" calcext:value-type="float">
            <text:p>0.2333649</text:p>
          </table:table-cell>
          <table:table-cell office:value-type="float" office:value="0.00145945061581" calcext:value-type="float">
            <text:p>0.00145945061581</text:p>
          </table:table-cell>
          <table:table-cell office:value-type="float" office:value="0.4071602" calcext:value-type="float">
            <text:p>0.4071602</text:p>
          </table:table-cell>
          <table:table-cell office:value-type="float" office:value="0.00353484470192" calcext:value-type="float">
            <text:p>0.00353484470192</text:p>
          </table:table-cell>
          <table:table-cell office:value-type="float" office:value="0.408707" calcext:value-type="float">
            <text:p>0.408707</text:p>
          </table:table-cell>
          <table:table-cell office:value-type="float" office:value="0.00210781303198" calcext:value-type="float">
            <text:p>0.00210781303198</text:p>
          </table:table-cell>
          <table:table-cell office:value-type="float" office:value="0.2627716" calcext:value-type="float">
            <text:p>0.2627716</text:p>
          </table:table-cell>
          <table:table-cell office:value-type="float" office:value="0.0023420002467" calcext:value-type="float">
            <text:p>0.0023420002467</text:p>
          </table:table-cell>
          <table:table-cell office:value-type="float" office:value="0.2397347" calcext:value-type="float">
            <text:p>0.2397347</text:p>
          </table:table-cell>
          <table:table-cell office:value-type="float" office:value="0.00292470029044" calcext:value-type="float">
            <text:p>0.00292470029044</text:p>
          </table:table-cell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0.8501324" calcext:value-type="float">
            <text:p>0.8501324</text:p>
          </table:table-cell>
          <table:table-cell office:value-type="float" office:value="0.0093047669169" calcext:value-type="float">
            <text:p>0.0093047669169</text:p>
          </table:table-cell>
          <table:table-cell office:value-type="float" office:value="0.4893463" calcext:value-type="float">
            <text:p>0.4893463</text:p>
          </table:table-cell>
          <table:table-cell table:style-name="Default" office:value-type="float" office:value="0.00422476637224" calcext:value-type="float">
            <text:p>0.00422476637224</text:p>
          </table:table-cell>
          <table:table-cell office:value-type="float" office:value="0.8833078" calcext:value-type="float">
            <text:p>0.8833078</text:p>
          </table:table-cell>
          <table:table-cell office:value-type="float" office:value="0.00887842726063" calcext:value-type="float">
            <text:p>0.00887842726063</text:p>
          </table:table-cell>
          <table:table-cell office:value-type="float" office:value="0.9049298" calcext:value-type="float">
            <text:p>0.9049298</text:p>
          </table:table-cell>
          <table:table-cell office:value-type="float" office:value="0.00387890147106" calcext:value-type="float">
            <text:p>0.00387890147106</text:p>
          </table:table-cell>
          <table:table-cell office:value-type="float" office:value="0.9161602" calcext:value-type="float">
            <text:p>0.9161602</text:p>
          </table:table-cell>
          <table:table-cell office:value-type="float" office:value="0.00883543978406" calcext:value-type="float">
            <text:p>0.00883543978406</text:p>
          </table:table-cell>
          <table:table-cell office:value-type="float" office:value="0.9719417" calcext:value-type="float">
            <text:p>0.9719417</text:p>
          </table:table-cell>
          <table:table-cell office:value-type="float" office:value="0.00434699459525" calcext:value-type="float">
            <text:p>0.00434699459525</text:p>
          </table:table-cell>
          <table:table-cell office:value-type="float" office:value="1.695802" calcext:value-type="float">
            <text:p>1.695802</text:p>
          </table:table-cell>
          <table:table-cell office:value-type="float" office:value="0.0111646125474" calcext:value-type="float">
            <text:p>0.0111646125474</text:p>
          </table:table-cell>
          <table:table-cell office:value-type="float" office:value="1.69688" calcext:value-type="float">
            <text:p>1.69688</text:p>
          </table:table-cell>
          <table:table-cell office:value-type="float" office:value="0.0137569537972" calcext:value-type="float">
            <text:p>0.0137569537972</text:p>
          </table:table-cell>
          <table:table-cell office:value-type="float" office:value="1.08496" calcext:value-type="float">
            <text:p>1.08496</text:p>
          </table:table-cell>
          <table:table-cell office:value-type="float" office:value="0.005791852515" calcext:value-type="float">
            <text:p>0.005791852515</text:p>
          </table:table-cell>
          <table:table-cell office:value-type="float" office:value="0.9941295" calcext:value-type="float">
            <text:p>0.9941295</text:p>
          </table:table-cell>
          <table:table-cell office:value-type="float" office:value="0.00595845308504" calcext:value-type="float">
            <text:p>0.00595845308504</text:p>
          </table:table-cell>
        </table:table-row>
      </table:table>
      <table:table table:name="OPENCL 1D PRIMES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table:style-name="Default"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table:style-name="Default"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1857962" calcext:value-type="float">
            <text:p>0.0001857962</text:p>
          </table:table-cell>
          <table:table-cell office:value-type="float" office:value="0.000106452917323" calcext:value-type="float">
            <text:p>0.000106452917323</text:p>
          </table:table-cell>
          <table:table-cell office:value-type="float" office:value="0.0002614031" calcext:value-type="float">
            <text:p>0.0002614031</text:p>
          </table:table-cell>
          <table:table-cell office:value-type="float" office:value="0.000298526589587" calcext:value-type="float">
            <text:p>0.000298526589587</text:p>
          </table:table-cell>
          <table:table-cell office:value-type="float" office:value="0.0001512627" calcext:value-type="float">
            <text:p>0.0001512627</text:p>
          </table:table-cell>
          <table:table-cell office:value-type="float" office:value="0.00000658837622973" calcext:value-type="float">
            <text:p>6.59E-06</text:p>
          </table:table-cell>
          <table:table-cell office:value-type="float" office:value="0.0001591781" calcext:value-type="float">
            <text:p>0.0001591781</text:p>
          </table:table-cell>
          <table:table-cell office:value-type="float" office:value="0.00000685626244879" calcext:value-type="float">
            <text:p>6.86E-06</text:p>
          </table:table-cell>
          <table:table-cell office:value-type="float" office:value="0.0002389037" calcext:value-type="float">
            <text:p>0.0002389037</text:p>
          </table:table-cell>
          <table:table-cell office:value-type="float" office:value="0.000294075222596" calcext:value-type="float">
            <text:p>0.000294075222596</text:p>
          </table:table-cell>
          <table:table-cell office:value-type="float" office:value="0.0001467005" calcext:value-type="float">
            <text:p>0.0001467005</text:p>
          </table:table-cell>
          <table:table-cell table:style-name="ce1" office:value-type="float" office:value="0.00000434086057136" calcext:value-type="float">
            <text:p>4.34E-06</text:p>
          </table:table-cell>
          <table:table-cell office:value-type="float" office:value="0.0005300763" calcext:value-type="float">
            <text:p>0.0005300763</text:p>
          </table:table-cell>
          <table:table-cell office:value-type="float" office:value="0.000511957822795" calcext:value-type="float">
            <text:p>0.000511957822795</text:p>
          </table:table-cell>
          <table:table-cell office:value-type="float" office:value="0.0003900122" calcext:value-type="float">
            <text:p>0.0003900122</text:p>
          </table:table-cell>
          <table:table-cell table:style-name="ce1" office:value-type="float" office:value="0.000038378596271" calcext:value-type="float">
            <text:p>3.84E-05</text:p>
          </table:table-cell>
          <table:table-cell office:value-type="float" office:value="0.0002288762" calcext:value-type="float">
            <text:p>0.0002288762</text:p>
          </table:table-cell>
          <table:table-cell table:style-name="ce1" office:value-type="float" office:value="0.00000972985755063" calcext:value-type="float">
            <text:p>9.73E-06</text:p>
          </table:table-cell>
          <table:table-cell office:value-type="float" office:value="0.000535531" calcext:value-type="float">
            <text:p>0.000535531</text:p>
          </table:table-cell>
          <table:table-cell office:value-type="float" office:value="0.000685658888436" calcext:value-type="float">
            <text:p>0.00068565888843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1627065" calcext:value-type="float">
            <text:p>0.0001627065</text:p>
          </table:table-cell>
          <table:table-cell table:style-name="ce1" office:value-type="float" office:value="0.0000113771888956" calcext:value-type="float">
            <text:p>1.14E-05</text:p>
          </table:table-cell>
          <table:table-cell office:value-type="float" office:value="0.0002099029" calcext:value-type="float">
            <text:p>0.0002099029</text:p>
          </table:table-cell>
          <table:table-cell office:value-type="float" office:value="0.000114040340932" calcext:value-type="float">
            <text:p>0.000114040340932</text:p>
          </table:table-cell>
          <table:table-cell office:value-type="float" office:value="0.00015781" calcext:value-type="float">
            <text:p>0.00015781</text:p>
          </table:table-cell>
          <table:table-cell office:value-type="float" office:value="0.00000282521247972" calcext:value-type="float">
            <text:p>2.83E-06</text:p>
          </table:table-cell>
          <table:table-cell office:value-type="float" office:value="0.0001636416" calcext:value-type="float">
            <text:p>0.0001636416</text:p>
          </table:table-cell>
          <table:table-cell office:value-type="float" office:value="0.00000412183357797" calcext:value-type="float">
            <text:p>4.12E-06</text:p>
          </table:table-cell>
          <table:table-cell office:value-type="float" office:value="0.0001562077" calcext:value-type="float">
            <text:p>0.0001562077</text:p>
          </table:table-cell>
          <table:table-cell table:style-name="ce1" office:value-type="float" office:value="0.00000710080741966" calcext:value-type="float">
            <text:p>7.10E-06</text:p>
          </table:table-cell>
          <table:table-cell office:value-type="float" office:value="0.0002123743" calcext:value-type="float">
            <text:p>0.0002123743</text:p>
          </table:table-cell>
          <table:table-cell office:value-type="float" office:value="0.000174458603326" calcext:value-type="float">
            <text:p>0.000174458603326</text:p>
          </table:table-cell>
          <table:table-cell office:value-type="float" office:value="0.0002795626" calcext:value-type="float">
            <text:p>0.0002795626</text:p>
          </table:table-cell>
          <table:table-cell office:value-type="float" office:value="0.000116378523777" calcext:value-type="float">
            <text:p>0.000116378523777</text:p>
          </table:table-cell>
          <table:table-cell office:value-type="float" office:value="0.0005219506" calcext:value-type="float">
            <text:p>0.0005219506</text:p>
          </table:table-cell>
          <table:table-cell office:value-type="float" office:value="0.000304239356231" calcext:value-type="float">
            <text:p>0.000304239356231</text:p>
          </table:table-cell>
          <table:table-cell office:value-type="float" office:value="0.0002375809" calcext:value-type="float">
            <text:p>0.0002375809</text:p>
          </table:table-cell>
          <table:table-cell table:style-name="ce1" office:value-type="float" office:value="0.0000116722012153" calcext:value-type="float">
            <text:p>1.17E-05</text:p>
          </table:table-cell>
          <table:table-cell office:value-type="float" office:value="0.0004510714" calcext:value-type="float">
            <text:p>0.0004510714</text:p>
          </table:table-cell>
          <table:table-cell office:value-type="float" office:value="0.000419136271913" calcext:value-type="float">
            <text:p>0.000419136271913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2023777" calcext:value-type="float">
            <text:p>0.0002023777</text:p>
          </table:table-cell>
          <table:table-cell table:style-name="ce1" office:value-type="float" office:value="0.00000617906361209" calcext:value-type="float">
            <text:p>6.18E-06</text:p>
          </table:table-cell>
          <table:table-cell office:value-type="float" office:value="0.0002106327" calcext:value-type="float">
            <text:p>0.0002106327</text:p>
          </table:table-cell>
          <table:table-cell table:style-name="ce1" office:value-type="float" office:value="0.0000453196096606" calcext:value-type="float">
            <text:p>4.53E-05</text:p>
          </table:table-cell>
          <table:table-cell office:value-type="float" office:value="0.0002048255" calcext:value-type="float">
            <text:p>0.0002048255</text:p>
          </table:table-cell>
          <table:table-cell office:value-type="float" office:value="0.00000422739355606" calcext:value-type="float">
            <text:p>4.23E-06</text:p>
          </table:table-cell>
          <table:table-cell office:value-type="float" office:value="0.0002018258" calcext:value-type="float">
            <text:p>0.0002018258</text:p>
          </table:table-cell>
          <table:table-cell office:value-type="float" office:value="0.00000489691805118" calcext:value-type="float">
            <text:p>4.90E-06</text:p>
          </table:table-cell>
          <table:table-cell office:value-type="float" office:value="0.0003205165" calcext:value-type="float">
            <text:p>0.0003205165</text:p>
          </table:table-cell>
          <table:table-cell office:value-type="float" office:value="0.000368469713306" calcext:value-type="float">
            <text:p>0.000368469713306</text:p>
          </table:table-cell>
          <table:table-cell office:value-type="float" office:value="0.0001975876" calcext:value-type="float">
            <text:p>0.0001975876</text:p>
          </table:table-cell>
          <table:table-cell table:style-name="ce1" office:value-type="float" office:value="0.00000128660113823" calcext:value-type="float">
            <text:p>1.29E-06</text:p>
          </table:table-cell>
          <table:table-cell office:value-type="float" office:value="0.0004891803" calcext:value-type="float">
            <text:p>0.0004891803</text:p>
          </table:table-cell>
          <table:table-cell office:value-type="float" office:value="0.000375382972796" calcext:value-type="float">
            <text:p>0.000375382972796</text:p>
          </table:table-cell>
          <table:table-cell office:value-type="float" office:value="0.0004508931" calcext:value-type="float">
            <text:p>0.0004508931</text:p>
          </table:table-cell>
          <table:table-cell table:style-name="ce1" office:value-type="float" office:value="0.00000590070120974" calcext:value-type="float">
            <text:p>5.90E-06</text:p>
          </table:table-cell>
          <table:table-cell office:value-type="float" office:value="0.0003150942" calcext:value-type="float">
            <text:p>0.0003150942</text:p>
          </table:table-cell>
          <table:table-cell table:style-name="ce1" office:value-type="float" office:value="0.0000103371581932" calcext:value-type="float">
            <text:p>1.03E-05</text:p>
          </table:table-cell>
          <table:table-cell office:value-type="float" office:value="0.0005174471" calcext:value-type="float">
            <text:p>0.0005174471</text:p>
          </table:table-cell>
          <table:table-cell office:value-type="float" office:value="0.000514459297442" calcext:value-type="float">
            <text:p>0.000514459297442</text:p>
          </table:table-cell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03527772" calcext:value-type="float">
            <text:p>0.0003527772</text:p>
          </table:table-cell>
          <table:table-cell table:style-name="ce1" office:value-type="float" office:value="0.00000783238462056" calcext:value-type="float">
            <text:p>7.83E-06</text:p>
          </table:table-cell>
          <table:table-cell office:value-type="float" office:value="0.0002934734" calcext:value-type="float">
            <text:p>0.0002934734</text:p>
          </table:table-cell>
          <table:table-cell table:style-name="ce1" office:value-type="float" office:value="0.00000363100724318" calcext:value-type="float">
            <text:p>3.63E-06</text:p>
          </table:table-cell>
          <table:table-cell office:value-type="float" office:value="0.0003830531" calcext:value-type="float">
            <text:p>0.0003830531</text:p>
          </table:table-cell>
          <table:table-cell office:value-type="float" office:value="0.0000851866796727" calcext:value-type="float">
            <text:p>8.52E-05</text:p>
          </table:table-cell>
          <table:table-cell office:value-type="float" office:value="0.0003511149" calcext:value-type="float">
            <text:p>0.0003511149</text:p>
          </table:table-cell>
          <table:table-cell office:value-type="float" office:value="0.0000133166334622" calcext:value-type="float">
            <text:p>1.33E-05</text:p>
          </table:table-cell>
          <table:table-cell office:value-type="float" office:value="0.0003578694" calcext:value-type="float">
            <text:p>0.0003578694</text:p>
          </table:table-cell>
          <table:table-cell table:style-name="ce1" office:value-type="float" office:value="0.00000212911693745" calcext:value-type="float">
            <text:p>2.13E-06</text:p>
          </table:table-cell>
          <table:table-cell office:value-type="float" office:value="0.0003550879" calcext:value-type="float">
            <text:p>0.0003550879</text:p>
          </table:table-cell>
          <table:table-cell table:style-name="ce1" office:value-type="float" office:value="0.0000033644241855" calcext:value-type="float">
            <text:p>3.36E-06</text:p>
          </table:table-cell>
          <table:table-cell office:value-type="float" office:value="0.0006924867" calcext:value-type="float">
            <text:p>0.0006924867</text:p>
          </table:table-cell>
          <table:table-cell office:value-type="float" office:value="0.000385575607249" calcext:value-type="float">
            <text:p>0.000385575607249</text:p>
          </table:table-cell>
          <table:table-cell office:value-type="float" office:value="0.0007004621" calcext:value-type="float">
            <text:p>0.0007004621</text:p>
          </table:table-cell>
          <table:table-cell table:style-name="ce1" office:value-type="float" office:value="0.0000164768957732" calcext:value-type="float">
            <text:p>1.65E-05</text:p>
          </table:table-cell>
          <table:table-cell office:value-type="float" office:value="0.0005800887" calcext:value-type="float">
            <text:p>0.0005800887</text:p>
          </table:table-cell>
          <table:table-cell table:style-name="ce1" office:value-type="float" office:value="0.0000101795777259" calcext:value-type="float">
            <text:p>1.02E-05</text:p>
          </table:table-cell>
          <table:table-cell office:value-type="float" office:value="0.0005085099" calcext:value-type="float">
            <text:p>0.0005085099</text:p>
          </table:table-cell>
          <table:table-cell table:style-name="ce1" office:value-type="float" office:value="0.00000901984569282" calcext:value-type="float">
            <text:p>9.02E-06</text:p>
          </table:table-cell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09318045" calcext:value-type="float">
            <text:p>0.0009318045</text:p>
          </table:table-cell>
          <table:table-cell table:style-name="ce1" office:value-type="float" office:value="0.0000179141956637" calcext:value-type="float">
            <text:p>1.79E-05</text:p>
          </table:table-cell>
          <table:table-cell office:value-type="float" office:value="0.0006575339" calcext:value-type="float">
            <text:p>0.0006575339</text:p>
          </table:table-cell>
          <table:table-cell table:style-name="ce1" office:value-type="float" office:value="0.0000126025714347" calcext:value-type="float">
            <text:p>1.26E-05</text:p>
          </table:table-cell>
          <table:table-cell office:value-type="float" office:value="0.0009439178" calcext:value-type="float">
            <text:p>0.0009439178</text:p>
          </table:table-cell>
          <table:table-cell office:value-type="float" office:value="0.0000178294307182" calcext:value-type="float">
            <text:p>1.78E-05</text:p>
          </table:table-cell>
          <table:table-cell office:value-type="float" office:value="0.0009290941" calcext:value-type="float">
            <text:p>0.0009290941</text:p>
          </table:table-cell>
          <table:table-cell office:value-type="float" office:value="0.0000120248234863" calcext:value-type="float">
            <text:p>1.20E-05</text:p>
          </table:table-cell>
          <table:table-cell office:value-type="float" office:value="0.0009528131" calcext:value-type="float">
            <text:p>0.0009528131</text:p>
          </table:table-cell>
          <table:table-cell table:style-name="ce1" office:value-type="float" office:value="0.00000636482138093" calcext:value-type="float">
            <text:p>6.36E-06</text:p>
          </table:table-cell>
          <table:table-cell office:value-type="float" office:value="0.0009801782" calcext:value-type="float">
            <text:p>0.0009801782</text:p>
          </table:table-cell>
          <table:table-cell table:style-name="ce1" office:value-type="float" office:value="0.00000743938009365" calcext:value-type="float">
            <text:p>7.44E-06</text:p>
          </table:table-cell>
          <table:table-cell office:value-type="float" office:value="0.001571545" calcext:value-type="float">
            <text:p>0.001571545</text:p>
          </table:table-cell>
          <table:table-cell table:style-name="ce1" office:value-type="float" office:value="0.0000259734463764" calcext:value-type="float">
            <text:p>2.60E-05</text:p>
          </table:table-cell>
          <table:table-cell office:value-type="float" office:value="0.001651139" calcext:value-type="float">
            <text:p>0.001651139</text:p>
          </table:table-cell>
          <table:table-cell table:style-name="ce1" office:value-type="float" office:value="0.000025806200999" calcext:value-type="float">
            <text:p>2.58E-05</text:p>
          </table:table-cell>
          <table:table-cell office:value-type="float" office:value="0.001598495" calcext:value-type="float">
            <text:p>0.001598495</text:p>
          </table:table-cell>
          <table:table-cell table:style-name="ce1" office:value-type="float" office:value="0.0000181967990164" calcext:value-type="float">
            <text:p>1.82E-05</text:p>
          </table:table-cell>
          <table:table-cell office:value-type="float" office:value="0.001064753" calcext:value-type="float">
            <text:p>0.001064753</text:p>
          </table:table-cell>
          <table:table-cell table:style-name="ce1" office:value-type="float" office:value="0.0000176147987341" calcext:value-type="float">
            <text:p>1.76E-05</text:p>
          </table:table-cell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02691114" calcext:value-type="float">
            <text:p>0.002691114</text:p>
          </table:table-cell>
          <table:table-cell table:style-name="ce1" office:value-type="float" office:value="0.0000586547827357" calcext:value-type="float">
            <text:p>5.87E-05</text:p>
          </table:table-cell>
          <table:table-cell office:value-type="float" office:value="0.00196501" calcext:value-type="float">
            <text:p>0.00196501</text:p>
          </table:table-cell>
          <table:table-cell office:value-type="float" office:value="0.000323938704216" calcext:value-type="float">
            <text:p>0.000323938704216</text:p>
          </table:table-cell>
          <table:table-cell office:value-type="float" office:value="0.002771556" calcext:value-type="float">
            <text:p>0.002771556</text:p>
          </table:table-cell>
          <table:table-cell office:value-type="float" office:value="0.0000441233513888" calcext:value-type="float">
            <text:p>4.41E-05</text:p>
          </table:table-cell>
          <table:table-cell office:value-type="float" office:value="0.002806095" calcext:value-type="float">
            <text:p>0.002806095</text:p>
          </table:table-cell>
          <table:table-cell office:value-type="float" office:value="0.0000233375654495" calcext:value-type="float">
            <text:p>2.33E-05</text:p>
          </table:table-cell>
          <table:table-cell office:value-type="float" office:value="0.002934181" calcext:value-type="float">
            <text:p>0.002934181</text:p>
          </table:table-cell>
          <table:table-cell office:value-type="float" office:value="0.000290213742092" calcext:value-type="float">
            <text:p>0.000290213742092</text:p>
          </table:table-cell>
          <table:table-cell office:value-type="float" office:value="0.003177363" calcext:value-type="float">
            <text:p>0.003177363</text:p>
          </table:table-cell>
          <table:table-cell office:value-type="float" office:value="0.000338366816407" calcext:value-type="float">
            <text:p>0.000338366816407</text:p>
          </table:table-cell>
          <table:table-cell office:value-type="float" office:value="0.005070302" calcext:value-type="float">
            <text:p>0.005070302</text:p>
          </table:table-cell>
          <table:table-cell office:value-type="float" office:value="0.000108614161221" calcext:value-type="float">
            <text:p>0.000108614161221</text:p>
          </table:table-cell>
          <table:table-cell office:value-type="float" office:value="0.005817584" calcext:value-type="float">
            <text:p>0.005817584</text:p>
          </table:table-cell>
          <table:table-cell office:value-type="float" office:value="0.000679535403005" calcext:value-type="float">
            <text:p>0.000679535403005</text:p>
          </table:table-cell>
          <table:table-cell office:value-type="float" office:value="0.005933467" calcext:value-type="float">
            <text:p>0.005933467</text:p>
          </table:table-cell>
          <table:table-cell office:value-type="float" office:value="0.000469213758514" calcext:value-type="float">
            <text:p>0.000469213758514</text:p>
          </table:table-cell>
          <table:table-cell office:value-type="float" office:value="0.003358641" calcext:value-type="float">
            <text:p>0.003358641</text:p>
          </table:table-cell>
          <table:table-cell table:style-name="ce1" office:value-type="float" office:value="0.0000497691759693" calcext:value-type="float">
            <text:p>4.98E-05</text:p>
          </table:table-cell>
        </table:table-row>
        <table:table-row table:style-name="ro1">
          <table:table-cell office:value-type="float" office:value="1048573" calcext:value-type="float">
            <text:p>1048573</text:p>
          </table:table-cell>
          <table:table-cell office:value-type="float" office:value="0.009707307" calcext:value-type="float">
            <text:p>0.009707307</text:p>
          </table:table-cell>
          <table:table-cell office:value-type="float" office:value="0.000130106546769" calcext:value-type="float">
            <text:p>0.000130106546769</text:p>
          </table:table-cell>
          <table:table-cell office:value-type="float" office:value="0.006436049" calcext:value-type="float">
            <text:p>0.006436049</text:p>
          </table:table-cell>
          <table:table-cell table:style-name="ce1" office:value-type="float" office:value="0.0000701865918582" calcext:value-type="float">
            <text:p>7.02E-05</text:p>
          </table:table-cell>
          <table:table-cell office:value-type="float" office:value="0.009945728" calcext:value-type="float">
            <text:p>0.009945728</text:p>
          </table:table-cell>
          <table:table-cell table:style-name="Default" office:value-type="float" office:value="0.000119579076282" calcext:value-type="float">
            <text:p>0.000119579076282</text:p>
          </table:table-cell>
          <table:table-cell office:value-type="float" office:value="0.01006954" calcext:value-type="float">
            <text:p>0.01006954</text:p>
          </table:table-cell>
          <table:table-cell office:value-type="float" office:value="0.000077858761585" calcext:value-type="float">
            <text:p>7.79E-05</text:p>
          </table:table-cell>
          <table:table-cell office:value-type="float" office:value="0.010129669" calcext:value-type="float">
            <text:p>0.010129669</text:p>
          </table:table-cell>
          <table:table-cell office:value-type="float" office:value="0.000143970022532" calcext:value-type="float">
            <text:p>0.000143970022532</text:p>
          </table:table-cell>
          <table:table-cell office:value-type="float" office:value="0.01119479" calcext:value-type="float">
            <text:p>0.01119479</text:p>
          </table:table-cell>
          <table:table-cell table:style-name="ce1" office:value-type="float" office:value="0.0000766653833226" calcext:value-type="float">
            <text:p>7.67E-05</text:p>
          </table:table-cell>
          <table:table-cell office:value-type="float" office:value="0.0170638" calcext:value-type="float">
            <text:p>0.0170638</text:p>
          </table:table-cell>
          <table:table-cell office:value-type="float" office:value="0.000358698025271" calcext:value-type="float">
            <text:p>0.000358698025271</text:p>
          </table:table-cell>
          <table:table-cell office:value-type="float" office:value="0.02066817" calcext:value-type="float">
            <text:p>0.02066817</text:p>
          </table:table-cell>
          <table:table-cell office:value-type="float" office:value="0.000713220474016" calcext:value-type="float">
            <text:p>0.000713220474016</text:p>
          </table:table-cell>
          <table:table-cell office:value-type="float" office:value="0.02064004" calcext:value-type="float">
            <text:p>0.02064004</text:p>
          </table:table-cell>
          <table:table-cell office:value-type="float" office:value="0.000421263742143" calcext:value-type="float">
            <text:p>0.000421263742143</text:p>
          </table:table-cell>
          <table:table-cell office:value-type="float" office:value="0.010043354" calcext:value-type="float">
            <text:p>0.010043354</text:p>
          </table:table-cell>
          <table:table-cell office:value-type="float" office:value="0.000146063766227" calcext:value-type="float">
            <text:p>0.000146063766227</text:p>
          </table:table-cell>
        </table:table-row>
        <table:table-row table:style-name="ro1">
          <table:table-cell office:value-type="float" office:value="4194301" calcext:value-type="float">
            <text:p>4194301</text:p>
          </table:table-cell>
          <table:table-cell office:value-type="float" office:value="0.05101529" calcext:value-type="float">
            <text:p>0.05101529</text:p>
          </table:table-cell>
          <table:table-cell office:value-type="float" office:value="0.000822524608818" calcext:value-type="float">
            <text:p>0.000822524608818</text:p>
          </table:table-cell>
          <table:table-cell office:value-type="float" office:value="0.0324545" calcext:value-type="float">
            <text:p>0.0324545</text:p>
          </table:table-cell>
          <table:table-cell office:value-type="float" office:value="0.000215507746703" calcext:value-type="float">
            <text:p>0.000215507746703</text:p>
          </table:table-cell>
          <table:table-cell office:value-type="float" office:value="0.0525536" calcext:value-type="float">
            <text:p>0.0525536</text:p>
          </table:table-cell>
          <table:table-cell table:style-name="Default" office:value-type="float" office:value="0.00041033751961" calcext:value-type="float">
            <text:p>0.00041033751961</text:p>
          </table:table-cell>
          <table:table-cell office:value-type="float" office:value="0.05946801" calcext:value-type="float">
            <text:p>0.05946801</text:p>
          </table:table-cell>
          <table:table-cell table:style-name="Default" office:value-type="float" office:value="0.000215534072841" calcext:value-type="float">
            <text:p>0.000215534072841</text:p>
          </table:table-cell>
          <table:table-cell office:value-type="float" office:value="0.05484535" calcext:value-type="float">
            <text:p>0.05484535</text:p>
          </table:table-cell>
          <table:table-cell office:value-type="float" office:value="0.00026987199126" calcext:value-type="float">
            <text:p>0.00026987199126</text:p>
          </table:table-cell>
          <table:table-cell office:value-type="float" office:value="0.0639494" calcext:value-type="float">
            <text:p>0.0639494</text:p>
          </table:table-cell>
          <table:table-cell office:value-type="float" office:value="0.00027558166767" calcext:value-type="float">
            <text:p>0.00027558166767</text:p>
          </table:table-cell>
          <table:table-cell office:value-type="float" office:value="0.1195716" calcext:value-type="float">
            <text:p>0.1195716</text:p>
          </table:table-cell>
          <table:table-cell office:value-type="float" office:value="0.000808097518868" calcext:value-type="float">
            <text:p>0.000808097518868</text:p>
          </table:table-cell>
          <table:table-cell office:value-type="float" office:value="0.1130744" calcext:value-type="float">
            <text:p>0.1130744</text:p>
          </table:table-cell>
          <table:table-cell office:value-type="float" office:value="0.000972846819049" calcext:value-type="float">
            <text:p>0.000972846819049</text:p>
          </table:table-cell>
          <table:table-cell office:value-type="float" office:value="0.08087007" calcext:value-type="float">
            <text:p>0.08087007</text:p>
          </table:table-cell>
          <table:table-cell office:value-type="float" office:value="0.00077966663396" calcext:value-type="float">
            <text:p>0.00077966663396</text:p>
          </table:table-cell>
          <table:table-cell office:value-type="float" office:value="0.06714364" calcext:value-type="float">
            <text:p>0.06714364</text:p>
          </table:table-cell>
          <table:table-cell office:value-type="float" office:value="0.0005935029911" calcext:value-type="float">
            <text:p>0.0005935029911</text:p>
          </table:table-cell>
        </table:table-row>
        <table:table-row table:style-name="ro1">
          <table:table-cell office:value-type="float" office:value="16777213" calcext:value-type="float">
            <text:p>16777213</text:p>
          </table:table-cell>
          <table:table-cell office:value-type="float" office:value="0.2016801" calcext:value-type="float">
            <text:p>0.2016801</text:p>
          </table:table-cell>
          <table:table-cell office:value-type="float" office:value="0.00211498581293" calcext:value-type="float">
            <text:p>0.00211498581293</text:p>
          </table:table-cell>
          <table:table-cell office:value-type="float" office:value="0.1275986" calcext:value-type="float">
            <text:p>0.1275986</text:p>
          </table:table-cell>
          <table:table-cell office:value-type="float" office:value="0.000895148305528" calcext:value-type="float">
            <text:p>0.000895148305528</text:p>
          </table:table-cell>
          <table:table-cell office:value-type="float" office:value="0.2089105" calcext:value-type="float">
            <text:p>0.2089105</text:p>
          </table:table-cell>
          <table:table-cell table:style-name="Default" office:value-type="float" office:value="0.00220869283866" calcext:value-type="float">
            <text:p>0.00220869283866</text:p>
          </table:table-cell>
          <table:table-cell office:value-type="float" office:value="0.2358253" calcext:value-type="float">
            <text:p>0.2358253</text:p>
          </table:table-cell>
          <table:table-cell table:style-name="Default" office:value-type="float" office:value="0.000945572025578" calcext:value-type="float">
            <text:p>0.000945572025578</text:p>
          </table:table-cell>
          <table:table-cell office:value-type="float" office:value="0.2164679" calcext:value-type="float">
            <text:p>0.2164679</text:p>
          </table:table-cell>
          <table:table-cell office:value-type="float" office:value="0.00224746951283" calcext:value-type="float">
            <text:p>0.00224746951283</text:p>
          </table:table-cell>
          <table:table-cell office:value-type="float" office:value="0.2529721" calcext:value-type="float">
            <text:p>0.2529721</text:p>
          </table:table-cell>
          <table:table-cell office:value-type="float" office:value="0.00126725130806" calcext:value-type="float">
            <text:p>0.00126725130806</text:p>
          </table:table-cell>
          <table:table-cell office:value-type="float" office:value="0.4656675" calcext:value-type="float">
            <text:p>0.4656675</text:p>
          </table:table-cell>
          <table:table-cell office:value-type="float" office:value="0.00299355568031" calcext:value-type="float">
            <text:p>0.00299355568031</text:p>
          </table:table-cell>
          <table:table-cell office:value-type="float" office:value="0.4406745" calcext:value-type="float">
            <text:p>0.4406745</text:p>
          </table:table-cell>
          <table:table-cell office:value-type="float" office:value="0.0029379431297" calcext:value-type="float">
            <text:p>0.0029379431297</text:p>
          </table:table-cell>
          <table:table-cell office:value-type="float" office:value="0.3116974" calcext:value-type="float">
            <text:p>0.3116974</text:p>
          </table:table-cell>
          <table:table-cell office:value-type="float" office:value="0.00367333010284" calcext:value-type="float">
            <text:p>0.00367333010284</text:p>
          </table:table-cell>
          <table:table-cell office:value-type="float" office:value="0.2590474" calcext:value-type="float">
            <text:p>0.2590474</text:p>
          </table:table-cell>
          <table:table-cell office:value-type="float" office:value="0.00181774183474" calcext:value-type="float">
            <text:p>0.00181774183474</text:p>
          </table:table-cell>
        </table:table-row>
        <table:table-row table:style-name="ro1">
          <table:table-cell office:value-type="float" office:value="67108859" calcext:value-type="float">
            <text:p>67108859</text:p>
          </table:table-cell>
          <table:table-cell office:value-type="float" office:value="0.7986243" calcext:value-type="float">
            <text:p>0.7986243</text:p>
          </table:table-cell>
          <table:table-cell office:value-type="float" office:value="0.0103013103271" calcext:value-type="float">
            <text:p>0.0103013103271</text:p>
          </table:table-cell>
          <table:table-cell office:value-type="float" office:value="0.506178" calcext:value-type="float">
            <text:p>0.506178</text:p>
          </table:table-cell>
          <table:table-cell office:value-type="float" office:value="0.00589696072378" calcext:value-type="float">
            <text:p>0.00589696072378</text:p>
          </table:table-cell>
          <table:table-cell office:value-type="float" office:value="0.8298697" calcext:value-type="float">
            <text:p>0.8298697</text:p>
          </table:table-cell>
          <table:table-cell table:style-name="Default" office:value-type="float" office:value="0.00868542400999" calcext:value-type="float">
            <text:p>0.00868542400999</text:p>
          </table:table-cell>
          <table:table-cell office:value-type="float" office:value="0.9362385" calcext:value-type="float">
            <text:p>0.9362385</text:p>
          </table:table-cell>
          <table:table-cell table:style-name="Default" office:value-type="float" office:value="0.00571017447194" calcext:value-type="float">
            <text:p>0.00571017447194</text:p>
          </table:table-cell>
          <table:table-cell office:value-type="float" office:value="0.8655304" calcext:value-type="float">
            <text:p>0.8655304</text:p>
          </table:table-cell>
          <table:table-cell office:value-type="float" office:value="0.00956733465961" calcext:value-type="float">
            <text:p>0.00956733465961</text:p>
          </table:table-cell>
          <table:table-cell office:value-type="float" office:value="1.006273" calcext:value-type="float">
            <text:p>1.006273</text:p>
          </table:table-cell>
          <table:table-cell office:value-type="float" office:value="0.00520570851192" calcext:value-type="float">
            <text:p>0.00520570851192</text:p>
          </table:table-cell>
          <table:table-cell office:value-type="float" office:value="1.847806" calcext:value-type="float">
            <text:p>1.847806</text:p>
          </table:table-cell>
          <table:table-cell office:value-type="float" office:value="0.0178505998654" calcext:value-type="float">
            <text:p>0.0178505998654</text:p>
          </table:table-cell>
          <table:table-cell office:value-type="float" office:value="1.751851" calcext:value-type="float">
            <text:p>1.751851</text:p>
          </table:table-cell>
          <table:table-cell office:value-type="float" office:value="0.019415233681" calcext:value-type="float">
            <text:p>0.019415233681</text:p>
          </table:table-cell>
          <table:table-cell office:value-type="float" office:value="1.227121" calcext:value-type="float">
            <text:p>1.227121</text:p>
          </table:table-cell>
          <table:table-cell office:value-type="float" office:value="0.0151972859053" calcext:value-type="float">
            <text:p>0.0151972859053</text:p>
          </table:table-cell>
          <table:table-cell office:value-type="float" office:value="1.026021" calcext:value-type="float">
            <text:p>1.026021</text:p>
          </table:table-cell>
          <table:table-cell office:value-type="float" office:value="0.0116312972908" calcext:value-type="float">
            <text:p>0.0116312972908</text:p>
          </table:table-cell>
        </table:table-row>
      </table:table>
      <table:table table:name="OPENCL 2D POW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table:style-name="Default"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table:style-name="Default"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table:style-name="Default"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table:style-name="Default"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0.0000735313" calcext:value-type="float">
            <text:p>7.35E-05</text:p>
          </table:table-cell>
          <table:table-cell office:value-type="float" office:value="0.00000158222558091" calcext:value-type="float">
            <text:p>1.58E-06</text:p>
          </table:table-cell>
          <table:table-cell table:style-name="ce1" office:value-type="float" office:value="0.0000773639" calcext:value-type="float">
            <text:p>7.74E-05</text:p>
          </table:table-cell>
          <table:table-cell office:value-type="float" office:value="0.00000261551568954" calcext:value-type="float">
            <text:p>2.62E-06</text:p>
          </table:table-cell>
          <table:table-cell office:value-type="float" office:value="0.003093216" calcext:value-type="float">
            <text:p>0.003093216</text:p>
          </table:table-cell>
          <table:table-cell office:value-type="float" office:value="0.000281956674615" calcext:value-type="float">
            <text:p>0.000281956674615</text:p>
          </table:table-cell>
          <table:table-cell office:value-type="float" office:value="0.002114671" calcext:value-type="float">
            <text:p>0.002114671</text:p>
          </table:table-cell>
          <table:table-cell office:value-type="float" office:value="0.000417218037014" calcext:value-type="float">
            <text:p>0.000417218037014</text:p>
          </table:table-cell>
          <table:table-cell office:value-type="float" office:value="0.00306917" calcext:value-type="float">
            <text:p>0.00306917</text:p>
          </table:table-cell>
          <table:table-cell table:style-name="ce1" office:value-type="float" office:value="0.0000290114525279" calcext:value-type="float">
            <text:p>2.90E-05</text:p>
          </table:table-cell>
          <table:table-cell office:value-type="float" office:value="0.003161153" calcext:value-type="float">
            <text:p>0.003161153</text:p>
          </table:table-cell>
          <table:table-cell table:style-name="ce1" office:value-type="float" office:value="0.0000269807833055" calcext:value-type="float">
            <text:p>2.70E-05</text:p>
          </table:table-cell>
          <table:table-cell office:value-type="float" office:value="0.0002268556" calcext:value-type="float">
            <text:p>0.0002268556</text:p>
          </table:table-cell>
          <table:table-cell office:value-type="float" office:value="0.00000493524200015" calcext:value-type="float">
            <text:p>4.94E-06</text:p>
          </table:table-cell>
          <table:table-cell office:value-type="float" office:value="0.0003747082" calcext:value-type="float">
            <text:p>0.0003747082</text:p>
          </table:table-cell>
          <table:table-cell office:value-type="float" office:value="0.0000126341102118" calcext:value-type="float">
            <text:p>1.26E-05</text:p>
          </table:table-cell>
          <table:table-cell office:value-type="float" office:value="0.0002178314" calcext:value-type="float">
            <text:p>0.0002178314</text:p>
          </table:table-cell>
          <table:table-cell office:value-type="float" office:value="0.00000797613975415" calcext:value-type="float">
            <text:p>7.98E-06</text:p>
          </table:table-cell>
          <table:table-cell office:value-type="float" office:value="0.0004391592" calcext:value-type="float">
            <text:p>0.0004391592</text:p>
          </table:table-cell>
          <table:table-cell office:value-type="float" office:value="0.000419085542648" calcext:value-type="float">
            <text:p>0.0004190855426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913043" calcext:value-type="float">
            <text:p>9.13E-05</text:p>
          </table:table-cell>
          <table:table-cell office:value-type="float" office:value="0.00000132549513181" calcext:value-type="float">
            <text:p>1.33E-06</text:p>
          </table:table-cell>
          <table:table-cell table:style-name="ce1" office:value-type="float" office:value="0.0000923839" calcext:value-type="float">
            <text:p>9.24E-05</text:p>
          </table:table-cell>
          <table:table-cell office:value-type="float" office:value="0.00000200518253256" calcext:value-type="float">
            <text:p>2.01E-06</text:p>
          </table:table-cell>
          <table:table-cell office:value-type="float" office:value="0.01038594" calcext:value-type="float">
            <text:p>0.01038594</text:p>
          </table:table-cell>
          <table:table-cell office:value-type="float" office:value="0.000186943415087" calcext:value-type="float">
            <text:p>0.000186943415087</text:p>
          </table:table-cell>
          <table:table-cell office:value-type="float" office:value="0.00707963" calcext:value-type="float">
            <text:p>0.00707963</text:p>
          </table:table-cell>
          <table:table-cell office:value-type="float" office:value="0.000208115296571" calcext:value-type="float">
            <text:p>0.000208115296571</text:p>
          </table:table-cell>
          <table:table-cell office:value-type="float" office:value="0.01112069" calcext:value-type="float">
            <text:p>0.01112069</text:p>
          </table:table-cell>
          <table:table-cell table:style-name="ce1" office:value-type="float" office:value="0.0000949543568715" calcext:value-type="float">
            <text:p>9.50E-05</text:p>
          </table:table-cell>
          <table:table-cell office:value-type="float" office:value="0.01151875" calcext:value-type="float">
            <text:p>0.01151875</text:p>
          </table:table-cell>
          <table:table-cell table:style-name="ce1" office:value-type="float" office:value="0.0000529305047523" calcext:value-type="float">
            <text:p>5.29E-05</text:p>
          </table:table-cell>
          <table:table-cell office:value-type="float" office:value="0.0002321386" calcext:value-type="float">
            <text:p>0.0002321386</text:p>
          </table:table-cell>
          <table:table-cell office:value-type="float" office:value="0.00000649666523345" calcext:value-type="float">
            <text:p>6.50E-06</text:p>
          </table:table-cell>
          <table:table-cell office:value-type="float" office:value="0.0003773864" calcext:value-type="float">
            <text:p>0.0003773864</text:p>
          </table:table-cell>
          <table:table-cell office:value-type="float" office:value="0.00000390184501087" calcext:value-type="float">
            <text:p>3.90E-06</text:p>
          </table:table-cell>
          <table:table-cell office:value-type="float" office:value="0.0002361673" calcext:value-type="float">
            <text:p>0.0002361673</text:p>
          </table:table-cell>
          <table:table-cell office:value-type="float" office:value="0.0000330486291027" calcext:value-type="float">
            <text:p>3.30E-05</text:p>
          </table:table-cell>
          <table:table-cell office:value-type="float" office:value="0.0003179773" calcext:value-type="float">
            <text:p>0.0003179773</text:p>
          </table:table-cell>
          <table:table-cell table:style-name="ce1" office:value-type="float" office:value="0.0000132709410539" calcext:value-type="float">
            <text:p>1.33E-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359821" calcext:value-type="float">
            <text:p>0.0001359821</text:p>
          </table:table-cell>
          <table:table-cell office:value-type="float" office:value="0.0000068940765307" calcext:value-type="float">
            <text:p>6.89E-06</text:p>
          </table:table-cell>
          <table:table-cell office:value-type="float" office:value="0.0001265136" calcext:value-type="float">
            <text:p>0.0001265136</text:p>
          </table:table-cell>
          <table:table-cell office:value-type="float" office:value="0.00000529377202632" calcext:value-type="float">
            <text:p>5.29E-06</text:p>
          </table:table-cell>
          <table:table-cell office:value-type="float" office:value="0.05675354" calcext:value-type="float">
            <text:p>0.05675354</text:p>
          </table:table-cell>
          <table:table-cell office:value-type="float" office:value="0.000671602220564" calcext:value-type="float">
            <text:p>0.000671602220564</text:p>
          </table:table-cell>
          <table:table-cell office:value-type="float" office:value="0.03502419" calcext:value-type="float">
            <text:p>0.03502419</text:p>
          </table:table-cell>
          <table:table-cell office:value-type="float" office:value="0.000259470411287" calcext:value-type="float">
            <text:p>0.000259470411287</text:p>
          </table:table-cell>
          <table:table-cell office:value-type="float" office:value="0.05897581" calcext:value-type="float">
            <text:p>0.05897581</text:p>
          </table:table-cell>
          <table:table-cell office:value-type="float" office:value="0.000666587067665" calcext:value-type="float">
            <text:p>0.000666587067665</text:p>
          </table:table-cell>
          <table:table-cell office:value-type="float" office:value="0.06590329" calcext:value-type="float">
            <text:p>0.06590329</text:p>
          </table:table-cell>
          <table:table-cell office:value-type="float" office:value="0.000237056413586" calcext:value-type="float">
            <text:p>0.000237056413586</text:p>
          </table:table-cell>
          <table:table-cell office:value-type="float" office:value="0.0002556888" calcext:value-type="float">
            <text:p>0.0002556888</text:p>
          </table:table-cell>
          <table:table-cell office:value-type="float" office:value="0.00000539712542419" calcext:value-type="float">
            <text:p>5.40E-06</text:p>
          </table:table-cell>
          <table:table-cell office:value-type="float" office:value="0.0004055261" calcext:value-type="float">
            <text:p>0.0004055261</text:p>
          </table:table-cell>
          <table:table-cell office:value-type="float" office:value="0.00001323843661" calcext:value-type="float">
            <text:p>1.32E-05</text:p>
          </table:table-cell>
          <table:table-cell office:value-type="float" office:value="0.0002525619" calcext:value-type="float">
            <text:p>0.0002525619</text:p>
          </table:table-cell>
          <table:table-cell office:value-type="float" office:value="0.0000176516336257" calcext:value-type="float">
            <text:p>1.77E-05</text:p>
          </table:table-cell>
          <table:table-cell office:value-type="float" office:value="0.0003276215" calcext:value-type="float">
            <text:p>0.0003276215</text:p>
          </table:table-cell>
          <table:table-cell table:style-name="ce1" office:value-type="float" office:value="0.00000986380946525" calcext:value-type="float">
            <text:p>9.86E-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378045" calcext:value-type="float">
            <text:p>0.0001378045</text:p>
          </table:table-cell>
          <table:table-cell office:value-type="float" office:value="0.00000220210324967" calcext:value-type="float">
            <text:p>2.20E-06</text:p>
          </table:table-cell>
          <table:table-cell office:value-type="float" office:value="0.000132641" calcext:value-type="float">
            <text:p>0.000132641</text:p>
          </table:table-cell>
          <table:table-cell office:value-type="float" office:value="0.00000199664401768" calcext:value-type="float">
            <text:p>2.00E-06</text:p>
          </table:table-cell>
          <table:table-cell office:value-type="float" office:value="0.2174084" calcext:value-type="float">
            <text:p>0.2174084</text:p>
          </table:table-cell>
          <table:table-cell office:value-type="float" office:value="0.00217869064654" calcext:value-type="float">
            <text:p>0.00217869064654</text:p>
          </table:table-cell>
          <table:table-cell office:value-type="float" office:value="0.1383978" calcext:value-type="float">
            <text:p>0.1383978</text:p>
          </table:table-cell>
          <table:table-cell office:value-type="float" office:value="0.000509155684552" calcext:value-type="float">
            <text:p>0.000509155684552</text:p>
          </table:table-cell>
          <table:table-cell office:value-type="float" office:value="0.2281088" calcext:value-type="float">
            <text:p>0.2281088</text:p>
          </table:table-cell>
          <table:table-cell office:value-type="float" office:value="0.00149752060271" calcext:value-type="float">
            <text:p>0.00149752060271</text:p>
          </table:table-cell>
          <table:table-cell office:value-type="float" office:value="0.2604324" calcext:value-type="float">
            <text:p>0.2604324</text:p>
          </table:table-cell>
          <table:table-cell office:value-type="float" office:value="0.000462391416683" calcext:value-type="float">
            <text:p>0.000462391416683</text:p>
          </table:table-cell>
          <table:table-cell office:value-type="float" office:value="0.0002895261" calcext:value-type="float">
            <text:p>0.0002895261</text:p>
          </table:table-cell>
          <table:table-cell office:value-type="float" office:value="0.00000733589628622" calcext:value-type="float">
            <text:p>7.34E-06</text:p>
          </table:table-cell>
          <table:table-cell office:value-type="float" office:value="0.0005459602" calcext:value-type="float">
            <text:p>0.0005459602</text:p>
          </table:table-cell>
          <table:table-cell table:style-name="Default" office:value-type="float" office:value="0.00024158120524" calcext:value-type="float">
            <text:p>0.00024158120524</text:p>
          </table:table-cell>
          <table:table-cell office:value-type="float" office:value="0.0002933553" calcext:value-type="float">
            <text:p>0.0002933553</text:p>
          </table:table-cell>
          <table:table-cell office:value-type="float" office:value="0.0000100391571918" calcext:value-type="float">
            <text:p>1.00E-05</text:p>
          </table:table-cell>
          <table:table-cell office:value-type="float" office:value="0.0003603957" calcext:value-type="float">
            <text:p>0.0003603957</text:p>
          </table:table-cell>
          <table:table-cell table:style-name="ce1" office:value-type="float" office:value="0.0000319091419678" calcext:value-type="float">
            <text:p>3.19E-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795466" calcext:value-type="float">
            <text:p>0.0001795466</text:p>
          </table:table-cell>
          <table:table-cell office:value-type="float" office:value="0.00000490878790651" calcext:value-type="float">
            <text:p>4.91E-06</text:p>
          </table:table-cell>
          <table:table-cell office:value-type="float" office:value="0.0001935988" calcext:value-type="float">
            <text:p>0.0001935988</text:p>
          </table:table-cell>
          <table:table-cell office:value-type="float" office:value="0.00000615263283842" calcext:value-type="float">
            <text:p>6.15E-06</text:p>
          </table:table-cell>
          <table:table-cell office:value-type="float" office:value="0.869701" calcext:value-type="float">
            <text:p>0.869701</text:p>
          </table:table-cell>
          <table:table-cell office:value-type="float" office:value="0.00662340754865" calcext:value-type="float">
            <text:p>0.00662340754865</text:p>
          </table:table-cell>
          <table:table-cell office:value-type="float" office:value="0.5491277" calcext:value-type="float">
            <text:p>0.5491277</text:p>
          </table:table-cell>
          <table:table-cell office:value-type="float" office:value="0.00278210663786" calcext:value-type="float">
            <text:p>0.00278210663786</text:p>
          </table:table-cell>
          <table:table-cell office:value-type="float" office:value="0.9155632" calcext:value-type="float">
            <text:p>0.9155632</text:p>
          </table:table-cell>
          <table:table-cell office:value-type="float" office:value="0.0084092416992" calcext:value-type="float">
            <text:p>0.0084092416992</text:p>
          </table:table-cell>
          <table:table-cell office:value-type="float" office:value="1.038128" calcext:value-type="float">
            <text:p>1.038128</text:p>
          </table:table-cell>
          <table:table-cell office:value-type="float" office:value="0.00463306665899" calcext:value-type="float">
            <text:p>0.00463306665899</text:p>
          </table:table-cell>
          <table:table-cell office:value-type="float" office:value="0.0004015436" calcext:value-type="float">
            <text:p>0.0004015436</text:p>
          </table:table-cell>
          <table:table-cell office:value-type="float" office:value="0.0000106498129791" calcext:value-type="float">
            <text:p>1.06E-05</text:p>
          </table:table-cell>
          <table:table-cell office:value-type="float" office:value="0.0005219583" calcext:value-type="float">
            <text:p>0.0005219583</text:p>
          </table:table-cell>
          <table:table-cell office:value-type="float" office:value="0.0000178416869036" calcext:value-type="float">
            <text:p>1.78E-05</text:p>
          </table:table-cell>
          <table:table-cell office:value-type="float" office:value="0.0003766532" calcext:value-type="float">
            <text:p>0.0003766532</text:p>
          </table:table-cell>
          <table:table-cell office:value-type="float" office:value="0.00000754671617769" calcext:value-type="float">
            <text:p>7.55E-06</text:p>
          </table:table-cell>
          <table:table-cell office:value-type="float" office:value="0.0004666849" calcext:value-type="float">
            <text:p>0.0004666849</text:p>
          </table:table-cell>
          <table:table-cell office:value-type="float" office:value="0.000220520296094" calcext:value-type="float">
            <text:p>0.000220520296094</text:p>
          </table:table-cell>
        </table:table-row>
      </table:table>
      <table:table table:name="OPENCL 2D PROD I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table:style-name="Default"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table:style-name="Default"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table:style-name="Default"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 office:value-type="float" office:value="0.0000905556" calcext:value-type="float">
            <text:p>9.06E-05</text:p>
          </table:table-cell>
          <table:table-cell office:value-type="float" office:value="0.00000167128767389" calcext:value-type="float">
            <text:p>1.67E-06</text:p>
          </table:table-cell>
          <table:table-cell table:style-name="ce1" office:value-type="float" office:value="0.0000935404" calcext:value-type="float">
            <text:p>9.35E-05</text:p>
          </table:table-cell>
          <table:table-cell office:value-type="float" office:value="0.00000159708513653" calcext:value-type="float">
            <text:p>1.60E-06</text:p>
          </table:table-cell>
          <table:table-cell office:value-type="float" office:value="0.002935741" calcext:value-type="float">
            <text:p>0.002935741</text:p>
          </table:table-cell>
          <table:table-cell office:value-type="float" office:value="0.000203107959166" calcext:value-type="float">
            <text:p>0.000203107959166</text:p>
          </table:table-cell>
          <table:table-cell office:value-type="float" office:value="0.001954652" calcext:value-type="float">
            <text:p>0.001954652</text:p>
          </table:table-cell>
          <table:table-cell table:style-name="ce1" office:value-type="float" office:value="0.0000124423272207" calcext:value-type="float">
            <text:p>1.24E-05</text:p>
          </table:table-cell>
          <table:table-cell office:value-type="float" office:value="0.003063903" calcext:value-type="float">
            <text:p>0.003063903</text:p>
          </table:table-cell>
          <table:table-cell table:style-name="ce1" office:value-type="float" office:value="0.0000341987914179" calcext:value-type="float">
            <text:p>3.42E-05</text:p>
          </table:table-cell>
          <table:table-cell office:value-type="float" office:value="0.0031653" calcext:value-type="float">
            <text:p>0.0031653</text:p>
          </table:table-cell>
          <table:table-cell office:value-type="float" office:value="0.000253564247567" calcext:value-type="float">
            <text:p>0.000253564247567</text:p>
          </table:table-cell>
          <table:table-cell office:value-type="float" office:value="0.0002285327" calcext:value-type="float">
            <text:p>0.0002285327</text:p>
          </table:table-cell>
          <table:table-cell office:value-type="float" office:value="0.00000450286422551" calcext:value-type="float">
            <text:p>4.50E-06</text:p>
          </table:table-cell>
          <table:table-cell office:value-type="float" office:value="0.000566975" calcext:value-type="float">
            <text:p>0.000566975</text:p>
          </table:table-cell>
          <table:table-cell office:value-type="float" office:value="0.000407347157596" calcext:value-type="float">
            <text:p>0.000407347157596</text:p>
          </table:table-cell>
          <table:table-cell office:value-type="float" office:value="0.0002834495" calcext:value-type="float">
            <text:p>0.0002834495</text:p>
          </table:table-cell>
          <table:table-cell office:value-type="float" office:value="0.000195788947516" calcext:value-type="float">
            <text:p>0.000195788947516</text:p>
          </table:table-cell>
          <table:table-cell office:value-type="float" office:value="0.0003789973" calcext:value-type="float">
            <text:p>0.0003789973</text:p>
          </table:table-cell>
          <table:table-cell table:style-name="Default" office:value-type="float" office:value="0.000212234671657" calcext:value-type="float">
            <text:p>0.00021223467165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001146784" calcext:value-type="float">
            <text:p>0.0001146784</text:p>
          </table:table-cell>
          <table:table-cell office:value-type="float" office:value="0.00000269830000803" calcext:value-type="float">
            <text:p>2.70E-06</text:p>
          </table:table-cell>
          <table:table-cell office:value-type="float" office:value="0.00011191" calcext:value-type="float">
            <text:p>0.00011191</text:p>
          </table:table-cell>
          <table:table-cell office:value-type="float" office:value="0.00000263703549886" calcext:value-type="float">
            <text:p>2.64E-06</text:p>
          </table:table-cell>
          <table:table-cell office:value-type="float" office:value="0.01063607" calcext:value-type="float">
            <text:p>0.01063607</text:p>
          </table:table-cell>
          <table:table-cell office:value-type="float" office:value="0.000586532530215" calcext:value-type="float">
            <text:p>0.000586532530215</text:p>
          </table:table-cell>
          <table:table-cell office:value-type="float" office:value="0.007113574" calcext:value-type="float">
            <text:p>0.007113574</text:p>
          </table:table-cell>
          <table:table-cell office:value-type="float" office:value="0.000112744897317" calcext:value-type="float">
            <text:p>0.000112744897317</text:p>
          </table:table-cell>
          <table:table-cell office:value-type="float" office:value="0.01132976" calcext:value-type="float">
            <text:p>0.01132976</text:p>
          </table:table-cell>
          <table:table-cell table:style-name="ce1" office:value-type="float" office:value="0.0000772835069368" calcext:value-type="float">
            <text:p>7.73E-05</text:p>
          </table:table-cell>
          <table:table-cell office:value-type="float" office:value="0.01239061" calcext:value-type="float">
            <text:p>0.01239061</text:p>
          </table:table-cell>
          <table:table-cell office:value-type="float" office:value="0.00183014486461" calcext:value-type="float">
            <text:p>0.00183014486461</text:p>
          </table:table-cell>
          <table:table-cell office:value-type="float" office:value="0.00024343" calcext:value-type="float">
            <text:p>0.00024343</text:p>
          </table:table-cell>
          <table:table-cell office:value-type="float" office:value="0.0000109963924286" calcext:value-type="float">
            <text:p>1.10E-05</text:p>
          </table:table-cell>
          <table:table-cell office:value-type="float" office:value="0.00041151" calcext:value-type="float">
            <text:p>0.00041151</text:p>
          </table:table-cell>
          <table:table-cell table:style-name="ce1" office:value-type="float" office:value="0.00000550040479318" calcext:value-type="float">
            <text:p>5.50E-06</text:p>
          </table:table-cell>
          <table:table-cell office:value-type="float" office:value="0.0002316674" calcext:value-type="float">
            <text:p>0.0002316674</text:p>
          </table:table-cell>
          <table:table-cell table:style-name="ce1" office:value-type="float" office:value="0.00000497454072029" calcext:value-type="float">
            <text:p>4.97E-06</text:p>
          </table:table-cell>
          <table:table-cell office:value-type="float" office:value="0.0003366148" calcext:value-type="float">
            <text:p>0.0003366148</text:p>
          </table:table-cell>
          <table:table-cell office:value-type="float" office:value="0.00000673175944972" calcext:value-type="float">
            <text:p>6.73E-06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001566764" calcext:value-type="float">
            <text:p>0.0001566764</text:p>
          </table:table-cell>
          <table:table-cell office:value-type="float" office:value="0.00000426679557618" calcext:value-type="float">
            <text:p>4.27E-06</text:p>
          </table:table-cell>
          <table:table-cell office:value-type="float" office:value="0.0001213648" calcext:value-type="float">
            <text:p>0.0001213648</text:p>
          </table:table-cell>
          <table:table-cell office:value-type="float" office:value="0.00000413592754074" calcext:value-type="float">
            <text:p>4.14E-06</text:p>
          </table:table-cell>
          <table:table-cell office:value-type="float" office:value="0.05569601" calcext:value-type="float">
            <text:p>0.05569601</text:p>
          </table:table-cell>
          <table:table-cell office:value-type="float" office:value="0.000617940602054" calcext:value-type="float">
            <text:p>0.000617940602054</text:p>
          </table:table-cell>
          <table:table-cell office:value-type="float" office:value="0.03521004" calcext:value-type="float">
            <text:p>0.03521004</text:p>
          </table:table-cell>
          <table:table-cell office:value-type="float" office:value="0.000116010624035" calcext:value-type="float">
            <text:p>0.000116010624035</text:p>
          </table:table-cell>
          <table:table-cell office:value-type="float" office:value="0.05840038" calcext:value-type="float">
            <text:p>0.05840038</text:p>
          </table:table-cell>
          <table:table-cell office:value-type="float" office:value="0.0004547413619" calcext:value-type="float">
            <text:p>0.0004547413619</text:p>
          </table:table-cell>
          <table:table-cell office:value-type="float" office:value="0.06634765" calcext:value-type="float">
            <text:p>0.06634765</text:p>
          </table:table-cell>
          <table:table-cell office:value-type="float" office:value="0.000289681285592" calcext:value-type="float">
            <text:p>0.000289681285592</text:p>
          </table:table-cell>
          <table:table-cell office:value-type="float" office:value="0.0002603193" calcext:value-type="float">
            <text:p>0.0002603193</text:p>
          </table:table-cell>
          <table:table-cell office:value-type="float" office:value="0.00000428284744456" calcext:value-type="float">
            <text:p>4.28E-06</text:p>
          </table:table-cell>
          <table:table-cell office:value-type="float" office:value="0.0005893247" calcext:value-type="float">
            <text:p>0.0005893247</text:p>
          </table:table-cell>
          <table:table-cell office:value-type="float" office:value="0.000488930207726" calcext:value-type="float">
            <text:p>0.000488930207726</text:p>
          </table:table-cell>
          <table:table-cell office:value-type="float" office:value="0.0003211164" calcext:value-type="float">
            <text:p>0.0003211164</text:p>
          </table:table-cell>
          <table:table-cell office:value-type="float" office:value="0.000211323004945" calcext:value-type="float">
            <text:p>0.000211323004945</text:p>
          </table:table-cell>
          <table:table-cell office:value-type="float" office:value="0.0003428789" calcext:value-type="float">
            <text:p>0.0003428789</text:p>
          </table:table-cell>
          <table:table-cell office:value-type="float" office:value="0.00000494013284684" calcext:value-type="float">
            <text:p>4.94E-06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0001955509" calcext:value-type="float">
            <text:p>0.0001955509</text:p>
          </table:table-cell>
          <table:table-cell office:value-type="float" office:value="0.0000020033212673" calcext:value-type="float">
            <text:p>2.00E-06</text:p>
          </table:table-cell>
          <table:table-cell office:value-type="float" office:value="0.0001562228" calcext:value-type="float">
            <text:p>0.0001562228</text:p>
          </table:table-cell>
          <table:table-cell office:value-type="float" office:value="0.00000161305216558" calcext:value-type="float">
            <text:p>1.61E-06</text:p>
          </table:table-cell>
          <table:table-cell office:value-type="float" office:value="0.2249571" calcext:value-type="float">
            <text:p>0.2249571</text:p>
          </table:table-cell>
          <table:table-cell office:value-type="float" office:value="0.00204156162723" calcext:value-type="float">
            <text:p>0.00204156162723</text:p>
          </table:table-cell>
          <table:table-cell office:value-type="float" office:value="0.1414073" calcext:value-type="float">
            <text:p>0.1414073</text:p>
          </table:table-cell>
          <table:table-cell office:value-type="float" office:value="0.000809357090535" calcext:value-type="float">
            <text:p>0.000809357090535</text:p>
          </table:table-cell>
          <table:table-cell office:value-type="float" office:value="0.2347198" calcext:value-type="float">
            <text:p>0.2347198</text:p>
          </table:table-cell>
          <table:table-cell office:value-type="float" office:value="0.00222213369935" calcext:value-type="float">
            <text:p>0.00222213369935</text:p>
          </table:table-cell>
          <table:table-cell office:value-type="float" office:value="0.2647148" calcext:value-type="float">
            <text:p>0.2647148</text:p>
          </table:table-cell>
          <table:table-cell office:value-type="float" office:value="0.00139550928975" calcext:value-type="float">
            <text:p>0.00139550928975</text:p>
          </table:table-cell>
          <table:table-cell office:value-type="float" office:value="0.0003000166" calcext:value-type="float">
            <text:p>0.0003000166</text:p>
          </table:table-cell>
          <table:table-cell office:value-type="float" office:value="0.00000743725073457" calcext:value-type="float">
            <text:p>7.44E-06</text:p>
          </table:table-cell>
          <table:table-cell office:value-type="float" office:value="0.0005949364" calcext:value-type="float">
            <text:p>0.0005949364</text:p>
          </table:table-cell>
          <table:table-cell office:value-type="float" office:value="0.000482475307979" calcext:value-type="float">
            <text:p>0.000482475307979</text:p>
          </table:table-cell>
          <table:table-cell office:value-type="float" office:value="0.0003006599" calcext:value-type="float">
            <text:p>0.0003006599</text:p>
          </table:table-cell>
          <table:table-cell table:style-name="ce1" office:value-type="float" office:value="0.00000855795382411" calcext:value-type="float">
            <text:p>8.56E-06</text:p>
          </table:table-cell>
          <table:table-cell office:value-type="float" office:value="0.0003490618" calcext:value-type="float">
            <text:p>0.0003490618</text:p>
          </table:table-cell>
          <table:table-cell office:value-type="float" office:value="0.0000103764989578" calcext:value-type="float">
            <text:p>1.04E-05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0.0002388126" calcext:value-type="float">
            <text:p>0.0002388126</text:p>
          </table:table-cell>
          <table:table-cell office:value-type="float" office:value="0.00000711003485224" calcext:value-type="float">
            <text:p>7.11E-06</text:p>
          </table:table-cell>
          <table:table-cell office:value-type="float" office:value="0.0001824561" calcext:value-type="float">
            <text:p>0.0001824561</text:p>
          </table:table-cell>
          <table:table-cell office:value-type="float" office:value="0.00000663031322287" calcext:value-type="float">
            <text:p>6.63E-06</text:p>
          </table:table-cell>
          <table:table-cell office:value-type="float" office:value="0.8855777" calcext:value-type="float">
            <text:p>0.8855777</text:p>
          </table:table-cell>
          <table:table-cell office:value-type="float" office:value="0.00801262813106" calcext:value-type="float">
            <text:p>0.00801262813106</text:p>
          </table:table-cell>
          <table:table-cell office:value-type="float" office:value="0.5568205" calcext:value-type="float">
            <text:p>0.5568205</text:p>
          </table:table-cell>
          <table:table-cell office:value-type="float" office:value="0.00264797579923" calcext:value-type="float">
            <text:p>0.00264797579923</text:p>
          </table:table-cell>
          <table:table-cell office:value-type="float" office:value="0.9260123" calcext:value-type="float">
            <text:p>0.9260123</text:p>
          </table:table-cell>
          <table:table-cell office:value-type="float" office:value="0.006659367505" calcext:value-type="float">
            <text:p>0.006659367505</text:p>
          </table:table-cell>
          <table:table-cell office:value-type="float" office:value="1.051142" calcext:value-type="float">
            <text:p>1.051142</text:p>
          </table:table-cell>
          <table:table-cell office:value-type="float" office:value="0.00396886997631" calcext:value-type="float">
            <text:p>0.00396886997631</text:p>
          </table:table-cell>
          <table:table-cell office:value-type="float" office:value="0.0004689543" calcext:value-type="float">
            <text:p>0.0004689543</text:p>
          </table:table-cell>
          <table:table-cell table:style-name="Default" office:value-type="float" office:value="0.000359479962402" calcext:value-type="float">
            <text:p>0.000359479962402</text:p>
          </table:table-cell>
          <table:table-cell office:value-type="float" office:value="0.0007151492" calcext:value-type="float">
            <text:p>0.0007151492</text:p>
          </table:table-cell>
          <table:table-cell office:value-type="float" office:value="0.000574230534933" calcext:value-type="float">
            <text:p>0.000574230534933</text:p>
          </table:table-cell>
          <table:table-cell office:value-type="float" office:value="0.0005805407" calcext:value-type="float">
            <text:p>0.0005805407</text:p>
          </table:table-cell>
          <table:table-cell office:value-type="float" office:value="0.000564725286734" calcext:value-type="float">
            <text:p>0.000564725286734</text:p>
          </table:table-cell>
          <table:table-cell office:value-type="float" office:value="0.0004296495" calcext:value-type="float">
            <text:p>0.0004296495</text:p>
          </table:table-cell>
          <table:table-cell office:value-type="float" office:value="0.0000874100085971" calcext:value-type="float">
            <text:p>8.74E-05</text:p>
          </table:table-cell>
        </table:table-row>
      </table:table>
      <table:table table:name="OPENCL 2D PRIMES" table:style-name="ta1">
        <table:table-column table:style-name="co1" table:number-columns-repeated="18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table:style-name="Default"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table:style-name="Default"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2753661" calcext:value-type="float">
            <text:p>0.0002753661</text:p>
          </table:table-cell>
          <table:table-cell office:value-type="float" office:value="0.000389925700562" calcext:value-type="float">
            <text:p>0.000389925700562</text:p>
          </table:table-cell>
          <table:table-cell office:value-type="float" office:value="0.0002786002" calcext:value-type="float">
            <text:p>0.0002786002</text:p>
          </table:table-cell>
          <table:table-cell office:value-type="float" office:value="0.000346236970962" calcext:value-type="float">
            <text:p>0.000346236970962</text:p>
          </table:table-cell>
          <table:table-cell office:value-type="float" office:value="0.002729406" calcext:value-type="float">
            <text:p>0.002729406</text:p>
          </table:table-cell>
          <table:table-cell table:style-name="ce1" office:value-type="float" office:value="0.000048251556843" calcext:value-type="float">
            <text:p>4.83E-05</text:p>
          </table:table-cell>
          <table:table-cell office:value-type="float" office:value="0.001894306" calcext:value-type="float">
            <text:p>0.001894306</text:p>
          </table:table-cell>
          <table:table-cell table:style-name="ce1" office:value-type="float" office:value="0.0000154958425966" calcext:value-type="float">
            <text:p>1.55E-05</text:p>
          </table:table-cell>
          <table:table-cell office:value-type="float" office:value="0.00277925" calcext:value-type="float">
            <text:p>0.00277925</text:p>
          </table:table-cell>
          <table:table-cell table:style-name="ce1" office:value-type="float" office:value="0.0000220203284868" calcext:value-type="float">
            <text:p>2.20E-05</text:p>
          </table:table-cell>
          <table:table-cell office:value-type="float" office:value="0.003035266" calcext:value-type="float">
            <text:p>0.003035266</text:p>
          </table:table-cell>
          <table:table-cell table:style-name="ce1" office:value-type="float" office:value="0.0000292150357788" calcext:value-type="float">
            <text:p>2.92E-05</text:p>
          </table:table-cell>
          <table:table-cell office:value-type="float" office:value="0.0004689385" calcext:value-type="float">
            <text:p>0.0004689385</text:p>
          </table:table-cell>
          <table:table-cell office:value-type="float" office:value="0.000413890723852" calcext:value-type="float">
            <text:p>0.000413890723852</text:p>
          </table:table-cell>
          <table:table-cell office:value-type="float" office:value="0.000502963" calcext:value-type="float">
            <text:p>0.000502963</text:p>
          </table:table-cell>
          <table:table-cell office:value-type="float" office:value="0.000383617843176" calcext:value-type="float">
            <text:p>0.000383617843176</text:p>
          </table:table-cell>
          <table:table-cell office:value-type="float" office:value="0.0003057574" calcext:value-type="float">
            <text:p>0.0003057574</text:p>
          </table:table-cell>
          <table:table-cell table:style-name="Default" office:value-type="float" office:value="0.000238337515724" calcext:value-type="float">
            <text:p>0.000238337515724</text:p>
          </table:table-cell>
          <table:table-cell office:value-type="float" office:value="0.0003161754" calcext:value-type="float">
            <text:p>0.0003161754</text:p>
          </table:table-cell>
          <table:table-cell office:value-type="float" office:value="0.00000952726737318" calcext:value-type="float">
            <text:p>9.53E-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001606224" calcext:value-type="float">
            <text:p>0.0001606224</text:p>
          </table:table-cell>
          <table:table-cell table:style-name="ce1" office:value-type="float" office:value="0.0000038664819841" calcext:value-type="float">
            <text:p>3.87E-06</text:p>
          </table:table-cell>
          <table:table-cell office:value-type="float" office:value="0.0001961881" calcext:value-type="float">
            <text:p>0.0001961881</text:p>
          </table:table-cell>
          <table:table-cell table:style-name="ce1" office:value-type="float" office:value="0.0000779616700358" calcext:value-type="float">
            <text:p>7.80E-05</text:p>
          </table:table-cell>
          <table:table-cell office:value-type="float" office:value="0.009686984" calcext:value-type="float">
            <text:p>0.009686984</text:p>
          </table:table-cell>
          <table:table-cell office:value-type="float" office:value="0.000135469567489" calcext:value-type="float">
            <text:p>0.000135469567489</text:p>
          </table:table-cell>
          <table:table-cell office:value-type="float" office:value="0.006886724" calcext:value-type="float">
            <text:p>0.006886724</text:p>
          </table:table-cell>
          <table:table-cell office:value-type="float" office:value="0.000358326545275" calcext:value-type="float">
            <text:p>0.000358326545275</text:p>
          </table:table-cell>
          <table:table-cell office:value-type="float" office:value="0.01052785" calcext:value-type="float">
            <text:p>0.01052785</text:p>
          </table:table-cell>
          <table:table-cell office:value-type="float" office:value="0.000117376632636" calcext:value-type="float">
            <text:p>0.000117376632636</text:p>
          </table:table-cell>
          <table:table-cell office:value-type="float" office:value="0.01116079" calcext:value-type="float">
            <text:p>0.01116079</text:p>
          </table:table-cell>
          <table:table-cell table:style-name="ce1" office:value-type="float" office:value="0.000087943876674" calcext:value-type="float">
            <text:p>8.79E-05</text:p>
          </table:table-cell>
          <table:table-cell office:value-type="float" office:value="0.0003520518" calcext:value-type="float">
            <text:p>0.0003520518</text:p>
          </table:table-cell>
          <table:table-cell office:value-type="float" office:value="0.000355967195927" calcext:value-type="float">
            <text:p>0.000355967195927</text:p>
          </table:table-cell>
          <table:table-cell office:value-type="float" office:value="0.0005136714" calcext:value-type="float">
            <text:p>0.0005136714</text:p>
          </table:table-cell>
          <table:table-cell office:value-type="float" office:value="0.000397166707572" calcext:value-type="float">
            <text:p>0.000397166707572</text:p>
          </table:table-cell>
          <table:table-cell office:value-type="float" office:value="0.0002339113" calcext:value-type="float">
            <text:p>0.0002339113</text:p>
          </table:table-cell>
          <table:table-cell office:value-type="float" office:value="0.00000575625580564" calcext:value-type="float">
            <text:p>5.76E-06</text:p>
          </table:table-cell>
          <table:table-cell office:value-type="float" office:value="0.0006341918" calcext:value-type="float">
            <text:p>0.0006341918</text:p>
          </table:table-cell>
          <table:table-cell table:style-name="Default" office:value-type="float" office:value="0.000663084523685" calcext:value-type="float">
            <text:p>0.00066308452368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004246519" calcext:value-type="float">
            <text:p>0.0004246519</text:p>
          </table:table-cell>
          <table:table-cell office:value-type="float" office:value="0.000530132004823" calcext:value-type="float">
            <text:p>0.000530132004823</text:p>
          </table:table-cell>
          <table:table-cell office:value-type="float" office:value="0.0003190209" calcext:value-type="float">
            <text:p>0.0003190209</text:p>
          </table:table-cell>
          <table:table-cell office:value-type="float" office:value="0.000439420544279" calcext:value-type="float">
            <text:p>0.000439420544279</text:p>
          </table:table-cell>
          <table:table-cell office:value-type="float" office:value="0.05161835" calcext:value-type="float">
            <text:p>0.05161835</text:p>
          </table:table-cell>
          <table:table-cell office:value-type="float" office:value="0.000413041125878" calcext:value-type="float">
            <text:p>0.000413041125878</text:p>
          </table:table-cell>
          <table:table-cell office:value-type="float" office:value="0.03258294" calcext:value-type="float">
            <text:p>0.03258294</text:p>
          </table:table-cell>
          <table:table-cell office:value-type="float" office:value="0.000253182824589" calcext:value-type="float">
            <text:p>0.000253182824589</text:p>
          </table:table-cell>
          <table:table-cell office:value-type="float" office:value="0.05390404" calcext:value-type="float">
            <text:p>0.05390404</text:p>
          </table:table-cell>
          <table:table-cell office:value-type="float" office:value="0.000543641538761" calcext:value-type="float">
            <text:p>0.000543641538761</text:p>
          </table:table-cell>
          <table:table-cell office:value-type="float" office:value="0.06277956" calcext:value-type="float">
            <text:p>0.06277956</text:p>
          </table:table-cell>
          <table:table-cell office:value-type="float" office:value="0.000438133805538" calcext:value-type="float">
            <text:p>0.000438133805538</text:p>
          </table:table-cell>
          <table:table-cell office:value-type="float" office:value="0.0004469324" calcext:value-type="float">
            <text:p>0.0004469324</text:p>
          </table:table-cell>
          <table:table-cell office:value-type="float" office:value="0.000414058042577" calcext:value-type="float">
            <text:p>0.000414058042577</text:p>
          </table:table-cell>
          <table:table-cell office:value-type="float" office:value="0.00041839" calcext:value-type="float">
            <text:p>0.00041839</text:p>
          </table:table-cell>
          <table:table-cell table:style-name="ce1" office:value-type="float" office:value="0.0000246710913374" calcext:value-type="float">
            <text:p>2.47E-05</text:p>
          </table:table-cell>
          <table:table-cell office:value-type="float" office:value="0.0002675076" calcext:value-type="float">
            <text:p>0.0002675076</text:p>
          </table:table-cell>
          <table:table-cell office:value-type="float" office:value="0.0000151895086249" calcext:value-type="float">
            <text:p>1.52E-05</text:p>
          </table:table-cell>
          <table:table-cell office:value-type="float" office:value="0.000335269" calcext:value-type="float">
            <text:p>0.000335269</text:p>
          </table:table-cell>
          <table:table-cell office:value-type="float" office:value="0.00000643723282509" calcext:value-type="float">
            <text:p>6.44E-06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.0003201191" calcext:value-type="float">
            <text:p>0.0003201191</text:p>
          </table:table-cell>
          <table:table-cell office:value-type="float" office:value="0.000367042262915" calcext:value-type="float">
            <text:p>0.000367042262915</text:p>
          </table:table-cell>
          <table:table-cell office:value-type="float" office:value="0.0001990582" calcext:value-type="float">
            <text:p>0.0001990582</text:p>
          </table:table-cell>
          <table:table-cell table:style-name="ce1" office:value-type="float" office:value="0.00000354994891356" calcext:value-type="float">
            <text:p>3.55E-06</text:p>
          </table:table-cell>
          <table:table-cell office:value-type="float" office:value="0.2027095" calcext:value-type="float">
            <text:p>0.2027095</text:p>
          </table:table-cell>
          <table:table-cell office:value-type="float" office:value="0.00319056345598" calcext:value-type="float">
            <text:p>0.00319056345598</text:p>
          </table:table-cell>
          <table:table-cell office:value-type="float" office:value="0.1275947" calcext:value-type="float">
            <text:p>0.1275947</text:p>
          </table:table-cell>
          <table:table-cell office:value-type="float" office:value="0.00100877417911" calcext:value-type="float">
            <text:p>0.00100877417911</text:p>
          </table:table-cell>
          <table:table-cell office:value-type="float" office:value="0.2119765" calcext:value-type="float">
            <text:p>0.2119765</text:p>
          </table:table-cell>
          <table:table-cell office:value-type="float" office:value="0.00164701745589" calcext:value-type="float">
            <text:p>0.00164701745589</text:p>
          </table:table-cell>
          <table:table-cell office:value-type="float" office:value="0.2470942" calcext:value-type="float">
            <text:p>0.2470942</text:p>
          </table:table-cell>
          <table:table-cell office:value-type="float" office:value="0.00159324998387" calcext:value-type="float">
            <text:p>0.00159324998387</text:p>
          </table:table-cell>
          <table:table-cell office:value-type="float" office:value="0.0004767379" calcext:value-type="float">
            <text:p>0.0004767379</text:p>
          </table:table-cell>
          <table:table-cell office:value-type="float" office:value="0.000508193818107" calcext:value-type="float">
            <text:p>0.000508193818107</text:p>
          </table:table-cell>
          <table:table-cell office:value-type="float" office:value="0.0004420509" calcext:value-type="float">
            <text:p>0.0004420509</text:p>
          </table:table-cell>
          <table:table-cell table:style-name="ce1" office:value-type="float" office:value="0.0000188356872007" calcext:value-type="float">
            <text:p>1.88E-05</text:p>
          </table:table-cell>
          <table:table-cell office:value-type="float" office:value="0.000303978" calcext:value-type="float">
            <text:p>0.000303978</text:p>
          </table:table-cell>
          <table:table-cell office:value-type="float" office:value="0.0000113913922376" calcext:value-type="float">
            <text:p>1.14E-05</text:p>
          </table:table-cell>
          <table:table-cell office:value-type="float" office:value="0.0003455263" calcext:value-type="float">
            <text:p>0.0003455263</text:p>
          </table:table-cell>
          <table:table-cell office:value-type="float" office:value="0.0000122584745838" calcext:value-type="float">
            <text:p>1.23E-05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.0002465748" calcext:value-type="float">
            <text:p>0.0002465748</text:p>
          </table:table-cell>
          <table:table-cell table:style-name="ce1" office:value-type="float" office:value="0.00000676626238201" calcext:value-type="float">
            <text:p>6.77E-06</text:p>
          </table:table-cell>
          <table:table-cell office:value-type="float" office:value="0.000234461" calcext:value-type="float">
            <text:p>0.000234461</text:p>
          </table:table-cell>
          <table:table-cell table:style-name="ce1" office:value-type="float" office:value="0.00000455007794805" calcext:value-type="float">
            <text:p>4.55E-06</text:p>
          </table:table-cell>
          <table:table-cell office:value-type="float" office:value="0.811361" calcext:value-type="float">
            <text:p>0.811361</text:p>
          </table:table-cell>
          <table:table-cell office:value-type="float" office:value="0.00964928297854" calcext:value-type="float">
            <text:p>0.00964928297854</text:p>
          </table:table-cell>
          <table:table-cell office:value-type="float" office:value="0.5076064" calcext:value-type="float">
            <text:p>0.5076064</text:p>
          </table:table-cell>
          <table:table-cell office:value-type="float" office:value="0.00195157572803" calcext:value-type="float">
            <text:p>0.00195157572803</text:p>
          </table:table-cell>
          <table:table-cell office:value-type="float" office:value="0.8504901" calcext:value-type="float">
            <text:p>0.8504901</text:p>
          </table:table-cell>
          <table:table-cell office:value-type="float" office:value="0.0031241325356" calcext:value-type="float">
            <text:p>0.0031241325356</text:p>
          </table:table-cell>
          <table:table-cell office:value-type="float" office:value="0.9876869" calcext:value-type="float">
            <text:p>0.9876869</text:p>
          </table:table-cell>
          <table:table-cell office:value-type="float" office:value="0.00301181563734" calcext:value-type="float">
            <text:p>0.00301181563734</text:p>
          </table:table-cell>
          <table:table-cell office:value-type="float" office:value="0.0003941207" calcext:value-type="float">
            <text:p>0.0003941207</text:p>
          </table:table-cell>
          <table:table-cell table:style-name="ce1" office:value-type="float" office:value="0.0000109944131272" calcext:value-type="float">
            <text:p>1.10E-05</text:p>
          </table:table-cell>
          <table:table-cell office:value-type="float" office:value="0.0005223124" calcext:value-type="float">
            <text:p>0.0005223124</text:p>
          </table:table-cell>
          <table:table-cell table:style-name="ce1" office:value-type="float" office:value="0.0000137953402213" calcext:value-type="float">
            <text:p>1.38E-05</text:p>
          </table:table-cell>
          <table:table-cell office:value-type="float" office:value="0.0004028489" calcext:value-type="float">
            <text:p>0.0004028489</text:p>
          </table:table-cell>
          <table:table-cell office:value-type="float" office:value="0.0000101345041588" calcext:value-type="float">
            <text:p>1.01E-05</text:p>
          </table:table-cell>
          <table:table-cell office:value-type="float" office:value="0.0004146613" calcext:value-type="float">
            <text:p>0.0004146613</text:p>
          </table:table-cell>
          <table:table-cell office:value-type="float" office:value="0.0000340402387805" calcext:value-type="float">
            <text:p>3.40E-05</text:p>
          </table:table-cell>
        </table:table-row>
      </table:table>
      <table:table table:name="OPENCL 3D POW2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OPENCL_AVG</text:p>
          </table:table-cell>
          <table:table-cell table:style-name="Default" office:value-type="string" calcext:value-type="string">
            <text:p>FFT1DCOPENCL_STD</text:p>
          </table:table-cell>
          <table:table-cell table:style-name="Default"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table:style-name="Default"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table:style-name="Default"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table:style-name="Default"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table:style-name="Default"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78539" calcext:value-type="float">
            <text:p>5.79E-05</text:p>
          </table:table-cell>
          <table:table-cell office:value-type="float" office:value="0.00000290611896407" calcext:value-type="float">
            <text:p>2.91E-06</text:p>
          </table:table-cell>
          <table:table-cell office:value-type="float" office:value="0.0000600574" calcext:value-type="float">
            <text:p>6.01E-05</text:p>
          </table:table-cell>
          <table:table-cell office:value-type="float" office:value="0.00000175615844641" calcext:value-type="float">
            <text:p>1.76E-06</text:p>
          </table:table-cell>
          <table:table-cell table:style-name="ce1" office:value-type="float" office:value="0.0000865701" calcext:value-type="float">
            <text:p>8.66E-05</text:p>
          </table:table-cell>
          <table:table-cell office:value-type="float" office:value="0.000000886744413885" calcext:value-type="float">
            <text:p>8.87E-07</text:p>
          </table:table-cell>
          <table:table-cell table:style-name="ce1" office:value-type="float" office:value="0.000078249" calcext:value-type="float">
            <text:p>7.82E-05</text:p>
          </table:table-cell>
          <table:table-cell office:value-type="float" office:value="0.00000151005305278" calcext:value-type="float">
            <text:p>1.51E-06</text:p>
          </table:table-cell>
          <table:table-cell office:value-type="float" office:value="0.0005024765" calcext:value-type="float">
            <text:p>0.0005024765</text:p>
          </table:table-cell>
          <table:table-cell table:style-name="ce1" office:value-type="float" office:value="0.00000617008910885" calcext:value-type="float">
            <text:p>6.17E-06</text:p>
          </table:table-cell>
          <table:table-cell office:value-type="float" office:value="0.000353007" calcext:value-type="float">
            <text:p>0.000353007</text:p>
          </table:table-cell>
          <table:table-cell table:style-name="ce1" office:value-type="float" office:value="0.00000973000629211" calcext:value-type="float">
            <text:p>9.73E-06</text:p>
          </table:table-cell>
          <table:table-cell office:value-type="float" office:value="0.0005182444" calcext:value-type="float">
            <text:p>0.0005182444</text:p>
          </table:table-cell>
          <table:table-cell office:value-type="float" office:value="0.000565104053013" calcext:value-type="float">
            <text:p>0.000565104053013</text:p>
          </table:table-cell>
          <table:table-cell office:value-type="float" office:value="0.0004163402" calcext:value-type="float">
            <text:p>0.0004163402</text:p>
          </table:table-cell>
          <table:table-cell table:style-name="ce1" office:value-type="float" office:value="0.0000372131283728" calcext:value-type="float">
            <text:p>3.72E-05</text:p>
          </table:table-cell>
          <table:table-cell office:value-type="float" office:value="0.0002186944" calcext:value-type="float">
            <text:p>0.0002186944</text:p>
          </table:table-cell>
          <table:table-cell office:value-type="float" office:value="0.00000938548689556" calcext:value-type="float">
            <text:p>9.39E-06</text:p>
          </table:table-cell>
          <table:table-cell office:value-type="float" office:value="0.0003363481" calcext:value-type="float">
            <text:p>0.0003363481</text:p>
          </table:table-cell>
          <table:table-cell office:value-type="float" office:value="0.00000454247163386" calcext:value-type="float">
            <text:p>4.54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57378" calcext:value-type="float">
            <text:p>5.74E-05</text:p>
          </table:table-cell>
          <table:table-cell office:value-type="float" office:value="0.000000630617686611" calcext:value-type="float">
            <text:p>6.31E-07</text:p>
          </table:table-cell>
          <table:table-cell office:value-type="float" office:value="0.0000618622" calcext:value-type="float">
            <text:p>6.19E-05</text:p>
          </table:table-cell>
          <table:table-cell office:value-type="float" office:value="0.00000318599336681" calcext:value-type="float">
            <text:p>3.19E-06</text:p>
          </table:table-cell>
          <table:table-cell office:value-type="float" office:value="0.0001332209" calcext:value-type="float">
            <text:p>0.0001332209</text:p>
          </table:table-cell>
          <table:table-cell office:value-type="float" office:value="0.00000579019708837" calcext:value-type="float">
            <text:p>5.79E-06</text:p>
          </table:table-cell>
          <table:table-cell office:value-type="float" office:value="0.0001046439" calcext:value-type="float">
            <text:p>0.0001046439</text:p>
          </table:table-cell>
          <table:table-cell office:value-type="float" office:value="0.0000012912357948" calcext:value-type="float">
            <text:p>1.29E-06</text:p>
          </table:table-cell>
          <table:table-cell office:value-type="float" office:value="0.003094271" calcext:value-type="float">
            <text:p>0.003094271</text:p>
          </table:table-cell>
          <table:table-cell office:value-type="float" office:value="0.000291085207474" calcext:value-type="float">
            <text:p>0.000291085207474</text:p>
          </table:table-cell>
          <table:table-cell office:value-type="float" office:value="0.002114786" calcext:value-type="float">
            <text:p>0.002114786</text:p>
          </table:table-cell>
          <table:table-cell table:style-name="ce1" office:value-type="float" office:value="0.0000258368213559" calcext:value-type="float">
            <text:p>2.58E-05</text:p>
          </table:table-cell>
          <table:table-cell office:value-type="float" office:value="0.0002189123" calcext:value-type="float">
            <text:p>0.0002189123</text:p>
          </table:table-cell>
          <table:table-cell table:style-name="ce1" office:value-type="float" office:value="0.00000727085587274" calcext:value-type="float">
            <text:p>7.27E-06</text:p>
          </table:table-cell>
          <table:table-cell office:value-type="float" office:value="0.0003913429" calcext:value-type="float">
            <text:p>0.0003913429</text:p>
          </table:table-cell>
          <table:table-cell table:style-name="ce1" office:value-type="float" office:value="0.00000436961713172" calcext:value-type="float">
            <text:p>4.37E-06</text:p>
          </table:table-cell>
          <table:table-cell office:value-type="float" office:value="0.0002221481" calcext:value-type="float">
            <text:p>0.0002221481</text:p>
          </table:table-cell>
          <table:table-cell office:value-type="float" office:value="0.0000162807645087" calcext:value-type="float">
            <text:p>1.63E-05</text:p>
          </table:table-cell>
          <table:table-cell office:value-type="float" office:value="0.0003842559" calcext:value-type="float">
            <text:p>0.0003842559</text:p>
          </table:table-cell>
          <table:table-cell table:style-name="Default" office:value-type="float" office:value="0.000162759683747" calcext:value-type="float">
            <text:p>0.0001627596837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20356" calcext:value-type="float">
            <text:p>6.20E-05</text:p>
          </table:table-cell>
          <table:table-cell office:value-type="float" office:value="0.00000145462719164" calcext:value-type="float">
            <text:p>1.45E-06</text:p>
          </table:table-cell>
          <table:table-cell office:value-type="float" office:value="0.0000657263" calcext:value-type="float">
            <text:p>6.57E-05</text:p>
          </table:table-cell>
          <table:table-cell office:value-type="float" office:value="0.00000223263247958" calcext:value-type="float">
            <text:p>2.23E-06</text:p>
          </table:table-cell>
          <table:table-cell office:value-type="float" office:value="0.0002822597" calcext:value-type="float">
            <text:p>0.0002822597</text:p>
          </table:table-cell>
          <table:table-cell office:value-type="float" office:value="0.00000333950329141" calcext:value-type="float">
            <text:p>3.34E-06</text:p>
          </table:table-cell>
          <table:table-cell office:value-type="float" office:value="0.0002031704" calcext:value-type="float">
            <text:p>0.0002031704</text:p>
          </table:table-cell>
          <table:table-cell office:value-type="float" office:value="0.00000818767348858" calcext:value-type="float">
            <text:p>8.19E-06</text:p>
          </table:table-cell>
          <table:table-cell office:value-type="float" office:value="0.02816463" calcext:value-type="float">
            <text:p>0.02816463</text:p>
          </table:table-cell>
          <table:table-cell office:value-type="float" office:value="0.000193661514848" calcext:value-type="float">
            <text:p>0.000193661514848</text:p>
          </table:table-cell>
          <table:table-cell office:value-type="float" office:value="0.01838721" calcext:value-type="float">
            <text:p>0.01838721</text:p>
          </table:table-cell>
          <table:table-cell office:value-type="float" office:value="0.000198184983454" calcext:value-type="float">
            <text:p>0.000198184983454</text:p>
          </table:table-cell>
          <table:table-cell office:value-type="float" office:value="0.00032098" calcext:value-type="float">
            <text:p>0.00032098</text:p>
          </table:table-cell>
          <table:table-cell office:value-type="float" office:value="0.000323370489172" calcext:value-type="float">
            <text:p>0.000323370489172</text:p>
          </table:table-cell>
          <table:table-cell office:value-type="float" office:value="0.0005882791" calcext:value-type="float">
            <text:p>0.0005882791</text:p>
          </table:table-cell>
          <table:table-cell office:value-type="float" office:value="0.000464676161574" calcext:value-type="float">
            <text:p>0.000464676161574</text:p>
          </table:table-cell>
          <table:table-cell office:value-type="float" office:value="0.000414097" calcext:value-type="float">
            <text:p>0.000414097</text:p>
          </table:table-cell>
          <table:table-cell table:style-name="Default" office:value-type="float" office:value="0.00063348251461" calcext:value-type="float">
            <text:p>0.00063348251461</text:p>
          </table:table-cell>
          <table:table-cell office:value-type="float" office:value="0.000309751" calcext:value-type="float">
            <text:p>0.000309751</text:p>
          </table:table-cell>
          <table:table-cell office:value-type="float" office:value="0.00000778216023993" calcext:value-type="float">
            <text:p>7.78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680632" calcext:value-type="float">
            <text:p>6.81E-05</text:p>
          </table:table-cell>
          <table:table-cell office:value-type="float" office:value="0.00000166638809672" calcext:value-type="float">
            <text:p>1.67E-06</text:p>
          </table:table-cell>
          <table:table-cell office:value-type="float" office:value="0.0000702836" calcext:value-type="float">
            <text:p>7.03E-05</text:p>
          </table:table-cell>
          <table:table-cell office:value-type="float" office:value="0.00000175411048683" calcext:value-type="float">
            <text:p>1.75E-06</text:p>
          </table:table-cell>
          <table:table-cell office:value-type="float" office:value="0.0010150102" calcext:value-type="float">
            <text:p>0.0010150102</text:p>
          </table:table-cell>
          <table:table-cell office:value-type="float" office:value="0.0000213030744823" calcext:value-type="float">
            <text:p>2.13E-05</text:p>
          </table:table-cell>
          <table:table-cell office:value-type="float" office:value="0.0005882045" calcext:value-type="float">
            <text:p>0.0005882045</text:p>
          </table:table-cell>
          <table:table-cell office:value-type="float" office:value="0.0000142654663533" calcext:value-type="float">
            <text:p>1.43E-05</text:p>
          </table:table-cell>
          <table:table-cell office:value-type="float" office:value="0.2262946" calcext:value-type="float">
            <text:p>0.2262946</text:p>
          </table:table-cell>
          <table:table-cell office:value-type="float" office:value="0.00200869411421" calcext:value-type="float">
            <text:p>0.00200869411421</text:p>
          </table:table-cell>
          <table:table-cell office:value-type="float" office:value="0.1435305" calcext:value-type="float">
            <text:p>0.1435305</text:p>
          </table:table-cell>
          <table:table-cell office:value-type="float" office:value="0.00115310530019" calcext:value-type="float">
            <text:p>0.00115310530019</text:p>
          </table:table-cell>
          <table:table-cell office:value-type="float" office:value="0.0002226384" calcext:value-type="float">
            <text:p>0.0002226384</text:p>
          </table:table-cell>
          <table:table-cell table:style-name="ce1" office:value-type="float" office:value="0.0000267143420124" calcext:value-type="float">
            <text:p>2.67E-05</text:p>
          </table:table-cell>
          <table:table-cell office:value-type="float" office:value="0.0006095233" calcext:value-type="float">
            <text:p>0.0006095233</text:p>
          </table:table-cell>
          <table:table-cell office:value-type="float" office:value="0.000527763691155" calcext:value-type="float">
            <text:p>0.000527763691155</text:p>
          </table:table-cell>
          <table:table-cell office:value-type="float" office:value="0.000210674" calcext:value-type="float">
            <text:p>0.000210674</text:p>
          </table:table-cell>
          <table:table-cell office:value-type="float" office:value="0.00000512869216598" calcext:value-type="float">
            <text:p>5.13E-06</text:p>
          </table:table-cell>
          <table:table-cell office:value-type="float" office:value="0.0003041578" calcext:value-type="float">
            <text:p>0.0003041578</text:p>
          </table:table-cell>
          <table:table-cell office:value-type="float" office:value="0.0000057881800594" calcext:value-type="float">
            <text:p>5.79E-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739733" calcext:value-type="float">
            <text:p>7.40E-05</text:p>
          </table:table-cell>
          <table:table-cell office:value-type="float" office:value="0.00000222700142444" calcext:value-type="float">
            <text:p>2.23E-06</text:p>
          </table:table-cell>
          <table:table-cell office:value-type="float" office:value="0.0000785415" calcext:value-type="float">
            <text:p>7.85E-05</text:p>
          </table:table-cell>
          <table:table-cell office:value-type="float" office:value="0.00000315682098356" calcext:value-type="float">
            <text:p>3.16E-06</text:p>
          </table:table-cell>
          <table:table-cell office:value-type="float" office:value="0.003088064" calcext:value-type="float">
            <text:p>0.003088064</text:p>
          </table:table-cell>
          <table:table-cell table:style-name="Default" office:value-type="float" office:value="0.000216587823614" calcext:value-type="float">
            <text:p>0.000216587823614</text:p>
          </table:table-cell>
          <table:table-cell office:value-type="float" office:value="0.001990878" calcext:value-type="float">
            <text:p>0.001990878</text:p>
          </table:table-cell>
          <table:table-cell office:value-type="float" office:value="0.0000289303281081" calcext:value-type="float">
            <text:p>2.89E-05</text:p>
          </table:table-cell>
          <table:table-cell office:value-type="float" office:value="1.839238" calcext:value-type="float">
            <text:p>1.839238</text:p>
          </table:table-cell>
          <table:table-cell office:value-type="float" office:value="0.0200850479489" calcext:value-type="float">
            <text:p>0.0200850479489</text:p>
          </table:table-cell>
          <table:table-cell office:value-type="float" office:value="1.149523" calcext:value-type="float">
            <text:p>1.149523</text:p>
          </table:table-cell>
          <table:table-cell office:value-type="float" office:value="0.00606858037582" calcext:value-type="float">
            <text:p>0.00606858037582</text:p>
          </table:table-cell>
          <table:table-cell office:value-type="float" office:value="0.0002242547" calcext:value-type="float">
            <text:p>0.0002242547</text:p>
          </table:table-cell>
          <table:table-cell table:style-name="ce1" office:value-type="float" office:value="0.00000685984672731" calcext:value-type="float">
            <text:p>6.86E-06</text:p>
          </table:table-cell>
          <table:table-cell office:value-type="float" office:value="0.0003722024" calcext:value-type="float">
            <text:p>0.0003722024</text:p>
          </table:table-cell>
          <table:table-cell table:style-name="ce1" office:value-type="float" office:value="0.0000049523713781" calcext:value-type="float">
            <text:p>4.95E-06</text:p>
          </table:table-cell>
          <table:table-cell office:value-type="float" office:value="0.0002337375" calcext:value-type="float">
            <text:p>0.0002337375</text:p>
          </table:table-cell>
          <table:table-cell office:value-type="float" office:value="0.0000473456706557" calcext:value-type="float">
            <text:p>4.73E-05</text:p>
          </table:table-cell>
          <table:table-cell office:value-type="float" office:value="0.0003108954" calcext:value-type="float">
            <text:p>0.0003108954</text:p>
          </table:table-cell>
          <table:table-cell office:value-type="float" office:value="0.00000709845174355" calcext:value-type="float">
            <text:p>7.10E-06</text:p>
          </table:table-cell>
        </table:table-row>
      </table:table>
      <table:table table:name="OPENCL 3D PROD INT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OPENCL_AVG</text:p>
          </table:table-cell>
          <table:table-cell table:style-name="Default" office:value-type="string" calcext:value-type="string">
            <text:p>FFT1DCOPENCL_STD</text:p>
          </table:table-cell>
          <table:table-cell table:style-name="Default"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table:style-name="Default"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table:style-name="Default"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table:style-name="Default"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621223" calcext:value-type="float">
            <text:p>6.21E-05</text:p>
          </table:table-cell>
          <table:table-cell office:value-type="float" office:value="0.00000248516514318" calcext:value-type="float">
            <text:p>2.49E-06</text:p>
          </table:table-cell>
          <table:table-cell office:value-type="float" office:value="0.0000658342" calcext:value-type="float">
            <text:p>6.58E-05</text:p>
          </table:table-cell>
          <table:table-cell office:value-type="float" office:value="0.000000896718684984" calcext:value-type="float">
            <text:p>8.97E-07</text:p>
          </table:table-cell>
          <table:table-cell table:style-name="ce1" office:value-type="float" office:value="0.0000946792" calcext:value-type="float">
            <text:p>9.47E-05</text:p>
          </table:table-cell>
          <table:table-cell office:value-type="float" office:value="0.00000398255054512" calcext:value-type="float">
            <text:p>3.98E-06</text:p>
          </table:table-cell>
          <table:table-cell table:style-name="ce1" office:value-type="float" office:value="0.000084438" calcext:value-type="float">
            <text:p>8.44E-05</text:p>
          </table:table-cell>
          <table:table-cell office:value-type="float" office:value="0.00000412030508579" calcext:value-type="float">
            <text:p>4.12E-06</text:p>
          </table:table-cell>
          <table:table-cell office:value-type="float" office:value="0.000436963" calcext:value-type="float">
            <text:p>0.000436963</text:p>
          </table:table-cell>
          <table:table-cell table:style-name="ce1" office:value-type="float" office:value="0.00000744502666214" calcext:value-type="float">
            <text:p>7.45E-06</text:p>
          </table:table-cell>
          <table:table-cell office:value-type="float" office:value="0.0003163862" calcext:value-type="float">
            <text:p>0.0003163862</text:p>
          </table:table-cell>
          <table:table-cell table:style-name="ce1" office:value-type="float" office:value="0.0000158165943363" calcext:value-type="float">
            <text:p>1.58E-05</text:p>
          </table:table-cell>
          <table:table-cell office:value-type="float" office:value="0.0003255118" calcext:value-type="float">
            <text:p>0.0003255118</text:p>
          </table:table-cell>
          <table:table-cell office:value-type="float" office:value="0.000276101948684" calcext:value-type="float">
            <text:p>0.000276101948684</text:p>
          </table:table-cell>
          <table:table-cell office:value-type="float" office:value="0.0007342174" calcext:value-type="float">
            <text:p>0.0007342174</text:p>
          </table:table-cell>
          <table:table-cell office:value-type="float" office:value="0.000545425721466" calcext:value-type="float">
            <text:p>0.000545425721466</text:p>
          </table:table-cell>
          <table:table-cell office:value-type="float" office:value="0.0002276638" calcext:value-type="float">
            <text:p>0.0002276638</text:p>
          </table:table-cell>
          <table:table-cell office:value-type="float" office:value="0.000012197174006" calcext:value-type="float">
            <text:p>1.22E-05</text:p>
          </table:table-cell>
          <table:table-cell office:value-type="float" office:value="0.000440072" calcext:value-type="float">
            <text:p>0.000440072</text:p>
          </table:table-cell>
          <table:table-cell office:value-type="float" office:value="0.00024316299252" calcext:value-type="float">
            <text:p>0.000243162992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740133" calcext:value-type="float">
            <text:p>7.40E-05</text:p>
          </table:table-cell>
          <table:table-cell office:value-type="float" office:value="0.00000153234156694" calcext:value-type="float">
            <text:p>1.53E-06</text:p>
          </table:table-cell>
          <table:table-cell office:value-type="float" office:value="0.0000816523" calcext:value-type="float">
            <text:p>8.17E-05</text:p>
          </table:table-cell>
          <table:table-cell office:value-type="float" office:value="0.00000196265308249" calcext:value-type="float">
            <text:p>1.96E-06</text:p>
          </table:table-cell>
          <table:table-cell office:value-type="float" office:value="0.0001765186" calcext:value-type="float">
            <text:p>0.0001765186</text:p>
          </table:table-cell>
          <table:table-cell office:value-type="float" office:value="0.00000597526810556" calcext:value-type="float">
            <text:p>5.98E-06</text:p>
          </table:table-cell>
          <table:table-cell office:value-type="float" office:value="0.0001485279" calcext:value-type="float">
            <text:p>0.0001485279</text:p>
          </table:table-cell>
          <table:table-cell office:value-type="float" office:value="0.00000375527970404" calcext:value-type="float">
            <text:p>3.76E-06</text:p>
          </table:table-cell>
          <table:table-cell office:value-type="float" office:value="0.003881385" calcext:value-type="float">
            <text:p>0.003881385</text:p>
          </table:table-cell>
          <table:table-cell table:style-name="ce1" office:value-type="float" office:value="0.0000442368283598" calcext:value-type="float">
            <text:p>4.42E-05</text:p>
          </table:table-cell>
          <table:table-cell office:value-type="float" office:value="0.00290064" calcext:value-type="float">
            <text:p>0.00290064</text:p>
          </table:table-cell>
          <table:table-cell office:value-type="float" office:value="0.000464346072761" calcext:value-type="float">
            <text:p>0.000464346072761</text:p>
          </table:table-cell>
          <table:table-cell office:value-type="float" office:value="0.0003833287" calcext:value-type="float">
            <text:p>0.0003833287</text:p>
          </table:table-cell>
          <table:table-cell office:value-type="float" office:value="0.000441017500235" calcext:value-type="float">
            <text:p>0.000441017500235</text:p>
          </table:table-cell>
          <table:table-cell office:value-type="float" office:value="0.0006730294" calcext:value-type="float">
            <text:p>0.0006730294</text:p>
          </table:table-cell>
          <table:table-cell office:value-type="float" office:value="0.000554069896636" calcext:value-type="float">
            <text:p>0.000554069896636</text:p>
          </table:table-cell>
          <table:table-cell office:value-type="float" office:value="0.0002990644" calcext:value-type="float">
            <text:p>0.0002990644</text:p>
          </table:table-cell>
          <table:table-cell table:style-name="Default" office:value-type="float" office:value="0.000270035522123" calcext:value-type="float">
            <text:p>0.000270035522123</text:p>
          </table:table-cell>
          <table:table-cell office:value-type="float" office:value="0.00037099" calcext:value-type="float">
            <text:p>0.00037099</text:p>
          </table:table-cell>
          <table:table-cell office:value-type="float" office:value="0.00011567171067" calcext:value-type="float">
            <text:p>0.000115671710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08494" calcext:value-type="float">
            <text:p>7.08E-05</text:p>
          </table:table-cell>
          <table:table-cell office:value-type="float" office:value="0.00000124930604737" calcext:value-type="float">
            <text:p>1.25E-06</text:p>
          </table:table-cell>
          <table:table-cell office:value-type="float" office:value="0.0000892974" calcext:value-type="float">
            <text:p>8.93E-05</text:p>
          </table:table-cell>
          <table:table-cell office:value-type="float" office:value="0.00000357411521918" calcext:value-type="float">
            <text:p>3.57E-06</text:p>
          </table:table-cell>
          <table:table-cell office:value-type="float" office:value="0.0002448245" calcext:value-type="float">
            <text:p>0.0002448245</text:p>
          </table:table-cell>
          <table:table-cell office:value-type="float" office:value="0.00000231505023944" calcext:value-type="float">
            <text:p>2.32E-06</text:p>
          </table:table-cell>
          <table:table-cell office:value-type="float" office:value="0.0002031013" calcext:value-type="float">
            <text:p>0.0002031013</text:p>
          </table:table-cell>
          <table:table-cell office:value-type="float" office:value="0.00000395706805181" calcext:value-type="float">
            <text:p>3.96E-06</text:p>
          </table:table-cell>
          <table:table-cell office:value-type="float" office:value="0.01213603" calcext:value-type="float">
            <text:p>0.01213603</text:p>
          </table:table-cell>
          <table:table-cell office:value-type="float" office:value="0.00024717934582" calcext:value-type="float">
            <text:p>0.00024717934582</text:p>
          </table:table-cell>
          <table:table-cell office:value-type="float" office:value="0.008348696" calcext:value-type="float">
            <text:p>0.008348696</text:p>
          </table:table-cell>
          <table:table-cell table:style-name="ce1" office:value-type="float" office:value="0.0000872185585756" calcext:value-type="float">
            <text:p>8.72E-05</text:p>
          </table:table-cell>
          <table:table-cell office:value-type="float" office:value="0.0002769264" calcext:value-type="float">
            <text:p>0.0002769264</text:p>
          </table:table-cell>
          <table:table-cell office:value-type="float" office:value="0.000160468290407" calcext:value-type="float">
            <text:p>0.000160468290407</text:p>
          </table:table-cell>
          <table:table-cell office:value-type="float" office:value="0.0004040074" calcext:value-type="float">
            <text:p>0.0004040074</text:p>
          </table:table-cell>
          <table:table-cell table:style-name="ce1" office:value-type="float" office:value="0.0000114191939996" calcext:value-type="float">
            <text:p>1.14E-05</text:p>
          </table:table-cell>
          <table:table-cell office:value-type="float" office:value="0.0002181537" calcext:value-type="float">
            <text:p>0.0002181537</text:p>
          </table:table-cell>
          <table:table-cell office:value-type="float" office:value="0.00000426360538746" calcext:value-type="float">
            <text:p>4.26E-06</text:p>
          </table:table-cell>
          <table:table-cell office:value-type="float" office:value="0.000335028" calcext:value-type="float">
            <text:p>0.000335028</text:p>
          </table:table-cell>
          <table:table-cell table:style-name="ce1" office:value-type="float" office:value="0.00000580032828573" calcext:value-type="float">
            <text:p>5.80E-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796898" calcext:value-type="float">
            <text:p>7.97E-05</text:p>
          </table:table-cell>
          <table:table-cell office:value-type="float" office:value="0.00000268813499165" calcext:value-type="float">
            <text:p>2.69E-06</text:p>
          </table:table-cell>
          <table:table-cell office:value-type="float" office:value="0.0000939719" calcext:value-type="float">
            <text:p>9.40E-05</text:p>
          </table:table-cell>
          <table:table-cell office:value-type="float" office:value="0.00000317010127598" calcext:value-type="float">
            <text:p>3.17E-06</text:p>
          </table:table-cell>
          <table:table-cell office:value-type="float" office:value="0.000763992" calcext:value-type="float">
            <text:p>0.000763992</text:p>
          </table:table-cell>
          <table:table-cell office:value-type="float" office:value="0.0000167741011814" calcext:value-type="float">
            <text:p>1.68E-05</text:p>
          </table:table-cell>
          <table:table-cell office:value-type="float" office:value="0.0004655735" calcext:value-type="float">
            <text:p>0.0004655735</text:p>
          </table:table-cell>
          <table:table-cell office:value-type="float" office:value="0.0000193435159463" calcext:value-type="float">
            <text:p>1.93E-05</text:p>
          </table:table-cell>
          <table:table-cell office:value-type="float" office:value="0.1245039" calcext:value-type="float">
            <text:p>0.1245039</text:p>
          </table:table-cell>
          <table:table-cell office:value-type="float" office:value="0.00091854685358" calcext:value-type="float">
            <text:p>0.00091854685358</text:p>
          </table:table-cell>
          <table:table-cell office:value-type="float" office:value="0.08030636" calcext:value-type="float">
            <text:p>0.08030636</text:p>
          </table:table-cell>
          <table:table-cell office:value-type="float" office:value="0.000428606888522" calcext:value-type="float">
            <text:p>0.000428606888522</text:p>
          </table:table-cell>
          <table:table-cell office:value-type="float" office:value="0.0002274893" calcext:value-type="float">
            <text:p>0.0002274893</text:p>
          </table:table-cell>
          <table:table-cell table:style-name="ce1" office:value-type="float" office:value="0.0000198231720472" calcext:value-type="float">
            <text:p>1.98E-05</text:p>
          </table:table-cell>
          <table:table-cell office:value-type="float" office:value="0.0003897246" calcext:value-type="float">
            <text:p>0.0003897246</text:p>
          </table:table-cell>
          <table:table-cell table:style-name="ce1" office:value-type="float" office:value="0.0000362799089984" calcext:value-type="float">
            <text:p>3.63E-05</text:p>
          </table:table-cell>
          <table:table-cell office:value-type="float" office:value="0.0002125225" calcext:value-type="float">
            <text:p>0.0002125225</text:p>
          </table:table-cell>
          <table:table-cell office:value-type="float" office:value="0.00000331332002848" calcext:value-type="float">
            <text:p>3.31E-06</text:p>
          </table:table-cell>
          <table:table-cell office:value-type="float" office:value="0.0003072428" calcext:value-type="float">
            <text:p>0.0003072428</text:p>
          </table:table-cell>
          <table:table-cell table:style-name="ce1" office:value-type="float" office:value="0.0000062960799409" calcext:value-type="float">
            <text:p>6.30E-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896129" calcext:value-type="float">
            <text:p>8.96E-05</text:p>
          </table:table-cell>
          <table:table-cell office:value-type="float" office:value="0.00000232836883533" calcext:value-type="float">
            <text:p>2.33E-06</text:p>
          </table:table-cell>
          <table:table-cell table:style-name="Default" office:value-type="float" office:value="0.0001036212" calcext:value-type="float">
            <text:p>0.0001036212</text:p>
          </table:table-cell>
          <table:table-cell office:value-type="float" office:value="0.00000676394853125" calcext:value-type="float">
            <text:p>6.76E-06</text:p>
          </table:table-cell>
          <table:table-cell office:value-type="float" office:value="0.00247445" calcext:value-type="float">
            <text:p>0.00247445</text:p>
          </table:table-cell>
          <table:table-cell table:style-name="Default" office:value-type="float" office:value="0.000540049498081" calcext:value-type="float">
            <text:p>0.000540049498081</text:p>
          </table:table-cell>
          <table:table-cell office:value-type="float" office:value="0.001592884" calcext:value-type="float">
            <text:p>0.001592884</text:p>
          </table:table-cell>
          <table:table-cell office:value-type="float" office:value="0.0000329273412902" calcext:value-type="float">
            <text:p>3.29E-05</text:p>
          </table:table-cell>
          <table:table-cell office:value-type="float" office:value="1.0007194" calcext:value-type="float">
            <text:p>1.0007194</text:p>
          </table:table-cell>
          <table:table-cell office:value-type="float" office:value="0.00764948881662" calcext:value-type="float">
            <text:p>0.00764948881662</text:p>
          </table:table-cell>
          <table:table-cell office:value-type="float" office:value="0.6431509" calcext:value-type="float">
            <text:p>0.6431509</text:p>
          </table:table-cell>
          <table:table-cell office:value-type="float" office:value="0.00289681719785" calcext:value-type="float">
            <text:p>0.00289681719785</text:p>
          </table:table-cell>
          <table:table-cell office:value-type="float" office:value="0.0002238889" calcext:value-type="float">
            <text:p>0.0002238889</text:p>
          </table:table-cell>
          <table:table-cell table:style-name="ce1" office:value-type="float" office:value="0.00000317567758124" calcext:value-type="float">
            <text:p>3.18E-06</text:p>
          </table:table-cell>
          <table:table-cell office:value-type="float" office:value="0.0005018834" calcext:value-type="float">
            <text:p>0.0005018834</text:p>
          </table:table-cell>
          <table:table-cell office:value-type="float" office:value="0.000395217197713" calcext:value-type="float">
            <text:p>0.000395217197713</text:p>
          </table:table-cell>
          <table:table-cell office:value-type="float" office:value="0.0002190348" calcext:value-type="float">
            <text:p>0.0002190348</text:p>
          </table:table-cell>
          <table:table-cell office:value-type="float" office:value="0.00000571669175505" calcext:value-type="float">
            <text:p>5.72E-06</text:p>
          </table:table-cell>
          <table:table-cell office:value-type="float" office:value="0.000306029" calcext:value-type="float">
            <text:p>0.000306029</text:p>
          </table:table-cell>
          <table:table-cell table:style-name="ce1" office:value-type="float" office:value="0.0000049476219428" calcext:value-type="float">
            <text:p>4.95E-06</text:p>
          </table:table-cell>
        </table:table-row>
      </table:table>
      <table:table table:name="OPENCL 3D PRIMES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table:style-name="Default"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table:style-name="Default"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table:style-name="Default"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table:style-name="Default"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375187" calcext:value-type="float">
            <text:p>0.0002375187</text:p>
          </table:table-cell>
          <table:table-cell office:value-type="float" office:value="0.000284615285132" calcext:value-type="float">
            <text:p>0.000284615285132</text:p>
          </table:table-cell>
          <table:table-cell office:value-type="float" office:value="0.0001658557" calcext:value-type="float">
            <text:p>0.0001658557</text:p>
          </table:table-cell>
          <table:table-cell office:value-type="float" office:value="0.00000560857149668" calcext:value-type="float">
            <text:p>5.61E-06</text:p>
          </table:table-cell>
          <table:table-cell office:value-type="float" office:value="0.0001598029" calcext:value-type="float">
            <text:p>0.0001598029</text:p>
          </table:table-cell>
          <table:table-cell office:value-type="float" office:value="0.00000572467820444" calcext:value-type="float">
            <text:p>5.72E-06</text:p>
          </table:table-cell>
          <table:table-cell office:value-type="float" office:value="0.0001616938" calcext:value-type="float">
            <text:p>0.0001616938</text:p>
          </table:table-cell>
          <table:table-cell office:value-type="float" office:value="0.00000397947452701" calcext:value-type="float">
            <text:p>3.98E-06</text:p>
          </table:table-cell>
          <table:table-cell office:value-type="float" office:value="0.0005272734" calcext:value-type="float">
            <text:p>0.0005272734</text:p>
          </table:table-cell>
          <table:table-cell table:style-name="ce1" office:value-type="float" office:value="0.0000079480659031" calcext:value-type="float">
            <text:p>7.95E-06</text:p>
          </table:table-cell>
          <table:table-cell office:value-type="float" office:value="0.0004924378" calcext:value-type="float">
            <text:p>0.0004924378</text:p>
          </table:table-cell>
          <table:table-cell office:value-type="float" office:value="0.000191215434057" calcext:value-type="float">
            <text:p>0.000191215434057</text:p>
          </table:table-cell>
          <table:table-cell office:value-type="float" office:value="0.0002319902" calcext:value-type="float">
            <text:p>0.0002319902</text:p>
          </table:table-cell>
          <table:table-cell table:style-name="ce1" office:value-type="float" office:value="0.00000805952799555" calcext:value-type="float">
            <text:p>8.06E-06</text:p>
          </table:table-cell>
          <table:table-cell office:value-type="float" office:value="0.0004557294" calcext:value-type="float">
            <text:p>0.0004557294</text:p>
          </table:table-cell>
          <table:table-cell office:value-type="float" office:value="0.00016958667803" calcext:value-type="float">
            <text:p>0.00016958667803</text:p>
          </table:table-cell>
          <table:table-cell office:value-type="float" office:value="0.0002291125" calcext:value-type="float">
            <text:p>0.0002291125</text:p>
          </table:table-cell>
          <table:table-cell office:value-type="float" office:value="0.00000618140399819" calcext:value-type="float">
            <text:p>6.18E-06</text:p>
          </table:table-cell>
          <table:table-cell office:value-type="float" office:value="0.0003504593" calcext:value-type="float">
            <text:p>0.0003504593</text:p>
          </table:table-cell>
          <table:table-cell office:value-type="float" office:value="0.0000355808379517" calcext:value-type="float">
            <text:p>3.56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2347049" calcext:value-type="float">
            <text:p>0.0002347049</text:p>
          </table:table-cell>
          <table:table-cell office:value-type="float" office:value="0.000265316043866" calcext:value-type="float">
            <text:p>0.000265316043866</text:p>
          </table:table-cell>
          <table:table-cell office:value-type="float" office:value="0.0002389354" calcext:value-type="float">
            <text:p>0.0002389354</text:p>
          </table:table-cell>
          <table:table-cell table:style-name="Default" office:value-type="float" office:value="0.000222597863833" calcext:value-type="float">
            <text:p>0.000222597863833</text:p>
          </table:table-cell>
          <table:table-cell office:value-type="float" office:value="0.0002023741" calcext:value-type="float">
            <text:p>0.0002023741</text:p>
          </table:table-cell>
          <table:table-cell office:value-type="float" office:value="0.00000604182252581" calcext:value-type="float">
            <text:p>6.04E-06</text:p>
          </table:table-cell>
          <table:table-cell office:value-type="float" office:value="0.0002080078" calcext:value-type="float">
            <text:p>0.0002080078</text:p>
          </table:table-cell>
          <table:table-cell office:value-type="float" office:value="0.0000757450922192" calcext:value-type="float">
            <text:p>7.57E-05</text:p>
          </table:table-cell>
          <table:table-cell office:value-type="float" office:value="0.002470247" calcext:value-type="float">
            <text:p>0.002470247</text:p>
          </table:table-cell>
          <table:table-cell table:style-name="ce1" office:value-type="float" office:value="0.0000386551865285" calcext:value-type="float">
            <text:p>3.87E-05</text:p>
          </table:table-cell>
          <table:table-cell office:value-type="float" office:value="0.001803321" calcext:value-type="float">
            <text:p>0.001803321</text:p>
          </table:table-cell>
          <table:table-cell table:style-name="ce1" office:value-type="float" office:value="0.0000201443195467" calcext:value-type="float">
            <text:p>2.01E-05</text:p>
          </table:table-cell>
          <table:table-cell office:value-type="float" office:value="0.0004022934" calcext:value-type="float">
            <text:p>0.0004022934</text:p>
          </table:table-cell>
          <table:table-cell office:value-type="float" office:value="0.000551483544168" calcext:value-type="float">
            <text:p>0.000551483544168</text:p>
          </table:table-cell>
          <table:table-cell office:value-type="float" office:value="0.0003961193" calcext:value-type="float">
            <text:p>0.0003961193</text:p>
          </table:table-cell>
          <table:table-cell table:style-name="ce1" office:value-type="float" office:value="0.00000407865972131" calcext:value-type="float">
            <text:p>4.08E-06</text:p>
          </table:table-cell>
          <table:table-cell office:value-type="float" office:value="0.000221104" calcext:value-type="float">
            <text:p>0.000221104</text:p>
          </table:table-cell>
          <table:table-cell office:value-type="float" office:value="0.00000702201721571" calcext:value-type="float">
            <text:p>7.02E-06</text:p>
          </table:table-cell>
          <table:table-cell office:value-type="float" office:value="0.0003371164" calcext:value-type="float">
            <text:p>0.0003371164</text:p>
          </table:table-cell>
          <table:table-cell office:value-type="float" office:value="0.0000080517176525" calcext:value-type="float">
            <text:p>8.05E-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1492734" calcext:value-type="float">
            <text:p>0.0001492734</text:p>
          </table:table-cell>
          <table:table-cell table:style-name="ce1" office:value-type="float" office:value="0.00000482019273935" calcext:value-type="float">
            <text:p>4.82E-06</text:p>
          </table:table-cell>
          <table:table-cell office:value-type="float" office:value="0.0001663515" calcext:value-type="float">
            <text:p>0.0001663515</text:p>
          </table:table-cell>
          <table:table-cell office:value-type="float" office:value="0.00000500822825736" calcext:value-type="float">
            <text:p>5.01E-06</text:p>
          </table:table-cell>
          <table:table-cell office:value-type="float" office:value="0.0004713021" calcext:value-type="float">
            <text:p>0.0004713021</text:p>
          </table:table-cell>
          <table:table-cell table:style-name="Default" office:value-type="float" office:value="0.000385675773486" calcext:value-type="float">
            <text:p>0.000385675773486</text:p>
          </table:table-cell>
          <table:table-cell office:value-type="float" office:value="0.0002816557" calcext:value-type="float">
            <text:p>0.0002816557</text:p>
          </table:table-cell>
          <table:table-cell office:value-type="float" office:value="0.00000766844464963" calcext:value-type="float">
            <text:p>7.67E-06</text:p>
          </table:table-cell>
          <table:table-cell office:value-type="float" office:value="0.02017489" calcext:value-type="float">
            <text:p>0.02017489</text:p>
          </table:table-cell>
          <table:table-cell office:value-type="float" office:value="0.000184919348486" calcext:value-type="float">
            <text:p>0.000184919348486</text:p>
          </table:table-cell>
          <table:table-cell office:value-type="float" office:value="0.0178269" calcext:value-type="float">
            <text:p>0.0178269</text:p>
          </table:table-cell>
          <table:table-cell office:value-type="float" office:value="0.000130294273772" calcext:value-type="float">
            <text:p>0.000130294273772</text:p>
          </table:table-cell>
          <table:table-cell office:value-type="float" office:value="0.0003861459" calcext:value-type="float">
            <text:p>0.0003861459</text:p>
          </table:table-cell>
          <table:table-cell office:value-type="float" office:value="0.000512173064003" calcext:value-type="float">
            <text:p>0.000512173064003</text:p>
          </table:table-cell>
          <table:table-cell office:value-type="float" office:value="0.0004097165" calcext:value-type="float">
            <text:p>0.0004097165</text:p>
          </table:table-cell>
          <table:table-cell table:style-name="ce1" office:value-type="float" office:value="0.0000173037874483" calcext:value-type="float">
            <text:p>1.73E-05</text:p>
          </table:table-cell>
          <table:table-cell office:value-type="float" office:value="0.0002197671" calcext:value-type="float">
            <text:p>0.0002197671</text:p>
          </table:table-cell>
          <table:table-cell office:value-type="float" office:value="0.00000729891356375" calcext:value-type="float">
            <text:p>7.30E-06</text:p>
          </table:table-cell>
          <table:table-cell office:value-type="float" office:value="0.0004998714" calcext:value-type="float">
            <text:p>0.0004998714</text:p>
          </table:table-cell>
          <table:table-cell table:style-name="Default" office:value-type="float" office:value="0.000361501051514" calcext:value-type="float">
            <text:p>0.0003615010515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2513259" calcext:value-type="float">
            <text:p>0.0002513259</text:p>
          </table:table-cell>
          <table:table-cell office:value-type="float" office:value="0.000305741335494" calcext:value-type="float">
            <text:p>0.000305741335494</text:p>
          </table:table-cell>
          <table:table-cell office:value-type="float" office:value="0.0001669537" calcext:value-type="float">
            <text:p>0.0001669537</text:p>
          </table:table-cell>
          <table:table-cell office:value-type="float" office:value="0.00000611822496136" calcext:value-type="float">
            <text:p>6.12E-06</text:p>
          </table:table-cell>
          <table:table-cell office:value-type="float" office:value="0.000935708" calcext:value-type="float">
            <text:p>0.000935708</text:p>
          </table:table-cell>
          <table:table-cell office:value-type="float" office:value="0.0000132884255568" calcext:value-type="float">
            <text:p>1.33E-05</text:p>
          </table:table-cell>
          <table:table-cell office:value-type="float" office:value="0.0006740231" calcext:value-type="float">
            <text:p>0.0006740231</text:p>
          </table:table-cell>
          <table:table-cell office:value-type="float" office:value="0.0000233811039016" calcext:value-type="float">
            <text:p>2.34E-05</text:p>
          </table:table-cell>
          <table:table-cell office:value-type="float" office:value="0.2216918" calcext:value-type="float">
            <text:p>0.2216918</text:p>
          </table:table-cell>
          <table:table-cell office:value-type="float" office:value="0.00163352154018" calcext:value-type="float">
            <text:p>0.00163352154018</text:p>
          </table:table-cell>
          <table:table-cell office:value-type="float" office:value="0.1406659" calcext:value-type="float">
            <text:p>0.1406659</text:p>
          </table:table-cell>
          <table:table-cell office:value-type="float" office:value="0.000621883599326" calcext:value-type="float">
            <text:p>0.000621883599326</text:p>
          </table:table-cell>
          <table:table-cell office:value-type="float" office:value="0.0003252669" calcext:value-type="float">
            <text:p>0.0003252669</text:p>
          </table:table-cell>
          <table:table-cell office:value-type="float" office:value="0.00029245479854" calcext:value-type="float">
            <text:p>0.00029245479854</text:p>
          </table:table-cell>
          <table:table-cell office:value-type="float" office:value="0.0003758008" calcext:value-type="float">
            <text:p>0.0003758008</text:p>
          </table:table-cell>
          <table:table-cell table:style-name="ce1" office:value-type="float" office:value="0.00000848667688923" calcext:value-type="float">
            <text:p>8.49E-06</text:p>
          </table:table-cell>
          <table:table-cell office:value-type="float" office:value="0.0002265183" calcext:value-type="float">
            <text:p>0.0002265183</text:p>
          </table:table-cell>
          <table:table-cell office:value-type="float" office:value="0.00000876837323123" calcext:value-type="float">
            <text:p>8.77E-06</text:p>
          </table:table-cell>
          <table:table-cell office:value-type="float" office:value="0.0003052216" calcext:value-type="float">
            <text:p>0.0003052216</text:p>
          </table:table-cell>
          <table:table-cell office:value-type="float" office:value="0.00000476425291334" calcext:value-type="float">
            <text:p>4.76E-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1542494" calcext:value-type="float">
            <text:p>0.0001542494</text:p>
          </table:table-cell>
          <table:table-cell table:style-name="ce1" office:value-type="float" office:value="0.00000731158505691" calcext:value-type="float">
            <text:p>7.31E-06</text:p>
          </table:table-cell>
          <table:table-cell office:value-type="float" office:value="0.0001709428" calcext:value-type="float">
            <text:p>0.0001709428</text:p>
          </table:table-cell>
          <table:table-cell office:value-type="float" office:value="0.00000815984284707" calcext:value-type="float">
            <text:p>8.16E-06</text:p>
          </table:table-cell>
          <table:table-cell office:value-type="float" office:value="0.002708938" calcext:value-type="float">
            <text:p>0.002708938</text:p>
          </table:table-cell>
          <table:table-cell office:value-type="float" office:value="0.0000346219971181" calcext:value-type="float">
            <text:p>3.46E-05</text:p>
          </table:table-cell>
          <table:table-cell office:value-type="float" office:value="0.001989924" calcext:value-type="float">
            <text:p>0.001989924</text:p>
          </table:table-cell>
          <table:table-cell table:style-name="Default" office:value-type="float" office:value="0.000255775588237" calcext:value-type="float">
            <text:p>0.000255775588237</text:p>
          </table:table-cell>
          <table:table-cell office:value-type="float" office:value="1.708068" calcext:value-type="float">
            <text:p>1.708068</text:p>
          </table:table-cell>
          <table:table-cell office:value-type="float" office:value="0.0128038490741" calcext:value-type="float">
            <text:p>0.0128038490741</text:p>
          </table:table-cell>
          <table:table-cell office:value-type="float" office:value="1.086262" calcext:value-type="float">
            <text:p>1.086262</text:p>
          </table:table-cell>
          <table:table-cell office:value-type="float" office:value="0.00706733770399" calcext:value-type="float">
            <text:p>0.00706733770399</text:p>
          </table:table-cell>
          <table:table-cell office:value-type="float" office:value="0.0004274738" calcext:value-type="float">
            <text:p>0.0004274738</text:p>
          </table:table-cell>
          <table:table-cell office:value-type="float" office:value="0.000427461100375" calcext:value-type="float">
            <text:p>0.000427461100375</text:p>
          </table:table-cell>
          <table:table-cell office:value-type="float" office:value="0.000642294" calcext:value-type="float">
            <text:p>0.000642294</text:p>
          </table:table-cell>
          <table:table-cell office:value-type="float" office:value="0.000719064597995" calcext:value-type="float">
            <text:p>0.000719064597995</text:p>
          </table:table-cell>
          <table:table-cell office:value-type="float" office:value="0.0003822934" calcext:value-type="float">
            <text:p>0.0003822934</text:p>
          </table:table-cell>
          <table:table-cell table:style-name="Default" office:value-type="float" office:value="0.000465258535139" calcext:value-type="float">
            <text:p>0.000465258535139</text:p>
          </table:table-cell>
          <table:table-cell office:value-type="float" office:value="0.0003133354" calcext:value-type="float">
            <text:p>0.0003133354</text:p>
          </table:table-cell>
          <table:table-cell office:value-type="float" office:value="0.00000603245725131" calcext:value-type="float">
            <text:p>6.03E-06</text:p>
          </table:table-cell>
        </table:table-row>
      </table:table>
      <table:table table:name="KOKKO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ODUCT1DCKOKKOSGPU_AVG</text:p>
          </table:table-cell>
          <table:table-cell table:style-name="Default" office:value-type="string" calcext:value-type="string">
            <text:p>PRODUCT1DCKOKKOSGPU_STD</text:p>
          </table:table-cell>
          <table:table-cell office:value-type="string" calcext:value-type="string">
            <text:p>PRODUCT1DCKOKKOSMT_AVG</text:p>
          </table:table-cell>
          <table:table-cell table:style-name="Default" office:value-type="string" calcext:value-type="string">
            <text:p>PRODUCT1DCKOKKOSMT_STD</text:p>
          </table:table-cell>
          <table:table-cell office:value-type="string" calcext:value-type="string">
            <text:p>PRODUCT1DRKOKKOSGPU_AVG</text:p>
          </table:table-cell>
          <table:table-cell table:style-name="Default" office:value-type="string" calcext:value-type="string">
            <text:p>PRODUCT1DRKOKKOSGPU_STD</text:p>
          </table:table-cell>
          <table:table-cell office:value-type="string" calcext:value-type="string">
            <text:p>PRODUCT1DRKOKKOSMT_AVG</text:p>
          </table:table-cell>
          <table:table-cell table:style-name="Default" office:value-type="string" calcext:value-type="string">
            <text:p>PRODUCT1DRKOKKOSMT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000062507" calcext:value-type="float">
            <text:p>6.25E-05</text:p>
          </table:table-cell>
          <table:table-cell office:value-type="float" office:value="0.00000592338850096" calcext:value-type="float">
            <text:p>5.92E-06</text:p>
          </table:table-cell>
          <table:table-cell table:style-name="ce1" office:value-type="float" office:value="0.0000049328" calcext:value-type="float">
            <text:p>4.93E-06</text:p>
          </table:table-cell>
          <table:table-cell office:value-type="float" office:value="0.000000431249811594" calcext:value-type="float">
            <text:p>4.31E-07</text:p>
          </table:table-cell>
          <table:table-cell table:style-name="ce1" office:value-type="float" office:value="0.000041961" calcext:value-type="float">
            <text:p>4.20E-05</text:p>
          </table:table-cell>
          <table:table-cell office:value-type="float" office:value="0.00000271630709277" calcext:value-type="float">
            <text:p>2.72E-06</text:p>
          </table:table-cell>
          <table:table-cell table:style-name="ce1" office:value-type="float" office:value="0.0000904315" calcext:value-type="float">
            <text:p>9.04E-05</text:p>
          </table:table-cell>
          <table:table-cell office:value-type="float" office:value="0.0000101411791584" calcext:value-type="float">
            <text:p>1.01E-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716668" calcext:value-type="float">
            <text:p>7.17E-05</text:p>
          </table:table-cell>
          <table:table-cell office:value-type="float" office:value="0.00000201017084957" calcext:value-type="float">
            <text:p>2.01E-06</text:p>
          </table:table-cell>
          <table:table-cell table:style-name="ce1" office:value-type="float" office:value="0.0000086503" calcext:value-type="float">
            <text:p>8.65E-06</text:p>
          </table:table-cell>
          <table:table-cell office:value-type="float" office:value="0.000000838130333275" calcext:value-type="float">
            <text:p>8.38E-07</text:p>
          </table:table-cell>
          <table:table-cell table:style-name="ce1" office:value-type="float" office:value="0.0000485321" calcext:value-type="float">
            <text:p>4.85E-05</text:p>
          </table:table-cell>
          <table:table-cell office:value-type="float" office:value="0.000000695562194679" calcext:value-type="float">
            <text:p>6.96E-07</text:p>
          </table:table-cell>
          <table:table-cell table:style-name="ce1" office:value-type="float" office:value="0.0000933649" calcext:value-type="float">
            <text:p>9.34E-05</text:p>
          </table:table-cell>
          <table:table-cell office:value-type="float" office:value="0.00000547763283119" calcext:value-type="float">
            <text:p>5.48E-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138661" calcext:value-type="float">
            <text:p>0.0001138661</text:p>
          </table:table-cell>
          <table:table-cell office:value-type="float" office:value="0.00000253731925246" calcext:value-type="float">
            <text:p>2.54E-06</text:p>
          </table:table-cell>
          <table:table-cell table:style-name="ce1" office:value-type="float" office:value="0.0000230522" calcext:value-type="float">
            <text:p>2.31E-05</text:p>
          </table:table-cell>
          <table:table-cell office:value-type="float" office:value="0.000000744118688263" calcext:value-type="float">
            <text:p>7.44E-07</text:p>
          </table:table-cell>
          <table:table-cell table:style-name="ce1" office:value-type="float" office:value="0.0000773922" calcext:value-type="float">
            <text:p>7.74E-05</text:p>
          </table:table-cell>
          <table:table-cell office:value-type="float" office:value="0.00000121203692646" calcext:value-type="float">
            <text:p>1.21E-06</text:p>
          </table:table-cell>
          <table:table-cell office:value-type="float" office:value="0.0001230435" calcext:value-type="float">
            <text:p>0.0001230435</text:p>
          </table:table-cell>
          <table:table-cell office:value-type="float" office:value="0.00002862695692" calcext:value-type="float">
            <text:p>2.86E-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532483" calcext:value-type="float">
            <text:p>0.0002532483</text:p>
          </table:table-cell>
          <table:table-cell office:value-type="float" office:value="0.00000379937834243" calcext:value-type="float">
            <text:p>3.80E-06</text:p>
          </table:table-cell>
          <table:table-cell table:style-name="ce1" office:value-type="float" office:value="0.0000747161" calcext:value-type="float">
            <text:p>7.47E-05</text:p>
          </table:table-cell>
          <table:table-cell office:value-type="float" office:value="0.00000629445841726" calcext:value-type="float">
            <text:p>6.29E-06</text:p>
          </table:table-cell>
          <table:table-cell office:value-type="float" office:value="0.0001575016" calcext:value-type="float">
            <text:p>0.0001575016</text:p>
          </table:table-cell>
          <table:table-cell office:value-type="float" office:value="0.00000438801334952" calcext:value-type="float">
            <text:p>4.39E-06</text:p>
          </table:table-cell>
          <table:table-cell office:value-type="float" office:value="0.0001781038" calcext:value-type="float">
            <text:p>0.0001781038</text:p>
          </table:table-cell>
          <table:table-cell office:value-type="float" office:value="0.0000105786958743" calcext:value-type="float">
            <text:p>1.06E-0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8648942" calcext:value-type="float">
            <text:p>0.0008648942</text:p>
          </table:table-cell>
          <table:table-cell office:value-type="float" office:value="0.0000143573322329" calcext:value-type="float">
            <text:p>1.44E-05</text:p>
          </table:table-cell>
          <table:table-cell office:value-type="float" office:value="0.0003328732" calcext:value-type="float">
            <text:p>0.0003328732</text:p>
          </table:table-cell>
          <table:table-cell office:value-type="float" office:value="0.0000501513116541" calcext:value-type="float">
            <text:p>5.02E-05</text:p>
          </table:table-cell>
          <table:table-cell office:value-type="float" office:value="0.00052149" calcext:value-type="float">
            <text:p>0.00052149</text:p>
          </table:table-cell>
          <table:table-cell office:value-type="float" office:value="0.00000761728595586" calcext:value-type="float">
            <text:p>7.62E-06</text:p>
          </table:table-cell>
          <table:table-cell office:value-type="float" office:value="0.0004377974" calcext:value-type="float">
            <text:p>0.0004377974</text:p>
          </table:table-cell>
          <table:table-cell office:value-type="float" office:value="0.0000207744145055" calcext:value-type="float">
            <text:p>2.08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3240886" calcext:value-type="float">
            <text:p>0.003240886</text:p>
          </table:table-cell>
          <table:table-cell office:value-type="float" office:value="0.0000563938781548" calcext:value-type="float">
            <text:p>5.64E-05</text:p>
          </table:table-cell>
          <table:table-cell office:value-type="float" office:value="0.001536556" calcext:value-type="float">
            <text:p>0.001536556</text:p>
          </table:table-cell>
          <table:table-cell office:value-type="float" office:value="0.0000655838578039" calcext:value-type="float">
            <text:p>6.56E-05</text:p>
          </table:table-cell>
          <table:table-cell office:value-type="float" office:value="0.001888715" calcext:value-type="float">
            <text:p>0.001888715</text:p>
          </table:table-cell>
          <table:table-cell office:value-type="float" office:value="0.0000138585346748" calcext:value-type="float">
            <text:p>1.39E-05</text:p>
          </table:table-cell>
          <table:table-cell office:value-type="float" office:value="0.001604763" calcext:value-type="float">
            <text:p>0.001604763</text:p>
          </table:table-cell>
          <table:table-cell office:value-type="float" office:value="0.0000598202150986" calcext:value-type="float">
            <text:p>5.98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189668" calcext:value-type="float">
            <text:p>0.01189668</text:p>
          </table:table-cell>
          <table:table-cell office:value-type="float" office:value="0.0000257700860172" calcext:value-type="float">
            <text:p>2.58E-05</text:p>
          </table:table-cell>
          <table:table-cell office:value-type="float" office:value="0.009391237" calcext:value-type="float">
            <text:p>0.009391237</text:p>
          </table:table-cell>
          <table:table-cell table:style-name="Default" office:value-type="float" office:value="0.00700992991066" calcext:value-type="float">
            <text:p>0.00700992991066</text:p>
          </table:table-cell>
          <table:table-cell office:value-type="float" office:value="0.007261054" calcext:value-type="float">
            <text:p>0.007261054</text:p>
          </table:table-cell>
          <table:table-cell office:value-type="float" office:value="0.0000197361496864" calcext:value-type="float">
            <text:p>1.97E-05</text:p>
          </table:table-cell>
          <table:table-cell office:value-type="float" office:value="0.006957844" calcext:value-type="float">
            <text:p>0.006957844</text:p>
          </table:table-cell>
          <table:table-cell table:style-name="Default" office:value-type="float" office:value="0.000558685280999" calcext:value-type="float">
            <text:p>0.00055868528099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4449105" calcext:value-type="float">
            <text:p>0.04449105</text:p>
          </table:table-cell>
          <table:table-cell table:style-name="Default" office:value-type="float" office:value="0.000234473287983" calcext:value-type="float">
            <text:p>0.000234473287983</text:p>
          </table:table-cell>
          <table:table-cell office:value-type="float" office:value="0.05566943" calcext:value-type="float">
            <text:p>0.05566943</text:p>
          </table:table-cell>
          <table:table-cell table:style-name="Default" office:value-type="float" office:value="0.00123694766983" calcext:value-type="float">
            <text:p>0.00123694766983</text:p>
          </table:table-cell>
          <table:table-cell office:value-type="float" office:value="0.02696576" calcext:value-type="float">
            <text:p>0.02696576</text:p>
          </table:table-cell>
          <table:table-cell table:style-name="Default" office:value-type="float" office:value="0.00013284264041" calcext:value-type="float">
            <text:p>0.00013284264041</text:p>
          </table:table-cell>
          <table:table-cell office:value-type="float" office:value="0.03388283" calcext:value-type="float">
            <text:p>0.03388283</text:p>
          </table:table-cell>
          <table:table-cell table:style-name="Default" office:value-type="float" office:value="0.000879663199501" calcext:value-type="float">
            <text:p>0.0008796631995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1737944" calcext:value-type="float">
            <text:p>0.1737944</text:p>
          </table:table-cell>
          <table:table-cell table:style-name="Default" office:value-type="float" office:value="0.000443352681282" calcext:value-type="float">
            <text:p>0.000443352681282</text:p>
          </table:table-cell>
          <table:table-cell office:value-type="float" office:value="0.2038089" calcext:value-type="float">
            <text:p>0.2038089</text:p>
          </table:table-cell>
          <table:table-cell table:style-name="Default" office:value-type="float" office:value="0.00076518399385" calcext:value-type="float">
            <text:p>0.00076518399385</text:p>
          </table:table-cell>
          <table:table-cell office:value-type="float" office:value="0.1044823" calcext:value-type="float">
            <text:p>0.1044823</text:p>
          </table:table-cell>
          <table:table-cell table:style-name="Default" office:value-type="float" office:value="0.000293495428698" calcext:value-type="float">
            <text:p>0.000293495428698</text:p>
          </table:table-cell>
          <table:table-cell office:value-type="float" office:value="0.1242191" calcext:value-type="float">
            <text:p>0.1242191</text:p>
          </table:table-cell>
          <table:table-cell table:style-name="Default" office:value-type="float" office:value="0.000742378227949" calcext:value-type="float">
            <text:p>0.000742378227949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6959319" calcext:value-type="float">
            <text:p>0.6959319</text:p>
          </table:table-cell>
          <table:table-cell table:style-name="Default" office:value-type="float" office:value="0.00167570910032" calcext:value-type="float">
            <text:p>0.00167570910032</text:p>
          </table:table-cell>
          <table:table-cell office:value-type="float" office:value="0.7965501" calcext:value-type="float">
            <text:p>0.7965501</text:p>
          </table:table-cell>
          <table:table-cell table:style-name="Default" office:value-type="float" office:value="0.00218834851226" calcext:value-type="float">
            <text:p>0.00218834851226</text:p>
          </table:table-cell>
          <table:table-cell office:value-type="float" office:value="0.4172451" calcext:value-type="float">
            <text:p>0.4172451</text:p>
          </table:table-cell>
          <table:table-cell table:style-name="Default" office:value-type="float" office:value="0.000487913118404" calcext:value-type="float">
            <text:p>0.000487913118404</text:p>
          </table:table-cell>
          <table:table-cell office:value-type="float" office:value="0.4767049" calcext:value-type="float">
            <text:p>0.4767049</text:p>
          </table:table-cell>
          <table:table-cell table:style-name="Default" office:value-type="float" office:value="0.00197906366469" calcext:value-type="float">
            <text:p>0.00197906366469</text:p>
          </table:table-cell>
        </table:table-row>
      </table:table>
      <table:table table:name="OPENMP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000003685" calcext:value-type="float">
            <text:p>3.69E-06</text:p>
          </table:table-cell>
          <table:table-cell office:value-type="float" office:value="0.000000719903851605" calcext:value-type="float">
            <text:p>7.20E-07</text:p>
          </table:table-cell>
          <table:table-cell table:style-name="ce1" office:value-type="float" office:value="0.0000007099" calcext:value-type="float">
            <text:p>7.10E-07</text:p>
          </table:table-cell>
          <table:table-cell office:value-type="float" office:value="0.000000154375048358" calcext:value-type="float">
            <text:p>1.54E-07</text:p>
          </table:table-cell>
          <table:table-cell table:style-name="ce1" office:value-type="float" office:value="0.0000007063" calcext:value-type="float">
            <text:p>7.06E-07</text:p>
          </table:table-cell>
          <table:table-cell office:value-type="float" office:value="0.00000015657305714" calcext:value-type="float">
            <text:p>1.57E-07</text:p>
          </table:table-cell>
          <table:table-cell table:style-name="ce1" office:value-type="float" office:value="0.0000029267" calcext:value-type="float">
            <text:p>2.93E-06</text:p>
          </table:table-cell>
          <table:table-cell office:value-type="float" office:value="0.000000535329815264" calcext:value-type="float">
            <text:p>5.35E-07</text:p>
          </table:table-cell>
          <table:table-cell table:style-name="ce1" office:value-type="float" office:value="0.000001648" calcext:value-type="float">
            <text:p>1.65E-06</text:p>
          </table:table-cell>
          <table:table-cell office:value-type="float" office:value="0.00000322444534421" calcext:value-type="float">
            <text:p>3.22E-06</text:p>
          </table:table-cell>
          <table:table-cell table:style-name="ce1" office:value-type="float" office:value="0.0000006929" calcext:value-type="float">
            <text:p>6.93E-07</text:p>
          </table:table-cell>
          <table:table-cell office:value-type="float" office:value="0.000000150885865622" calcext:value-type="float">
            <text:p>1.51E-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223852" calcext:value-type="float">
            <text:p>2.24E-05</text:p>
          </table:table-cell>
          <table:table-cell office:value-type="float" office:value="0.00000445529185476" calcext:value-type="float">
            <text:p>4.46E-06</text:p>
          </table:table-cell>
          <table:table-cell table:style-name="ce1" office:value-type="float" office:value="0.000004073" calcext:value-type="float">
            <text:p>4.07E-06</text:p>
          </table:table-cell>
          <table:table-cell office:value-type="float" office:value="0.000000597143571048" calcext:value-type="float">
            <text:p>5.97E-07</text:p>
          </table:table-cell>
          <table:table-cell table:style-name="ce1" office:value-type="float" office:value="0.0000040614" calcext:value-type="float">
            <text:p>4.06E-06</text:p>
          </table:table-cell>
          <table:table-cell office:value-type="float" office:value="0.00000058754521339" calcext:value-type="float">
            <text:p>5.88E-07</text:p>
          </table:table-cell>
          <table:table-cell table:style-name="ce1" office:value-type="float" office:value="0.0000200878" calcext:value-type="float">
            <text:p>2.01E-05</text:p>
          </table:table-cell>
          <table:table-cell office:value-type="float" office:value="0.00000396699345433" calcext:value-type="float">
            <text:p>3.97E-06</text:p>
          </table:table-cell>
          <table:table-cell table:style-name="ce1" office:value-type="float" office:value="0.0000033081" calcext:value-type="float">
            <text:p>3.31E-06</text:p>
          </table:table-cell>
          <table:table-cell office:value-type="float" office:value="0.000000635323793213" calcext:value-type="float">
            <text:p>6.35E-07</text:p>
          </table:table-cell>
          <table:table-cell table:style-name="ce1" office:value-type="float" office:value="0.000003872" calcext:value-type="float">
            <text:p>3.87E-06</text:p>
          </table:table-cell>
          <table:table-cell office:value-type="float" office:value="0.000000752174625115" calcext:value-type="float">
            <text:p>7.52E-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0.000083762" calcext:value-type="float">
            <text:p>8.38E-05</text:p>
          </table:table-cell>
          <table:table-cell office:value-type="float" office:value="0.00000789906720231" calcext:value-type="float">
            <text:p>7.90E-06</text:p>
          </table:table-cell>
          <table:table-cell table:style-name="ce1" office:value-type="float" office:value="0.0000170761" calcext:value-type="float">
            <text:p>1.71E-05</text:p>
          </table:table-cell>
          <table:table-cell office:value-type="float" office:value="0.0000017871133428" calcext:value-type="float">
            <text:p>1.79E-06</text:p>
          </table:table-cell>
          <table:table-cell table:style-name="ce1" office:value-type="float" office:value="0.000017132" calcext:value-type="float">
            <text:p>1.71E-05</text:p>
          </table:table-cell>
          <table:table-cell office:value-type="float" office:value="0.00000178458697369" calcext:value-type="float">
            <text:p>1.78E-06</text:p>
          </table:table-cell>
          <table:table-cell table:style-name="ce1" office:value-type="float" office:value="0.0000670692" calcext:value-type="float">
            <text:p>6.71E-05</text:p>
          </table:table-cell>
          <table:table-cell office:value-type="float" office:value="0.0000142927962337" calcext:value-type="float">
            <text:p>1.43E-05</text:p>
          </table:table-cell>
          <table:table-cell table:style-name="ce1" office:value-type="float" office:value="0.0000131475" calcext:value-type="float">
            <text:p>1.31E-05</text:p>
          </table:table-cell>
          <table:table-cell office:value-type="float" office:value="0.00000274937363574" calcext:value-type="float">
            <text:p>2.75E-06</text:p>
          </table:table-cell>
          <table:table-cell table:style-name="ce1" office:value-type="float" office:value="0.0000156435" calcext:value-type="float">
            <text:p>1.56E-05</text:p>
          </table:table-cell>
          <table:table-cell office:value-type="float" office:value="0.00000330971342331" calcext:value-type="float">
            <text:p>3.31E-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806241" calcext:value-type="float">
            <text:p>0.0003806241</text:p>
          </table:table-cell>
          <table:table-cell office:value-type="float" office:value="0.0000521868961702" calcext:value-type="float">
            <text:p>5.22E-05</text:p>
          </table:table-cell>
          <table:table-cell table:style-name="ce1" office:value-type="float" office:value="0.000050757" calcext:value-type="float">
            <text:p>5.08E-05</text:p>
          </table:table-cell>
          <table:table-cell office:value-type="float" office:value="0.00000749824652095" calcext:value-type="float">
            <text:p>7.50E-06</text:p>
          </table:table-cell>
          <table:table-cell table:style-name="ce1" office:value-type="float" office:value="0.0000494166" calcext:value-type="float">
            <text:p>4.94E-05</text:p>
          </table:table-cell>
          <table:table-cell office:value-type="float" office:value="0.00000745099505957" calcext:value-type="float">
            <text:p>7.45E-06</text:p>
          </table:table-cell>
          <table:table-cell office:value-type="float" office:value="0.0002327425" calcext:value-type="float">
            <text:p>0.0002327425</text:p>
          </table:table-cell>
          <table:table-cell office:value-type="float" office:value="0.0000270832677138" calcext:value-type="float">
            <text:p>2.71E-05</text:p>
          </table:table-cell>
          <table:table-cell table:style-name="ce1" office:value-type="float" office:value="0.0000428913" calcext:value-type="float">
            <text:p>4.29E-05</text:p>
          </table:table-cell>
          <table:table-cell office:value-type="float" office:value="0.00000674067762914" calcext:value-type="float">
            <text:p>6.74E-06</text:p>
          </table:table-cell>
          <table:table-cell table:style-name="ce1" office:value-type="float" office:value="0.000049133" calcext:value-type="float">
            <text:p>4.91E-05</text:p>
          </table:table-cell>
          <table:table-cell office:value-type="float" office:value="0.0000073897194504" calcext:value-type="float">
            <text:p>7.39E-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244968" calcext:value-type="float">
            <text:p>0.001244968</text:p>
          </table:table-cell>
          <table:table-cell office:value-type="float" office:value="0.0000358572276303" calcext:value-type="float">
            <text:p>3.59E-05</text:p>
          </table:table-cell>
          <table:table-cell office:value-type="float" office:value="0.0002165589" calcext:value-type="float">
            <text:p>0.0002165589</text:p>
          </table:table-cell>
          <table:table-cell office:value-type="float" office:value="0.00000459420829717" calcext:value-type="float">
            <text:p>4.59E-06</text:p>
          </table:table-cell>
          <table:table-cell office:value-type="float" office:value="0.0002107499" calcext:value-type="float">
            <text:p>0.0002107499</text:p>
          </table:table-cell>
          <table:table-cell office:value-type="float" office:value="0.00000441550083859" calcext:value-type="float">
            <text:p>4.42E-06</text:p>
          </table:table-cell>
          <table:table-cell office:value-type="float" office:value="0.000624589" calcext:value-type="float">
            <text:p>0.000624589</text:p>
          </table:table-cell>
          <table:table-cell office:value-type="float" office:value="0.0000643373672483" calcext:value-type="float">
            <text:p>6.43E-05</text:p>
          </table:table-cell>
          <table:table-cell office:value-type="float" office:value="0.0001258191" calcext:value-type="float">
            <text:p>0.0001258191</text:p>
          </table:table-cell>
          <table:table-cell office:value-type="float" office:value="0.00000798782764864" calcext:value-type="float">
            <text:p>7.99E-06</text:p>
          </table:table-cell>
          <table:table-cell office:value-type="float" office:value="0.0001416693" calcext:value-type="float">
            <text:p>0.0001416693</text:p>
          </table:table-cell>
          <table:table-cell office:value-type="float" office:value="0.0000118018307436" calcext:value-type="float">
            <text:p>1.18E-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41883" calcext:value-type="float">
            <text:p>0.0041883</text:p>
          </table:table-cell>
          <table:table-cell table:style-name="Default" office:value-type="float" office:value="0.000257587780033" calcext:value-type="float">
            <text:p>0.000257587780033</text:p>
          </table:table-cell>
          <table:table-cell office:value-type="float" office:value="0.0008066332" calcext:value-type="float">
            <text:p>0.0008066332</text:p>
          </table:table-cell>
          <table:table-cell office:value-type="float" office:value="0.0000837293814338" calcext:value-type="float">
            <text:p>8.37E-05</text:p>
          </table:table-cell>
          <table:table-cell office:value-type="float" office:value="0.000782614" calcext:value-type="float">
            <text:p>0.000782614</text:p>
          </table:table-cell>
          <table:table-cell office:value-type="float" office:value="0.0000788684821234" calcext:value-type="float">
            <text:p>7.89E-05</text:p>
          </table:table-cell>
          <table:table-cell office:value-type="float" office:value="0.002349364" calcext:value-type="float">
            <text:p>0.002349364</text:p>
          </table:table-cell>
          <table:table-cell table:style-name="Default" office:value-type="float" office:value="0.000217666078927" calcext:value-type="float">
            <text:p>0.000217666078927</text:p>
          </table:table-cell>
          <table:table-cell office:value-type="float" office:value="0.0005437072" calcext:value-type="float">
            <text:p>0.0005437072</text:p>
          </table:table-cell>
          <table:table-cell office:value-type="float" office:value="0.0000610721842245" calcext:value-type="float">
            <text:p>6.11E-05</text:p>
          </table:table-cell>
          <table:table-cell office:value-type="float" office:value="0.000531512" calcext:value-type="float">
            <text:p>0.000531512</text:p>
          </table:table-cell>
          <table:table-cell office:value-type="float" office:value="0.0000479040330777" calcext:value-type="float">
            <text:p>4.79E-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157121" calcext:value-type="float">
            <text:p>0.0157121</text:p>
          </table:table-cell>
          <table:table-cell office:value-type="float" office:value="0.0000848328552704" calcext:value-type="float">
            <text:p>8.48E-05</text:p>
          </table:table-cell>
          <table:table-cell office:value-type="float" office:value="0.003267117" calcext:value-type="float">
            <text:p>0.003267117</text:p>
          </table:table-cell>
          <table:table-cell office:value-type="float" office:value="0.00000902419839469" calcext:value-type="float">
            <text:p>9.02E-06</text:p>
          </table:table-cell>
          <table:table-cell office:value-type="float" office:value="0.003229181" calcext:value-type="float">
            <text:p>0.003229181</text:p>
          </table:table-cell>
          <table:table-cell office:value-type="float" office:value="0.0000187705936981" calcext:value-type="float">
            <text:p>1.88E-05</text:p>
          </table:table-cell>
          <table:table-cell office:value-type="float" office:value="0.007956575" calcext:value-type="float">
            <text:p>0.007956575</text:p>
          </table:table-cell>
          <table:table-cell office:value-type="float" office:value="0.0000638512723705" calcext:value-type="float">
            <text:p>6.39E-05</text:p>
          </table:table-cell>
          <table:table-cell office:value-type="float" office:value="0.002086673" calcext:value-type="float">
            <text:p>0.002086673</text:p>
          </table:table-cell>
          <table:table-cell office:value-type="float" office:value="0.0000209571621542" calcext:value-type="float">
            <text:p>2.10E-05</text:p>
          </table:table-cell>
          <table:table-cell office:value-type="float" office:value="0.002137244" calcext:value-type="float">
            <text:p>0.002137244</text:p>
          </table:table-cell>
          <table:table-cell office:value-type="float" office:value="0.000021029263843" calcext:value-type="float">
            <text:p>2.10E-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6645831" calcext:value-type="float">
            <text:p>0.06645831</text:p>
          </table:table-cell>
          <table:table-cell table:style-name="Default" office:value-type="float" office:value="0.000194617530614" calcext:value-type="float">
            <text:p>0.000194617530614</text:p>
          </table:table-cell>
          <table:table-cell office:value-type="float" office:value="0.01315605" calcext:value-type="float">
            <text:p>0.01315605</text:p>
          </table:table-cell>
          <table:table-cell office:value-type="float" office:value="0.0000510824660068" calcext:value-type="float">
            <text:p>5.11E-05</text:p>
          </table:table-cell>
          <table:table-cell office:value-type="float" office:value="0.01307351" calcext:value-type="float">
            <text:p>0.01307351</text:p>
          </table:table-cell>
          <table:table-cell office:value-type="float" office:value="0.00006240695207" calcext:value-type="float">
            <text:p>6.24E-05</text:p>
          </table:table-cell>
          <table:table-cell office:value-type="float" office:value="0.03191023" calcext:value-type="float">
            <text:p>0.03191023</text:p>
          </table:table-cell>
          <table:table-cell table:style-name="Default" office:value-type="float" office:value="0.000121820177584" calcext:value-type="float">
            <text:p>0.000121820177584</text:p>
          </table:table-cell>
          <table:table-cell office:value-type="float" office:value="0.008667789" calcext:value-type="float">
            <text:p>0.008667789</text:p>
          </table:table-cell>
          <table:table-cell office:value-type="float" office:value="0.0000555979730746" calcext:value-type="float">
            <text:p>5.56E-05</text:p>
          </table:table-cell>
          <table:table-cell office:value-type="float" office:value="0.009000785" calcext:value-type="float">
            <text:p>0.009000785</text:p>
          </table:table-cell>
          <table:table-cell office:value-type="float" office:value="0.0000501186013927" calcext:value-type="float">
            <text:p>5.01E-0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2587365" calcext:value-type="float">
            <text:p>0.2587365</text:p>
          </table:table-cell>
          <table:table-cell table:style-name="Default" office:value-type="float" office:value="0.00136342251135" calcext:value-type="float">
            <text:p>0.00136342251135</text:p>
          </table:table-cell>
          <table:table-cell office:value-type="float" office:value="0.05375581" calcext:value-type="float">
            <text:p>0.05375581</text:p>
          </table:table-cell>
          <table:table-cell office:value-type="float" office:value="0.0000983083182871" calcext:value-type="float">
            <text:p>9.83E-05</text:p>
          </table:table-cell>
          <table:table-cell office:value-type="float" office:value="0.05350374" calcext:value-type="float">
            <text:p>0.05350374</text:p>
          </table:table-cell>
          <table:table-cell table:style-name="Default" office:value-type="float" office:value="0.000125712283498" calcext:value-type="float">
            <text:p>0.000125712283498</text:p>
          </table:table-cell>
          <table:table-cell office:value-type="float" office:value="0.125273" calcext:value-type="float">
            <text:p>0.125273</text:p>
          </table:table-cell>
          <table:table-cell table:style-name="Default" office:value-type="float" office:value="0.00137730364602" calcext:value-type="float">
            <text:p>0.00137730364602</text:p>
          </table:table-cell>
          <table:table-cell office:value-type="float" office:value="0.03497345" calcext:value-type="float">
            <text:p>0.03497345</text:p>
          </table:table-cell>
          <table:table-cell table:style-name="Default" office:value-type="float" office:value="0.00014920668923" calcext:value-type="float">
            <text:p>0.00014920668923</text:p>
          </table:table-cell>
          <table:table-cell office:value-type="float" office:value="0.03634416" calcext:value-type="float">
            <text:p>0.03634416</text:p>
          </table:table-cell>
          <table:table-cell table:style-name="Default" office:value-type="float" office:value="0.000216108446028" calcext:value-type="float">
            <text:p>0.000216108446028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.029994" calcext:value-type="float">
            <text:p>1.029994</text:p>
          </table:table-cell>
          <table:table-cell table:style-name="Default" office:value-type="float" office:value="0.00602628169862" calcext:value-type="float">
            <text:p>0.00602628169862</text:p>
          </table:table-cell>
          <table:table-cell office:value-type="float" office:value="0.2160877" calcext:value-type="float">
            <text:p>0.2160877</text:p>
          </table:table-cell>
          <table:table-cell table:style-name="Default" office:value-type="float" office:value="0.00216846556348" calcext:value-type="float">
            <text:p>0.00216846556348</text:p>
          </table:table-cell>
          <table:table-cell office:value-type="float" office:value="0.2153633" calcext:value-type="float">
            <text:p>0.2153633</text:p>
          </table:table-cell>
          <table:table-cell table:style-name="Default" office:value-type="float" office:value="0.00219532007537" calcext:value-type="float">
            <text:p>0.00219532007537</text:p>
          </table:table-cell>
          <table:table-cell office:value-type="float" office:value="0.4961279" calcext:value-type="float">
            <text:p>0.4961279</text:p>
          </table:table-cell>
          <table:table-cell table:style-name="Default" office:value-type="float" office:value="0.00156262432039" calcext:value-type="float">
            <text:p>0.00156262432039</text:p>
          </table:table-cell>
          <table:table-cell office:value-type="float" office:value="0.1403615" calcext:value-type="float">
            <text:p>0.1403615</text:p>
          </table:table-cell>
          <table:table-cell table:style-name="Default" office:value-type="float" office:value="0.000294975046026" calcext:value-type="float">
            <text:p>0.000294975046026</text:p>
          </table:table-cell>
          <table:table-cell office:value-type="float" office:value="0.1458968" calcext:value-type="float">
            <text:p>0.1458968</text:p>
          </table:table-cell>
          <table:table-cell table:style-name="Default" office:value-type="float" office:value="0.000273234047008" calcext:value-type="float">
            <text:p>0.000273234047008</text:p>
          </table:table-cell>
        </table:table-row>
      </table:table>
      <table:table table:name="FLATNESS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FFT1DCCUDA_AVG</text:p>
          </table:table-cell>
          <table:table-cell table:style-name="Default" office:value-type="string" calcext:value-type="string">
            <text:p>FFT1DCCUDA_STD</text:p>
          </table:table-cell>
          <table:table-cell table:style-name="Default" office:value-type="string" calcext:value-type="string">
            <text:p>FFT1DCOPENACC_AVG</text:p>
          </table:table-cell>
          <table:table-cell table:style-name="Default" office:value-type="string" calcext:value-type="string">
            <text:p>FFT1DCOPENACC_STD</text:p>
          </table:table-cell>
          <table:table-cell table:style-name="Default" office:value-type="string" calcext:value-type="string">
            <text:p>FFT1DCOPENCL_AVG</text:p>
          </table:table-cell>
          <table:table-cell table:style-name="Default" office:value-type="string" calcext:value-type="string">
            <text:p>FFT1DCOPENCL_STD</text:p>
          </table:table-cell>
          <table:table-cell table:style-name="Default" office:value-type="string" calcext:value-type="string">
            <text:p>FFT1DRCUDA_AVG</text:p>
          </table:table-cell>
          <table:table-cell table:style-name="Default" office:value-type="string" calcext:value-type="string">
            <text:p>FFT1DRCUDA_STD</text:p>
          </table:table-cell>
          <table:table-cell office:value-type="string" calcext:value-type="string">
            <text:p>FFT1DROPENACC_AVG</text:p>
          </table:table-cell>
          <table:table-cell table:style-name="Default" office:value-type="string" calcext:value-type="string">
            <text:p>FFT1DROPENACC_STD</text:p>
          </table:table-cell>
          <table:table-cell table:style-name="Default" office:value-type="string" calcext:value-type="string">
            <text:p>FFT1DROPENCL_AVG</text:p>
          </table:table-cell>
          <table:table-cell table:style-name="Default" office:value-type="string" calcext:value-type="string">
            <text:p>FFT1DROPENCL_STD</text:p>
          </table:table-cell>
          <table:table-cell table:style-name="Default" office:value-type="string" calcext:value-type="string">
            <text:p>FFT2DCCUDA_AVG</text:p>
          </table:table-cell>
          <table:table-cell table:style-name="Default" office:value-type="string" calcext:value-type="string">
            <text:p>FFT2DCCUDA_STD</text:p>
          </table:table-cell>
          <table:table-cell office:value-type="string" calcext:value-type="string">
            <text:p>FFT2DCOPENACC_AVG</text:p>
          </table:table-cell>
          <table:table-cell table:style-name="Default" office:value-type="string" calcext:value-type="string">
            <text:p>FFT2DCOPENACC_STD</text:p>
          </table:table-cell>
          <table:table-cell office:value-type="string" calcext:value-type="string">
            <text:p>FFT2DCOPENCL_AVG</text:p>
          </table:table-cell>
          <table:table-cell table:style-name="Default" office:value-type="string" calcext:value-type="string">
            <text:p>FFT2DCOPENCL_STD</text:p>
          </table:table-cell>
          <table:table-cell table:style-name="Default" office:value-type="string" calcext:value-type="string">
            <text:p>FFT2DRCUDA_AVG</text:p>
          </table:table-cell>
          <table:table-cell table:style-name="Default" office:value-type="string" calcext:value-type="string">
            <text:p>FFT2DRCUDA_STD</text:p>
          </table:table-cell>
          <table:table-cell office:value-type="string" calcext:value-type="string">
            <text:p>FFT2DROPENACC_AVG</text:p>
          </table:table-cell>
          <table:table-cell table:style-name="Default" office:value-type="string" calcext:value-type="string">
            <text:p>FFT2DROPENACC_STD</text:p>
          </table:table-cell>
          <table:table-cell office:value-type="string" calcext:value-type="string">
            <text:p>FFT2DROPENCL_AVG</text:p>
          </table:table-cell>
          <table:table-cell table:style-name="Default" office:value-type="string" calcext:value-type="string">
            <text:p>FFT2DROPENCL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table:style-name="Default" office:value-type="string" calcext:value-type="string">
            <text:p>PRODUCT1DCCPU_AVG</text:p>
          </table:table-cell>
          <table:table-cell table:style-name="Default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table:style-name="Default"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Default" office:value-type="string" calcext:value-type="string">
            <text:p>PRODUCT1DCOPENACC_AVG</text:p>
          </table:table-cell>
          <table:table-cell table:style-name="Default" office:value-type="string" calcext:value-type="string">
            <text:p>PRODUCT1DCOPENACC_STD</text:p>
          </table:table-cell>
          <table:table-cell office:value-type="string" calcext:value-type="string">
            <text:p>PRODUCT1DCOPENCL_AVG</text:p>
          </table:table-cell>
          <table:table-cell table:style-name="Default"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table:style-name="Default" office:value-type="string" calcext:value-type="string">
            <text:p>PRODUCT1DCOPENMPCPU_AVG</text:p>
          </table:table-cell>
          <table:table-cell table:style-name="Default" office:value-type="string" calcext:value-type="string">
            <text:p>PRODUCT1DCOPENMPCPU_STD</text:p>
          </table:table-cell>
          <table:table-cell table:style-name="Default" office:value-type="string" calcext:value-type="string">
            <text:p>PRODUCT1DCOPENMPGPU_AVG</text:p>
          </table:table-cell>
          <table:table-cell table:style-name="Default" office:value-type="string" calcext:value-type="string">
            <text:p>PRODUCT1DCOPENMPGPU_STD</text:p>
          </table:table-cell>
          <table:table-cell table:style-name="Default" office:value-type="string" calcext:value-type="string">
            <text:p>PRODUCT1DRCPU_AVG</text:p>
          </table:table-cell>
          <table:table-cell table:style-name="Default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Default" office:value-type="string" calcext:value-type="string">
            <text:p>PRODUCT1DROPENACC_AVG</text:p>
          </table:table-cell>
          <table:table-cell table:style-name="Default" office:value-type="string" calcext:value-type="string">
            <text:p>PRODUCT1DROPENACC_STD</text:p>
          </table:table-cell>
          <table:table-cell office:value-type="string" calcext:value-type="string">
            <text:p>PRODUCT1DROPENCL_AVG</text:p>
          </table:table-cell>
          <table:table-cell table:style-name="Default"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  <table:table-cell table:style-name="Default" office:value-type="string" calcext:value-type="string">
            <text:p>PRODUCT1DROPENMPCPU_AVG</text:p>
          </table:table-cell>
          <table:table-cell table:style-name="Default" office:value-type="string" calcext:value-type="string">
            <text:p>PRODUCT1DROPENMPCPU_STD</text:p>
          </table:table-cell>
          <table:table-cell table:style-name="Default" office:value-type="string" calcext:value-type="string">
            <text:p>PRODUCT1DROPENMPGPU_AVG</text:p>
          </table:table-cell>
          <table:table-cell table:style-name="Default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74121" calcext:value-type="float">
            <text:p>2.74E-05</text:p>
          </table:table-cell>
          <table:table-cell office:value-type="float" office:value="0.000000760264785745" calcext:value-type="float">
            <text:p>7.60E-07</text:p>
          </table:table-cell>
          <table:table-cell office:value-type="float" office:value="0.0000623794" calcext:value-type="float">
            <text:p>6.24E-05</text:p>
          </table:table-cell>
          <table:table-cell office:value-type="float" office:value="0.0000012678687454" calcext:value-type="float">
            <text:p>1.27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468021" calcext:value-type="float">
            <text:p>4.68E-05</text:p>
          </table:table-cell>
          <table:table-cell office:value-type="float" office:value="0.00000255770485006" calcext:value-type="float">
            <text:p>2.56E-06</text:p>
          </table:table-cell>
          <table:table-cell table:style-name="ce1" office:value-type="float" office:value="0.0000963957" calcext:value-type="float">
            <text:p>9.64E-05</text:p>
          </table:table-cell>
          <table:table-cell office:value-type="float" office:value="0.00000171511943543" calcext:value-type="float">
            <text:p>1.72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271749" calcext:value-type="float">
            <text:p>2.72E-05</text:p>
          </table:table-cell>
          <table:table-cell office:value-type="float" office:value="0.00000138914349711" calcext:value-type="float">
            <text:p>1.39E-06</text:p>
          </table:table-cell>
          <table:table-cell table:style-name="ce1" office:value-type="float" office:value="0.000062711" calcext:value-type="float">
            <text:p>6.27E-05</text:p>
          </table:table-cell>
          <table:table-cell office:value-type="float" office:value="0.00000689751319116" calcext:value-type="float">
            <text:p>6.90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244649" calcext:value-type="float">
            <text:p>2.45E-05</text:p>
          </table:table-cell>
          <table:table-cell office:value-type="float" office:value="0.000000606089184856" calcext:value-type="float">
            <text:p>6.06E-07</text:p>
          </table:table-cell>
          <table:table-cell table:style-name="ce1" office:value-type="float" office:value="0.0000612291" calcext:value-type="float">
            <text:p>6.12E-05</text:p>
          </table:table-cell>
          <table:table-cell office:value-type="float" office:value="0.00000452962236469" calcext:value-type="float">
            <text:p>4.53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110074" calcext:value-type="float">
            <text:p>0.3110074</text:p>
          </table:table-cell>
          <table:table-cell office:value-type="float" office:value="0.00101604289061" calcext:value-type="float">
            <text:p>0.00101604289061</text:p>
          </table:table-cell>
          <table:table-cell office:value-type="float" office:value="1.440059" calcext:value-type="float">
            <text:p>1.440059</text:p>
          </table:table-cell>
          <table:table-cell office:value-type="float" office:value="0.00260116405566" calcext:value-type="float">
            <text:p>0.00260116405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799" calcext:value-type="float">
            <text:p>0.1701799</text:p>
          </table:table-cell>
          <table:table-cell office:value-type="float" office:value="0.000478536994971" calcext:value-type="float">
            <text:p>0.000478536994971</text:p>
          </table:table-cell>
          <table:table-cell office:value-type="float" office:value="0.9981859" calcext:value-type="float">
            <text:p>0.9981859</text:p>
          </table:table-cell>
          <table:table-cell office:value-type="float" office:value="0.00157508514408" calcext:value-type="float">
            <text:p>0.0015750851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163" calcext:value-type="float">
            <text:p>7.16E-07</text:p>
          </table:table-cell>
          <table:table-cell office:value-type="float" office:value="0.000000101041300687" calcext:value-type="float">
            <text:p>1.01E-07</text:p>
          </table:table-cell>
          <table:table-cell office:value-type="float" office:value="0.0002755255" calcext:value-type="float">
            <text:p>0.0002755255</text:p>
          </table:table-cell>
          <table:table-cell office:value-type="float" office:value="0.0000107109769059" calcext:value-type="float">
            <text:p>1.07E-05</text:p>
          </table:table-cell>
          <table:table-cell office:value-type="float" office:value="0.000443399" calcext:value-type="float">
            <text:p>0.000443399</text:p>
          </table:table-cell>
          <table:table-cell table:style-name="ce1" office:value-type="float" office:value="0.00000317945225891" calcext:value-type="float">
            <text:p>3.18E-06</text:p>
          </table:table-cell>
          <table:table-cell office:value-type="float" office:value="0.0000026211" calcext:value-type="float">
            <text:p>2.62E-06</text:p>
          </table:table-cell>
          <table:table-cell office:value-type="float" office:value="0.000000454234019471" calcext:value-type="float">
            <text:p>4.54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094" calcext:value-type="float">
            <text:p>1.09E-07</text:p>
          </table:table-cell>
          <table:table-cell office:value-type="float" office:value="0.0000000825499175583" calcext:value-type="float">
            <text:p>8.25E-08</text:p>
          </table:table-cell>
          <table:table-cell office:value-type="float" office:value="0.0000000788" calcext:value-type="float">
            <text:p>7.88E-08</text:p>
          </table:table-cell>
          <table:table-cell office:value-type="float" office:value="0.0000000246747734426" calcext:value-type="float">
            <text:p>2.47E-08</text:p>
          </table:table-cell>
          <table:table-cell office:value-type="float" office:value="0.0000021212" calcext:value-type="float">
            <text:p>2.12E-06</text:p>
          </table:table-cell>
          <table:table-cell office:value-type="float" office:value="0.000000563258732733" calcext:value-type="float">
            <text:p>5.63E-07</text:p>
          </table:table-cell>
          <table:table-cell office:value-type="float" office:value="0.10488221" calcext:value-type="float">
            <text:p>0.10488221</text:p>
          </table:table-cell>
          <table:table-cell office:value-type="float" office:value="0.0088523498754" calcext:value-type="float">
            <text:p>0.0088523498754</text:p>
          </table:table-cell>
          <table:table-cell office:value-type="float" office:value="0.000601378" calcext:value-type="float">
            <text:p>0.000601378</text:p>
          </table:table-cell>
          <table:table-cell office:value-type="float" office:value="0.000587911529914" calcext:value-type="float">
            <text:p>0.000587911529914</text:p>
          </table:table-cell>
          <table:table-cell office:value-type="float" office:value="0.0000149288" calcext:value-type="float">
            <text:p>1.49E-05</text:p>
          </table:table-cell>
          <table:table-cell office:value-type="float" office:value="0.00000325791691457" calcext:value-type="float">
            <text:p>3.26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385" calcext:value-type="float">
            <text:p>2.39E-07</text:p>
          </table:table-cell>
          <table:table-cell office:value-type="float" office:value="0.000000133092490814" calcext:value-type="float">
            <text:p>1.33E-07</text:p>
          </table:table-cell>
          <table:table-cell office:value-type="float" office:value="0.0000001279" calcext:value-type="float">
            <text:p>1.28E-07</text:p>
          </table:table-cell>
          <table:table-cell office:value-type="float" office:value="0.0000000764728710067" calcext:value-type="float">
            <text:p>7.65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93199" calcext:value-type="float">
            <text:p>2.93E-05</text:p>
          </table:table-cell>
          <table:table-cell office:value-type="float" office:value="0.000000763844290415" calcext:value-type="float">
            <text:p>7.64E-07</text:p>
          </table:table-cell>
          <table:table-cell office:value-type="float" office:value="0.0000656297" calcext:value-type="float">
            <text:p>6.56E-05</text:p>
          </table:table-cell>
          <table:table-cell office:value-type="float" office:value="0.00000297164799209" calcext:value-type="float">
            <text:p>2.97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466835" calcext:value-type="float">
            <text:p>4.67E-05</text:p>
          </table:table-cell>
          <table:table-cell office:value-type="float" office:value="0.0000011704016642" calcext:value-type="float">
            <text:p>1.17E-06</text:p>
          </table:table-cell>
          <table:table-cell table:style-name="ce1" office:value-type="float" office:value="0.000090089" calcext:value-type="float">
            <text:p>9.01E-05</text:p>
          </table:table-cell>
          <table:table-cell office:value-type="float" office:value="0.00000306405392323" calcext:value-type="float">
            <text:p>3.06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31793" calcext:value-type="float">
            <text:p>3.18E-05</text:p>
          </table:table-cell>
          <table:table-cell office:value-type="float" office:value="0.00000274611928203" calcext:value-type="float">
            <text:p>2.75E-06</text:p>
          </table:table-cell>
          <table:table-cell table:style-name="ce1" office:value-type="float" office:value="0.0000692504" calcext:value-type="float">
            <text:p>6.93E-05</text:p>
          </table:table-cell>
          <table:table-cell office:value-type="float" office:value="0.00000162780876573" calcext:value-type="float">
            <text:p>1.63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476028" calcext:value-type="float">
            <text:p>4.76E-05</text:p>
          </table:table-cell>
          <table:table-cell office:value-type="float" office:value="0.00000394870011804" calcext:value-type="float">
            <text:p>3.95E-06</text:p>
          </table:table-cell>
          <table:table-cell table:style-name="ce1" office:value-type="float" office:value="0.0000722679" calcext:value-type="float">
            <text:p>7.23E-05</text:p>
          </table:table-cell>
          <table:table-cell office:value-type="float" office:value="0.00000624585201821" calcext:value-type="float">
            <text:p>6.25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132593" calcext:value-type="float">
            <text:p>0.3132593</text:p>
          </table:table-cell>
          <table:table-cell office:value-type="float" office:value="0.00133770533626" calcext:value-type="float">
            <text:p>0.00133770533626</text:p>
          </table:table-cell>
          <table:table-cell office:value-type="float" office:value="1.443272" calcext:value-type="float">
            <text:p>1.443272</text:p>
          </table:table-cell>
          <table:table-cell office:value-type="float" office:value="0.00214120838158" calcext:value-type="float">
            <text:p>0.0021412083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1472" calcext:value-type="float">
            <text:p>0.1711472</text:p>
          </table:table-cell>
          <table:table-cell office:value-type="float" office:value="0.00043029777803" calcext:value-type="float">
            <text:p>0.00043029777803</text:p>
          </table:table-cell>
          <table:table-cell office:value-type="float" office:value="1.0004424" calcext:value-type="float">
            <text:p>1.0004424</text:p>
          </table:table-cell>
          <table:table-cell office:value-type="float" office:value="0.00117410989453" calcext:value-type="float">
            <text:p>0.00117410989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579" calcext:value-type="float">
            <text:p>7.58E-07</text:p>
          </table:table-cell>
          <table:table-cell office:value-type="float" office:value="0.000000174996158688" calcext:value-type="float">
            <text:p>1.75E-07</text:p>
          </table:table-cell>
          <table:table-cell office:value-type="float" office:value="0.000273863" calcext:value-type="float">
            <text:p>0.000273863</text:p>
          </table:table-cell>
          <table:table-cell office:value-type="float" office:value="0.00000727490068661" calcext:value-type="float">
            <text:p>7.27E-06</text:p>
          </table:table-cell>
          <table:table-cell office:value-type="float" office:value="0.000447704" calcext:value-type="float">
            <text:p>0.000447704</text:p>
          </table:table-cell>
          <table:table-cell table:style-name="ce1" office:value-type="float" office:value="0.0000114622568652" calcext:value-type="float">
            <text:p>1.15E-05</text:p>
          </table:table-cell>
          <table:table-cell office:value-type="float" office:value="0.0000026574" calcext:value-type="float">
            <text:p>2.66E-06</text:p>
          </table:table-cell>
          <table:table-cell office:value-type="float" office:value="0.000000142452487206" calcext:value-type="float">
            <text:p>1.42E-0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935" calcext:value-type="float">
            <text:p>9.35E-08</text:p>
          </table:table-cell>
          <table:table-cell office:value-type="float" office:value="0.0000000195405561163" calcext:value-type="float">
            <text:p>1.95E-08</text:p>
          </table:table-cell>
          <table:table-cell office:value-type="float" office:value="0.0000000901" calcext:value-type="float">
            <text:p>9.01E-08</text:p>
          </table:table-cell>
          <table:table-cell office:value-type="float" office:value="0.000000046087959382" calcext:value-type="float">
            <text:p>4.61E-08</text:p>
          </table:table-cell>
          <table:table-cell office:value-type="float" office:value="0.000001633" calcext:value-type="float">
            <text:p>1.63E-06</text:p>
          </table:table-cell>
          <table:table-cell office:value-type="float" office:value="0.000000277308893154" calcext:value-type="float">
            <text:p>2.77E-07</text:p>
          </table:table-cell>
          <table:table-cell office:value-type="float" office:value="0.09961745" calcext:value-type="float">
            <text:p>0.09961745</text:p>
          </table:table-cell>
          <table:table-cell office:value-type="float" office:value="0.00432171140824" calcext:value-type="float">
            <text:p>0.00432171140824</text:p>
          </table:table-cell>
          <table:table-cell office:value-type="float" office:value="0.0004150967" calcext:value-type="float">
            <text:p>0.0004150967</text:p>
          </table:table-cell>
          <table:table-cell table:style-name="ce1" office:value-type="float" office:value="0.00000970115663264" calcext:value-type="float">
            <text:p>9.70E-06</text:p>
          </table:table-cell>
          <table:table-cell office:value-type="float" office:value="0.0000148125" calcext:value-type="float">
            <text:p>1.48E-05</text:p>
          </table:table-cell>
          <table:table-cell office:value-type="float" office:value="0.00000186059520047" calcext:value-type="float">
            <text:p>1.86E-0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879" calcext:value-type="float">
            <text:p>1.88E-07</text:p>
          </table:table-cell>
          <table:table-cell office:value-type="float" office:value="0.000000128109718601" calcext:value-type="float">
            <text:p>1.28E-07</text:p>
          </table:table-cell>
          <table:table-cell office:value-type="float" office:value="0.0000001012" calcext:value-type="float">
            <text:p>1.01E-07</text:p>
          </table:table-cell>
          <table:table-cell office:value-type="float" office:value="0.000000035213002649" calcext:value-type="float">
            <text:p>3.52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80813" calcext:value-type="float">
            <text:p>2.81E-05</text:p>
          </table:table-cell>
          <table:table-cell office:value-type="float" office:value="0.000000467768473119" calcext:value-type="float">
            <text:p>4.68E-07</text:p>
          </table:table-cell>
          <table:table-cell office:value-type="float" office:value="0.0000669629" calcext:value-type="float">
            <text:p>6.70E-05</text:p>
          </table:table-cell>
          <table:table-cell office:value-type="float" office:value="0.00000195800927532" calcext:value-type="float">
            <text:p>1.96E-06</text:p>
          </table:table-cell>
          <table:table-cell office:value-type="float" office:value="0.0000567417" calcext:value-type="float">
            <text:p>5.67E-05</text:p>
          </table:table-cell>
          <table:table-cell office:value-type="float" office:value="0.00000163956762932" calcext:value-type="float">
            <text:p>1.64E-06</text:p>
          </table:table-cell>
          <table:table-cell office:value-type="float" office:value="0.000047192" calcext:value-type="float">
            <text:p>4.72E-05</text:p>
          </table:table-cell>
          <table:table-cell office:value-type="float" office:value="0.00000109516391467" calcext:value-type="float">
            <text:p>1.10E-06</text:p>
          </table:table-cell>
          <table:table-cell table:style-name="ce1" office:value-type="float" office:value="0.0000916194" calcext:value-type="float">
            <text:p>9.16E-05</text:p>
          </table:table-cell>
          <table:table-cell office:value-type="float" office:value="0.00000601482149361" calcext:value-type="float">
            <text:p>6.01E-06</text:p>
          </table:table-cell>
          <table:table-cell office:value-type="float" office:value="0.0000603717" calcext:value-type="float">
            <text:p>6.04E-05</text:p>
          </table:table-cell>
          <table:table-cell office:value-type="float" office:value="0.00000136004060805" calcext:value-type="float">
            <text:p>1.36E-06</text:p>
          </table:table-cell>
          <table:table-cell office:value-type="float" office:value="0.0000406841" calcext:value-type="float">
            <text:p>4.07E-05</text:p>
          </table:table-cell>
          <table:table-cell office:value-type="float" office:value="0.00000114203633431" calcext:value-type="float">
            <text:p>1.14E-06</text:p>
          </table:table-cell>
          <table:table-cell table:style-name="ce1" office:value-type="float" office:value="0.0000820211" calcext:value-type="float">
            <text:p>8.20E-05</text:p>
          </table:table-cell>
          <table:table-cell office:value-type="float" office:value="0.00000195739364405" calcext:value-type="float">
            <text:p>1.96E-06</text:p>
          </table:table-cell>
          <table:table-cell table:style-name="ce1" office:value-type="float" office:value="0.0000729207" calcext:value-type="float">
            <text:p>7.29E-05</text:p>
          </table:table-cell>
          <table:table-cell office:value-type="float" office:value="0.00000112913241522" calcext:value-type="float">
            <text:p>1.13E-06</text:p>
          </table:table-cell>
          <table:table-cell office:value-type="float" office:value="0.0000416318" calcext:value-type="float">
            <text:p>4.16E-05</text:p>
          </table:table-cell>
          <table:table-cell office:value-type="float" office:value="0.00000149473652825" calcext:value-type="float">
            <text:p>1.49E-06</text:p>
          </table:table-cell>
          <table:table-cell table:style-name="ce1" office:value-type="float" office:value="0.0000952539" calcext:value-type="float">
            <text:p>9.53E-05</text:p>
          </table:table-cell>
          <table:table-cell office:value-type="float" office:value="0.0000066399598133" calcext:value-type="float">
            <text:p>6.64E-06</text:p>
          </table:table-cell>
          <table:table-cell table:style-name="ce1" office:value-type="float" office:value="0.0000699778" calcext:value-type="float">
            <text:p>7.00E-05</text:p>
          </table:table-cell>
          <table:table-cell office:value-type="float" office:value="0.00000270213083818" calcext:value-type="float">
            <text:p>2.70E-06</text:p>
          </table:table-cell>
          <table:table-cell office:value-type="float" office:value="0.3137139" calcext:value-type="float">
            <text:p>0.3137139</text:p>
          </table:table-cell>
          <table:table-cell office:value-type="float" office:value="0.000691259631237" calcext:value-type="float">
            <text:p>0.000691259631237</text:p>
          </table:table-cell>
          <table:table-cell office:value-type="float" office:value="1.44286" calcext:value-type="float">
            <text:p>1.44286</text:p>
          </table:table-cell>
          <table:table-cell office:value-type="float" office:value="0.0028411187155" calcext:value-type="float">
            <text:p>0.0028411187155</text:p>
          </table:table-cell>
          <table:table-cell office:value-type="float" office:value="0.2387044" calcext:value-type="float">
            <text:p>0.2387044</text:p>
          </table:table-cell>
          <table:table-cell office:value-type="float" office:value="0.00269824478751" calcext:value-type="float">
            <text:p>0.00269824478751</text:p>
          </table:table-cell>
          <table:table-cell office:value-type="float" office:value="0.1713346" calcext:value-type="float">
            <text:p>0.1713346</text:p>
          </table:table-cell>
          <table:table-cell office:value-type="float" office:value="0.000485357416985" calcext:value-type="float">
            <text:p>0.000485357416985</text:p>
          </table:table-cell>
          <table:table-cell office:value-type="float" office:value="1.0000397" calcext:value-type="float">
            <text:p>1.0000397</text:p>
          </table:table-cell>
          <table:table-cell office:value-type="float" office:value="0.00131593448418" calcext:value-type="float">
            <text:p>0.00131593448418</text:p>
          </table:table-cell>
          <table:table-cell office:value-type="float" office:value="0.1573088" calcext:value-type="float">
            <text:p>0.1573088</text:p>
          </table:table-cell>
          <table:table-cell office:value-type="float" office:value="0.00110756447517" calcext:value-type="float">
            <text:p>0.00110756447517</text:p>
          </table:table-cell>
          <table:table-cell office:value-type="float" office:value="0.0000008295" calcext:value-type="float">
            <text:p>8.30E-07</text:p>
          </table:table-cell>
          <table:table-cell office:value-type="float" office:value="0.000000108287939207" calcext:value-type="float">
            <text:p>1.08E-07</text:p>
          </table:table-cell>
          <table:table-cell office:value-type="float" office:value="0.0002762016" calcext:value-type="float">
            <text:p>0.0002762016</text:p>
          </table:table-cell>
          <table:table-cell office:value-type="float" office:value="0.00000824294619929" calcext:value-type="float">
            <text:p>8.24E-06</text:p>
          </table:table-cell>
          <table:table-cell office:value-type="float" office:value="0.0004486083" calcext:value-type="float">
            <text:p>0.0004486083</text:p>
          </table:table-cell>
          <table:table-cell table:style-name="ce1" office:value-type="float" office:value="0.0000120338594626" calcext:value-type="float">
            <text:p>1.20E-05</text:p>
          </table:table-cell>
          <table:table-cell office:value-type="float" office:value="0.000002961" calcext:value-type="float">
            <text:p>2.96E-06</text:p>
          </table:table-cell>
          <table:table-cell office:value-type="float" office:value="0.000000485113961411" calcext:value-type="float">
            <text:p>4.85E-07</text:p>
          </table:table-cell>
          <table:table-cell office:value-type="float" office:value="0.000229837" calcext:value-type="float">
            <text:p>0.000229837</text:p>
          </table:table-cell>
          <table:table-cell office:value-type="float" office:value="0.00000874031504644" calcext:value-type="float">
            <text:p>8.74E-06</text:p>
          </table:table-cell>
          <table:table-cell office:value-type="float" office:value="0.0004750903" calcext:value-type="float">
            <text:p>0.0004750903</text:p>
          </table:table-cell>
          <table:table-cell office:value-type="float" office:value="0.000220128697666" calcext:value-type="float">
            <text:p>0.000220128697666</text:p>
          </table:table-cell>
          <table:table-cell office:value-type="float" office:value="0.0000001653" calcext:value-type="float">
            <text:p>1.65E-07</text:p>
          </table:table-cell>
          <table:table-cell office:value-type="float" office:value="0.000000162207035058" calcext:value-type="float">
            <text:p>1.62E-07</text:p>
          </table:table-cell>
          <table:table-cell office:value-type="float" office:value="0.0000000805" calcext:value-type="float">
            <text:p>8.05E-08</text:p>
          </table:table-cell>
          <table:table-cell office:value-type="float" office:value="0.00000000585472269008" calcext:value-type="float">
            <text:p>5.85E-09</text:p>
          </table:table-cell>
          <table:table-cell office:value-type="float" office:value="0.0000019096" calcext:value-type="float">
            <text:p>1.91E-06</text:p>
          </table:table-cell>
          <table:table-cell office:value-type="float" office:value="0.000000459410540197" calcext:value-type="float">
            <text:p>4.59E-07</text:p>
          </table:table-cell>
          <table:table-cell office:value-type="float" office:value="0.10233414" calcext:value-type="float">
            <text:p>0.10233414</text:p>
          </table:table-cell>
          <table:table-cell office:value-type="float" office:value="0.00494294175954" calcext:value-type="float">
            <text:p>0.00494294175954</text:p>
          </table:table-cell>
          <table:table-cell office:value-type="float" office:value="0.0004122918" calcext:value-type="float">
            <text:p>0.0004122918</text:p>
          </table:table-cell>
          <table:table-cell table:style-name="ce1" office:value-type="float" office:value="0.00000584388770521" calcext:value-type="float">
            <text:p>5.84E-06</text:p>
          </table:table-cell>
          <table:table-cell office:value-type="float" office:value="0.0000156687" calcext:value-type="float">
            <text:p>1.57E-05</text:p>
          </table:table-cell>
          <table:table-cell office:value-type="float" office:value="0.00000506532434083" calcext:value-type="float">
            <text:p>5.07E-06</text:p>
          </table:table-cell>
          <table:table-cell office:value-type="float" office:value="0.0005416397" calcext:value-type="float">
            <text:p>0.0005416397</text:p>
          </table:table-cell>
          <table:table-cell table:style-name="Default" office:value-type="float" office:value="0.000979734564398" calcext:value-type="float">
            <text:p>0.000979734564398</text:p>
          </table:table-cell>
          <table:table-cell office:value-type="float" office:value="0.0004693844" calcext:value-type="float">
            <text:p>0.0004693844</text:p>
          </table:table-cell>
          <table:table-cell office:value-type="float" office:value="0.000417118930344" calcext:value-type="float">
            <text:p>0.000417118930344</text:p>
          </table:table-cell>
          <table:table-cell office:value-type="float" office:value="0.0000002713" calcext:value-type="float">
            <text:p>2.71E-07</text:p>
          </table:table-cell>
          <table:table-cell office:value-type="float" office:value="0.000000111785558598" calcext:value-type="float">
            <text:p>1.12E-07</text:p>
          </table:table-cell>
          <table:table-cell office:value-type="float" office:value="0.0000001588" calcext:value-type="float">
            <text:p>1.59E-07</text:p>
          </table:table-cell>
          <table:table-cell office:value-type="float" office:value="0.0000000889704070651" calcext:value-type="float">
            <text:p>8.90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94597" calcext:value-type="float">
            <text:p>2.95E-05</text:p>
          </table:table-cell>
          <table:table-cell office:value-type="float" office:value="0.000000773179302189" calcext:value-type="float">
            <text:p>7.73E-07</text:p>
          </table:table-cell>
          <table:table-cell office:value-type="float" office:value="0.0000734357" calcext:value-type="float">
            <text:p>7.34E-05</text:p>
          </table:table-cell>
          <table:table-cell office:value-type="float" office:value="0.0000147359348687" calcext:value-type="float">
            <text:p>1.47E-05</text:p>
          </table:table-cell>
          <table:table-cell office:value-type="float" office:value="0.0000561163" calcext:value-type="float">
            <text:p>5.61E-05</text:p>
          </table:table-cell>
          <table:table-cell office:value-type="float" office:value="0.00000123031017318" calcext:value-type="float">
            <text:p>1.23E-06</text:p>
          </table:table-cell>
          <table:table-cell office:value-type="float" office:value="0.0000586819" calcext:value-type="float">
            <text:p>5.87E-05</text:p>
          </table:table-cell>
          <table:table-cell office:value-type="float" office:value="0.00000187441193445" calcext:value-type="float">
            <text:p>1.87E-06</text:p>
          </table:table-cell>
          <table:table-cell office:value-type="float" office:value="0.0001057196" calcext:value-type="float">
            <text:p>0.0001057196</text:p>
          </table:table-cell>
          <table:table-cell office:value-type="float" office:value="0.00000617134068272" calcext:value-type="float">
            <text:p>6.17E-06</text:p>
          </table:table-cell>
          <table:table-cell office:value-type="float" office:value="0.000061142" calcext:value-type="float">
            <text:p>6.11E-05</text:p>
          </table:table-cell>
          <table:table-cell office:value-type="float" office:value="0.00000423939083674" calcext:value-type="float">
            <text:p>4.24E-06</text:p>
          </table:table-cell>
          <table:table-cell office:value-type="float" office:value="0.0000290689" calcext:value-type="float">
            <text:p>2.91E-05</text:p>
          </table:table-cell>
          <table:table-cell office:value-type="float" office:value="0.00000101354048869" calcext:value-type="float">
            <text:p>1.01E-06</text:p>
          </table:table-cell>
          <table:table-cell table:style-name="ce1" office:value-type="float" office:value="0.0000942157" calcext:value-type="float">
            <text:p>9.42E-05</text:p>
          </table:table-cell>
          <table:table-cell office:value-type="float" office:value="0.000010252782593" calcext:value-type="float">
            <text:p>1.03E-05</text:p>
          </table:table-cell>
          <table:table-cell table:style-name="ce1" office:value-type="float" office:value="0.0000742058" calcext:value-type="float">
            <text:p>7.42E-05</text:p>
          </table:table-cell>
          <table:table-cell office:value-type="float" office:value="0.00000389486847018" calcext:value-type="float">
            <text:p>3.89E-06</text:p>
          </table:table-cell>
          <table:table-cell office:value-type="float" office:value="0.000038907" calcext:value-type="float">
            <text:p>3.89E-05</text:p>
          </table:table-cell>
          <table:table-cell office:value-type="float" office:value="0.00000307859545897" calcext:value-type="float">
            <text:p>3.08E-06</text:p>
          </table:table-cell>
          <table:table-cell table:style-name="ce1" office:value-type="float" office:value="0.0000977034" calcext:value-type="float">
            <text:p>9.77E-05</text:p>
          </table:table-cell>
          <table:table-cell office:value-type="float" office:value="0.0000110583310294" calcext:value-type="float">
            <text:p>1.11E-05</text:p>
          </table:table-cell>
          <table:table-cell table:style-name="ce1" office:value-type="float" office:value="0.0000699976" calcext:value-type="float">
            <text:p>7.00E-05</text:p>
          </table:table-cell>
          <table:table-cell office:value-type="float" office:value="0.00000148980992076" calcext:value-type="float">
            <text:p>1.49E-06</text:p>
          </table:table-cell>
          <table:table-cell office:value-type="float" office:value="0.3121542" calcext:value-type="float">
            <text:p>0.3121542</text:p>
          </table:table-cell>
          <table:table-cell office:value-type="float" office:value="0.000844964535745" calcext:value-type="float">
            <text:p>0.000844964535745</text:p>
          </table:table-cell>
          <table:table-cell office:value-type="float" office:value="1.441953" calcext:value-type="float">
            <text:p>1.441953</text:p>
          </table:table-cell>
          <table:table-cell office:value-type="float" office:value="0.00249164403557" calcext:value-type="float">
            <text:p>0.00249164403557</text:p>
          </table:table-cell>
          <table:table-cell office:value-type="float" office:value="0.2345488" calcext:value-type="float">
            <text:p>0.2345488</text:p>
          </table:table-cell>
          <table:table-cell office:value-type="float" office:value="0.00112830372192" calcext:value-type="float">
            <text:p>0.00112830372192</text:p>
          </table:table-cell>
          <table:table-cell office:value-type="float" office:value="0.1709717" calcext:value-type="float">
            <text:p>0.1709717</text:p>
          </table:table-cell>
          <table:table-cell office:value-type="float" office:value="0.000532756156438" calcext:value-type="float">
            <text:p>0.000532756156438</text:p>
          </table:table-cell>
          <table:table-cell office:value-type="float" office:value="1.0000736" calcext:value-type="float">
            <text:p>1.0000736</text:p>
          </table:table-cell>
          <table:table-cell office:value-type="float" office:value="0.00204435848128" calcext:value-type="float">
            <text:p>0.00204435848128</text:p>
          </table:table-cell>
          <table:table-cell office:value-type="float" office:value="0.1513749" calcext:value-type="float">
            <text:p>0.1513749</text:p>
          </table:table-cell>
          <table:table-cell office:value-type="float" office:value="0.000730241276718" calcext:value-type="float">
            <text:p>0.000730241276718</text:p>
          </table:table-cell>
          <table:table-cell office:value-type="float" office:value="0.0000009418" calcext:value-type="float">
            <text:p>9.42E-07</text:p>
          </table:table-cell>
          <table:table-cell office:value-type="float" office:value="0.000000243881938651" calcext:value-type="float">
            <text:p>2.44E-07</text:p>
          </table:table-cell>
          <table:table-cell office:value-type="float" office:value="0.0002708184" calcext:value-type="float">
            <text:p>0.0002708184</text:p>
          </table:table-cell>
          <table:table-cell office:value-type="float" office:value="0.00000780976080442" calcext:value-type="float">
            <text:p>7.81E-06</text:p>
          </table:table-cell>
          <table:table-cell office:value-type="float" office:value="0.0005470754" calcext:value-type="float">
            <text:p>0.0005470754</text:p>
          </table:table-cell>
          <table:table-cell office:value-type="float" office:value="0.00030661177501" calcext:value-type="float">
            <text:p>0.00030661177501</text:p>
          </table:table-cell>
          <table:table-cell office:value-type="float" office:value="0.0000029281" calcext:value-type="float">
            <text:p>2.93E-06</text:p>
          </table:table-cell>
          <table:table-cell office:value-type="float" office:value="0.000000263511943647" calcext:value-type="float">
            <text:p>2.64E-07</text:p>
          </table:table-cell>
          <table:table-cell office:value-type="float" office:value="0.0002271736" calcext:value-type="float">
            <text:p>0.0002271736</text:p>
          </table:table-cell>
          <table:table-cell office:value-type="float" office:value="0.0000072135682987" calcext:value-type="float">
            <text:p>7.21E-06</text:p>
          </table:table-cell>
          <table:table-cell office:value-type="float" office:value="0.0005602935" calcext:value-type="float">
            <text:p>0.0005602935</text:p>
          </table:table-cell>
          <table:table-cell office:value-type="float" office:value="0.000498984571246" calcext:value-type="float">
            <text:p>0.000498984571246</text:p>
          </table:table-cell>
          <table:table-cell office:value-type="float" office:value="0.0000001118" calcext:value-type="float">
            <text:p>1.12E-07</text:p>
          </table:table-cell>
          <table:table-cell office:value-type="float" office:value="0.00000000989724989861" calcext:value-type="float">
            <text:p>9.90E-09</text:p>
          </table:table-cell>
          <table:table-cell office:value-type="float" office:value="0.0000001014" calcext:value-type="float">
            <text:p>1.01E-07</text:p>
          </table:table-cell>
          <table:table-cell office:value-type="float" office:value="0.0000000262306012978" calcext:value-type="float">
            <text:p>2.62E-08</text:p>
          </table:table-cell>
          <table:table-cell office:value-type="float" office:value="0.0000017329" calcext:value-type="float">
            <text:p>1.73E-06</text:p>
          </table:table-cell>
          <table:table-cell office:value-type="float" office:value="0.000000301040953286" calcext:value-type="float">
            <text:p>3.01E-07</text:p>
          </table:table-cell>
          <table:table-cell office:value-type="float" office:value="0.09818205" calcext:value-type="float">
            <text:p>0.09818205</text:p>
          </table:table-cell>
          <table:table-cell office:value-type="float" office:value="0.00195235315239" calcext:value-type="float">
            <text:p>0.00195235315239</text:p>
          </table:table-cell>
          <table:table-cell office:value-type="float" office:value="0.0004200854" calcext:value-type="float">
            <text:p>0.0004200854</text:p>
          </table:table-cell>
          <table:table-cell table:style-name="ce1" office:value-type="float" office:value="0.000017389653988" calcext:value-type="float">
            <text:p>1.74E-05</text:p>
          </table:table-cell>
          <table:table-cell office:value-type="float" office:value="0.0000143315" calcext:value-type="float">
            <text:p>1.43E-05</text:p>
          </table:table-cell>
          <table:table-cell office:value-type="float" office:value="0.000000562201673977" calcext:value-type="float">
            <text:p>5.62E-07</text:p>
          </table:table-cell>
          <table:table-cell office:value-type="float" office:value="0.0002266573" calcext:value-type="float">
            <text:p>0.0002266573</text:p>
          </table:table-cell>
          <table:table-cell office:value-type="float" office:value="0.0000230043356206" calcext:value-type="float">
            <text:p>2.30E-05</text:p>
          </table:table-cell>
          <table:table-cell office:value-type="float" office:value="0.0003386214" calcext:value-type="float">
            <text:p>0.0003386214</text:p>
          </table:table-cell>
          <table:table-cell table:style-name="ce1" office:value-type="float" office:value="0.00000851605589721" calcext:value-type="float">
            <text:p>8.52E-06</text:p>
          </table:table-cell>
          <table:table-cell office:value-type="float" office:value="0.0000002411" calcext:value-type="float">
            <text:p>2.41E-07</text:p>
          </table:table-cell>
          <table:table-cell office:value-type="float" office:value="0.0000000591898076812" calcext:value-type="float">
            <text:p>5.92E-08</text:p>
          </table:table-cell>
          <table:table-cell office:value-type="float" office:value="0.0000001069" calcext:value-type="float">
            <text:p>1.07E-07</text:p>
          </table:table-cell>
          <table:table-cell office:value-type="float" office:value="0.0000000314481937301" calcext:value-type="float">
            <text:p>3.14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91725" calcext:value-type="float">
            <text:p>2.92E-05</text:p>
          </table:table-cell>
          <table:table-cell office:value-type="float" office:value="0.00000160792683982" calcext:value-type="float">
            <text:p>1.61E-06</text:p>
          </table:table-cell>
          <table:table-cell office:value-type="float" office:value="0.0000684527" calcext:value-type="float">
            <text:p>6.85E-05</text:p>
          </table:table-cell>
          <table:table-cell office:value-type="float" office:value="0.00000163703044498" calcext:value-type="float">
            <text:p>1.64E-06</text:p>
          </table:table-cell>
          <table:table-cell office:value-type="float" office:value="0.0000580076" calcext:value-type="float">
            <text:p>5.80E-05</text:p>
          </table:table-cell>
          <table:table-cell office:value-type="float" office:value="0.00000250710861352" calcext:value-type="float">
            <text:p>2.51E-06</text:p>
          </table:table-cell>
          <table:table-cell office:value-type="float" office:value="0.0000592692" calcext:value-type="float">
            <text:p>5.93E-05</text:p>
          </table:table-cell>
          <table:table-cell office:value-type="float" office:value="0.00000166426652513" calcext:value-type="float">
            <text:p>1.66E-06</text:p>
          </table:table-cell>
          <table:table-cell office:value-type="float" office:value="0.0001056299" calcext:value-type="float">
            <text:p>0.0001056299</text:p>
          </table:table-cell>
          <table:table-cell office:value-type="float" office:value="0.00000247991328029" calcext:value-type="float">
            <text:p>2.48E-06</text:p>
          </table:table-cell>
          <table:table-cell office:value-type="float" office:value="0.0000609498" calcext:value-type="float">
            <text:p>6.09E-05</text:p>
          </table:table-cell>
          <table:table-cell office:value-type="float" office:value="0.00000164470901175" calcext:value-type="float">
            <text:p>1.64E-06</text:p>
          </table:table-cell>
          <table:table-cell office:value-type="float" office:value="0.0000327445" calcext:value-type="float">
            <text:p>3.27E-05</text:p>
          </table:table-cell>
          <table:table-cell office:value-type="float" office:value="0.00000332924913957" calcext:value-type="float">
            <text:p>3.33E-06</text:p>
          </table:table-cell>
          <table:table-cell office:value-type="float" office:value="0.0001263972" calcext:value-type="float">
            <text:p>0.0001263972</text:p>
          </table:table-cell>
          <table:table-cell office:value-type="float" office:value="0.00000764200952048" calcext:value-type="float">
            <text:p>7.64E-06</text:p>
          </table:table-cell>
          <table:table-cell table:style-name="ce1" office:value-type="float" office:value="0.0000767639" calcext:value-type="float">
            <text:p>7.68E-05</text:p>
          </table:table-cell>
          <table:table-cell office:value-type="float" office:value="0.00000342297876937" calcext:value-type="float">
            <text:p>3.42E-06</text:p>
          </table:table-cell>
          <table:table-cell office:value-type="float" office:value="0.0000386356" calcext:value-type="float">
            <text:p>3.86E-05</text:p>
          </table:table-cell>
          <table:table-cell office:value-type="float" office:value="0.000000785638622042" calcext:value-type="float">
            <text:p>7.86E-07</text:p>
          </table:table-cell>
          <table:table-cell office:value-type="float" office:value="0.0001252176" calcext:value-type="float">
            <text:p>0.0001252176</text:p>
          </table:table-cell>
          <table:table-cell office:value-type="float" office:value="0.00000660973553346" calcext:value-type="float">
            <text:p>6.61E-06</text:p>
          </table:table-cell>
          <table:table-cell table:style-name="ce1" office:value-type="float" office:value="0.0000738002" calcext:value-type="float">
            <text:p>7.38E-05</text:p>
          </table:table-cell>
          <table:table-cell office:value-type="float" office:value="0.00000211210752041" calcext:value-type="float">
            <text:p>2.11E-06</text:p>
          </table:table-cell>
          <table:table-cell office:value-type="float" office:value="0.3122562" calcext:value-type="float">
            <text:p>0.3122562</text:p>
          </table:table-cell>
          <table:table-cell office:value-type="float" office:value="0.000556653852148" calcext:value-type="float">
            <text:p>0.000556653852148</text:p>
          </table:table-cell>
          <table:table-cell office:value-type="float" office:value="1.438908" calcext:value-type="float">
            <text:p>1.438908</text:p>
          </table:table-cell>
          <table:table-cell office:value-type="float" office:value="0.0018404697468" calcext:value-type="float">
            <text:p>0.0018404697468</text:p>
          </table:table-cell>
          <table:table-cell office:value-type="float" office:value="0.2324304" calcext:value-type="float">
            <text:p>0.2324304</text:p>
          </table:table-cell>
          <table:table-cell office:value-type="float" office:value="0.00163272629536" calcext:value-type="float">
            <text:p>0.00163272629536</text:p>
          </table:table-cell>
          <table:table-cell office:value-type="float" office:value="0.1709976" calcext:value-type="float">
            <text:p>0.1709976</text:p>
          </table:table-cell>
          <table:table-cell office:value-type="float" office:value="0.000386418368554" calcext:value-type="float">
            <text:p>0.000386418368554</text:p>
          </table:table-cell>
          <table:table-cell office:value-type="float" office:value="0.9980642" calcext:value-type="float">
            <text:p>0.9980642</text:p>
          </table:table-cell>
          <table:table-cell office:value-type="float" office:value="0.0013741438385" calcext:value-type="float">
            <text:p>0.0013741438385</text:p>
          </table:table-cell>
          <table:table-cell office:value-type="float" office:value="0.1476793" calcext:value-type="float">
            <text:p>0.1476793</text:p>
          </table:table-cell>
          <table:table-cell office:value-type="float" office:value="0.000729812160003" calcext:value-type="float">
            <text:p>0.000729812160003</text:p>
          </table:table-cell>
          <table:table-cell office:value-type="float" office:value="0.0000008984" calcext:value-type="float">
            <text:p>8.98E-07</text:p>
          </table:table-cell>
          <table:table-cell office:value-type="float" office:value="0.000000175220622835" calcext:value-type="float">
            <text:p>1.75E-07</text:p>
          </table:table-cell>
          <table:table-cell office:value-type="float" office:value="0.0002704982" calcext:value-type="float">
            <text:p>0.0002704982</text:p>
          </table:table-cell>
          <table:table-cell office:value-type="float" office:value="0.00000766718125519" calcext:value-type="float">
            <text:p>7.67E-06</text:p>
          </table:table-cell>
          <table:table-cell office:value-type="float" office:value="0.0004472393" calcext:value-type="float">
            <text:p>0.0004472393</text:p>
          </table:table-cell>
          <table:table-cell table:style-name="ce1" office:value-type="float" office:value="0.0000112716925481" calcext:value-type="float">
            <text:p>1.13E-05</text:p>
          </table:table-cell>
          <table:table-cell office:value-type="float" office:value="0.0000032552" calcext:value-type="float">
            <text:p>3.26E-06</text:p>
          </table:table-cell>
          <table:table-cell office:value-type="float" office:value="0.000000401325525948" calcext:value-type="float">
            <text:p>4.01E-07</text:p>
          </table:table-cell>
          <table:table-cell office:value-type="float" office:value="0.0002315307" calcext:value-type="float">
            <text:p>0.0002315307</text:p>
          </table:table-cell>
          <table:table-cell office:value-type="float" office:value="0.0000048848150437" calcext:value-type="float">
            <text:p>4.88E-06</text:p>
          </table:table-cell>
          <table:table-cell office:value-type="float" office:value="0.0004024579" calcext:value-type="float">
            <text:p>0.0004024579</text:p>
          </table:table-cell>
          <table:table-cell table:style-name="ce1" office:value-type="float" office:value="0.00000672514415294" calcext:value-type="float">
            <text:p>6.73E-06</text:p>
          </table:table-cell>
          <table:table-cell office:value-type="float" office:value="0.0000001423" calcext:value-type="float">
            <text:p>1.42E-07</text:p>
          </table:table-cell>
          <table:table-cell office:value-type="float" office:value="0.0000000438964691063" calcext:value-type="float">
            <text:p>4.39E-08</text:p>
          </table:table-cell>
          <table:table-cell office:value-type="float" office:value="0.0000001186" calcext:value-type="float">
            <text:p>1.19E-07</text:p>
          </table:table-cell>
          <table:table-cell office:value-type="float" office:value="0.0000000465001792111" calcext:value-type="float">
            <text:p>4.65E-08</text:p>
          </table:table-cell>
          <table:table-cell office:value-type="float" office:value="0.000002845" calcext:value-type="float">
            <text:p>2.85E-06</text:p>
          </table:table-cell>
          <table:table-cell office:value-type="float" office:value="0.0000004295400641" calcext:value-type="float">
            <text:p>4.30E-07</text:p>
          </table:table-cell>
          <table:table-cell office:value-type="float" office:value="0.10050293" calcext:value-type="float">
            <text:p>0.10050293</text:p>
          </table:table-cell>
          <table:table-cell office:value-type="float" office:value="0.00532236508645" calcext:value-type="float">
            <text:p>0.00532236508645</text:p>
          </table:table-cell>
          <table:table-cell office:value-type="float" office:value="0.0004151032" calcext:value-type="float">
            <text:p>0.0004151032</text:p>
          </table:table-cell>
          <table:table-cell table:style-name="ce1" office:value-type="float" office:value="0.0000146378175878" calcext:value-type="float">
            <text:p>1.46E-05</text:p>
          </table:table-cell>
          <table:table-cell office:value-type="float" office:value="0.0000149408" calcext:value-type="float">
            <text:p>1.49E-05</text:p>
          </table:table-cell>
          <table:table-cell office:value-type="float" office:value="0.00000206395649179" calcext:value-type="float">
            <text:p>2.06E-06</text:p>
          </table:table-cell>
          <table:table-cell office:value-type="float" office:value="0.0002233996" calcext:value-type="float">
            <text:p>0.0002233996</text:p>
          </table:table-cell>
          <table:table-cell office:value-type="float" office:value="0.00000755045785514" calcext:value-type="float">
            <text:p>7.55E-06</text:p>
          </table:table-cell>
          <table:table-cell office:value-type="float" office:value="0.0005126985" calcext:value-type="float">
            <text:p>0.0005126985</text:p>
          </table:table-cell>
          <table:table-cell office:value-type="float" office:value="0.000556247891965" calcext:value-type="float">
            <text:p>0.000556247891965</text:p>
          </table:table-cell>
          <table:table-cell office:value-type="float" office:value="0.0000002201" calcext:value-type="float">
            <text:p>2.20E-07</text:p>
          </table:table-cell>
          <table:table-cell office:value-type="float" office:value="0.0000000830146573403" calcext:value-type="float">
            <text:p>8.30E-08</text:p>
          </table:table-cell>
          <table:table-cell office:value-type="float" office:value="0.0000001236" calcext:value-type="float">
            <text:p>1.24E-07</text:p>
          </table:table-cell>
          <table:table-cell office:value-type="float" office:value="0.000000039892076629" calcext:value-type="float">
            <text:p>3.99E-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300721" calcext:value-type="float">
            <text:p>3.01E-05</text:p>
          </table:table-cell>
          <table:table-cell office:value-type="float" office:value="0.00000485748504773" calcext:value-type="float">
            <text:p>4.86E-06</text:p>
          </table:table-cell>
          <table:table-cell office:value-type="float" office:value="0.0000718984" calcext:value-type="float">
            <text:p>7.19E-05</text:p>
          </table:table-cell>
          <table:table-cell office:value-type="float" office:value="0.00000323485882227" calcext:value-type="float">
            <text:p>3.23E-06</text:p>
          </table:table-cell>
          <table:table-cell office:value-type="float" office:value="0.0000610625" calcext:value-type="float">
            <text:p>6.11E-05</text:p>
          </table:table-cell>
          <table:table-cell office:value-type="float" office:value="0.00000704034515016" calcext:value-type="float">
            <text:p>7.04E-06</text:p>
          </table:table-cell>
          <table:table-cell office:value-type="float" office:value="0.0000584055" calcext:value-type="float">
            <text:p>5.84E-05</text:p>
          </table:table-cell>
          <table:table-cell office:value-type="float" office:value="0.00000131827347104" calcext:value-type="float">
            <text:p>1.32E-06</text:p>
          </table:table-cell>
          <table:table-cell office:value-type="float" office:value="0.0001085269" calcext:value-type="float">
            <text:p>0.0001085269</text:p>
          </table:table-cell>
          <table:table-cell office:value-type="float" office:value="0.0000021958293017" calcext:value-type="float">
            <text:p>2.20E-06</text:p>
          </table:table-cell>
          <table:table-cell office:value-type="float" office:value="0.0000646586" calcext:value-type="float">
            <text:p>6.47E-05</text:p>
          </table:table-cell>
          <table:table-cell office:value-type="float" office:value="0.00000570424867387" calcext:value-type="float">
            <text:p>5.70E-06</text:p>
          </table:table-cell>
          <table:table-cell office:value-type="float" office:value="0.0000467552" calcext:value-type="float">
            <text:p>4.68E-05</text:p>
          </table:table-cell>
          <table:table-cell office:value-type="float" office:value="0.0000039930443635" calcext:value-type="float">
            <text:p>3.99E-06</text:p>
          </table:table-cell>
          <table:table-cell office:value-type="float" office:value="0.0002344492" calcext:value-type="float">
            <text:p>0.0002344492</text:p>
          </table:table-cell>
          <table:table-cell office:value-type="float" office:value="0.00000818077760227" calcext:value-type="float">
            <text:p>8.18E-06</text:p>
          </table:table-cell>
          <table:table-cell table:style-name="ce1" office:value-type="float" office:value="0.0000891086" calcext:value-type="float">
            <text:p>8.91E-05</text:p>
          </table:table-cell>
          <table:table-cell office:value-type="float" office:value="0.00000163950529124" calcext:value-type="float">
            <text:p>1.64E-06</text:p>
          </table:table-cell>
          <table:table-cell office:value-type="float" office:value="0.0000464076" calcext:value-type="float">
            <text:p>4.64E-05</text:p>
          </table:table-cell>
          <table:table-cell office:value-type="float" office:value="0.00000414793775267" calcext:value-type="float">
            <text:p>4.15E-06</text:p>
          </table:table-cell>
          <table:table-cell office:value-type="float" office:value="0.0002234609" calcext:value-type="float">
            <text:p>0.0002234609</text:p>
          </table:table-cell>
          <table:table-cell office:value-type="float" office:value="0.0000079871288048" calcext:value-type="float">
            <text:p>7.99E-06</text:p>
          </table:table-cell>
          <table:table-cell table:style-name="ce1" office:value-type="float" office:value="0.0000838623" calcext:value-type="float">
            <text:p>8.39E-05</text:p>
          </table:table-cell>
          <table:table-cell office:value-type="float" office:value="0.00000703508965512" calcext:value-type="float">
            <text:p>7.04E-06</text:p>
          </table:table-cell>
          <table:table-cell office:value-type="float" office:value="0.3126127" calcext:value-type="float">
            <text:p>0.3126127</text:p>
          </table:table-cell>
          <table:table-cell office:value-type="float" office:value="0.00119187658291" calcext:value-type="float">
            <text:p>0.00119187658291</text:p>
          </table:table-cell>
          <table:table-cell office:value-type="float" office:value="1.438798" calcext:value-type="float">
            <text:p>1.438798</text:p>
          </table:table-cell>
          <table:table-cell office:value-type="float" office:value="0.000785900757093" calcext:value-type="float">
            <text:p>0.000785900757093</text:p>
          </table:table-cell>
          <table:table-cell office:value-type="float" office:value="0.2284664" calcext:value-type="float">
            <text:p>0.2284664</text:p>
          </table:table-cell>
          <table:table-cell office:value-type="float" office:value="0.00203028045134" calcext:value-type="float">
            <text:p>0.00203028045134</text:p>
          </table:table-cell>
          <table:table-cell office:value-type="float" office:value="0.1707641" calcext:value-type="float">
            <text:p>0.1707641</text:p>
          </table:table-cell>
          <table:table-cell office:value-type="float" office:value="0.000991394354768" calcext:value-type="float">
            <text:p>0.000991394354768</text:p>
          </table:table-cell>
          <table:table-cell office:value-type="float" office:value="0.9975744" calcext:value-type="float">
            <text:p>0.9975744</text:p>
          </table:table-cell>
          <table:table-cell office:value-type="float" office:value="0.00105569894699" calcext:value-type="float">
            <text:p>0.00105569894699</text:p>
          </table:table-cell>
          <table:table-cell office:value-type="float" office:value="0.1441918" calcext:value-type="float">
            <text:p>0.1441918</text:p>
          </table:table-cell>
          <table:table-cell office:value-type="float" office:value="0.000793187213434" calcext:value-type="float">
            <text:p>0.000793187213434</text:p>
          </table:table-cell>
          <table:table-cell office:value-type="float" office:value="0.0000010761" calcext:value-type="float">
            <text:p>1.08E-06</text:p>
          </table:table-cell>
          <table:table-cell office:value-type="float" office:value="0.000000160552829658" calcext:value-type="float">
            <text:p>1.61E-07</text:p>
          </table:table-cell>
          <table:table-cell office:value-type="float" office:value="0.0002833084" calcext:value-type="float">
            <text:p>0.0002833084</text:p>
          </table:table-cell>
          <table:table-cell office:value-type="float" office:value="0.0000169060287551" calcext:value-type="float">
            <text:p>1.69E-05</text:p>
          </table:table-cell>
          <table:table-cell office:value-type="float" office:value="0.00709769" calcext:value-type="float">
            <text:p>0.00709769</text:p>
          </table:table-cell>
          <table:table-cell office:value-type="float" office:value="0.00063053820131" calcext:value-type="float">
            <text:p>0.00063053820131</text:p>
          </table:table-cell>
          <table:table-cell office:value-type="float" office:value="0.0000056918" calcext:value-type="float">
            <text:p>5.69E-06</text:p>
          </table:table-cell>
          <table:table-cell office:value-type="float" office:value="0.00000063397437733" calcext:value-type="float">
            <text:p>6.34E-07</text:p>
          </table:table-cell>
          <table:table-cell office:value-type="float" office:value="0.0002198613" calcext:value-type="float">
            <text:p>0.0002198613</text:p>
          </table:table-cell>
          <table:table-cell office:value-type="float" office:value="0.00000580564315606" calcext:value-type="float">
            <text:p>5.81E-06</text:p>
          </table:table-cell>
          <table:table-cell office:value-type="float" office:value="0.0004050888" calcext:value-type="float">
            <text:p>0.0004050888</text:p>
          </table:table-cell>
          <table:table-cell table:style-name="ce1" office:value-type="float" office:value="0.0000116336813109" calcext:value-type="float">
            <text:p>1.16E-05</text:p>
          </table:table-cell>
          <table:table-cell office:value-type="float" office:value="0.0000001614" calcext:value-type="float">
            <text:p>1.61E-07</text:p>
          </table:table-cell>
          <table:table-cell office:value-type="float" office:value="0.0000000184643801232" calcext:value-type="float">
            <text:p>1.85E-08</text:p>
          </table:table-cell>
          <table:table-cell office:value-type="float" office:value="0.0000001278" calcext:value-type="float">
            <text:p>1.28E-07</text:p>
          </table:table-cell>
          <table:table-cell office:value-type="float" office:value="0.00000000637355648145" calcext:value-type="float">
            <text:p>6.37E-09</text:p>
          </table:table-cell>
          <table:table-cell office:value-type="float" office:value="0.0000019515" calcext:value-type="float">
            <text:p>1.95E-06</text:p>
          </table:table-cell>
          <table:table-cell office:value-type="float" office:value="0.00000048279861226" calcext:value-type="float">
            <text:p>4.83E-07</text:p>
          </table:table-cell>
          <table:table-cell office:value-type="float" office:value="0.10511146" calcext:value-type="float">
            <text:p>0.10511146</text:p>
          </table:table-cell>
          <table:table-cell office:value-type="float" office:value="0.00936323827556" calcext:value-type="float">
            <text:p>0.00936323827556</text:p>
          </table:table-cell>
          <table:table-cell office:value-type="float" office:value="0.005970596" calcext:value-type="float">
            <text:p>0.005970596</text:p>
          </table:table-cell>
          <table:table-cell office:value-type="float" office:value="0.000310911342533" calcext:value-type="float">
            <text:p>0.000310911342533</text:p>
          </table:table-cell>
          <table:table-cell office:value-type="float" office:value="0.000014337" calcext:value-type="float">
            <text:p>1.43E-05</text:p>
          </table:table-cell>
          <table:table-cell office:value-type="float" office:value="0.000000927593062118" calcext:value-type="float">
            <text:p>9.28E-07</text:p>
          </table:table-cell>
          <table:table-cell office:value-type="float" office:value="0.0002188817" calcext:value-type="float">
            <text:p>0.0002188817</text:p>
          </table:table-cell>
          <table:table-cell office:value-type="float" office:value="0.000010433349287" calcext:value-type="float">
            <text:p>1.04E-05</text:p>
          </table:table-cell>
          <table:table-cell office:value-type="float" office:value="0.0007502462" calcext:value-type="float">
            <text:p>0.0007502462</text:p>
          </table:table-cell>
          <table:table-cell office:value-type="float" office:value="0.00090573442333" calcext:value-type="float">
            <text:p>0.00090573442333</text:p>
          </table:table-cell>
          <table:table-cell office:value-type="float" office:value="0.0000002836" calcext:value-type="float">
            <text:p>2.84E-07</text:p>
          </table:table-cell>
          <table:table-cell office:value-type="float" office:value="0.000000113739663755" calcext:value-type="float">
            <text:p>1.14E-07</text:p>
          </table:table-cell>
          <table:table-cell office:value-type="float" office:value="0.0000001919" calcext:value-type="float">
            <text:p>1.92E-07</text:p>
          </table:table-cell>
          <table:table-cell office:value-type="float" office:value="0.0000000633060467535" calcext:value-type="float">
            <text:p>6.33E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313063" calcext:value-type="float">
            <text:p>3.13E-05</text:p>
          </table:table-cell>
          <table:table-cell office:value-type="float" office:value="0.00000359936837206" calcext:value-type="float">
            <text:p>3.60E-06</text:p>
          </table:table-cell>
          <table:table-cell office:value-type="float" office:value="0.000075137" calcext:value-type="float">
            <text:p>7.51E-05</text:p>
          </table:table-cell>
          <table:table-cell office:value-type="float" office:value="0.00000245007210778" calcext:value-type="float">
            <text:p>2.45E-06</text:p>
          </table:table-cell>
          <table:table-cell office:value-type="float" office:value="0.0000601164" calcext:value-type="float">
            <text:p>6.01E-05</text:p>
          </table:table-cell>
          <table:table-cell office:value-type="float" office:value="0.00000104267681154" calcext:value-type="float">
            <text:p>1.04E-06</text:p>
          </table:table-cell>
          <table:table-cell office:value-type="float" office:value="0.0000588621" calcext:value-type="float">
            <text:p>5.89E-05</text:p>
          </table:table-cell>
          <table:table-cell office:value-type="float" office:value="0.00000123964577826" calcext:value-type="float">
            <text:p>1.24E-06</text:p>
          </table:table-cell>
          <table:table-cell office:value-type="float" office:value="0.0001113116" calcext:value-type="float">
            <text:p>0.0001113116</text:p>
          </table:table-cell>
          <table:table-cell office:value-type="float" office:value="0.00000199584530685" calcext:value-type="float">
            <text:p>2.00E-06</text:p>
          </table:table-cell>
          <table:table-cell office:value-type="float" office:value="0.0000643227" calcext:value-type="float">
            <text:p>6.43E-05</text:p>
          </table:table-cell>
          <table:table-cell office:value-type="float" office:value="0.00000573999129016" calcext:value-type="float">
            <text:p>5.74E-06</text:p>
          </table:table-cell>
          <table:table-cell office:value-type="float" office:value="0.0000790993" calcext:value-type="float">
            <text:p>7.91E-05</text:p>
          </table:table-cell>
          <table:table-cell office:value-type="float" office:value="0.00000471996412533" calcext:value-type="float">
            <text:p>4.72E-06</text:p>
          </table:table-cell>
          <table:table-cell office:value-type="float" office:value="0.000525427" calcext:value-type="float">
            <text:p>0.000525427</text:p>
          </table:table-cell>
          <table:table-cell office:value-type="float" office:value="0.0000168051017717" calcext:value-type="float">
            <text:p>1.68E-05</text:p>
          </table:table-cell>
          <table:table-cell office:value-type="float" office:value="0.0001378387" calcext:value-type="float">
            <text:p>0.0001378387</text:p>
          </table:table-cell>
          <table:table-cell office:value-type="float" office:value="0.00000419466007231" calcext:value-type="float">
            <text:p>4.19E-06</text:p>
          </table:table-cell>
          <table:table-cell office:value-type="float" office:value="0.0000679853" calcext:value-type="float">
            <text:p>6.80E-05</text:p>
          </table:table-cell>
          <table:table-cell office:value-type="float" office:value="0.00000259609548917" calcext:value-type="float">
            <text:p>2.60E-06</text:p>
          </table:table-cell>
          <table:table-cell office:value-type="float" office:value="0.0004640271" calcext:value-type="float">
            <text:p>0.0004640271</text:p>
          </table:table-cell>
          <table:table-cell office:value-type="float" office:value="0.0000175600524009" calcext:value-type="float">
            <text:p>1.76E-05</text:p>
          </table:table-cell>
          <table:table-cell office:value-type="float" office:value="0.0001093241" calcext:value-type="float">
            <text:p>0.0001093241</text:p>
          </table:table-cell>
          <table:table-cell office:value-type="float" office:value="0.00000510679489504" calcext:value-type="float">
            <text:p>5.11E-06</text:p>
          </table:table-cell>
          <table:table-cell office:value-type="float" office:value="0.3113552" calcext:value-type="float">
            <text:p>0.3113552</text:p>
          </table:table-cell>
          <table:table-cell office:value-type="float" office:value="0.000498595315751" calcext:value-type="float">
            <text:p>0.000498595315751</text:p>
          </table:table-cell>
          <table:table-cell office:value-type="float" office:value="1.438226" calcext:value-type="float">
            <text:p>1.438226</text:p>
          </table:table-cell>
          <table:table-cell office:value-type="float" office:value="0.00173548712342" calcext:value-type="float">
            <text:p>0.00173548712342</text:p>
          </table:table-cell>
          <table:table-cell office:value-type="float" office:value="0.2279395" calcext:value-type="float">
            <text:p>0.2279395</text:p>
          </table:table-cell>
          <table:table-cell office:value-type="float" office:value="0.00235572834927" calcext:value-type="float">
            <text:p>0.00235572834927</text:p>
          </table:table-cell>
          <table:table-cell office:value-type="float" office:value="0.1706845" calcext:value-type="float">
            <text:p>0.1706845</text:p>
          </table:table-cell>
          <table:table-cell office:value-type="float" office:value="0.000798639155063" calcext:value-type="float">
            <text:p>0.000798639155063</text:p>
          </table:table-cell>
          <table:table-cell office:value-type="float" office:value="0.9982278" calcext:value-type="float">
            <text:p>0.9982278</text:p>
          </table:table-cell>
          <table:table-cell office:value-type="float" office:value="0.00249194728855" calcext:value-type="float">
            <text:p>0.00249194728855</text:p>
          </table:table-cell>
          <table:table-cell office:value-type="float" office:value="0.1446658" calcext:value-type="float">
            <text:p>0.1446658</text:p>
          </table:table-cell>
          <table:table-cell office:value-type="float" office:value="0.000885918707081" calcext:value-type="float">
            <text:p>0.000885918707081</text:p>
          </table:table-cell>
          <table:table-cell office:value-type="float" office:value="0.0000011881" calcext:value-type="float">
            <text:p>1.19E-06</text:p>
          </table:table-cell>
          <table:table-cell office:value-type="float" office:value="0.000000165623032483" calcext:value-type="float">
            <text:p>1.66E-07</text:p>
          </table:table-cell>
          <table:table-cell office:value-type="float" office:value="0.0002758683" calcext:value-type="float">
            <text:p>0.0002758683</text:p>
          </table:table-cell>
          <table:table-cell office:value-type="float" office:value="0.0000260044830966" calcext:value-type="float">
            <text:p>2.60E-05</text:p>
          </table:table-cell>
          <table:table-cell office:value-type="float" office:value="0.007386957" calcext:value-type="float">
            <text:p>0.007386957</text:p>
          </table:table-cell>
          <table:table-cell office:value-type="float" office:value="0.000694942820271" calcext:value-type="float">
            <text:p>0.000694942820271</text:p>
          </table:table-cell>
          <table:table-cell office:value-type="float" office:value="0.0000046626" calcext:value-type="float">
            <text:p>4.66E-06</text:p>
          </table:table-cell>
          <table:table-cell office:value-type="float" office:value="0.000000366922698489" calcext:value-type="float">
            <text:p>3.67E-07</text:p>
          </table:table-cell>
          <table:table-cell office:value-type="float" office:value="0.0003205197" calcext:value-type="float">
            <text:p>0.0003205197</text:p>
          </table:table-cell>
          <table:table-cell table:style-name="Default" office:value-type="float" office:value="0.000326960840996" calcext:value-type="float">
            <text:p>0.000326960840996</text:p>
          </table:table-cell>
          <table:table-cell office:value-type="float" office:value="0.0003901444" calcext:value-type="float">
            <text:p>0.0003901444</text:p>
          </table:table-cell>
          <table:table-cell table:style-name="ce1" office:value-type="float" office:value="0.00000373873273836" calcext:value-type="float">
            <text:p>3.74E-06</text:p>
          </table:table-cell>
          <table:table-cell office:value-type="float" office:value="0.0000002064" calcext:value-type="float">
            <text:p>2.06E-07</text:p>
          </table:table-cell>
          <table:table-cell office:value-type="float" office:value="0.00000000616801786998" calcext:value-type="float">
            <text:p>6.17E-09</text:p>
          </table:table-cell>
          <table:table-cell office:value-type="float" office:value="0.0000002015" calcext:value-type="float">
            <text:p>2.02E-07</text:p>
          </table:table-cell>
          <table:table-cell office:value-type="float" office:value="0.0000000663664071651" calcext:value-type="float">
            <text:p>6.64E-08</text:p>
          </table:table-cell>
          <table:table-cell office:value-type="float" office:value="0.0000022011" calcext:value-type="float">
            <text:p>2.20E-06</text:p>
          </table:table-cell>
          <table:table-cell office:value-type="float" office:value="0.000000723470409439" calcext:value-type="float">
            <text:p>7.23E-07</text:p>
          </table:table-cell>
          <table:table-cell office:value-type="float" office:value="0.10143199" calcext:value-type="float">
            <text:p>0.10143199</text:p>
          </table:table-cell>
          <table:table-cell office:value-type="float" office:value="0.00328895353585" calcext:value-type="float">
            <text:p>0.00328895353585</text:p>
          </table:table-cell>
          <table:table-cell office:value-type="float" office:value="0.005910448" calcext:value-type="float">
            <text:p>0.005910448</text:p>
          </table:table-cell>
          <table:table-cell office:value-type="float" office:value="0.00012180497899" calcext:value-type="float">
            <text:p>0.00012180497899</text:p>
          </table:table-cell>
          <table:table-cell office:value-type="float" office:value="0.000017918" calcext:value-type="float">
            <text:p>1.79E-05</text:p>
          </table:table-cell>
          <table:table-cell office:value-type="float" office:value="0.00000456333007061" calcext:value-type="float">
            <text:p>4.56E-06</text:p>
          </table:table-cell>
          <table:table-cell office:value-type="float" office:value="0.0002131018" calcext:value-type="float">
            <text:p>0.0002131018</text:p>
          </table:table-cell>
          <table:table-cell office:value-type="float" office:value="0.00000582796575526" calcext:value-type="float">
            <text:p>5.83E-06</text:p>
          </table:table-cell>
          <table:table-cell office:value-type="float" office:value="0.0003360478" calcext:value-type="float">
            <text:p>0.0003360478</text:p>
          </table:table-cell>
          <table:table-cell table:style-name="ce1" office:value-type="float" office:value="0.0000121982793304" calcext:value-type="float">
            <text:p>1.22E-05</text:p>
          </table:table-cell>
          <table:table-cell office:value-type="float" office:value="0.0000004294" calcext:value-type="float">
            <text:p>4.29E-07</text:p>
          </table:table-cell>
          <table:table-cell office:value-type="float" office:value="0.000000134715502696" calcext:value-type="float">
            <text:p>1.35E-07</text:p>
          </table:table-cell>
          <table:table-cell office:value-type="float" office:value="0.000000285" calcext:value-type="float">
            <text:p>2.85E-07</text:p>
          </table:table-cell>
          <table:table-cell office:value-type="float" office:value="0.000000137423918345" calcext:value-type="float">
            <text:p>1.37E-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89285" calcext:value-type="float">
            <text:p>3.89E-05</text:p>
          </table:table-cell>
          <table:table-cell office:value-type="float" office:value="0.00000156916412639" calcext:value-type="float">
            <text:p>1.57E-06</text:p>
          </table:table-cell>
          <table:table-cell office:value-type="float" office:value="0.0000829048" calcext:value-type="float">
            <text:p>8.29E-05</text:p>
          </table:table-cell>
          <table:table-cell office:value-type="float" office:value="0.00000132314438618" calcext:value-type="float">
            <text:p>1.32E-06</text:p>
          </table:table-cell>
          <table:table-cell office:value-type="float" office:value="0.0000638535" calcext:value-type="float">
            <text:p>6.39E-05</text:p>
          </table:table-cell>
          <table:table-cell office:value-type="float" office:value="0.000000708810780267" calcext:value-type="float">
            <text:p>7.09E-07</text:p>
          </table:table-cell>
          <table:table-cell office:value-type="float" office:value="0.0000594059" calcext:value-type="float">
            <text:p>5.94E-05</text:p>
          </table:table-cell>
          <table:table-cell office:value-type="float" office:value="0.00000148947003625" calcext:value-type="float">
            <text:p>1.49E-06</text:p>
          </table:table-cell>
          <table:table-cell office:value-type="float" office:value="0.0001240133" calcext:value-type="float">
            <text:p>0.0001240133</text:p>
          </table:table-cell>
          <table:table-cell office:value-type="float" office:value="0.00000278831072117" calcext:value-type="float">
            <text:p>2.79E-06</text:p>
          </table:table-cell>
          <table:table-cell office:value-type="float" office:value="0.0000687897" calcext:value-type="float">
            <text:p>6.88E-05</text:p>
          </table:table-cell>
          <table:table-cell office:value-type="float" office:value="0.00000131207198735" calcext:value-type="float">
            <text:p>1.31E-06</text:p>
          </table:table-cell>
          <table:table-cell table:style-name="Default" office:value-type="float" office:value="0.0002107087" calcext:value-type="float">
            <text:p>0.0002107087</text:p>
          </table:table-cell>
          <table:table-cell office:value-type="float" office:value="0.0000120598603737" calcext:value-type="float">
            <text:p>1.21E-05</text:p>
          </table:table-cell>
          <table:table-cell office:value-type="float" office:value="0.001773363" calcext:value-type="float">
            <text:p>0.001773363</text:p>
          </table:table-cell>
          <table:table-cell office:value-type="float" office:value="0.0000559797074444" calcext:value-type="float">
            <text:p>5.60E-05</text:p>
          </table:table-cell>
          <table:table-cell office:value-type="float" office:value="0.000290932" calcext:value-type="float">
            <text:p>0.000290932</text:p>
          </table:table-cell>
          <table:table-cell office:value-type="float" office:value="0.0000042424650853" calcext:value-type="float">
            <text:p>4.24E-06</text:p>
          </table:table-cell>
          <table:table-cell table:style-name="Default" office:value-type="float" office:value="0.0001362244" calcext:value-type="float">
            <text:p>0.0001362244</text:p>
          </table:table-cell>
          <table:table-cell office:value-type="float" office:value="0.00000299688691071" calcext:value-type="float">
            <text:p>3.00E-06</text:p>
          </table:table-cell>
          <table:table-cell office:value-type="float" office:value="0.001507829" calcext:value-type="float">
            <text:p>0.001507829</text:p>
          </table:table-cell>
          <table:table-cell office:value-type="float" office:value="0.0000542091450772" calcext:value-type="float">
            <text:p>5.42E-05</text:p>
          </table:table-cell>
          <table:table-cell office:value-type="float" office:value="0.0002066337" calcext:value-type="float">
            <text:p>0.0002066337</text:p>
          </table:table-cell>
          <table:table-cell office:value-type="float" office:value="0.00000234241267121" calcext:value-type="float">
            <text:p>2.34E-06</text:p>
          </table:table-cell>
          <table:table-cell office:value-type="float" office:value="0.3113904" calcext:value-type="float">
            <text:p>0.3113904</text:p>
          </table:table-cell>
          <table:table-cell office:value-type="float" office:value="0.000769877796941" calcext:value-type="float">
            <text:p>0.000769877796941</text:p>
          </table:table-cell>
          <table:table-cell office:value-type="float" office:value="1.440025" calcext:value-type="float">
            <text:p>1.440025</text:p>
          </table:table-cell>
          <table:table-cell office:value-type="float" office:value="0.00196627821022" calcext:value-type="float">
            <text:p>0.00196627821022</text:p>
          </table:table-cell>
          <table:table-cell office:value-type="float" office:value="0.2267587" calcext:value-type="float">
            <text:p>0.2267587</text:p>
          </table:table-cell>
          <table:table-cell office:value-type="float" office:value="0.00221516601083" calcext:value-type="float">
            <text:p>0.00221516601083</text:p>
          </table:table-cell>
          <table:table-cell office:value-type="float" office:value="0.1704418" calcext:value-type="float">
            <text:p>0.1704418</text:p>
          </table:table-cell>
          <table:table-cell office:value-type="float" office:value="0.000354376384967" calcext:value-type="float">
            <text:p>0.000354376384967</text:p>
          </table:table-cell>
          <table:table-cell office:value-type="float" office:value="0.9997836" calcext:value-type="float">
            <text:p>0.9997836</text:p>
          </table:table-cell>
          <table:table-cell office:value-type="float" office:value="0.00206662479527" calcext:value-type="float">
            <text:p>0.00206662479527</text:p>
          </table:table-cell>
          <table:table-cell office:value-type="float" office:value="0.1443632" calcext:value-type="float">
            <text:p>0.1443632</text:p>
          </table:table-cell>
          <table:table-cell office:value-type="float" office:value="0.00070874769057" calcext:value-type="float">
            <text:p>0.00070874769057</text:p>
          </table:table-cell>
          <table:table-cell office:value-type="float" office:value="0.0000016264" calcext:value-type="float">
            <text:p>1.63E-06</text:p>
          </table:table-cell>
          <table:table-cell office:value-type="float" office:value="0.000000104771921599" calcext:value-type="float">
            <text:p>1.05E-07</text:p>
          </table:table-cell>
          <table:table-cell office:value-type="float" office:value="0.0002653149" calcext:value-type="float">
            <text:p>0.0002653149</text:p>
          </table:table-cell>
          <table:table-cell office:value-type="float" office:value="0.00000964541483988" calcext:value-type="float">
            <text:p>9.65E-06</text:p>
          </table:table-cell>
          <table:table-cell office:value-type="float" office:value="0.0069969" calcext:value-type="float">
            <text:p>0.0069969</text:p>
          </table:table-cell>
          <table:table-cell table:style-name="ce1" office:value-type="float" office:value="0.0000640822851236" calcext:value-type="float">
            <text:p>6.41E-05</text:p>
          </table:table-cell>
          <table:table-cell office:value-type="float" office:value="0.0000062701" calcext:value-type="float">
            <text:p>6.27E-06</text:p>
          </table:table-cell>
          <table:table-cell office:value-type="float" office:value="0.000000324628146243" calcext:value-type="float">
            <text:p>3.25E-07</text:p>
          </table:table-cell>
          <table:table-cell office:value-type="float" office:value="0.0002171439" calcext:value-type="float">
            <text:p>0.0002171439</text:p>
          </table:table-cell>
          <table:table-cell office:value-type="float" office:value="0.00000426319930595" calcext:value-type="float">
            <text:p>4.26E-06</text:p>
          </table:table-cell>
          <table:table-cell office:value-type="float" office:value="0.0003756783" calcext:value-type="float">
            <text:p>0.0003756783</text:p>
          </table:table-cell>
          <table:table-cell table:style-name="ce1" office:value-type="float" office:value="0.0000114298249724" calcext:value-type="float">
            <text:p>1.14E-05</text:p>
          </table:table-cell>
          <table:table-cell office:value-type="float" office:value="0.0000003364" calcext:value-type="float">
            <text:p>3.36E-07</text:p>
          </table:table-cell>
          <table:table-cell office:value-type="float" office:value="0.000000033166917922" calcext:value-type="float">
            <text:p>3.32E-08</text:p>
          </table:table-cell>
          <table:table-cell office:value-type="float" office:value="0.0000003092" calcext:value-type="float">
            <text:p>3.09E-07</text:p>
          </table:table-cell>
          <table:table-cell office:value-type="float" office:value="0.000000068731037789" calcext:value-type="float">
            <text:p>6.87E-08</text:p>
          </table:table-cell>
          <table:table-cell office:value-type="float" office:value="0.0000023015" calcext:value-type="float">
            <text:p>2.30E-06</text:p>
          </table:table-cell>
          <table:table-cell office:value-type="float" office:value="0.000000290333237658" calcext:value-type="float">
            <text:p>2.90E-07</text:p>
          </table:table-cell>
          <table:table-cell office:value-type="float" office:value="0.10417555" calcext:value-type="float">
            <text:p>0.10417555</text:p>
          </table:table-cell>
          <table:table-cell office:value-type="float" office:value="0.00607871926007" calcext:value-type="float">
            <text:p>0.00607871926007</text:p>
          </table:table-cell>
          <table:table-cell office:value-type="float" office:value="0.006142919" calcext:value-type="float">
            <text:p>0.006142919</text:p>
          </table:table-cell>
          <table:table-cell office:value-type="float" office:value="0.000588385558597" calcext:value-type="float">
            <text:p>0.000588385558597</text:p>
          </table:table-cell>
          <table:table-cell office:value-type="float" office:value="0.0000173543" calcext:value-type="float">
            <text:p>1.74E-05</text:p>
          </table:table-cell>
          <table:table-cell office:value-type="float" office:value="0.00000503075934295" calcext:value-type="float">
            <text:p>5.03E-06</text:p>
          </table:table-cell>
          <table:table-cell office:value-type="float" office:value="0.000216275" calcext:value-type="float">
            <text:p>0.000216275</text:p>
          </table:table-cell>
          <table:table-cell office:value-type="float" office:value="0.0000121651056533" calcext:value-type="float">
            <text:p>1.22E-05</text:p>
          </table:table-cell>
          <table:table-cell office:value-type="float" office:value="0.000311114" calcext:value-type="float">
            <text:p>0.000311114</text:p>
          </table:table-cell>
          <table:table-cell table:style-name="ce1" office:value-type="float" office:value="0.0000102112295701" calcext:value-type="float">
            <text:p>1.02E-05</text:p>
          </table:table-cell>
          <table:table-cell office:value-type="float" office:value="0.0000005365" calcext:value-type="float">
            <text:p>5.37E-07</text:p>
          </table:table-cell>
          <table:table-cell office:value-type="float" office:value="0.000000142697231928" calcext:value-type="float">
            <text:p>1.43E-07</text:p>
          </table:table-cell>
          <table:table-cell office:value-type="float" office:value="0.0000003789" calcext:value-type="float">
            <text:p>3.79E-07</text:p>
          </table:table-cell>
          <table:table-cell office:value-type="float" office:value="0.0000000633919903808" calcext:value-type="float">
            <text:p>6.34E-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93419" calcext:value-type="float">
            <text:p>3.93E-05</text:p>
          </table:table-cell>
          <table:table-cell office:value-type="float" office:value="0.00000114431196698" calcext:value-type="float">
            <text:p>1.14E-06</text:p>
          </table:table-cell>
          <table:table-cell office:value-type="float" office:value="0.0000956944" calcext:value-type="float">
            <text:p>9.57E-05</text:p>
          </table:table-cell>
          <table:table-cell office:value-type="float" office:value="0.00000219653561572" calcext:value-type="float">
            <text:p>2.20E-06</text:p>
          </table:table-cell>
          <table:table-cell office:value-type="float" office:value="0.0000694228" calcext:value-type="float">
            <text:p>6.94E-05</text:p>
          </table:table-cell>
          <table:table-cell office:value-type="float" office:value="0.0000010368009345" calcext:value-type="float">
            <text:p>1.04E-06</text:p>
          </table:table-cell>
          <table:table-cell office:value-type="float" office:value="0.0000602725" calcext:value-type="float">
            <text:p>6.03E-05</text:p>
          </table:table-cell>
          <table:table-cell office:value-type="float" office:value="0.00000248875681817" calcext:value-type="float">
            <text:p>2.49E-06</text:p>
          </table:table-cell>
          <table:table-cell office:value-type="float" office:value="0.0001329424" calcext:value-type="float">
            <text:p>0.0001329424</text:p>
          </table:table-cell>
          <table:table-cell office:value-type="float" office:value="0.00000428469659758" calcext:value-type="float">
            <text:p>4.28E-06</text:p>
          </table:table-cell>
          <table:table-cell office:value-type="float" office:value="0.0000716071" calcext:value-type="float">
            <text:p>7.16E-05</text:p>
          </table:table-cell>
          <table:table-cell office:value-type="float" office:value="0.00000188057139366" calcext:value-type="float">
            <text:p>1.88E-06</text:p>
          </table:table-cell>
          <table:table-cell table:style-name="Default" office:value-type="float" office:value="0.0007217257" calcext:value-type="float">
            <text:p>0.0007217257</text:p>
          </table:table-cell>
          <table:table-cell office:value-type="float" office:value="0.0000128098783675" calcext:value-type="float">
            <text:p>1.28E-05</text:p>
          </table:table-cell>
          <table:table-cell office:value-type="float" office:value="0.005073953" calcext:value-type="float">
            <text:p>0.005073953</text:p>
          </table:table-cell>
          <table:table-cell table:style-name="Default" office:value-type="float" office:value="0.000145964325021" calcext:value-type="float">
            <text:p>0.000145964325021</text:p>
          </table:table-cell>
          <table:table-cell office:value-type="float" office:value="0.0010128811" calcext:value-type="float">
            <text:p>0.0010128811</text:p>
          </table:table-cell>
          <table:table-cell office:value-type="float" office:value="0.0000103778437543" calcext:value-type="float">
            <text:p>1.04E-05</text:p>
          </table:table-cell>
          <table:table-cell table:style-name="Default" office:value-type="float" office:value="0.0004252344" calcext:value-type="float">
            <text:p>0.0004252344</text:p>
          </table:table-cell>
          <table:table-cell office:value-type="float" office:value="0.0000133692271961" calcext:value-type="float">
            <text:p>1.34E-05</text:p>
          </table:table-cell>
          <table:table-cell office:value-type="float" office:value="0.003860098" calcext:value-type="float">
            <text:p>0.003860098</text:p>
          </table:table-cell>
          <table:table-cell office:value-type="float" office:value="0.0000961615405682" calcext:value-type="float">
            <text:p>9.62E-05</text:p>
          </table:table-cell>
          <table:table-cell office:value-type="float" office:value="0.0005888117" calcext:value-type="float">
            <text:p>0.0005888117</text:p>
          </table:table-cell>
          <table:table-cell office:value-type="float" office:value="0.00000623791701434" calcext:value-type="float">
            <text:p>6.24E-06</text:p>
          </table:table-cell>
          <table:table-cell office:value-type="float" office:value="0.3115788" calcext:value-type="float">
            <text:p>0.3115788</text:p>
          </table:table-cell>
          <table:table-cell office:value-type="float" office:value="0.00152440179889" calcext:value-type="float">
            <text:p>0.00152440179889</text:p>
          </table:table-cell>
          <table:table-cell office:value-type="float" office:value="1.439908" calcext:value-type="float">
            <text:p>1.439908</text:p>
          </table:table-cell>
          <table:table-cell office:value-type="float" office:value="0.0016165862523" calcext:value-type="float">
            <text:p>0.0016165862523</text:p>
          </table:table-cell>
          <table:table-cell office:value-type="float" office:value="0.2263991" calcext:value-type="float">
            <text:p>0.2263991</text:p>
          </table:table-cell>
          <table:table-cell office:value-type="float" office:value="0.000810441779388" calcext:value-type="float">
            <text:p>0.000810441779388</text:p>
          </table:table-cell>
          <table:table-cell office:value-type="float" office:value="0.1709891" calcext:value-type="float">
            <text:p>0.1709891</text:p>
          </table:table-cell>
          <table:table-cell office:value-type="float" office:value="0.000425255335064" calcext:value-type="float">
            <text:p>0.000425255335064</text:p>
          </table:table-cell>
          <table:table-cell office:value-type="float" office:value="0.9999665" calcext:value-type="float">
            <text:p>0.9999665</text:p>
          </table:table-cell>
          <table:table-cell office:value-type="float" office:value="0.00253822126038" calcext:value-type="float">
            <text:p>0.00253822126038</text:p>
          </table:table-cell>
          <table:table-cell office:value-type="float" office:value="0.1443568" calcext:value-type="float">
            <text:p>0.1443568</text:p>
          </table:table-cell>
          <table:table-cell office:value-type="float" office:value="0.000823479312295" calcext:value-type="float">
            <text:p>0.000823479312295</text:p>
          </table:table-cell>
          <table:table-cell office:value-type="float" office:value="0.0000022485" calcext:value-type="float">
            <text:p>2.25E-06</text:p>
          </table:table-cell>
          <table:table-cell office:value-type="float" office:value="0.000000211432810447" calcext:value-type="float">
            <text:p>2.11E-07</text:p>
          </table:table-cell>
          <table:table-cell office:value-type="float" office:value="0.0002662981" calcext:value-type="float">
            <text:p>0.0002662981</text:p>
          </table:table-cell>
          <table:table-cell office:value-type="float" office:value="0.0000110831237018" calcext:value-type="float">
            <text:p>1.11E-05</text:p>
          </table:table-cell>
          <table:table-cell office:value-type="float" office:value="0.007087986" calcext:value-type="float">
            <text:p>0.007087986</text:p>
          </table:table-cell>
          <table:table-cell office:value-type="float" office:value="0.000350772523572" calcext:value-type="float">
            <text:p>0.000350772523572</text:p>
          </table:table-cell>
          <table:table-cell office:value-type="float" office:value="0.0000110321" calcext:value-type="float">
            <text:p>1.10E-05</text:p>
          </table:table-cell>
          <table:table-cell office:value-type="float" office:value="0.00000276383491427" calcext:value-type="float">
            <text:p>2.76E-06</text:p>
          </table:table-cell>
          <table:table-cell office:value-type="float" office:value="0.0002205721" calcext:value-type="float">
            <text:p>0.0002205721</text:p>
          </table:table-cell>
          <table:table-cell office:value-type="float" office:value="0.00000435211247429" calcext:value-type="float">
            <text:p>4.35E-06</text:p>
          </table:table-cell>
          <table:table-cell office:value-type="float" office:value="0.0005901637" calcext:value-type="float">
            <text:p>0.0005901637</text:p>
          </table:table-cell>
          <table:table-cell office:value-type="float" office:value="0.000475147446271" calcext:value-type="float">
            <text:p>0.000475147446271</text:p>
          </table:table-cell>
          <table:table-cell office:value-type="float" office:value="0.0000005551" calcext:value-type="float">
            <text:p>5.55E-07</text:p>
          </table:table-cell>
          <table:table-cell office:value-type="float" office:value="0.0000000149551180388" calcext:value-type="float">
            <text:p>1.50E-08</text:p>
          </table:table-cell>
          <table:table-cell office:value-type="float" office:value="0.0000004835" calcext:value-type="float">
            <text:p>4.84E-07</text:p>
          </table:table-cell>
          <table:table-cell office:value-type="float" office:value="0.0000000263617989607" calcext:value-type="float">
            <text:p>2.64E-08</text:p>
          </table:table-cell>
          <table:table-cell office:value-type="float" office:value="0.0000047531" calcext:value-type="float">
            <text:p>4.75E-06</text:p>
          </table:table-cell>
          <table:table-cell office:value-type="float" office:value="0.000000988166815652" calcext:value-type="float">
            <text:p>9.88E-07</text:p>
          </table:table-cell>
          <table:table-cell office:value-type="float" office:value="0.10443345" calcext:value-type="float">
            <text:p>0.10443345</text:p>
          </table:table-cell>
          <table:table-cell office:value-type="float" office:value="0.00607330913593" calcext:value-type="float">
            <text:p>0.00607330913593</text:p>
          </table:table-cell>
          <table:table-cell office:value-type="float" office:value="0.005976832" calcext:value-type="float">
            <text:p>0.005976832</text:p>
          </table:table-cell>
          <table:table-cell office:value-type="float" office:value="0.000267090294586" calcext:value-type="float">
            <text:p>0.000267090294586</text:p>
          </table:table-cell>
          <table:table-cell office:value-type="float" office:value="0.0000190291" calcext:value-type="float">
            <text:p>1.90E-05</text:p>
          </table:table-cell>
          <table:table-cell office:value-type="float" office:value="0.00000260073559893" calcext:value-type="float">
            <text:p>2.60E-06</text:p>
          </table:table-cell>
          <table:table-cell office:value-type="float" office:value="0.0002139876" calcext:value-type="float">
            <text:p>0.0002139876</text:p>
          </table:table-cell>
          <table:table-cell office:value-type="float" office:value="0.00000676706761045" calcext:value-type="float">
            <text:p>6.77E-06</text:p>
          </table:table-cell>
          <table:table-cell office:value-type="float" office:value="0.0003055109" calcext:value-type="float">
            <text:p>0.0003055109</text:p>
          </table:table-cell>
          <table:table-cell table:style-name="ce1" office:value-type="float" office:value="0.00000619557837763" calcext:value-type="float">
            <text:p>6.20E-06</text:p>
          </table:table-cell>
          <table:table-cell office:value-type="float" office:value="0.0000009643" calcext:value-type="float">
            <text:p>9.64E-07</text:p>
          </table:table-cell>
          <table:table-cell office:value-type="float" office:value="0.000000294401483239" calcext:value-type="float">
            <text:p>2.94E-07</text:p>
          </table:table-cell>
          <table:table-cell office:value-type="float" office:value="0.0000007341" calcext:value-type="float">
            <text:p>7.34E-07</text:p>
          </table:table-cell>
          <table:table-cell office:value-type="float" office:value="0.000000192729199771" calcext:value-type="float">
            <text:p>1.93E-07</text:p>
          </table:table-cell>
        </table:table-row>
      </table:table>
      <table:table table:name="CCPPETMR CUDA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CUDA_AVG</text:p>
          </table:table-cell>
          <table:table-cell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6663493" calcext:value-type="float">
            <text:p>0.0006663493</text:p>
          </table:table-cell>
          <table:table-cell table:style-name="ce1" office:value-type="float" office:value="0.0000367212062742" calcext:value-type="float">
            <text:p>3.67E-05</text:p>
          </table:table-cell>
          <table:table-cell office:value-type="float" office:value="0.0006738275" calcext:value-type="float">
            <text:p>0.0006738275</text:p>
          </table:table-cell>
          <table:table-cell table:style-name="ce1" office:value-type="float" office:value="0.0000108017705776" calcext:value-type="float">
            <text:p>1.08E-05</text:p>
          </table:table-cell>
          <table:table-cell office:value-type="float" office:value="0.02249427" calcext:value-type="float">
            <text:p>0.02249427</text:p>
          </table:table-cell>
          <table:table-cell office:value-type="float" office:value="0.000103525735394" calcext:value-type="float">
            <text:p>0.000103525735394</text:p>
          </table:table-cell>
          <table:table-cell office:value-type="float" office:value="0.01260342" calcext:value-type="float">
            <text:p>0.01260342</text:p>
          </table:table-cell>
          <table:table-cell office:value-type="float" office:value="0.000117137742281" calcext:value-type="float">
            <text:p>0.000117137742281</text:p>
          </table:table-cell>
          <table:table-cell office:value-type="float" office:value="0.02301366" calcext:value-type="float">
            <text:p>0.02301366</text:p>
          </table:table-cell>
          <table:table-cell office:value-type="float" office:value="0.000137710212645" calcext:value-type="float">
            <text:p>0.000137710212645</text:p>
          </table:table-cell>
          <table:table-cell office:value-type="float" office:value="0.02044406" calcext:value-type="float">
            <text:p>0.02044406</text:p>
          </table:table-cell>
          <table:table-cell office:value-type="float" office:value="0.000102142125383" calcext:value-type="float">
            <text:p>0.000102142125383</text:p>
          </table:table-cell>
          <table:table-cell table:style-name="ce1" office:value-type="float" office:value="0.0000404775" calcext:value-type="float">
            <text:p>4.05E-05</text:p>
          </table:table-cell>
          <table:table-cell table:style-name="ce1" office:value-type="float" office:value="0.000000599755737317" calcext:value-type="float">
            <text:p>6.00E-07</text:p>
          </table:table-cell>
          <table:table-cell office:value-type="float" office:value="0.008737198" calcext:value-type="float">
            <text:p>0.008737198</text:p>
          </table:table-cell>
          <table:table-cell office:value-type="float" office:value="0.00563557896951" calcext:value-type="float">
            <text:p>0.00563557896951</text:p>
          </table:table-cell>
          <table:table-cell office:value-type="float" office:value="0.2320351" calcext:value-type="float">
            <text:p>0.2320351</text:p>
          </table:table-cell>
          <table:table-cell office:value-type="float" office:value="0.00229411142081" calcext:value-type="float">
            <text:p>0.00229411142081</text:p>
          </table:table-cell>
          <table:table-cell table:style-name="ce1" office:value-type="float" office:value="0.0000154658" calcext:value-type="float">
            <text:p>1.55E-05</text:p>
          </table:table-cell>
          <table:table-cell table:style-name="ce1" office:value-type="float" office:value="0.00000137589080639" calcext:value-type="float">
            <text:p>1.38E-06</text:p>
          </table:table-cell>
          <table:table-cell table:style-name="ce1" office:value-type="float" office:value="0.0000133597" calcext:value-type="float">
            <text:p>1.34E-05</text:p>
          </table:table-cell>
          <table:table-cell table:style-name="ce1" office:value-type="float" office:value="0.00000136711659667" calcext:value-type="float">
            <text:p>1.37E-06</text:p>
          </table:table-cell>
          <table:table-cell table:style-name="ce1" office:value-type="float" office:value="0.0000401021" calcext:value-type="float">
            <text:p>4.01E-05</text:p>
          </table:table-cell>
          <table:table-cell table:style-name="ce1" office:value-type="float" office:value="0.00000967858547344" calcext:value-type="float">
            <text:p>9.68E-06</text:p>
          </table:table-cell>
          <table:table-cell office:value-type="float" office:value="0.1120695" calcext:value-type="float">
            <text:p>0.1120695</text:p>
          </table:table-cell>
          <table:table-cell office:value-type="float" office:value="0.0207067774962" calcext:value-type="float">
            <text:p>0.0207067774962</text:p>
          </table:table-cell>
          <table:table-cell office:value-type="float" office:value="0.2076024" calcext:value-type="float">
            <text:p>0.2076024</text:p>
          </table:table-cell>
          <table:table-cell office:value-type="float" office:value="0.0382839839538" calcext:value-type="float">
            <text:p>0.0382839839538</text:p>
          </table:table-cell>
          <table:table-cell table:style-name="ce1" office:value-type="float" office:value="0.0000185026" calcext:value-type="float">
            <text:p>1.85E-05</text:p>
          </table:table-cell>
          <table:table-cell table:style-name="ce1" office:value-type="float" office:value="0.00000444239655541" calcext:value-type="float">
            <text:p>4.44E-06</text:p>
          </table:table-cell>
          <table:table-cell table:style-name="ce1" office:value-type="float" office:value="0.0000174122" calcext:value-type="float">
            <text:p>1.74E-05</text:p>
          </table:table-cell>
          <table:table-cell table:style-name="ce1" office:value-type="float" office:value="0.00000415168907528" calcext:value-type="float">
            <text:p>4.15E-06</text:p>
          </table:table-cell>
        </table:table-row>
        <table:table-row table:style-name="ro1" table:number-rows-repeated="4">
          <table:table-cell table:number-columns-repeated="3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CUDA_AVG</text:p>
          </table:table-cell>
          <table:table-cell table:style-name="ce1"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table:style-name="ce1"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table:style-name="ce1" office:value-type="string" calcext:value-type="string">
            <text:p>PRODUCT1DCCPU_AVG</text:p>
          </table:table-cell>
          <table:table-cell table:style-name="ce1"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table:style-name="ce1" office:value-type="string" calcext:value-type="string">
            <text:p>PRODUCT1DCOPENMPCPU_AVG</text:p>
          </table:table-cell>
          <table:table-cell table:style-name="ce1" office:value-type="string" calcext:value-type="string">
            <text:p>PRODUCT1DCOPENMPCPU_STD</text:p>
          </table:table-cell>
          <table:table-cell table:style-name="ce1" office:value-type="string" calcext:value-type="string">
            <text:p>PRODUCT1DCOPENMPGPU_AVG</text:p>
          </table:table-cell>
          <table:table-cell table:style-name="ce1" office:value-type="string" calcext:value-type="string">
            <text:p>PRODUCT1DCOPENMPGPU_STD</text:p>
          </table:table-cell>
          <table:table-cell table:style-name="ce1" office:value-type="string" calcext:value-type="string">
            <text:p>PRODUCT1DRCPU_AVG</text:p>
          </table:table-cell>
          <table:table-cell table:style-name="ce1"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table:style-name="ce1" office:value-type="string" calcext:value-type="string">
            <text:p>PRODUCT1DROPENMPCPU_AVG</text:p>
          </table:table-cell>
          <table:table-cell table:style-name="ce1" office:value-type="string" calcext:value-type="string">
            <text:p>PRODUCT1DROPENMPCPU_STD</text:p>
          </table:table-cell>
          <table:table-cell table:style-name="ce1" office:value-type="string" calcext:value-type="string">
            <text:p>PRODUCT1DROPENMPGPU_AVG</text:p>
          </table:table-cell>
          <table:table-cell table:style-name="ce1"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326063" calcext:value-type="float">
            <text:p>0.0005326063</text:p>
          </table:table-cell>
          <table:table-cell table:style-name="ce1" office:value-type="float" office:value="0.0000111578250972" calcext:value-type="float">
            <text:p>1.12E-05</text:p>
          </table:table-cell>
          <table:table-cell office:value-type="float" office:value="0.0006614065" calcext:value-type="float">
            <text:p>0.0006614065</text:p>
          </table:table-cell>
          <table:table-cell table:style-name="ce1" office:value-type="float" office:value="0.00000783441201438" calcext:value-type="float">
            <text:p>7.83E-06</text:p>
          </table:table-cell>
          <table:table-cell office:value-type="float" office:value="0.02320014" calcext:value-type="float">
            <text:p>0.02320014</text:p>
          </table:table-cell>
          <table:table-cell office:value-type="float" office:value="0.000206026692985" calcext:value-type="float">
            <text:p>0.000206026692985</text:p>
          </table:table-cell>
          <table:table-cell office:value-type="float" office:value="0.01304108" calcext:value-type="float">
            <text:p>0.01304108</text:p>
          </table:table-cell>
          <table:table-cell office:value-type="float" office:value="0.000105222069928" calcext:value-type="float">
            <text:p>0.000105222069928</text:p>
          </table:table-cell>
          <table:table-cell office:value-type="float" office:value="0.0237974" calcext:value-type="float">
            <text:p>0.0237974</text:p>
          </table:table-cell>
          <table:table-cell office:value-type="float" office:value="0.000141565469738" calcext:value-type="float">
            <text:p>0.000141565469738</text:p>
          </table:table-cell>
          <table:table-cell office:value-type="float" office:value="0.02085857" calcext:value-type="float">
            <text:p>0.02085857</text:p>
          </table:table-cell>
          <table:table-cell office:value-type="float" office:value="0.000159946540027" calcext:value-type="float">
            <text:p>0.000159946540027</text:p>
          </table:table-cell>
          <table:table-cell table:style-name="ce1" office:value-type="float" office:value="0.000040849" calcext:value-type="float">
            <text:p>4.08E-05</text:p>
          </table:table-cell>
          <table:table-cell table:style-name="ce1" office:value-type="float" office:value="0.00000067529878161" calcext:value-type="float">
            <text:p>6.75E-07</text:p>
          </table:table-cell>
          <table:table-cell office:value-type="float" office:value="0.00690514" calcext:value-type="float">
            <text:p>0.00690514</text:p>
          </table:table-cell>
          <table:table-cell office:value-type="float" office:value="0.000394515050072" calcext:value-type="float">
            <text:p>0.000394515050072</text:p>
          </table:table-cell>
          <table:table-cell office:value-type="float" office:value="0.2310215" calcext:value-type="float">
            <text:p>0.2310215</text:p>
          </table:table-cell>
          <table:table-cell office:value-type="float" office:value="0.00188432665545" calcext:value-type="float">
            <text:p>0.00188432665545</text:p>
          </table:table-cell>
          <table:table-cell table:style-name="ce1" office:value-type="float" office:value="0.0000152843" calcext:value-type="float">
            <text:p>1.53E-05</text:p>
          </table:table-cell>
          <table:table-cell table:style-name="ce1" office:value-type="float" office:value="0.0000000711181333338" calcext:value-type="float">
            <text:p>7.11E-08</text:p>
          </table:table-cell>
          <table:table-cell table:style-name="ce1" office:value-type="float" office:value="0.0000135521" calcext:value-type="float">
            <text:p>1.36E-05</text:p>
          </table:table-cell>
          <table:table-cell table:style-name="ce1" office:value-type="float" office:value="0.00000133718223224" calcext:value-type="float">
            <text:p>1.34E-06</text:p>
          </table:table-cell>
          <table:table-cell table:style-name="ce1" office:value-type="float" office:value="0.00003896" calcext:value-type="float">
            <text:p>3.90E-05</text:p>
          </table:table-cell>
          <table:table-cell table:style-name="ce1" office:value-type="float" office:value="0.00000923540764907" calcext:value-type="float">
            <text:p>9.24E-06</text:p>
          </table:table-cell>
          <table:table-cell office:value-type="float" office:value="0.1061663" calcext:value-type="float">
            <text:p>0.1061663</text:p>
          </table:table-cell>
          <table:table-cell office:value-type="float" office:value="0.00651554663947" calcext:value-type="float">
            <text:p>0.00651554663947</text:p>
          </table:table-cell>
          <table:table-cell office:value-type="float" office:value="0.1949415" calcext:value-type="float">
            <text:p>0.1949415</text:p>
          </table:table-cell>
          <table:table-cell office:value-type="float" office:value="0.00178598178727" calcext:value-type="float">
            <text:p>0.00178598178727</text:p>
          </table:table-cell>
          <table:table-cell table:style-name="ce1" office:value-type="float" office:value="0.000018322" calcext:value-type="float">
            <text:p>1.83E-05</text:p>
          </table:table-cell>
          <table:table-cell table:style-name="ce1" office:value-type="float" office:value="0.0000048772917804" calcext:value-type="float">
            <text:p>4.88E-06</text:p>
          </table:table-cell>
          <table:table-cell table:style-name="ce1" office:value-type="float" office:value="0.0000170246" calcext:value-type="float">
            <text:p>1.70E-05</text:p>
          </table:table-cell>
          <table:table-cell table:style-name="ce1" office:value-type="float" office:value="0.00000417335210858" calcext:value-type="float">
            <text:p>4.17E-06</text:p>
          </table:table-cell>
        </table:table-row>
        <table:table-row table:style-name="ro1" table:number-rows-repeated="4">
          <table:table-cell table:number-columns-repeated="3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CUDA_AVG</text:p>
          </table:table-cell>
          <table:table-cell office:value-type="string" calcext:value-type="string">
            <text:p>FFT1DCCUDA_STD</text:p>
          </table:table-cell>
          <table:table-cell office:value-type="string" calcext:value-type="string">
            <text:p>FFT1DRCUDA_AVG</text:p>
          </table:table-cell>
          <table:table-cell office:value-type="string" calcext:value-type="string">
            <text:p>FFT1DRCUDA_STD</text:p>
          </table:table-cell>
          <table:table-cell office:value-type="string" calcext:value-type="string">
            <text:p>FFT2DCCUDA_AVG</text:p>
          </table:table-cell>
          <table:table-cell office:value-type="string" calcext:value-type="string">
            <text:p>FFT2DCCUDA_STD</text:p>
          </table:table-cell>
          <table:table-cell office:value-type="string" calcext:value-type="string">
            <text:p>FFT2DRCUDA_AVG</text:p>
          </table:table-cell>
          <table:table-cell office:value-type="string" calcext:value-type="string">
            <text:p>FFT2DRCUDA_STD</text:p>
          </table:table-cell>
          <table:table-cell office:value-type="string" calcext:value-type="string">
            <text:p>FFT3DCCUDA_AVG</text:p>
          </table:table-cell>
          <table:table-cell office:value-type="string" calcext:value-type="string">
            <text:p>FFT3DCCUDA_STD</text:p>
          </table:table-cell>
          <table:table-cell office:value-type="string" calcext:value-type="string">
            <text:p>FFT3DRCUDA_AVG</text:p>
          </table:table-cell>
          <table:table-cell office:value-type="string" calcext:value-type="string">
            <text:p>FFT3DRCUDA_STD</text:p>
          </table:table-cell>
          <table:table-cell office:value-type="string" calcext:value-type="string">
            <text:p>PRODUCT1DCCPU_AVG</text:p>
          </table:table-cell>
          <table:table-cell office:value-type="string" calcext:value-type="string">
            <text:p>PRODUCT1DCCPU_STD</text:p>
          </table:table-cell>
          <table:table-cell office:value-type="string" calcext:value-type="string">
            <text:p>PRODUCT1DCCUDA_AVG</text:p>
          </table:table-cell>
          <table:table-cell office:value-type="string" calcext:value-type="string">
            <text:p>PRODUCT1DCCUDA_STD</text:p>
          </table:table-cell>
          <table:table-cell office:value-type="string" calcext:value-type="string">
            <text:p>PRODUCT1DCCUDASTREAMS_AVG</text:p>
          </table:table-cell>
          <table:table-cell office:value-type="string" calcext:value-type="string">
            <text:p>PRODUCT1DCCUDASTREAMS_STD</text:p>
          </table:table-cell>
          <table:table-cell office:value-type="string" calcext:value-type="string">
            <text:p>PRODUCT1DCOPENMPCPU_AVG</text:p>
          </table:table-cell>
          <table:table-cell office:value-type="string" calcext:value-type="string">
            <text:p>PRODUCT1DCOPENMPCPU_STD</text:p>
          </table:table-cell>
          <table:table-cell office:value-type="string" calcext:value-type="string">
            <text:p>PRODUCT1DCOPENMPGPU_AVG</text:p>
          </table:table-cell>
          <table:table-cell office:value-type="string" calcext:value-type="string">
            <text:p>PRODUCT1DCOPENMPGPU_STD</text:p>
          </table:table-cell>
          <table:table-cell office:value-type="string" calcext:value-type="string">
            <text:p>PRODUCT1DRCPU_AVG</text:p>
          </table:table-cell>
          <table:table-cell office:value-type="string" calcext:value-type="string">
            <text:p>PRODUCT1DRCPU_STD</text:p>
          </table:table-cell>
          <table:table-cell office:value-type="string" calcext:value-type="string">
            <text:p>PRODUCT1DRCUDA_AVG</text:p>
          </table:table-cell>
          <table:table-cell office:value-type="string" calcext:value-type="string">
            <text:p>PRODUCT1DRCUDA_STD</text:p>
          </table:table-cell>
          <table:table-cell office:value-type="string" calcext:value-type="string">
            <text:p>PRODUCT1DRCUDASTREAMS_AVG</text:p>
          </table:table-cell>
          <table:table-cell office:value-type="string" calcext:value-type="string">
            <text:p>PRODUCT1DRCUDASTREAMS_STD</text:p>
          </table:table-cell>
          <table:table-cell office:value-type="string" calcext:value-type="string">
            <text:p>PRODUCT1DROPENMPCPU_AVG</text:p>
          </table:table-cell>
          <table:table-cell office:value-type="string" calcext:value-type="string">
            <text:p>PRODUCT1DROPENMPCPU_STD</text:p>
          </table:table-cell>
          <table:table-cell office:value-type="string" calcext:value-type="string">
            <text:p>PRODUCT1DROPENMPGPU_AVG</text:p>
          </table:table-cell>
          <table:table-cell office:value-type="string" calcext:value-type="string">
            <text:p>PRODUCT1DROPENMPGPU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97731" calcext:value-type="float">
            <text:p>0.00097731</text:p>
          </table:table-cell>
          <table:table-cell table:style-name="ce1" office:value-type="float" office:value="0.0000255531628788" calcext:value-type="float">
            <text:p>2.56E-05</text:p>
          </table:table-cell>
          <table:table-cell office:value-type="float" office:value="0.001168372" calcext:value-type="float">
            <text:p>0.001168372</text:p>
          </table:table-cell>
          <table:table-cell table:style-name="ce1" office:value-type="float" office:value="0.0000160645930889" calcext:value-type="float">
            <text:p>1.61E-05</text:p>
          </table:table-cell>
          <table:table-cell office:value-type="float" office:value="0.02439028" calcext:value-type="float">
            <text:p>0.02439028</text:p>
          </table:table-cell>
          <table:table-cell office:value-type="float" office:value="0.000229441286607" calcext:value-type="float">
            <text:p>0.000229441286607</text:p>
          </table:table-cell>
          <table:table-cell office:value-type="float" office:value="0.01524319" calcext:value-type="float">
            <text:p>0.01524319</text:p>
          </table:table-cell>
          <table:table-cell office:value-type="float" office:value="0.000131564521138" calcext:value-type="float">
            <text:p>0.000131564521138</text:p>
          </table:table-cell>
          <table:table-cell office:value-type="float" office:value="0.0249259" calcext:value-type="float">
            <text:p>0.0249259</text:p>
          </table:table-cell>
          <table:table-cell office:value-type="float" office:value="0.000215578116803" calcext:value-type="float">
            <text:p>0.000215578116803</text:p>
          </table:table-cell>
          <table:table-cell office:value-type="float" office:value="0.02217589" calcext:value-type="float">
            <text:p>0.02217589</text:p>
          </table:table-cell>
          <table:table-cell table:style-name="ce1" office:value-type="float" office:value="0.0000798678276209" calcext:value-type="float">
            <text:p>7.99E-05</text:p>
          </table:table-cell>
          <table:table-cell table:style-name="ce1" office:value-type="float" office:value="0.0000433619" calcext:value-type="float">
            <text:p>4.34E-05</text:p>
          </table:table-cell>
          <table:table-cell table:style-name="ce1" office:value-type="float" office:value="0.00000663618905782" calcext:value-type="float">
            <text:p>6.64E-06</text:p>
          </table:table-cell>
          <table:table-cell office:value-type="float" office:value="0.007111488" calcext:value-type="float">
            <text:p>0.007111488</text:p>
          </table:table-cell>
          <table:table-cell office:value-type="float" office:value="0.000268526655114" calcext:value-type="float">
            <text:p>0.000268526655114</text:p>
          </table:table-cell>
          <table:table-cell office:value-type="float" office:value="0.233911" calcext:value-type="float">
            <text:p>0.233911</text:p>
          </table:table-cell>
          <table:table-cell office:value-type="float" office:value="0.0101432231016" calcext:value-type="float">
            <text:p>0.0101432231016</text:p>
          </table:table-cell>
          <table:table-cell table:style-name="ce1" office:value-type="float" office:value="0.0000153879" calcext:value-type="float">
            <text:p>1.54E-05</text:p>
          </table:table-cell>
          <table:table-cell table:style-name="ce1" office:value-type="float" office:value="0.000000173824592302" calcext:value-type="float">
            <text:p>1.74E-07</text:p>
          </table:table-cell>
          <table:table-cell table:style-name="ce1" office:value-type="float" office:value="0.0000132697" calcext:value-type="float">
            <text:p>1.33E-05</text:p>
          </table:table-cell>
          <table:table-cell table:style-name="ce1" office:value-type="float" office:value="0.000000139483212849" calcext:value-type="float">
            <text:p>1.39E-07</text:p>
          </table:table-cell>
          <table:table-cell table:style-name="ce1" office:value-type="float" office:value="0.0000431723" calcext:value-type="float">
            <text:p>4.32E-05</text:p>
          </table:table-cell>
          <table:table-cell table:style-name="ce1" office:value-type="float" office:value="0.000010444083908" calcext:value-type="float">
            <text:p>1.04E-05</text:p>
          </table:table-cell>
          <table:table-cell office:value-type="float" office:value="0.1072826" calcext:value-type="float">
            <text:p>0.1072826</text:p>
          </table:table-cell>
          <table:table-cell office:value-type="float" office:value="0.00642633654408" calcext:value-type="float">
            <text:p>0.00642633654408</text:p>
          </table:table-cell>
          <table:table-cell office:value-type="float" office:value="0.195839" calcext:value-type="float">
            <text:p>0.195839</text:p>
          </table:table-cell>
          <table:table-cell office:value-type="float" office:value="0.00564371272598" calcext:value-type="float">
            <text:p>0.00564371272598</text:p>
          </table:table-cell>
          <table:table-cell table:style-name="ce1" office:value-type="float" office:value="0.0000189424" calcext:value-type="float">
            <text:p>1.89E-05</text:p>
          </table:table-cell>
          <table:table-cell table:style-name="ce1" office:value-type="float" office:value="0.00000519498446581" calcext:value-type="float">
            <text:p>5.19E-06</text:p>
          </table:table-cell>
          <table:table-cell table:style-name="ce1" office:value-type="float" office:value="0.0000182536" calcext:value-type="float">
            <text:p>1.83E-05</text:p>
          </table:table-cell>
          <table:table-cell table:style-name="ce1" office:value-type="float" office:value="0.0000049099551978" calcext:value-type="float">
            <text:p>4.91E-06</text:p>
          </table:table-cell>
        </table:table-row>
      </table:table>
      <table:table table:name="CCPPETMR OPENACC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2326473" calcext:value-type="float">
            <text:p>0.002326473</text:p>
          </table:table-cell>
          <table:table-cell table:style-name="ce1" office:value-type="float" office:value="0.0000128654352174" calcext:value-type="float">
            <text:p>1.29E-05</text:p>
          </table:table-cell>
          <table:table-cell office:value-type="float" office:value="0.002266417" calcext:value-type="float">
            <text:p>0.002266417</text:p>
          </table:table-cell>
          <table:table-cell table:style-name="ce1" office:value-type="float" office:value="0.0000265699011205" calcext:value-type="float">
            <text:p>2.66E-05</text:p>
          </table:table-cell>
          <table:table-cell office:value-type="float" office:value="0.1566478" calcext:value-type="float">
            <text:p>0.1566478</text:p>
          </table:table-cell>
          <table:table-cell office:value-type="float" office:value="0.000345566459278" calcext:value-type="float">
            <text:p>0.000345566459278</text:p>
          </table:table-cell>
          <table:table-cell office:value-type="float" office:value="0.1201019" calcext:value-type="float">
            <text:p>0.1201019</text:p>
          </table:table-cell>
          <table:table-cell office:value-type="float" office:value="0.000298953526674" calcext:value-type="float">
            <text:p>0.000298953526674</text:p>
          </table:table-cell>
          <table:table-cell office:value-type="float" office:value="0.1923517" calcext:value-type="float">
            <text:p>0.1923517</text:p>
          </table:table-cell>
          <table:table-cell office:value-type="float" office:value="0.000596214176655" calcext:value-type="float">
            <text:p>0.000596214176655</text:p>
          </table:table-cell>
          <table:table-cell office:value-type="float" office:value="0.1457503" calcext:value-type="float">
            <text:p>0.1457503</text:p>
          </table:table-cell>
          <table:table-cell office:value-type="float" office:value="0.000412831967431" calcext:value-type="float">
            <text:p>0.000412831967431</text:p>
          </table:table-cell>
          <table:table-cell office:value-type="float" office:value="0.0002293531" calcext:value-type="float">
            <text:p>0.0002293531</text:p>
          </table:table-cell>
          <table:table-cell table:style-name="ce1" office:value-type="float" office:value="0.000000957911089588" calcext:value-type="float">
            <text:p>9.58E-07</text:p>
          </table:table-cell>
          <table:table-cell office:value-type="float" office:value="0.0001220837" calcext:value-type="float">
            <text:p>0.0001220837</text:p>
          </table:table-cell>
          <table:table-cell table:style-name="ce1" office:value-type="float" office:value="0.00000207754722102" calcext:value-type="float">
            <text:p>2.08E-06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232738" calcext:value-type="float">
            <text:p>0.00232738</text:p>
          </table:table-cell>
          <table:table-cell table:style-name="ce1" office:value-type="float" office:value="0.0000145880255309" calcext:value-type="float">
            <text:p>1.46E-05</text:p>
          </table:table-cell>
          <table:table-cell office:value-type="float" office:value="0.002232571" calcext:value-type="float">
            <text:p>0.002232571</text:p>
          </table:table-cell>
          <table:table-cell table:style-name="ce1" office:value-type="float" office:value="0.000020840605904" calcext:value-type="float">
            <text:p>2.08E-05</text:p>
          </table:table-cell>
          <table:table-cell office:value-type="float" office:value="0.1553417" calcext:value-type="float">
            <text:p>0.1553417</text:p>
          </table:table-cell>
          <table:table-cell office:value-type="float" office:value="0.000308414962168" calcext:value-type="float">
            <text:p>0.000308414962168</text:p>
          </table:table-cell>
          <table:table-cell office:value-type="float" office:value="0.1180586" calcext:value-type="float">
            <text:p>0.1180586</text:p>
          </table:table-cell>
          <table:table-cell office:value-type="float" office:value="0.000454332526289" calcext:value-type="float">
            <text:p>0.000454332526289</text:p>
          </table:table-cell>
          <table:table-cell office:value-type="float" office:value="0.1920516" calcext:value-type="float">
            <text:p>0.1920516</text:p>
          </table:table-cell>
          <table:table-cell office:value-type="float" office:value="0.000565542060524" calcext:value-type="float">
            <text:p>0.000565542060524</text:p>
          </table:table-cell>
          <table:table-cell office:value-type="float" office:value="0.1443187" calcext:value-type="float">
            <text:p>0.1443187</text:p>
          </table:table-cell>
          <table:table-cell office:value-type="float" office:value="0.000716121195516" calcext:value-type="float">
            <text:p>0.000716121195516</text:p>
          </table:table-cell>
          <table:table-cell office:value-type="float" office:value="0.0002402241" calcext:value-type="float">
            <text:p>0.0002402241</text:p>
          </table:table-cell>
          <table:table-cell table:style-name="ce1" office:value-type="float" office:value="0.00000982650564601" calcext:value-type="float">
            <text:p>9.83E-06</text:p>
          </table:table-cell>
          <table:table-cell office:value-type="float" office:value="0.0001191299" calcext:value-type="float">
            <text:p>0.0001191299</text:p>
          </table:table-cell>
          <table:table-cell table:style-name="ce1" office:value-type="float" office:value="0.00000284331052941" calcext:value-type="float">
            <text:p>2.84E-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ACC_AVG</text:p>
          </table:table-cell>
          <table:table-cell office:value-type="string" calcext:value-type="string">
            <text:p>FFT1DCOPENACC_STD</text:p>
          </table:table-cell>
          <table:table-cell office:value-type="string" calcext:value-type="string">
            <text:p>FFT1DROPENACC_AVG</text:p>
          </table:table-cell>
          <table:table-cell office:value-type="string" calcext:value-type="string">
            <text:p>FFT1DROPENACC_STD</text:p>
          </table:table-cell>
          <table:table-cell office:value-type="string" calcext:value-type="string">
            <text:p>FFT2DCOPENACC_AVG</text:p>
          </table:table-cell>
          <table:table-cell office:value-type="string" calcext:value-type="string">
            <text:p>FFT2DCOPENACC_STD</text:p>
          </table:table-cell>
          <table:table-cell office:value-type="string" calcext:value-type="string">
            <text:p>FFT2DROPENACC_AVG</text:p>
          </table:table-cell>
          <table:table-cell office:value-type="string" calcext:value-type="string">
            <text:p>FFT2DROPENACC_STD</text:p>
          </table:table-cell>
          <table:table-cell office:value-type="string" calcext:value-type="string">
            <text:p>FFT3DCOPENACC_AVG</text:p>
          </table:table-cell>
          <table:table-cell office:value-type="string" calcext:value-type="string">
            <text:p>FFT3DCOPENACC_STD</text:p>
          </table:table-cell>
          <table:table-cell office:value-type="string" calcext:value-type="string">
            <text:p>FFT3DROPENACC_AVG</text:p>
          </table:table-cell>
          <table:table-cell office:value-type="string" calcext:value-type="string">
            <text:p>FFT3DROPENACC_STD</text:p>
          </table:table-cell>
          <table:table-cell office:value-type="string" calcext:value-type="string">
            <text:p>PRODUCT1DCOPENACC_AVG</text:p>
          </table:table-cell>
          <table:table-cell office:value-type="string" calcext:value-type="string">
            <text:p>PRODUCT1DCOPENACC_STD</text:p>
          </table:table-cell>
          <table:table-cell office:value-type="string" calcext:value-type="string">
            <text:p>PRODUCT1DROPENACC_AVG</text:p>
          </table:table-cell>
          <table:table-cell office:value-type="string" calcext:value-type="string">
            <text:p>PRODUCT1DROPENACC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2637636" calcext:value-type="float">
            <text:p>0.002637636</text:p>
          </table:table-cell>
          <table:table-cell table:style-name="ce1" office:value-type="float" office:value="0.0000180742678967" calcext:value-type="float">
            <text:p>1.81E-05</text:p>
          </table:table-cell>
          <table:table-cell office:value-type="float" office:value="0.002565509" calcext:value-type="float">
            <text:p>0.002565509</text:p>
          </table:table-cell>
          <table:table-cell table:style-name="ce1" office:value-type="float" office:value="0.0000307122098232" calcext:value-type="float">
            <text:p>3.07E-05</text:p>
          </table:table-cell>
          <table:table-cell office:value-type="float" office:value="0.2345537" calcext:value-type="float">
            <text:p>0.2345537</text:p>
          </table:table-cell>
          <table:table-cell office:value-type="float" office:value="0.000325713592661" calcext:value-type="float">
            <text:p>0.000325713592661</text:p>
          </table:table-cell>
          <table:table-cell office:value-type="float" office:value="0.1962865" calcext:value-type="float">
            <text:p>0.1962865</text:p>
          </table:table-cell>
          <table:table-cell office:value-type="float" office:value="0.000246752800277" calcext:value-type="float">
            <text:p>0.000246752800277</text:p>
          </table:table-cell>
          <table:table-cell office:value-type="float" office:value="0.2713585" calcext:value-type="float">
            <text:p>0.2713585</text:p>
          </table:table-cell>
          <table:table-cell office:value-type="float" office:value="0.000496618398102" calcext:value-type="float">
            <text:p>0.000496618398102</text:p>
          </table:table-cell>
          <table:table-cell office:value-type="float" office:value="0.2227141" calcext:value-type="float">
            <text:p>0.2227141</text:p>
          </table:table-cell>
          <table:table-cell office:value-type="float" office:value="0.000215375357097" calcext:value-type="float">
            <text:p>0.000215375357097</text:p>
          </table:table-cell>
          <table:table-cell office:value-type="float" office:value="0.0002348722" calcext:value-type="float">
            <text:p>0.0002348722</text:p>
          </table:table-cell>
          <table:table-cell table:style-name="ce1" office:value-type="float" office:value="0.00000425591326666" calcext:value-type="float">
            <text:p>4.26E-06</text:p>
          </table:table-cell>
          <table:table-cell office:value-type="float" office:value="0.0001176994" calcext:value-type="float">
            <text:p>0.0001176994</text:p>
          </table:table-cell>
          <table:table-cell table:style-name="ce1" office:value-type="float" office:value="0.0000012010894314" calcext:value-type="float">
            <text:p>1.20E-06</text:p>
          </table:table-cell>
        </table:table-row>
      </table:table>
      <table:table table:name="CCPPETMR OPENCL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1384968" calcext:value-type="float">
            <text:p>0.001384968</text:p>
          </table:table-cell>
          <table:table-cell table:style-name="ce1" office:value-type="float" office:value="0.0000163074882595" calcext:value-type="float">
            <text:p>1.63E-05</text:p>
          </table:table-cell>
          <table:table-cell office:value-type="float" office:value="0.001359934" calcext:value-type="float">
            <text:p>0.001359934</text:p>
          </table:table-cell>
          <table:table-cell table:style-name="ce1" office:value-type="float" office:value="0.0000110889656867" calcext:value-type="float">
            <text:p>1.11E-05</text:p>
          </table:table-cell>
          <table:table-cell office:value-type="float" office:value="0.02505833" calcext:value-type="float">
            <text:p>0.02505833</text:p>
          </table:table-cell>
          <table:table-cell office:value-type="float" office:value="0.000223392082074" calcext:value-type="float">
            <text:p>0.000223392082074</text:p>
          </table:table-cell>
          <table:table-cell office:value-type="float" office:value="0.01719065" calcext:value-type="float">
            <text:p>0.01719065</text:p>
          </table:table-cell>
          <table:table-cell table:style-name="ce1" office:value-type="float" office:value="0.000089683161432" calcext:value-type="float">
            <text:p>8.97E-05</text:p>
          </table:table-cell>
          <table:table-cell office:value-type="float" office:value="0.02629221" calcext:value-type="float">
            <text:p>0.02629221</text:p>
          </table:table-cell>
          <table:table-cell office:value-type="float" office:value="0.000230364939703" calcext:value-type="float">
            <text:p>0.000230364939703</text:p>
          </table:table-cell>
          <table:table-cell office:value-type="float" office:value="0.02746582" calcext:value-type="float">
            <text:p>0.02746582</text:p>
          </table:table-cell>
          <table:table-cell office:value-type="float" office:value="0.000149157082001" calcext:value-type="float">
            <text:p>0.000149157082001</text:p>
          </table:table-cell>
          <table:table-cell office:value-type="float" office:value="0.001714291" calcext:value-type="float">
            <text:p>0.001714291</text:p>
          </table:table-cell>
          <table:table-cell table:style-name="ce1" office:value-type="float" office:value="0.0000326819102019" calcext:value-type="float">
            <text:p>3.27E-05</text:p>
          </table:table-cell>
          <table:table-cell office:value-type="float" office:value="0.006495003" calcext:value-type="float">
            <text:p>0.006495003</text:p>
          </table:table-cell>
          <table:table-cell office:value-type="float" office:value="0.000518108524261" calcext:value-type="float">
            <text:p>0.000518108524261</text:p>
          </table:table-cell>
          <table:table-cell office:value-type="float" office:value="0.001169128" calcext:value-type="float">
            <text:p>0.001169128</text:p>
          </table:table-cell>
          <table:table-cell table:style-name="ce1" office:value-type="float" office:value="0.000087674763986" calcext:value-type="float">
            <text:p>8.77E-05</text:p>
          </table:table-cell>
          <table:table-cell office:value-type="float" office:value="0.004402236" calcext:value-type="float">
            <text:p>0.004402236</text:p>
          </table:table-cell>
          <table:table-cell office:value-type="float" office:value="0.000833588938376" calcext:value-type="float">
            <text:p>0.000833588938376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157512" calcext:value-type="float">
            <text:p>0.001157512</text:p>
          </table:table-cell>
          <table:table-cell table:style-name="ce1" office:value-type="float" office:value="0.0000142511074034" calcext:value-type="float">
            <text:p>1.43E-05</text:p>
          </table:table-cell>
          <table:table-cell office:value-type="float" office:value="0.001120828" calcext:value-type="float">
            <text:p>0.001120828</text:p>
          </table:table-cell>
          <table:table-cell table:style-name="ce1" office:value-type="float" office:value="0.0000135030389995" calcext:value-type="float">
            <text:p>1.35E-05</text:p>
          </table:table-cell>
          <table:table-cell office:value-type="float" office:value="0.0257244" calcext:value-type="float">
            <text:p>0.0257244</text:p>
          </table:table-cell>
          <table:table-cell office:value-type="float" office:value="0.000264897124686" calcext:value-type="float">
            <text:p>0.000264897124686</text:p>
          </table:table-cell>
          <table:table-cell office:value-type="float" office:value="0.01711753" calcext:value-type="float">
            <text:p>0.01711753</text:p>
          </table:table-cell>
          <table:table-cell office:value-type="float" office:value="0.00014919454153" calcext:value-type="float">
            <text:p>0.00014919454153</text:p>
          </table:table-cell>
          <table:table-cell office:value-type="float" office:value="0.02669758" calcext:value-type="float">
            <text:p>0.02669758</text:p>
          </table:table-cell>
          <table:table-cell office:value-type="float" office:value="0.000468200094452" calcext:value-type="float">
            <text:p>0.000468200094452</text:p>
          </table:table-cell>
          <table:table-cell office:value-type="float" office:value="0.02761212" calcext:value-type="float">
            <text:p>0.02761212</text:p>
          </table:table-cell>
          <table:table-cell office:value-type="float" office:value="0.000164335069632" calcext:value-type="float">
            <text:p>0.000164335069632</text:p>
          </table:table-cell>
          <table:table-cell office:value-type="float" office:value="0.001690993" calcext:value-type="float">
            <text:p>0.001690993</text:p>
          </table:table-cell>
          <table:table-cell table:style-name="ce1" office:value-type="float" office:value="0.0000208949723086" calcext:value-type="float">
            <text:p>2.09E-05</text:p>
          </table:table-cell>
          <table:table-cell office:value-type="float" office:value="0.006400222" calcext:value-type="float">
            <text:p>0.006400222</text:p>
          </table:table-cell>
          <table:table-cell office:value-type="float" office:value="0.000259454133553" calcext:value-type="float">
            <text:p>0.000259454133553</text:p>
          </table:table-cell>
          <table:table-cell office:value-type="float" office:value="0.001129234" calcext:value-type="float">
            <text:p>0.001129234</text:p>
          </table:table-cell>
          <table:table-cell table:style-name="ce1" office:value-type="float" office:value="0.0000187175124178" calcext:value-type="float">
            <text:p>1.87E-05</text:p>
          </table:table-cell>
          <table:table-cell office:value-type="float" office:value="0.004186087" calcext:value-type="float">
            <text:p>0.004186087</text:p>
          </table:table-cell>
          <table:table-cell office:value-type="float" office:value="0.000205526865508" calcext:value-type="float">
            <text:p>0.000205526865508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1DCOPENCL_AVG</text:p>
          </table:table-cell>
          <table:table-cell office:value-type="string" calcext:value-type="string">
            <text:p>FFT1DCOPENCL_STD</text:p>
          </table:table-cell>
          <table:table-cell office:value-type="string" calcext:value-type="string">
            <text:p>FFT1DROPENCL_AVG</text:p>
          </table:table-cell>
          <table:table-cell office:value-type="string" calcext:value-type="string">
            <text:p>FFT1DROPENCL_STD</text:p>
          </table:table-cell>
          <table:table-cell office:value-type="string" calcext:value-type="string">
            <text:p>FFT2DCOPENCL_AVG</text:p>
          </table:table-cell>
          <table:table-cell office:value-type="string" calcext:value-type="string">
            <text:p>FFT2DCOPENCL_STD</text:p>
          </table:table-cell>
          <table:table-cell office:value-type="string" calcext:value-type="string">
            <text:p>FFT2DROPENCL_AVG</text:p>
          </table:table-cell>
          <table:table-cell office:value-type="string" calcext:value-type="string">
            <text:p>FFT2DROPENCL_STD</text:p>
          </table:table-cell>
          <table:table-cell office:value-type="string" calcext:value-type="string">
            <text:p>FFT3DCOPENCL_AVG</text:p>
          </table:table-cell>
          <table:table-cell office:value-type="string" calcext:value-type="string">
            <text:p>FFT3DCOPENCL_STD</text:p>
          </table:table-cell>
          <table:table-cell office:value-type="string" calcext:value-type="string">
            <text:p>FFT3DROPENCL_AVG</text:p>
          </table:table-cell>
          <table:table-cell office:value-type="string" calcext:value-type="string">
            <text:p>FFT3DROPENCL_STD</text:p>
          </table:table-cell>
          <table:table-cell office:value-type="string" calcext:value-type="string">
            <text:p>PRODUCT1DCOPENCL_AVG</text:p>
          </table:table-cell>
          <table:table-cell office:value-type="string" calcext:value-type="string">
            <text:p>PRODUCT1DCOPENCL_STD</text:p>
          </table:table-cell>
          <table:table-cell office:value-type="string" calcext:value-type="string">
            <text:p>PRODUCT1DCOPENCLQUEUES_AVG</text:p>
          </table:table-cell>
          <table:table-cell office:value-type="string" calcext:value-type="string">
            <text:p>PRODUCT1DCOPENCLQUEUES_STD</text:p>
          </table:table-cell>
          <table:table-cell office:value-type="string" calcext:value-type="string">
            <text:p>PRODUCT1DROPENCL_AVG</text:p>
          </table:table-cell>
          <table:table-cell office:value-type="string" calcext:value-type="string">
            <text:p>PRODUCT1DROPENCL_STD</text:p>
          </table:table-cell>
          <table:table-cell office:value-type="string" calcext:value-type="string">
            <text:p>PRODUCT1DROPENCLQUEUES_AVG</text:p>
          </table:table-cell>
          <table:table-cell office:value-type="string" calcext:value-type="string">
            <text:p>PRODUCT1DROPENCLQUEUES_ST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7517705" calcext:value-type="float">
            <text:p>0.0007517705</text:p>
          </table:table-cell>
          <table:table-cell table:style-name="ce1" office:value-type="float" office:value="0.00000986787916255" calcext:value-type="float">
            <text:p>9.87E-06</text:p>
          </table:table-cell>
          <table:table-cell office:value-type="float" office:value="0.00073576" calcext:value-type="float">
            <text:p>0.00073576</text:p>
          </table:table-cell>
          <table:table-cell table:style-name="ce1" office:value-type="float" office:value="0.00000873901443719" calcext:value-type="float">
            <text:p>8.74E-06</text:p>
          </table:table-cell>
          <table:table-cell office:value-type="float" office:value="0.02450719" calcext:value-type="float">
            <text:p>0.02450719</text:p>
          </table:table-cell>
          <table:table-cell office:value-type="float" office:value="0.000316296729354" calcext:value-type="float">
            <text:p>0.000316296729354</text:p>
          </table:table-cell>
          <table:table-cell office:value-type="float" office:value="0.01653255" calcext:value-type="float">
            <text:p>0.01653255</text:p>
          </table:table-cell>
          <table:table-cell office:value-type="float" office:value="0.000485820744834" calcext:value-type="float">
            <text:p>0.000485820744834</text:p>
          </table:table-cell>
          <table:table-cell office:value-type="float" office:value="0.02566301" calcext:value-type="float">
            <text:p>0.02566301</text:p>
          </table:table-cell>
          <table:table-cell office:value-type="float" office:value="0.000532633917329" calcext:value-type="float">
            <text:p>0.000532633917329</text:p>
          </table:table-cell>
          <table:table-cell office:value-type="float" office:value="0.02722291" calcext:value-type="float">
            <text:p>0.02722291</text:p>
          </table:table-cell>
          <table:table-cell office:value-type="float" office:value="0.0010089142596" calcext:value-type="float">
            <text:p>0.0010089142596</text:p>
          </table:table-cell>
          <table:table-cell office:value-type="float" office:value="0.001888657" calcext:value-type="float">
            <text:p>0.001888657</text:p>
          </table:table-cell>
          <table:table-cell table:style-name="ce1" office:value-type="float" office:value="0.0000150469162954" calcext:value-type="float">
            <text:p>1.50E-05</text:p>
          </table:table-cell>
          <table:table-cell office:value-type="float" office:value="0.006460838" calcext:value-type="float">
            <text:p>0.006460838</text:p>
          </table:table-cell>
          <table:table-cell office:value-type="float" office:value="0.000356508410304" calcext:value-type="float">
            <text:p>0.000356508410304</text:p>
          </table:table-cell>
          <table:table-cell office:value-type="float" office:value="0.00134678" calcext:value-type="float">
            <text:p>0.00134678</text:p>
          </table:table-cell>
          <table:table-cell table:style-name="ce1" office:value-type="float" office:value="0.000018892122403" calcext:value-type="float">
            <text:p>1.89E-05</text:p>
          </table:table-cell>
          <table:table-cell office:value-type="float" office:value="0.004166355" calcext:value-type="float">
            <text:p>0.004166355</text:p>
          </table:table-cell>
          <table:table-cell table:style-name="ce1" office:value-type="float" office:value="0.0000725370730117" calcext:value-type="float">
            <text:p>7.2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21:05.528288581</meta:creation-date>
    <dc:date>2019-06-21T13:58:42.523309594</dc:date>
    <meta:editing-duration>PT27M25S</meta:editing-duration>
    <meta:editing-cycles>5</meta:editing-cycles>
    <meta:generator>LibreOffice/6.1.3.2$Linux_X86_64 LibreOffice_project/10$Build-2</meta:generator>
    <meta:document-statistic meta:table-count="34" meta:cell-count="6205" meta:object-count="0"/>
  </office:meta>
</office:document-meta>
</file>